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color="#0000cc"/>
    </style:style>
    <style:style style:name="ce3" style:family="table-cell" style:parent-style-name="Default">
      <style:text-properties fo:color="#ff00cc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cc66ff"/>
    </style:style>
    <style:style style:name="ce6" style:family="table-cell" style:parent-style-name="Default">
      <style:text-properties fo:color="#00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style-name="ce1" office:value-type="date" office:date-value="2018-02-24" calcext:value-type="date">
            <text:p>02/24/18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From: <text:a xlink:href="https://en.wikipedia.org/wiki/United_States_Senate_elections,_2018" xlink:type="simple">https://en.wikipedia.org/wiki/United_States_Senate_elections,_2018</text:a></text:p>
          </table:table-cell>
          <table:table-cell table:number-columns-repeated="12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Abbrev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cNeil</text:p>
          </table:table-cell>
          <table:table-cell/>
          <table:table-cell office:value-type="string" calcext:value-type="string">
            <text:p>(AmericanCitizenParty)</text:p>
          </table:table-cell>
          <table:table-cell office:value-type="string" calcext:value-type="string">
            <text:p>ACP</text:p>
          </table:table-cell>
          <table:table-cell table:formula="of:=IF(LEN([.B5])&gt;0;&quot; -s &quot;&amp;[.B5];&quot;&quot;)" office:value-type="string" office:string-value=" -s TX" calcext:value-type="string">
            <text:p><text:s/>-s TX</text:p>
          </table:table-cell>
          <table:table-cell table:formula="of:=IF(LEN([.C5])&gt;0;&quot; -f &quot;&amp;[.C5];&quot;&quot;)" office:value-type="string" office:string-value=" -f Bob" calcext:value-type="string">
            <text:p><text:s/>-f Bob</text:p>
          </table:table-cell>
          <table:table-cell table:formula="of:=IF(LEN([.D5])&gt;0;&quot; -m &quot;&amp;[.D5];&quot;&quot;)">
            <text:p/>
          </table:table-cell>
          <table:table-cell table:formula="of:=IF(LEN([.E5])&gt;0;&quot; -l &quot;&amp;[.E5];&quot;&quot;)" office:value-type="string" office:string-value=" -l McNeil" calcext:value-type="string">
            <text:p><text:s/>-l McNeil</text:p>
          </table:table-cell>
          <table:table-cell table:formula="of:=IF(LEN([.H5])&gt;0;&quot; -p &quot;&amp;[.H5];&quot;&quot;)" office:value-type="string" office:string-value=" -p ACP" calcext:value-type="string">
            <text:p><text:s/>-p ACP</text:p>
          </table:table-cell>
          <table:table-cell table:formula="of:=&quot;/home/kevin/electionbuster/electionBuster.py -a /home/kevin/electionbuster/states.csv -e SENATE -y 2018 &quot;&amp;[.I5]&amp;[.J5]&amp;[.K5]&amp;[.L5]&amp;[.M5]" office:value-type="string" office:string-value="/home/kevin/electionbuster/electionBuster.py -a /home/kevin/electionbuster/states.csv -e SENATE -y 2018  -s TX -f Bob -l McNeil -p ACP" calcext:value-type="string">
            <text:p>/home/kevin/electionbuster/electionBuster.py -a /home/kevin/electionbuster/states.csv -e SENATE -y 2018 <text:s/>-s TX -f Bob -l McNeil -p AC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Deedra</text:p>
          </table:table-cell>
          <table:table-cell/>
          <table:table-cell office:value-type="string" calcext:value-type="string">
            <text:p>Abbou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])&gt;0;&quot; -s &quot;&amp;[.B6];&quot;&quot;)" office:value-type="string" office:string-value=" -s AZ" calcext:value-type="string">
            <text:p><text:s/>-s AZ</text:p>
          </table:table-cell>
          <table:table-cell table:formula="of:=IF(LEN([.C6])&gt;0;&quot; -f &quot;&amp;[.C6];&quot;&quot;)" office:value-type="string" office:string-value=" -f Deedra" calcext:value-type="string">
            <text:p><text:s/>-f Deedra</text:p>
          </table:table-cell>
          <table:table-cell table:formula="of:=IF(LEN([.D6])&gt;0;&quot; -m &quot;&amp;[.D6];&quot;&quot;)">
            <text:p/>
          </table:table-cell>
          <table:table-cell table:formula="of:=IF(LEN([.E6])&gt;0;&quot; -l &quot;&amp;[.E6];&quot;&quot;)" office:value-type="string" office:string-value=" -l Abboud" calcext:value-type="string">
            <text:p><text:s/>-l Abboud</text:p>
          </table:table-cell>
          <table:table-cell table:formula="of:=IF(LEN([.H6])&gt;0;&quot; -p &quot;&amp;[.H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6]&amp;[.J6]&amp;[.K6]&amp;[.L6]&amp;[.M6]" office:value-type="string" office:string-value="/home/kevin/electionbuster/electionBuster.py -a /home/kevin/electionbuster/states.csv -e SENATE -y 2018  -s AZ -f Deedra -l Abboud -p DEM" calcext:value-type="string">
            <text:p>/home/kevin/electionbuster/electionBuster.py -a /home/kevin/electionbuster/states.csv -e SENATE -y 2018 <text:s/>-s AZ -f Deedra -l Abboud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Bisho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])&gt;0;&quot; -s &quot;&amp;[.B7];&quot;&quot;)" office:value-type="string" office:string-value=" -s AZ" calcext:value-type="string">
            <text:p><text:s/>-s AZ</text:p>
          </table:table-cell>
          <table:table-cell table:formula="of:=IF(LEN([.C7])&gt;0;&quot; -f &quot;&amp;[.C7];&quot;&quot;)" office:value-type="string" office:string-value=" -f Bob" calcext:value-type="string">
            <text:p><text:s/>-f Bob</text:p>
          </table:table-cell>
          <table:table-cell table:formula="of:=IF(LEN([.D7])&gt;0;&quot; -m &quot;&amp;[.D7];&quot;&quot;)">
            <text:p/>
          </table:table-cell>
          <table:table-cell table:formula="of:=IF(LEN([.E7])&gt;0;&quot; -l &quot;&amp;[.E7];&quot;&quot;)" office:value-type="string" office:string-value=" -l Bishop" calcext:value-type="string">
            <text:p><text:s/>-l Bishop</text:p>
          </table:table-cell>
          <table:table-cell table:formula="of:=IF(LEN([.H7])&gt;0;&quot; -p &quot;&amp;[.H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7]&amp;[.J7]&amp;[.K7]&amp;[.L7]&amp;[.M7]" office:value-type="string" office:string-value="/home/kevin/electionbuster/electionBuster.py -a /home/kevin/electionbuster/states.csv -e SENATE -y 2018  -s AZ -f Bob -l Bishop -p DEM" calcext:value-type="string">
            <text:p>/home/kevin/electionbuster/electionBuster.py -a /home/kevin/electionbuster/states.csv -e SENATE -y 2018 <text:s/>-s AZ -f Bob -l Bishop -p DEM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Fergu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8])&gt;0;&quot; -s &quot;&amp;[.B8];&quot;&quot;)" office:value-type="string" office:string-value=" -s WA" calcext:value-type="string">
            <text:p><text:s/>-s WA</text:p>
          </table:table-cell>
          <table:table-cell table:formula="of:=IF(LEN([.C8])&gt;0;&quot; -f &quot;&amp;[.C8];&quot;&quot;)" office:value-type="string" office:string-value=" -f Jennifer" calcext:value-type="string">
            <text:p><text:s/>-f Jennifer</text:p>
          </table:table-cell>
          <table:table-cell table:formula="of:=IF(LEN([.D8])&gt;0;&quot; -m &quot;&amp;[.D8];&quot;&quot;)" office:value-type="string" office:string-value=" -m GiGi" calcext:value-type="string">
            <text:p><text:s/>-m GiGi</text:p>
          </table:table-cell>
          <table:table-cell table:formula="of:=IF(LEN([.E8])&gt;0;&quot; -l &quot;&amp;[.E8];&quot;&quot;)" office:value-type="string" office:string-value=" -l Ferguson" calcext:value-type="string">
            <text:p><text:s/>-l Ferguson</text:p>
          </table:table-cell>
          <table:table-cell table:formula="of:=IF(LEN([.H8])&gt;0;&quot; -p &quot;&amp;[.H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8]&amp;[.J8]&amp;[.K8]&amp;[.L8]&amp;[.M8]" office:value-type="string" office:string-value="/home/kevin/electionbuster/electionBuster.py -a /home/kevin/electionbuster/states.csv -e SENATE -y 2018  -s WA -f Jennifer -m GiGi -l Ferguson -p DEM" calcext:value-type="string">
            <text:p>/home/kevin/electionbuster/electionBuster.py -a /home/kevin/electionbuster/states.csv -e SENATE -y 2018 <text:s/>-s WA -f Jennifer -m GiGi -l Fergus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9])&gt;0;&quot; -s &quot;&amp;[.B9];&quot;&quot;)" office:value-type="string" office:string-value=" -s CA" calcext:value-type="string">
            <text:p><text:s/>-s CA</text:p>
          </table:table-cell>
          <table:table-cell table:formula="of:=IF(LEN([.C9])&gt;0;&quot; -f &quot;&amp;[.C9];&quot;&quot;)" office:value-type="string" office:string-value=" -f Eugene" calcext:value-type="string">
            <text:p><text:s/>-f Eugene</text:p>
          </table:table-cell>
          <table:table-cell table:formula="of:=IF(LEN([.D9])&gt;0;&quot; -m &quot;&amp;[.D9];&quot;&quot;)" office:value-type="string" office:string-value=" -m Patterson" calcext:value-type="string">
            <text:p><text:s/>-m Patterson</text:p>
          </table:table-cell>
          <table:table-cell table:formula="of:=IF(LEN([.E9])&gt;0;&quot; -l &quot;&amp;[.E9];&quot;&quot;)" office:value-type="string" office:string-value=" -l Harris" calcext:value-type="string">
            <text:p><text:s/>-l Harris</text:p>
          </table:table-cell>
          <table:table-cell table:formula="of:=IF(LEN([.H9])&gt;0;&quot; -p &quot;&amp;[.H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9]&amp;[.J9]&amp;[.K9]&amp;[.L9]&amp;[.M9]" office:value-type="string" office:string-value="/home/kevin/electionbuster/electionBuster.py -a /home/kevin/electionbuster/states.csv -e SENATE -y 2018  -s CA -f Eugene -m Patterson -l Harris -p DEM" calcext:value-type="string">
            <text:p>/home/kevin/electionbuster/electionBuster.py -a /home/kevin/electionbuster/states.csv -e SENATE -y 2018 <text:s/>-s CA -f Eugene -m Patterson -l Harris -p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Hopkin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0])&gt;0;&quot; -s &quot;&amp;[.B10];&quot;&quot;)" office:value-type="string" office:string-value=" -s NJ" calcext:value-type="string">
            <text:p><text:s/>-s NJ</text:p>
          </table:table-cell>
          <table:table-cell table:formula="of:=IF(LEN([.C10])&gt;0;&quot; -f &quot;&amp;[.C10];&quot;&quot;)" office:value-type="string" office:string-value=" -f Michael" calcext:value-type="string">
            <text:p><text:s/>-f Michael</text:p>
          </table:table-cell>
          <table:table-cell table:formula="of:=IF(LEN([.D10])&gt;0;&quot; -m &quot;&amp;[.D10];&quot;&quot;)" office:value-type="string" office:string-value=" -m Starr" calcext:value-type="string">
            <text:p><text:s/>-m Starr</text:p>
          </table:table-cell>
          <table:table-cell table:formula="of:=IF(LEN([.E10])&gt;0;&quot; -l &quot;&amp;[.E10];&quot;&quot;)" office:value-type="string" office:string-value=" -l Hopkins" calcext:value-type="string">
            <text:p><text:s/>-l Hopkins</text:p>
          </table:table-cell>
          <table:table-cell table:formula="of:=IF(LEN([.H10])&gt;0;&quot; -p &quot;&amp;[.H1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0]&amp;[.J10]&amp;[.K10]&amp;[.L10]&amp;[.M10]" office:value-type="string" office:string-value="/home/kevin/electionbuster/electionBuster.py -a /home/kevin/electionbuster/states.csv -e SENATE -y 2018  -s NJ -f Michael -m Starr -l Hopkins -p DEM" calcext:value-type="string">
            <text:p>/home/kevin/electionbuster/electionBuster.py -a /home/kevin/electionbuster/states.csv -e SENATE -y 2018 <text:s/>-s NJ -f Michael -m Starr -l Hopkins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sey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1])&gt;0;&quot; -s &quot;&amp;[.B11];&quot;&quot;)" office:value-type="string" office:string-value=" -s PA" calcext:value-type="string">
            <text:p><text:s/>-s PA</text:p>
          </table:table-cell>
          <table:table-cell table:formula="of:=IF(LEN([.C11])&gt;0;&quot; -f &quot;&amp;[.C11];&quot;&quot;)" office:value-type="string" office:string-value=" -f Bob" calcext:value-type="string">
            <text:p><text:s/>-f Bob</text:p>
          </table:table-cell>
          <table:table-cell table:formula="of:=IF(LEN([.D11])&gt;0;&quot; -m &quot;&amp;[.D11];&quot;&quot;)">
            <text:p/>
          </table:table-cell>
          <table:table-cell table:formula="of:=IF(LEN([.E11])&gt;0;&quot; -l &quot;&amp;[.E11];&quot;&quot;)" office:value-type="string" office:string-value=" -l Casey" calcext:value-type="string">
            <text:p><text:s/>-l Casey</text:p>
          </table:table-cell>
          <table:table-cell table:formula="of:=IF(LEN([.H11])&gt;0;&quot; -p &quot;&amp;[.H1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1]&amp;[.J11]&amp;[.K11]&amp;[.L11]&amp;[.M11]" office:value-type="string" office:string-value="/home/kevin/electionbuster/electionBuster.py -a /home/kevin/electionbuster/states.csv -e SENATE -y 2018  -s PA -f Bob -l Casey -p DEM" calcext:value-type="string">
            <text:p>/home/kevin/electionbuster/electionBuster.py -a /home/kevin/electionbuster/states.csv -e SENATE -y 2018 <text:s/>-s PA -f Bob -l Casey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2])&gt;0;&quot; -s &quot;&amp;[.B12];&quot;&quot;)" office:value-type="string" office:string-value=" -s CA" calcext:value-type="string">
            <text:p><text:s/>-s CA</text:p>
          </table:table-cell>
          <table:table-cell table:formula="of:=IF(LEN([.C12])&gt;0;&quot; -f &quot;&amp;[.C12];&quot;&quot;)" office:value-type="string" office:string-value=" -f Kevin" calcext:value-type="string">
            <text:p><text:s/>-f Kevin</text:p>
          </table:table-cell>
          <table:table-cell table:formula="of:=IF(LEN([.D12])&gt;0;&quot; -m &quot;&amp;[.D12];&quot;&quot;)" office:value-type="string" office:string-value=" -m de" calcext:value-type="string">
            <text:p><text:s/>-m de</text:p>
          </table:table-cell>
          <table:table-cell table:formula="of:=IF(LEN([.E12])&gt;0;&quot; -l &quot;&amp;[.E12];&quot;&quot;)" office:value-type="string" office:string-value=" -l Leon" calcext:value-type="string">
            <text:p><text:s/>-l Leon</text:p>
          </table:table-cell>
          <table:table-cell table:formula="of:=IF(LEN([.H12])&gt;0;&quot; -p &quot;&amp;[.H1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2]&amp;[.J12]&amp;[.K12]&amp;[.L12]&amp;[.M12]" office:value-type="string" office:string-value="/home/kevin/electionbuster/electionBuster.py -a /home/kevin/electionbuster/states.csv -e SENATE -y 2018  -s CA -f Kevin -m de -l Leon -p DEM" calcext:value-type="string">
            <text:p>/home/kevin/electionbuster/electionBuster.py -a /home/kevin/electionbuster/states.csv -e SENATE -y 2018 <text:s/>-s CA -f Kevin -m de -l Le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3])&gt;0;&quot; -s &quot;&amp;[.B13];&quot;&quot;)" office:value-type="string" office:string-value=" -s CA" calcext:value-type="string">
            <text:p><text:s/>-s CA</text:p>
          </table:table-cell>
          <table:table-cell table:formula="of:=IF(LEN([.C13])&gt;0;&quot; -f &quot;&amp;[.C13];&quot;&quot;)" office:value-type="string" office:string-value=" -f Douglas" calcext:value-type="string">
            <text:p><text:s/>-f Douglas</text:p>
          </table:table-cell>
          <table:table-cell table:formula="of:=IF(LEN([.D13])&gt;0;&quot; -m &quot;&amp;[.D13];&quot;&quot;)" office:value-type="string" office:string-value=" -m Howard" calcext:value-type="string">
            <text:p><text:s/>-m Howard</text:p>
          </table:table-cell>
          <table:table-cell table:formula="of:=IF(LEN([.E13])&gt;0;&quot; -l &quot;&amp;[.E13];&quot;&quot;)" office:value-type="string" office:string-value=" -l Pierce" calcext:value-type="string">
            <text:p><text:s/>-l Pierce</text:p>
          </table:table-cell>
          <table:table-cell table:formula="of:=IF(LEN([.H13])&gt;0;&quot; -p &quot;&amp;[.H1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3]&amp;[.J13]&amp;[.K13]&amp;[.L13]&amp;[.M13]" office:value-type="string" office:string-value="/home/kevin/electionbuster/electionBuster.py -a /home/kevin/electionbuster/states.csv -e SENATE -y 2018  -s CA -f Douglas -m Howard -l Pierce -p DEM" calcext:value-type="string">
            <text:p>/home/kevin/electionbuster/electionBuster.py -a /home/kevin/electionbuster/states.csv -e SENATE -y 2018 <text:s/>-s CA -f Douglas -m Howard -l Pierce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4])&gt;0;&quot; -s &quot;&amp;[.B14];&quot;&quot;)" office:value-type="string" office:string-value=" -s AZ" calcext:value-type="string">
            <text:p><text:s/>-s AZ</text:p>
          </table:table-cell>
          <table:table-cell table:formula="of:=IF(LEN([.C14])&gt;0;&quot; -f &quot;&amp;[.C14];&quot;&quot;)" office:value-type="string" office:string-value=" -f Chris" calcext:value-type="string">
            <text:p><text:s/>-f Chris</text:p>
          </table:table-cell>
          <table:table-cell table:formula="of:=IF(LEN([.D14])&gt;0;&quot; -m &quot;&amp;[.D14];&quot;&quot;)">
            <text:p/>
          </table:table-cell>
          <table:table-cell table:formula="of:=IF(LEN([.E14])&gt;0;&quot; -l &quot;&amp;[.E14];&quot;&quot;)" office:value-type="string" office:string-value=" -l Russell" calcext:value-type="string">
            <text:p><text:s/>-l Russell</text:p>
          </table:table-cell>
          <table:table-cell table:formula="of:=IF(LEN([.H14])&gt;0;&quot; -p &quot;&amp;[.H1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4]&amp;[.J14]&amp;[.K14]&amp;[.L14]&amp;[.M14]" office:value-type="string" office:string-value="/home/kevin/electionbuster/electionBuster.py -a /home/kevin/electionbuster/states.csv -e SENATE -y 2018  -s AZ -f Chris -l Russell -p DEM" calcext:value-type="string">
            <text:p>/home/kevin/electionbuster/electionBuster.py -a /home/kevin/electionbuster/states.csv -e SENATE -y 2018 <text:s/>-s AZ -f Chris -l Russell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Sherz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5])&gt;0;&quot; -s &quot;&amp;[.B15];&quot;&quot;)" office:value-type="string" office:string-value=" -s AZ" calcext:value-type="string">
            <text:p><text:s/>-s AZ</text:p>
          </table:table-cell>
          <table:table-cell table:formula="of:=IF(LEN([.C15])&gt;0;&quot; -f &quot;&amp;[.C15];&quot;&quot;)" office:value-type="string" office:string-value=" -f Richard" calcext:value-type="string">
            <text:p><text:s/>-f Richard</text:p>
          </table:table-cell>
          <table:table-cell table:formula="of:=IF(LEN([.D15])&gt;0;&quot; -m &quot;&amp;[.D15];&quot;&quot;)">
            <text:p/>
          </table:table-cell>
          <table:table-cell table:formula="of:=IF(LEN([.E15])&gt;0;&quot; -l &quot;&amp;[.E15];&quot;&quot;)" office:value-type="string" office:string-value=" -l Sherzan" calcext:value-type="string">
            <text:p><text:s/>-l Sherzan</text:p>
          </table:table-cell>
          <table:table-cell table:formula="of:=IF(LEN([.H15])&gt;0;&quot; -p &quot;&amp;[.H1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5]&amp;[.J15]&amp;[.K15]&amp;[.L15]&amp;[.M15]" office:value-type="string" office:string-value="/home/kevin/electionbuster/electionBuster.py -a /home/kevin/electionbuster/states.csv -e SENATE -y 2018  -s AZ -f Richard -l Sherzan -p DEM" calcext:value-type="string">
            <text:p>/home/kevin/electionbuster/electionBuster.py -a /home/kevin/electionbuster/states.csv -e SENATE -y 2018 <text:s/>-s AZ -f Richard -l Sherzan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Kyrsten</text:p>
          </table:table-cell>
          <table:table-cell/>
          <table:table-cell office:value-type="string" calcext:value-type="string">
            <text:p>Sinem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6])&gt;0;&quot; -s &quot;&amp;[.B16];&quot;&quot;)" office:value-type="string" office:string-value=" -s AZ" calcext:value-type="string">
            <text:p><text:s/>-s AZ</text:p>
          </table:table-cell>
          <table:table-cell table:formula="of:=IF(LEN([.C16])&gt;0;&quot; -f &quot;&amp;[.C16];&quot;&quot;)" office:value-type="string" office:string-value=" -f Kyrsten" calcext:value-type="string">
            <text:p><text:s/>-f Kyrsten</text:p>
          </table:table-cell>
          <table:table-cell table:formula="of:=IF(LEN([.D16])&gt;0;&quot; -m &quot;&amp;[.D16];&quot;&quot;)">
            <text:p/>
          </table:table-cell>
          <table:table-cell table:formula="of:=IF(LEN([.E16])&gt;0;&quot; -l &quot;&amp;[.E16];&quot;&quot;)" office:value-type="string" office:string-value=" -l Sinema" calcext:value-type="string">
            <text:p><text:s/>-l Sinema</text:p>
          </table:table-cell>
          <table:table-cell table:formula="of:=IF(LEN([.H16])&gt;0;&quot; -p &quot;&amp;[.H1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6]&amp;[.J16]&amp;[.K16]&amp;[.L16]&amp;[.M16]" office:value-type="string" office:string-value="/home/kevin/electionbuster/electionBuster.py -a /home/kevin/electionbuster/states.csv -e SENATE -y 2018  -s AZ -f Kyrsten -l Sinema -p DEM" calcext:value-type="string">
            <text:p>/home/kevin/electionbuster/electionBuster.py -a /home/kevin/electionbuster/states.csv -e SENATE -y 2018 <text:s/>-s AZ -f Kyrsten -l Sinema -p DEM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7])&gt;0;&quot; -s &quot;&amp;[.B17];&quot;&quot;)" office:value-type="string" office:string-value=" -s MI" calcext:value-type="string">
            <text:p><text:s/>-s MI</text:p>
          </table:table-cell>
          <table:table-cell table:formula="of:=IF(LEN([.C17])&gt;0;&quot; -f &quot;&amp;[.C17];&quot;&quot;)" office:value-type="string" office:string-value=" -f Craig" calcext:value-type="string">
            <text:p><text:s/>-f Craig</text:p>
          </table:table-cell>
          <table:table-cell table:formula="of:=IF(LEN([.D17])&gt;0;&quot; -m &quot;&amp;[.D17];&quot;&quot;)" office:value-type="string" office:string-value=" -m Allen" calcext:value-type="string">
            <text:p><text:s/>-m Allen</text:p>
          </table:table-cell>
          <table:table-cell table:formula="of:=IF(LEN([.E17])&gt;0;&quot; -l &quot;&amp;[.E17];&quot;&quot;)" office:value-type="string" office:string-value=" -l Smith" calcext:value-type="string">
            <text:p><text:s/>-l Smith</text:p>
          </table:table-cell>
          <table:table-cell table:formula="of:=IF(LEN([.H17])&gt;0;&quot; -p &quot;&amp;[.H1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7]&amp;[.J17]&amp;[.K17]&amp;[.L17]&amp;[.M17]" office:value-type="string" office:string-value="/home/kevin/electionbuster/electionBuster.py -a /home/kevin/electionbuster/states.csv -e SENATE -y 2018  -s MI -f Craig -m Allen -l Smith -p DEM" calcext:value-type="string">
            <text:p>/home/kevin/electionbuster/electionBuster.py -a /home/kevin/electionbuster/states.csv -e SENATE -y 2018 <text:s/>-s MI -f Craig -m Allen -l Smith -p DEM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weareng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8])&gt;0;&quot; -s &quot;&amp;[.B18];&quot;&quot;)" office:value-type="string" office:string-value=" -s WV" calcext:value-type="string">
            <text:p><text:s/>-s WV</text:p>
          </table:table-cell>
          <table:table-cell table:formula="of:=IF(LEN([.C18])&gt;0;&quot; -f &quot;&amp;[.C18];&quot;&quot;)" office:value-type="string" office:string-value=" -f Paula" calcext:value-type="string">
            <text:p><text:s/>-f Paula</text:p>
          </table:table-cell>
          <table:table-cell table:formula="of:=IF(LEN([.D18])&gt;0;&quot; -m &quot;&amp;[.D18];&quot;&quot;)" office:value-type="string" office:string-value=" -m Jean" calcext:value-type="string">
            <text:p><text:s/>-m Jean</text:p>
          </table:table-cell>
          <table:table-cell table:formula="of:=IF(LEN([.E18])&gt;0;&quot; -l &quot;&amp;[.E18];&quot;&quot;)" office:value-type="string" office:string-value=" -l Swearengin" calcext:value-type="string">
            <text:p><text:s/>-l Swearengin</text:p>
          </table:table-cell>
          <table:table-cell table:formula="of:=IF(LEN([.H18])&gt;0;&quot; -p &quot;&amp;[.H1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8]&amp;[.J18]&amp;[.K18]&amp;[.L18]&amp;[.M18]" office:value-type="string" office:string-value="/home/kevin/electionbuster/electionBuster.py -a /home/kevin/electionbuster/states.csv -e SENATE -y 2018  -s WV -f Paula -m Jean -l Swearengin -p DEM" calcext:value-type="string">
            <text:p>/home/kevin/electionbuster/electionBuster.py -a /home/kevin/electionbuster/states.csv -e SENATE -y 2018 <text:s/>-s WV -f Paula -m Jean -l Swearengi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Vaugh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19])&gt;0;&quot; -s &quot;&amp;[.B19];&quot;&quot;)" office:value-type="string" office:string-value=" -s MD" calcext:value-type="string">
            <text:p><text:s/>-s MD</text:p>
          </table:table-cell>
          <table:table-cell table:formula="of:=IF(LEN([.C19])&gt;0;&quot; -f &quot;&amp;[.C19];&quot;&quot;)" office:value-type="string" office:string-value=" -f Richard" calcext:value-type="string">
            <text:p><text:s/>-f Richard</text:p>
          </table:table-cell>
          <table:table-cell table:formula="of:=IF(LEN([.D19])&gt;0;&quot; -m &quot;&amp;[.D19];&quot;&quot;)" office:value-type="string" office:string-value=" -m Rikki" calcext:value-type="string">
            <text:p><text:s/>-m Rikki</text:p>
          </table:table-cell>
          <table:table-cell table:formula="of:=IF(LEN([.E19])&gt;0;&quot; -l &quot;&amp;[.E19];&quot;&quot;)" office:value-type="string" office:string-value=" -l Vaughn" calcext:value-type="string">
            <text:p><text:s/>-l Vaughn</text:p>
          </table:table-cell>
          <table:table-cell table:formula="of:=IF(LEN([.H19])&gt;0;&quot; -p &quot;&amp;[.H1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19]&amp;[.J19]&amp;[.K19]&amp;[.L19]&amp;[.M19]" office:value-type="string" office:string-value="/home/kevin/electionbuster/electionBuster.py -a /home/kevin/electionbuster/states.csv -e SENATE -y 2018  -s MD -f Richard -m Rikki -l Vaughn -p DEM" calcext:value-type="string">
            <text:p>/home/kevin/electionbuster/electionBuster.py -a /home/kevin/electionbuster/states.csv -e SENATE -y 2018 <text:s/>-s MD -f Richard -m Rikki -l Vaughn -p DEM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0])&gt;0;&quot; -s &quot;&amp;[.B20];&quot;&quot;)" office:value-type="string" office:string-value=" -s UT" calcext:value-type="string">
            <text:p><text:s/>-s UT</text:p>
          </table:table-cell>
          <table:table-cell table:formula="of:=IF(LEN([.C20])&gt;0;&quot; -f &quot;&amp;[.C20];&quot;&quot;)" office:value-type="string" office:string-value=" -f Mitchell" calcext:value-type="string">
            <text:p><text:s/>-f Mitchell</text:p>
          </table:table-cell>
          <table:table-cell table:formula="of:=IF(LEN([.D20])&gt;0;&quot; -m &quot;&amp;[.D20];&quot;&quot;)" office:value-type="string" office:string-value=" -m Kent" calcext:value-type="string">
            <text:p><text:s/>-m Kent</text:p>
          </table:table-cell>
          <table:table-cell table:formula="of:=IF(LEN([.E20])&gt;0;&quot; -l &quot;&amp;[.E20];&quot;&quot;)" office:value-type="string" office:string-value=" -l Vice" calcext:value-type="string">
            <text:p><text:s/>-l Vice</text:p>
          </table:table-cell>
          <table:table-cell table:formula="of:=IF(LEN([.H20])&gt;0;&quot; -p &quot;&amp;[.H2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0]&amp;[.J20]&amp;[.K20]&amp;[.L20]&amp;[.M20]" office:value-type="string" office:string-value="/home/kevin/electionbuster/electionBuster.py -a /home/kevin/electionbuster/states.csv -e SENATE -y 2018  -s UT -f Mitchell -m Kent -l Vice -p DEM" calcext:value-type="string">
            <text:p>/home/kevin/electionbuster/electionBuster.py -a /home/kevin/electionbuster/states.csv -e SENATE -y 2018 <text:s/>-s UT -f Mitchell -m Kent -l Vice -p DEM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Walter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1])&gt;0;&quot; -s &quot;&amp;[.B21];&quot;&quot;)" office:value-type="string" office:string-value=" -s WI" calcext:value-type="string">
            <text:p><text:s/>-s WI</text:p>
          </table:table-cell>
          <table:table-cell table:formula="of:=IF(LEN([.C21])&gt;0;&quot; -f &quot;&amp;[.C21];&quot;&quot;)" office:value-type="string" office:string-value=" -f Mary" calcext:value-type="string">
            <text:p><text:s/>-f Mary</text:p>
          </table:table-cell>
          <table:table-cell table:formula="of:=IF(LEN([.D21])&gt;0;&quot; -m &quot;&amp;[.D21];&quot;&quot;)" office:value-type="string" office:string-value=" -m Jo" calcext:value-type="string">
            <text:p><text:s/>-m Jo</text:p>
          </table:table-cell>
          <table:table-cell table:formula="of:=IF(LEN([.E21])&gt;0;&quot; -l &quot;&amp;[.E21];&quot;&quot;)" office:value-type="string" office:string-value=" -l Walters" calcext:value-type="string">
            <text:p><text:s/>-l Walters</text:p>
          </table:table-cell>
          <table:table-cell table:formula="of:=IF(LEN([.H21])&gt;0;&quot; -p &quot;&amp;[.H2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1]&amp;[.J21]&amp;[.K21]&amp;[.L21]&amp;[.M21]" office:value-type="string" office:string-value="/home/kevin/electionbuster/electionBuster.py -a /home/kevin/electionbuster/states.csv -e SENATE -y 2018  -s WI -f Mary -m Jo -l Walters -p DEM" calcext:value-type="string">
            <text:p>/home/kevin/electionbuster/electionBuster.py -a /home/kevin/electionbuster/states.csv -e SENATE -y 2018 <text:s/>-s WI -f Mary -m Jo -l Walters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2])&gt;0;&quot; -s &quot;&amp;[.B22];&quot;&quot;)" office:value-type="string" office:string-value=" -s MD" calcext:value-type="string">
            <text:p><text:s/>-s MD</text:p>
          </table:table-cell>
          <table:table-cell table:formula="of:=IF(LEN([.C22])&gt;0;&quot; -f &quot;&amp;[.C22];&quot;&quot;)" office:value-type="string" office:string-value=" -f Debbie" calcext:value-type="string">
            <text:p><text:s/>-f Debbie</text:p>
          </table:table-cell>
          <table:table-cell table:formula="of:=IF(LEN([.D22])&gt;0;&quot; -m &quot;&amp;[.D22];&quot;&quot;)" office:value-type="string" office:string-value=" -m Rica" calcext:value-type="string">
            <text:p><text:s/>-m Rica</text:p>
          </table:table-cell>
          <table:table-cell table:formula="of:=IF(LEN([.E22])&gt;0;&quot; -l &quot;&amp;[.E22];&quot;&quot;)" office:value-type="string" office:string-value=" -l Wilson" calcext:value-type="string">
            <text:p><text:s/>-l Wilson</text:p>
          </table:table-cell>
          <table:table-cell table:formula="of:=IF(LEN([.H22])&gt;0;&quot; -p &quot;&amp;[.H2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2]&amp;[.J22]&amp;[.K22]&amp;[.L22]&amp;[.M22]" office:value-type="string" office:string-value="/home/kevin/electionbuster/electionBuster.py -a /home/kevin/electionbuster/states.csv -e SENATE -y 2018  -s MD -f Debbie -m Rica -l Wilson -p DEM" calcext:value-type="string">
            <text:p>/home/kevin/electionbuster/electionBuster.py -a /home/kevin/electionbuster/states.csv -e SENATE -y 2018 <text:s/>-s MD -f Debbie -m Rica -l Wils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ianne</text:p>
          </table:table-cell>
          <table:table-cell/>
          <table:table-cell office:value-type="string" calcext:value-type="string">
            <text:p>Fein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3])&gt;0;&quot; -s &quot;&amp;[.B23];&quot;&quot;)" office:value-type="string" office:string-value=" -s CA" calcext:value-type="string">
            <text:p><text:s/>-s CA</text:p>
          </table:table-cell>
          <table:table-cell table:formula="of:=IF(LEN([.C23])&gt;0;&quot; -f &quot;&amp;[.C23];&quot;&quot;)" office:value-type="string" office:string-value=" -f Dianne" calcext:value-type="string">
            <text:p><text:s/>-f Dianne</text:p>
          </table:table-cell>
          <table:table-cell table:formula="of:=IF(LEN([.D23])&gt;0;&quot; -m &quot;&amp;[.D23];&quot;&quot;)">
            <text:p/>
          </table:table-cell>
          <table:table-cell table:formula="of:=IF(LEN([.E23])&gt;0;&quot; -l &quot;&amp;[.E23];&quot;&quot;)" office:value-type="string" office:string-value=" -l Feinstein" calcext:value-type="string">
            <text:p><text:s/>-l Feinstein</text:p>
          </table:table-cell>
          <table:table-cell table:formula="of:=IF(LEN([.H23])&gt;0;&quot; -p &quot;&amp;[.H2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3]&amp;[.J23]&amp;[.K23]&amp;[.L23]&amp;[.M23]" office:value-type="string" office:string-value="/home/kevin/electionbuster/electionBuster.py -a /home/kevin/electionbuster/states.csv -e SENATE -y 2018  -s CA -f Dianne -l Feinstein -p DEM" calcext:value-type="string">
            <text:p>/home/kevin/electionbuster/electionBuster.py -a /home/kevin/electionbuster/states.csv -e SENATE -y 2018 <text:s/>-s CA -f Dianne -l Feinstei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lison</text:p>
          </table:table-cell>
          <table:table-cell/>
          <table:table-cell office:value-type="string" calcext:value-type="string">
            <text:p>Hart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4])&gt;0;&quot; -s &quot;&amp;[.B24];&quot;&quot;)" office:value-type="string" office:string-value=" -s CA" calcext:value-type="string">
            <text:p><text:s/>-s CA</text:p>
          </table:table-cell>
          <table:table-cell table:formula="of:=IF(LEN([.C24])&gt;0;&quot; -f &quot;&amp;[.C24];&quot;&quot;)" office:value-type="string" office:string-value=" -f Alison" calcext:value-type="string">
            <text:p><text:s/>-f Alison</text:p>
          </table:table-cell>
          <table:table-cell table:formula="of:=IF(LEN([.D24])&gt;0;&quot; -m &quot;&amp;[.D24];&quot;&quot;)">
            <text:p/>
          </table:table-cell>
          <table:table-cell table:formula="of:=IF(LEN([.E24])&gt;0;&quot; -l &quot;&amp;[.E24];&quot;&quot;)" office:value-type="string" office:string-value=" -l Hartson" calcext:value-type="string">
            <text:p><text:s/>-l Hartson</text:p>
          </table:table-cell>
          <table:table-cell table:formula="of:=IF(LEN([.H24])&gt;0;&quot; -p &quot;&amp;[.H2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4]&amp;[.J24]&amp;[.K24]&amp;[.L24]&amp;[.M24]" office:value-type="string" office:string-value="/home/kevin/electionbuster/electionBuster.py -a /home/kevin/electionbuster/states.csv -e SENATE -y 2018  -s CA -f Alison -l Hartson -p DEM" calcext:value-type="string">
            <text:p>/home/kevin/electionbuster/electionBuster.py -a /home/kevin/electionbuster/states.csv -e SENATE -y 2018 <text:s/>-s CA -f Alison -l Hartson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Hilde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5])&gt;0;&quot; -s &quot;&amp;[.B25];&quot;&quot;)" office:value-type="string" office:string-value=" -s CA" calcext:value-type="string">
            <text:p><text:s/>-s CA</text:p>
          </table:table-cell>
          <table:table-cell table:formula="of:=IF(LEN([.C25])&gt;0;&quot; -f &quot;&amp;[.C25];&quot;&quot;)" office:value-type="string" office:string-value=" -f David" calcext:value-type="string">
            <text:p><text:s/>-f David</text:p>
          </table:table-cell>
          <table:table-cell table:formula="of:=IF(LEN([.D25])&gt;0;&quot; -m &quot;&amp;[.D25];&quot;&quot;)">
            <text:p/>
          </table:table-cell>
          <table:table-cell table:formula="of:=IF(LEN([.E25])&gt;0;&quot; -l &quot;&amp;[.E25];&quot;&quot;)" office:value-type="string" office:string-value=" -l Hildebrand" calcext:value-type="string">
            <text:p><text:s/>-l Hildebrand</text:p>
          </table:table-cell>
          <table:table-cell table:formula="of:=IF(LEN([.H25])&gt;0;&quot; -p &quot;&amp;[.H2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5]&amp;[.J25]&amp;[.K25]&amp;[.L25]&amp;[.M25]" office:value-type="string" office:string-value="/home/kevin/electionbuster/electionBuster.py -a /home/kevin/electionbuster/states.csv -e SENATE -y 2018  -s CA -f David -l Hildebrand -p DEM" calcext:value-type="string">
            <text:p>/home/kevin/electionbuster/electionBuster.py -a /home/kevin/electionbuster/states.csv -e SENATE -y 2018 <text:s/>-s CA -f David -l Hildebrand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el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6])&gt;0;&quot; -s &quot;&amp;[.B26];&quot;&quot;)" office:value-type="string" office:string-value=" -s CA" calcext:value-type="string">
            <text:p><text:s/>-s CA</text:p>
          </table:table-cell>
          <table:table-cell table:formula="of:=IF(LEN([.C26])&gt;0;&quot; -f &quot;&amp;[.C26];&quot;&quot;)" office:value-type="string" office:string-value=" -f John" calcext:value-type="string">
            <text:p><text:s/>-f John</text:p>
          </table:table-cell>
          <table:table-cell table:formula="of:=IF(LEN([.D26])&gt;0;&quot; -m &quot;&amp;[.D26];&quot;&quot;)">
            <text:p/>
          </table:table-cell>
          <table:table-cell table:formula="of:=IF(LEN([.E26])&gt;0;&quot; -l &quot;&amp;[.E26];&quot;&quot;)" office:value-type="string" office:string-value=" -l Melendez" calcext:value-type="string">
            <text:p><text:s/>-l Melendez</text:p>
          </table:table-cell>
          <table:table-cell table:formula="of:=IF(LEN([.H26])&gt;0;&quot; -p &quot;&amp;[.H2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6]&amp;[.J26]&amp;[.K26]&amp;[.L26]&amp;[.M26]" office:value-type="string" office:string-value="/home/kevin/electionbuster/electionBuster.py -a /home/kevin/electionbuster/states.csv -e SENATE -y 2018  -s CA -f John -l Melendez -p DEM" calcext:value-type="string">
            <text:p>/home/kevin/electionbuster/electionBuster.py -a /home/kevin/electionbuster/states.csv -e SENATE -y 2018 <text:s/>-s CA -f John -l Melendez -p DEM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Stok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7])&gt;0;&quot; -s &quot;&amp;[.B27];&quot;&quot;)" office:value-type="string" office:string-value=" -s CA" calcext:value-type="string">
            <text:p><text:s/>-s CA</text:p>
          </table:table-cell>
          <table:table-cell table:formula="of:=IF(LEN([.C27])&gt;0;&quot; -f &quot;&amp;[.C27];&quot;&quot;)" office:value-type="string" office:string-value=" -f Steve" calcext:value-type="string">
            <text:p><text:s/>-f Steve</text:p>
          </table:table-cell>
          <table:table-cell table:formula="of:=IF(LEN([.D27])&gt;0;&quot; -m &quot;&amp;[.D27];&quot;&quot;)">
            <text:p/>
          </table:table-cell>
          <table:table-cell table:formula="of:=IF(LEN([.E27])&gt;0;&quot; -l &quot;&amp;[.E27];&quot;&quot;)" office:value-type="string" office:string-value=" -l Stokes" calcext:value-type="string">
            <text:p><text:s/>-l Stokes</text:p>
          </table:table-cell>
          <table:table-cell table:formula="of:=IF(LEN([.H27])&gt;0;&quot; -p &quot;&amp;[.H2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7]&amp;[.J27]&amp;[.K27]&amp;[.L27]&amp;[.M27]" office:value-type="string" office:string-value="/home/kevin/electionbuster/electionBuster.py -a /home/kevin/electionbuster/states.csv -e SENATE -y 2018  -s CA -f Steve -l Stokes -p DEM" calcext:value-type="string">
            <text:p>/home/kevin/electionbuster/electionBuster.py -a /home/kevin/electionbuster/states.csv -e SENATE -y 2018 <text:s/>-s CA -f Steve -l Stokes -p DEM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Ann-Marie</text:p>
          </table:table-cell>
          <table:table-cell/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8])&gt;0;&quot; -s &quot;&amp;[.B28];&quot;&quot;)" office:value-type="string" office:string-value=" -s CT" calcext:value-type="string">
            <text:p><text:s/>-s CT</text:p>
          </table:table-cell>
          <table:table-cell table:formula="of:=IF(LEN([.C28])&gt;0;&quot; -f &quot;&amp;[.C28];&quot;&quot;)" office:value-type="string" office:string-value=" -f Ann-Marie" calcext:value-type="string">
            <text:p><text:s/>-f Ann-Marie</text:p>
          </table:table-cell>
          <table:table-cell table:formula="of:=IF(LEN([.D28])&gt;0;&quot; -m &quot;&amp;[.D28];&quot;&quot;)">
            <text:p/>
          </table:table-cell>
          <table:table-cell table:formula="of:=IF(LEN([.E28])&gt;0;&quot; -l &quot;&amp;[.E28];&quot;&quot;)" office:value-type="string" office:string-value=" -l Adams" calcext:value-type="string">
            <text:p><text:s/>-l Adams</text:p>
          </table:table-cell>
          <table:table-cell table:formula="of:=IF(LEN([.H28])&gt;0;&quot; -p &quot;&amp;[.H2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8]&amp;[.J28]&amp;[.K28]&amp;[.L28]&amp;[.M28]" office:value-type="string" office:string-value="/home/kevin/electionbuster/electionBuster.py -a /home/kevin/electionbuster/states.csv -e SENATE -y 2018  -s CT -f Ann-Marie -l Adams -p DEM" calcext:value-type="string">
            <text:p>/home/kevin/electionbuster/electionBuster.py -a /home/kevin/electionbuster/states.csv -e SENATE -y 2018 <text:s/>-s CT -f Ann-Marie -l Adams -p DEM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Murph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29])&gt;0;&quot; -s &quot;&amp;[.B29];&quot;&quot;)" office:value-type="string" office:string-value=" -s CT" calcext:value-type="string">
            <text:p><text:s/>-s CT</text:p>
          </table:table-cell>
          <table:table-cell table:formula="of:=IF(LEN([.C29])&gt;0;&quot; -f &quot;&amp;[.C29];&quot;&quot;)" office:value-type="string" office:string-value=" -f Chris" calcext:value-type="string">
            <text:p><text:s/>-f Chris</text:p>
          </table:table-cell>
          <table:table-cell table:formula="of:=IF(LEN([.D29])&gt;0;&quot; -m &quot;&amp;[.D29];&quot;&quot;)">
            <text:p/>
          </table:table-cell>
          <table:table-cell table:formula="of:=IF(LEN([.E29])&gt;0;&quot; -l &quot;&amp;[.E29];&quot;&quot;)" office:value-type="string" office:string-value=" -l Murphy" calcext:value-type="string">
            <text:p><text:s/>-l Murphy</text:p>
          </table:table-cell>
          <table:table-cell table:formula="of:=IF(LEN([.H29])&gt;0;&quot; -p &quot;&amp;[.H2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29]&amp;[.J29]&amp;[.K29]&amp;[.L29]&amp;[.M29]" office:value-type="string" office:string-value="/home/kevin/electionbuster/electionBuster.py -a /home/kevin/electionbuster/states.csv -e SENATE -y 2018  -s CT -f Chris -l Murphy -p DEM" calcext:value-type="string">
            <text:p>/home/kevin/electionbuster/electionBuster.py -a /home/kevin/electionbuster/states.csv -e SENATE -y 2018 <text:s/>-s CT -f Chris -l Murphy -p DEM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Carp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0])&gt;0;&quot; -s &quot;&amp;[.B30];&quot;&quot;)" office:value-type="string" office:string-value=" -s DE" calcext:value-type="string">
            <text:p><text:s/>-s DE</text:p>
          </table:table-cell>
          <table:table-cell table:formula="of:=IF(LEN([.C30])&gt;0;&quot; -f &quot;&amp;[.C30];&quot;&quot;)" office:value-type="string" office:string-value=" -f Tom" calcext:value-type="string">
            <text:p><text:s/>-f Tom</text:p>
          </table:table-cell>
          <table:table-cell table:formula="of:=IF(LEN([.D30])&gt;0;&quot; -m &quot;&amp;[.D30];&quot;&quot;)">
            <text:p/>
          </table:table-cell>
          <table:table-cell table:formula="of:=IF(LEN([.E30])&gt;0;&quot; -l &quot;&amp;[.E30];&quot;&quot;)" office:value-type="string" office:string-value=" -l Carper" calcext:value-type="string">
            <text:p><text:s/>-l Carper</text:p>
          </table:table-cell>
          <table:table-cell table:formula="of:=IF(LEN([.H30])&gt;0;&quot; -p &quot;&amp;[.H3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0]&amp;[.J30]&amp;[.K30]&amp;[.L30]&amp;[.M30]" office:value-type="string" office:string-value="/home/kevin/electionbuster/electionBuster.py -a /home/kevin/electionbuster/states.csv -e SENATE -y 2018  -s DE -f Tom -l Carper -p DEM" calcext:value-type="string">
            <text:p>/home/kevin/electionbuster/electionBuster.py -a /home/kevin/electionbuster/states.csv -e SENATE -y 2018 <text:s/>-s DE -f Tom -l Carper -p DEM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Tamika</text:p>
          </table:table-cell>
          <table:table-cell/>
          <table:table-cell office:value-type="string" calcext:value-type="string">
            <text:p>Lyles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1])&gt;0;&quot; -s &quot;&amp;[.B31];&quot;&quot;)" office:value-type="string" office:string-value=" -s FL" calcext:value-type="string">
            <text:p><text:s/>-s FL</text:p>
          </table:table-cell>
          <table:table-cell table:formula="of:=IF(LEN([.C31])&gt;0;&quot; -f &quot;&amp;[.C31];&quot;&quot;)" office:value-type="string" office:string-value=" -f Tamika" calcext:value-type="string">
            <text:p><text:s/>-f Tamika</text:p>
          </table:table-cell>
          <table:table-cell table:formula="of:=IF(LEN([.D31])&gt;0;&quot; -m &quot;&amp;[.D31];&quot;&quot;)">
            <text:p/>
          </table:table-cell>
          <table:table-cell table:formula="of:=IF(LEN([.E31])&gt;0;&quot; -l &quot;&amp;[.E31];&quot;&quot;)" office:value-type="string" office:string-value=" -l Lyles" calcext:value-type="string">
            <text:p><text:s/>-l Lyles</text:p>
          </table:table-cell>
          <table:table-cell table:formula="of:=IF(LEN([.H31])&gt;0;&quot; -p &quot;&amp;[.H3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1]&amp;[.J31]&amp;[.K31]&amp;[.L31]&amp;[.M31]" office:value-type="string" office:string-value="/home/kevin/electionbuster/electionBuster.py -a /home/kevin/electionbuster/states.csv -e SENATE -y 2018  -s FL -f Tamika -l Lyles -p DEM" calcext:value-type="string">
            <text:p>/home/kevin/electionbuster/electionBuster.py -a /home/kevin/electionbuster/states.csv -e SENATE -y 2018 <text:s/>-s FL -f Tamika -l Lyles -p DEM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Ne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2])&gt;0;&quot; -s &quot;&amp;[.B32];&quot;&quot;)" office:value-type="string" office:string-value=" -s FL" calcext:value-type="string">
            <text:p><text:s/>-s FL</text:p>
          </table:table-cell>
          <table:table-cell table:formula="of:=IF(LEN([.C32])&gt;0;&quot; -f &quot;&amp;[.C32];&quot;&quot;)" office:value-type="string" office:string-value=" -f Bill" calcext:value-type="string">
            <text:p><text:s/>-f Bill</text:p>
          </table:table-cell>
          <table:table-cell table:formula="of:=IF(LEN([.D32])&gt;0;&quot; -m &quot;&amp;[.D32];&quot;&quot;)">
            <text:p/>
          </table:table-cell>
          <table:table-cell table:formula="of:=IF(LEN([.E32])&gt;0;&quot; -l &quot;&amp;[.E32];&quot;&quot;)" office:value-type="string" office:string-value=" -l Nelson" calcext:value-type="string">
            <text:p><text:s/>-l Nelson</text:p>
          </table:table-cell>
          <table:table-cell table:formula="of:=IF(LEN([.H32])&gt;0;&quot; -p &quot;&amp;[.H3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2]&amp;[.J32]&amp;[.K32]&amp;[.L32]&amp;[.M32]" office:value-type="string" office:string-value="/home/kevin/electionbuster/electionBuster.py -a /home/kevin/electionbuster/states.csv -e SENATE -y 2018  -s FL -f Bill -l Nelson -p DEM" calcext:value-type="string">
            <text:p>/home/kevin/electionbuster/electionBuster.py -a /home/kevin/electionbuster/states.csv -e SENATE -y 2018 <text:s/>-s FL -f Bill -l Nelson -p DEM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Mazie</text:p>
          </table:table-cell>
          <table:table-cell/>
          <table:table-cell office:value-type="string" calcext:value-type="string">
            <text:p>Hirono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3])&gt;0;&quot; -s &quot;&amp;[.B33];&quot;&quot;)" office:value-type="string" office:string-value=" -s HI" calcext:value-type="string">
            <text:p><text:s/>-s HI</text:p>
          </table:table-cell>
          <table:table-cell table:formula="of:=IF(LEN([.C33])&gt;0;&quot; -f &quot;&amp;[.C33];&quot;&quot;)" office:value-type="string" office:string-value=" -f Mazie" calcext:value-type="string">
            <text:p><text:s/>-f Mazie</text:p>
          </table:table-cell>
          <table:table-cell table:formula="of:=IF(LEN([.D33])&gt;0;&quot; -m &quot;&amp;[.D33];&quot;&quot;)">
            <text:p/>
          </table:table-cell>
          <table:table-cell table:formula="of:=IF(LEN([.E33])&gt;0;&quot; -l &quot;&amp;[.E33];&quot;&quot;)" office:value-type="string" office:string-value=" -l Hirono" calcext:value-type="string">
            <text:p><text:s/>-l Hirono</text:p>
          </table:table-cell>
          <table:table-cell table:formula="of:=IF(LEN([.H33])&gt;0;&quot; -p &quot;&amp;[.H3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3]&amp;[.J33]&amp;[.K33]&amp;[.L33]&amp;[.M33]" office:value-type="string" office:string-value="/home/kevin/electionbuster/electionBuster.py -a /home/kevin/electionbuster/states.csv -e SENATE -y 2018  -s HI -f Mazie -l Hirono -p DEM" calcext:value-type="string">
            <text:p>/home/kevin/electionbuster/electionBuster.py -a /home/kevin/electionbuster/states.csv -e SENATE -y 2018 <text:s/>-s HI -f Mazie -l Hirono -p DEM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Donn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4])&gt;0;&quot; -s &quot;&amp;[.B34];&quot;&quot;)" office:value-type="string" office:string-value=" -s IN" calcext:value-type="string">
            <text:p><text:s/>-s IN</text:p>
          </table:table-cell>
          <table:table-cell table:formula="of:=IF(LEN([.C34])&gt;0;&quot; -f &quot;&amp;[.C34];&quot;&quot;)" office:value-type="string" office:string-value=" -f Joe" calcext:value-type="string">
            <text:p><text:s/>-f Joe</text:p>
          </table:table-cell>
          <table:table-cell table:formula="of:=IF(LEN([.D34])&gt;0;&quot; -m &quot;&amp;[.D34];&quot;&quot;)">
            <text:p/>
          </table:table-cell>
          <table:table-cell table:formula="of:=IF(LEN([.E34])&gt;0;&quot; -l &quot;&amp;[.E34];&quot;&quot;)" office:value-type="string" office:string-value=" -l Donnelly" calcext:value-type="string">
            <text:p><text:s/>-l Donnelly</text:p>
          </table:table-cell>
          <table:table-cell table:formula="of:=IF(LEN([.H34])&gt;0;&quot; -p &quot;&amp;[.H3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4]&amp;[.J34]&amp;[.K34]&amp;[.L34]&amp;[.M34]" office:value-type="string" office:string-value="/home/kevin/electionbuster/electionBuster.py -a /home/kevin/electionbuster/states.csv -e SENATE -y 2018  -s IN -f Joe -l Donnelly -p DEM" calcext:value-type="string">
            <text:p>/home/kevin/electionbuster/electionBuster.py -a /home/kevin/electionbuster/states.csv -e SENATE -y 2018 <text:s/>-s IN -f Joe -l Donnelly -p DEM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War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5])&gt;0;&quot; -s &quot;&amp;[.B35];&quot;&quot;)" office:value-type="string" office:string-value=" -s MA" calcext:value-type="string">
            <text:p><text:s/>-s MA</text:p>
          </table:table-cell>
          <table:table-cell table:formula="of:=IF(LEN([.C35])&gt;0;&quot; -f &quot;&amp;[.C35];&quot;&quot;)" office:value-type="string" office:string-value=" -f Elizabeth" calcext:value-type="string">
            <text:p><text:s/>-f Elizabeth</text:p>
          </table:table-cell>
          <table:table-cell table:formula="of:=IF(LEN([.D35])&gt;0;&quot; -m &quot;&amp;[.D35];&quot;&quot;)">
            <text:p/>
          </table:table-cell>
          <table:table-cell table:formula="of:=IF(LEN([.E35])&gt;0;&quot; -l &quot;&amp;[.E35];&quot;&quot;)" office:value-type="string" office:string-value=" -l Warren" calcext:value-type="string">
            <text:p><text:s/>-l Warren</text:p>
          </table:table-cell>
          <table:table-cell table:formula="of:=IF(LEN([.H35])&gt;0;&quot; -p &quot;&amp;[.H3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5]&amp;[.J35]&amp;[.K35]&amp;[.L35]&amp;[.M35]" office:value-type="string" office:string-value="/home/kevin/electionbuster/electionBuster.py -a /home/kevin/electionbuster/states.csv -e SENATE -y 2018  -s MA -f Elizabeth -l Warren -p DEM" calcext:value-type="string">
            <text:p>/home/kevin/electionbuster/electionBuster.py -a /home/kevin/electionbuster/states.csv -e SENATE -y 2018 <text:s/>-s MA -f Elizabeth -l Warre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Card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6])&gt;0;&quot; -s &quot;&amp;[.B36];&quot;&quot;)" office:value-type="string" office:string-value=" -s MD" calcext:value-type="string">
            <text:p><text:s/>-s MD</text:p>
          </table:table-cell>
          <table:table-cell table:formula="of:=IF(LEN([.C36])&gt;0;&quot; -f &quot;&amp;[.C36];&quot;&quot;)" office:value-type="string" office:string-value=" -f Ben" calcext:value-type="string">
            <text:p><text:s/>-f Ben</text:p>
          </table:table-cell>
          <table:table-cell table:formula="of:=IF(LEN([.D36])&gt;0;&quot; -m &quot;&amp;[.D36];&quot;&quot;)">
            <text:p/>
          </table:table-cell>
          <table:table-cell table:formula="of:=IF(LEN([.E36])&gt;0;&quot; -l &quot;&amp;[.E36];&quot;&quot;)" office:value-type="string" office:string-value=" -l Cardin" calcext:value-type="string">
            <text:p><text:s/>-l Cardin</text:p>
          </table:table-cell>
          <table:table-cell table:formula="of:=IF(LEN([.H36])&gt;0;&quot; -p &quot;&amp;[.H3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6]&amp;[.J36]&amp;[.K36]&amp;[.L36]&amp;[.M36]" office:value-type="string" office:string-value="/home/kevin/electionbuster/electionBuster.py -a /home/kevin/electionbuster/states.csv -e SENATE -y 2018  -s MD -f Ben -l Cardin -p DEM" calcext:value-type="string">
            <text:p>/home/kevin/electionbuster/electionBuster.py -a /home/kevin/electionbuster/states.csv -e SENATE -y 2018 <text:s/>-s MD -f Ben -l Cardi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Chelsea</text:p>
          </table:table-cell>
          <table:table-cell/>
          <table:table-cell office:value-type="string" calcext:value-type="string">
            <text:p>Manni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7])&gt;0;&quot; -s &quot;&amp;[.B37];&quot;&quot;)" office:value-type="string" office:string-value=" -s MD" calcext:value-type="string">
            <text:p><text:s/>-s MD</text:p>
          </table:table-cell>
          <table:table-cell table:formula="of:=IF(LEN([.C37])&gt;0;&quot; -f &quot;&amp;[.C37];&quot;&quot;)" office:value-type="string" office:string-value=" -f Chelsea" calcext:value-type="string">
            <text:p><text:s/>-f Chelsea</text:p>
          </table:table-cell>
          <table:table-cell table:formula="of:=IF(LEN([.D37])&gt;0;&quot; -m &quot;&amp;[.D37];&quot;&quot;)">
            <text:p/>
          </table:table-cell>
          <table:table-cell table:formula="of:=IF(LEN([.E37])&gt;0;&quot; -l &quot;&amp;[.E37];&quot;&quot;)" office:value-type="string" office:string-value=" -l Manning" calcext:value-type="string">
            <text:p><text:s/>-l Manning</text:p>
          </table:table-cell>
          <table:table-cell table:formula="of:=IF(LEN([.H37])&gt;0;&quot; -p &quot;&amp;[.H3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7]&amp;[.J37]&amp;[.K37]&amp;[.L37]&amp;[.M37]" office:value-type="string" office:string-value="/home/kevin/electionbuster/electionBuster.py -a /home/kevin/electionbuster/states.csv -e SENATE -y 2018  -s MD -f Chelsea -l Manning -p DEM" calcext:value-type="string">
            <text:p>/home/kevin/electionbuster/electionBuster.py -a /home/kevin/electionbuster/states.csv -e SENATE -y 2018 <text:s/>-s MD -f Chelsea -l Manning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8])&gt;0;&quot; -s &quot;&amp;[.B38];&quot;&quot;)" office:value-type="string" office:string-value=" -s MD" calcext:value-type="string">
            <text:p><text:s/>-s MD</text:p>
          </table:table-cell>
          <table:table-cell table:formula="of:=IF(LEN([.C38])&gt;0;&quot; -f &quot;&amp;[.C38];&quot;&quot;)" office:value-type="string" office:string-value=" -f Marcia" calcext:value-type="string">
            <text:p><text:s/>-f Marcia</text:p>
          </table:table-cell>
          <table:table-cell table:formula="of:=IF(LEN([.D38])&gt;0;&quot; -m &quot;&amp;[.D38];&quot;&quot;)">
            <text:p/>
          </table:table-cell>
          <table:table-cell table:formula="of:=IF(LEN([.E38])&gt;0;&quot; -l &quot;&amp;[.E38];&quot;&quot;)" office:value-type="string" office:string-value=" -l Morgan" calcext:value-type="string">
            <text:p><text:s/>-l Morgan</text:p>
          </table:table-cell>
          <table:table-cell table:formula="of:=IF(LEN([.H38])&gt;0;&quot; -p &quot;&amp;[.H3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8]&amp;[.J38]&amp;[.K38]&amp;[.L38]&amp;[.M38]" office:value-type="string" office:string-value="/home/kevin/electionbuster/electionBuster.py -a /home/kevin/electionbuster/states.csv -e SENATE -y 2018  -s MD -f Marcia -l Morgan -p DEM" calcext:value-type="string">
            <text:p>/home/kevin/electionbuster/electionBuster.py -a /home/kevin/electionbuster/states.csv -e SENATE -y 2018 <text:s/>-s MD -f Marcia -l Morgan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Jerome</text:p>
          </table:table-cell>
          <table:table-cell/>
          <table:table-cell office:value-type="string" calcext:value-type="string">
            <text:p>Sega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39])&gt;0;&quot; -s &quot;&amp;[.B39];&quot;&quot;)" office:value-type="string" office:string-value=" -s MD" calcext:value-type="string">
            <text:p><text:s/>-s MD</text:p>
          </table:table-cell>
          <table:table-cell table:formula="of:=IF(LEN([.C39])&gt;0;&quot; -f &quot;&amp;[.C39];&quot;&quot;)" office:value-type="string" office:string-value=" -f Jerome" calcext:value-type="string">
            <text:p><text:s/>-f Jerome</text:p>
          </table:table-cell>
          <table:table-cell table:formula="of:=IF(LEN([.D39])&gt;0;&quot; -m &quot;&amp;[.D39];&quot;&quot;)">
            <text:p/>
          </table:table-cell>
          <table:table-cell table:formula="of:=IF(LEN([.E39])&gt;0;&quot; -l &quot;&amp;[.E39];&quot;&quot;)" office:value-type="string" office:string-value=" -l Segal" calcext:value-type="string">
            <text:p><text:s/>-l Segal</text:p>
          </table:table-cell>
          <table:table-cell table:formula="of:=IF(LEN([.H39])&gt;0;&quot; -p &quot;&amp;[.H3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39]&amp;[.J39]&amp;[.K39]&amp;[.L39]&amp;[.M39]" office:value-type="string" office:string-value="/home/kevin/electionbuster/electionBuster.py -a /home/kevin/electionbuster/states.csv -e SENATE -y 2018  -s MD -f Jerome -l Segal -p DEM" calcext:value-type="string">
            <text:p>/home/kevin/electionbuster/electionBuster.py -a /home/kevin/electionbuster/states.csv -e SENATE -y 2018 <text:s/>-s MD -f Jerome -l Segal -p DEM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Lih</text:p>
          </table:table-cell>
          <table:table-cell/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0])&gt;0;&quot; -s &quot;&amp;[.B40];&quot;&quot;)" office:value-type="string" office:string-value=" -s MD" calcext:value-type="string">
            <text:p><text:s/>-s MD</text:p>
          </table:table-cell>
          <table:table-cell table:formula="of:=IF(LEN([.C40])&gt;0;&quot; -f &quot;&amp;[.C40];&quot;&quot;)" office:value-type="string" office:string-value=" -f Lih" calcext:value-type="string">
            <text:p><text:s/>-f Lih</text:p>
          </table:table-cell>
          <table:table-cell table:formula="of:=IF(LEN([.D40])&gt;0;&quot; -m &quot;&amp;[.D40];&quot;&quot;)">
            <text:p/>
          </table:table-cell>
          <table:table-cell table:formula="of:=IF(LEN([.E40])&gt;0;&quot; -l &quot;&amp;[.E40];&quot;&quot;)" office:value-type="string" office:string-value=" -l Young" calcext:value-type="string">
            <text:p><text:s/>-l Young</text:p>
          </table:table-cell>
          <table:table-cell table:formula="of:=IF(LEN([.H40])&gt;0;&quot; -p &quot;&amp;[.H4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0]&amp;[.J40]&amp;[.K40]&amp;[.L40]&amp;[.M40]" office:value-type="string" office:string-value="/home/kevin/electionbuster/electionBuster.py -a /home/kevin/electionbuster/states.csv -e SENATE -y 2018  -s MD -f Lih -l Young -p DEM" calcext:value-type="string">
            <text:p>/home/kevin/electionbuster/electionBuster.py -a /home/kevin/electionbuster/states.csv -e SENATE -y 2018 <text:s/>-s MD -f Lih -l Young -p DEM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Zak</text:p>
          </table:table-cell>
          <table:table-cell/>
          <table:table-cell office:value-type="string" calcext:value-type="string">
            <text:p>Ringelste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1])&gt;0;&quot; -s &quot;&amp;[.B41];&quot;&quot;)" office:value-type="string" office:string-value=" -s ME" calcext:value-type="string">
            <text:p><text:s/>-s ME</text:p>
          </table:table-cell>
          <table:table-cell table:formula="of:=IF(LEN([.C41])&gt;0;&quot; -f &quot;&amp;[.C41];&quot;&quot;)" office:value-type="string" office:string-value=" -f Zak" calcext:value-type="string">
            <text:p><text:s/>-f Zak</text:p>
          </table:table-cell>
          <table:table-cell table:formula="of:=IF(LEN([.D41])&gt;0;&quot; -m &quot;&amp;[.D41];&quot;&quot;)">
            <text:p/>
          </table:table-cell>
          <table:table-cell table:formula="of:=IF(LEN([.E41])&gt;0;&quot; -l &quot;&amp;[.E41];&quot;&quot;)" office:value-type="string" office:string-value=" -l Ringelstein" calcext:value-type="string">
            <text:p><text:s/>-l Ringelstein</text:p>
          </table:table-cell>
          <table:table-cell table:formula="of:=IF(LEN([.H41])&gt;0;&quot; -p &quot;&amp;[.H41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1]&amp;[.J41]&amp;[.K41]&amp;[.L41]&amp;[.M41]" office:value-type="string" office:string-value="/home/kevin/electionbuster/electionBuster.py -a /home/kevin/electionbuster/states.csv -e SENATE -y 2018  -s ME -f Zak -l Ringelstein -p DEM" calcext:value-type="string">
            <text:p>/home/kevin/electionbuster/electionBuster.py -a /home/kevin/electionbuster/states.csv -e SENATE -y 2018 <text:s/>-s ME -f Zak -l Ringelstein -p DEM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Debbie</text:p>
          </table:table-cell>
          <table:table-cell/>
          <table:table-cell office:value-type="string" calcext:value-type="string">
            <text:p>Stabenow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2])&gt;0;&quot; -s &quot;&amp;[.B42];&quot;&quot;)" office:value-type="string" office:string-value=" -s MI" calcext:value-type="string">
            <text:p><text:s/>-s MI</text:p>
          </table:table-cell>
          <table:table-cell table:formula="of:=IF(LEN([.C42])&gt;0;&quot; -f &quot;&amp;[.C42];&quot;&quot;)" office:value-type="string" office:string-value=" -f Debbie" calcext:value-type="string">
            <text:p><text:s/>-f Debbie</text:p>
          </table:table-cell>
          <table:table-cell table:formula="of:=IF(LEN([.D42])&gt;0;&quot; -m &quot;&amp;[.D42];&quot;&quot;)">
            <text:p/>
          </table:table-cell>
          <table:table-cell table:formula="of:=IF(LEN([.E42])&gt;0;&quot; -l &quot;&amp;[.E42];&quot;&quot;)" office:value-type="string" office:string-value=" -l Stabenow" calcext:value-type="string">
            <text:p><text:s/>-l Stabenow</text:p>
          </table:table-cell>
          <table:table-cell table:formula="of:=IF(LEN([.H42])&gt;0;&quot; -p &quot;&amp;[.H42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2]&amp;[.J42]&amp;[.K42]&amp;[.L42]&amp;[.M42]" office:value-type="string" office:string-value="/home/kevin/electionbuster/electionBuster.py -a /home/kevin/electionbuster/states.csv -e SENATE -y 2018  -s MI -f Debbie -l Stabenow -p DEM" calcext:value-type="string">
            <text:p>/home/kevin/electionbuster/electionBuster.py -a /home/kevin/electionbuster/states.csv -e SENATE -y 2018 <text:s/>-s MI -f Debbie -l Stabenow -p DEM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Amy</text:p>
          </table:table-cell>
          <table:table-cell/>
          <table:table-cell office:value-type="string" calcext:value-type="string">
            <text:p>Klobucha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3])&gt;0;&quot; -s &quot;&amp;[.B43];&quot;&quot;)" office:value-type="string" office:string-value=" -s MN" calcext:value-type="string">
            <text:p><text:s/>-s MN</text:p>
          </table:table-cell>
          <table:table-cell table:formula="of:=IF(LEN([.C43])&gt;0;&quot; -f &quot;&amp;[.C43];&quot;&quot;)" office:value-type="string" office:string-value=" -f Amy" calcext:value-type="string">
            <text:p><text:s/>-f Amy</text:p>
          </table:table-cell>
          <table:table-cell table:formula="of:=IF(LEN([.D43])&gt;0;&quot; -m &quot;&amp;[.D43];&quot;&quot;)">
            <text:p/>
          </table:table-cell>
          <table:table-cell table:formula="of:=IF(LEN([.E43])&gt;0;&quot; -l &quot;&amp;[.E43];&quot;&quot;)" office:value-type="string" office:string-value=" -l Klobuchar" calcext:value-type="string">
            <text:p><text:s/>-l Klobuchar</text:p>
          </table:table-cell>
          <table:table-cell table:formula="of:=IF(LEN([.H43])&gt;0;&quot; -p &quot;&amp;[.H43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3]&amp;[.J43]&amp;[.K43]&amp;[.L43]&amp;[.M43]" office:value-type="string" office:string-value="/home/kevin/electionbuster/electionBuster.py -a /home/kevin/electionbuster/states.csv -e SENATE -y 2018  -s MN -f Amy -l Klobuchar -p DEM" calcext:value-type="string">
            <text:p>/home/kevin/electionbuster/electionBuster.py -a /home/kevin/electionbuster/states.csv -e SENATE -y 2018 <text:s/>-s MN -f Amy -l Klobuchar -p DEM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Angelica</text:p>
          </table:table-cell>
          <table:table-cell/>
          <table:table-cell office:value-type="string" calcext:value-type="string">
            <text:p>Ear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4])&gt;0;&quot; -s &quot;&amp;[.B44];&quot;&quot;)" office:value-type="string" office:string-value=" -s MO" calcext:value-type="string">
            <text:p><text:s/>-s MO</text:p>
          </table:table-cell>
          <table:table-cell table:formula="of:=IF(LEN([.C44])&gt;0;&quot; -f &quot;&amp;[.C44];&quot;&quot;)" office:value-type="string" office:string-value=" -f Angelica" calcext:value-type="string">
            <text:p><text:s/>-f Angelica</text:p>
          </table:table-cell>
          <table:table-cell table:formula="of:=IF(LEN([.D44])&gt;0;&quot; -m &quot;&amp;[.D44];&quot;&quot;)">
            <text:p/>
          </table:table-cell>
          <table:table-cell table:formula="of:=IF(LEN([.E44])&gt;0;&quot; -l &quot;&amp;[.E44];&quot;&quot;)" office:value-type="string" office:string-value=" -l Earl" calcext:value-type="string">
            <text:p><text:s/>-l Earl</text:p>
          </table:table-cell>
          <table:table-cell table:formula="of:=IF(LEN([.H44])&gt;0;&quot; -p &quot;&amp;[.H44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4]&amp;[.J44]&amp;[.K44]&amp;[.L44]&amp;[.M44]" office:value-type="string" office:string-value="/home/kevin/electionbuster/electionBuster.py -a /home/kevin/electionbuster/states.csv -e SENATE -y 2018  -s MO -f Angelica -l Earl -p DEM" calcext:value-type="string">
            <text:p>/home/kevin/electionbuster/electionBuster.py -a /home/kevin/electionbuster/states.csv -e SENATE -y 2018 <text:s/>-s MO -f Angelica -l Earl -p DEM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McCaski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5])&gt;0;&quot; -s &quot;&amp;[.B45];&quot;&quot;)" office:value-type="string" office:string-value=" -s MO" calcext:value-type="string">
            <text:p><text:s/>-s MO</text:p>
          </table:table-cell>
          <table:table-cell table:formula="of:=IF(LEN([.C45])&gt;0;&quot; -f &quot;&amp;[.C45];&quot;&quot;)" office:value-type="string" office:string-value=" -f Claire" calcext:value-type="string">
            <text:p><text:s/>-f Claire</text:p>
          </table:table-cell>
          <table:table-cell table:formula="of:=IF(LEN([.D45])&gt;0;&quot; -m &quot;&amp;[.D45];&quot;&quot;)">
            <text:p/>
          </table:table-cell>
          <table:table-cell table:formula="of:=IF(LEN([.E45])&gt;0;&quot; -l &quot;&amp;[.E45];&quot;&quot;)" office:value-type="string" office:string-value=" -l McCaskill" calcext:value-type="string">
            <text:p><text:s/>-l McCaskill</text:p>
          </table:table-cell>
          <table:table-cell table:formula="of:=IF(LEN([.H45])&gt;0;&quot; -p &quot;&amp;[.H45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5]&amp;[.J45]&amp;[.K45]&amp;[.L45]&amp;[.M45]" office:value-type="string" office:string-value="/home/kevin/electionbuster/electionBuster.py -a /home/kevin/electionbuster/states.csv -e SENATE -y 2018  -s MO -f Claire -l McCaskill -p DEM" calcext:value-type="string">
            <text:p>/home/kevin/electionbuster/electionBuster.py -a /home/kevin/electionbuster/states.csv -e SENATE -y 2018 <text:s/>-s MO -f Claire -l McCaskill -p DEM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Jensen</text:p>
          </table:table-cell>
          <table:table-cell/>
          <table:table-cell office:value-type="string" calcext:value-type="string">
            <text:p>Bohr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6])&gt;0;&quot; -s &quot;&amp;[.B46];&quot;&quot;)" office:value-type="string" office:string-value=" -s MS" calcext:value-type="string">
            <text:p><text:s/>-s MS</text:p>
          </table:table-cell>
          <table:table-cell table:formula="of:=IF(LEN([.C46])&gt;0;&quot; -f &quot;&amp;[.C46];&quot;&quot;)" office:value-type="string" office:string-value=" -f Jensen" calcext:value-type="string">
            <text:p><text:s/>-f Jensen</text:p>
          </table:table-cell>
          <table:table-cell table:formula="of:=IF(LEN([.D46])&gt;0;&quot; -m &quot;&amp;[.D46];&quot;&quot;)">
            <text:p/>
          </table:table-cell>
          <table:table-cell table:formula="of:=IF(LEN([.E46])&gt;0;&quot; -l &quot;&amp;[.E46];&quot;&quot;)" office:value-type="string" office:string-value=" -l Bohren" calcext:value-type="string">
            <text:p><text:s/>-l Bohren</text:p>
          </table:table-cell>
          <table:table-cell table:formula="of:=IF(LEN([.H46])&gt;0;&quot; -p &quot;&amp;[.H46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6]&amp;[.J46]&amp;[.K46]&amp;[.L46]&amp;[.M46]" office:value-type="string" office:string-value="/home/kevin/electionbuster/electionBuster.py -a /home/kevin/electionbuster/states.csv -e SENATE -y 2018  -s MS -f Jensen -l Bohren -p DEM" calcext:value-type="string">
            <text:p>/home/kevin/electionbuster/electionBuster.py -a /home/kevin/electionbuster/states.csv -e SENATE -y 2018 <text:s/>-s MS -f Jensen -l Bohren -p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7])&gt;0;&quot; -s &quot;&amp;[.B47];&quot;&quot;)" office:value-type="string" office:string-value=" -s MT" calcext:value-type="string">
            <text:p><text:s/>-s MT</text:p>
          </table:table-cell>
          <table:table-cell table:formula="of:=IF(LEN([.C47])&gt;0;&quot; -f &quot;&amp;[.C47];&quot;&quot;)" office:value-type="string" office:string-value=" -f Sarah" calcext:value-type="string">
            <text:p><text:s/>-f Sarah</text:p>
          </table:table-cell>
          <table:table-cell table:formula="of:=IF(LEN([.D47])&gt;0;&quot; -m &quot;&amp;[.D47];&quot;&quot;)">
            <text:p/>
          </table:table-cell>
          <table:table-cell table:formula="of:=IF(LEN([.E47])&gt;0;&quot; -l &quot;&amp;[.E47];&quot;&quot;)" office:value-type="string" office:string-value=" -l Dean" calcext:value-type="string">
            <text:p><text:s/>-l Dean</text:p>
          </table:table-cell>
          <table:table-cell table:formula="of:=IF(LEN([.H47])&gt;0;&quot; -p &quot;&amp;[.H47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7]&amp;[.J47]&amp;[.K47]&amp;[.L47]&amp;[.M47]" office:value-type="string" office:string-value="/home/kevin/electionbuster/electionBuster.py -a /home/kevin/electionbuster/states.csv -e SENATE -y 2018  -s MT -f Sarah -l Dean -p DEM" calcext:value-type="string">
            <text:p>/home/kevin/electionbuster/electionBuster.py -a /home/kevin/electionbuster/states.csv -e SENATE -y 2018 <text:s/>-s MT -f Sarah -l Dean -p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Greg</text:p>
          </table:table-cell>
          <table:table-cell/>
          <table:table-cell office:value-type="string" calcext:value-type="string">
            <text:p>Strandberg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8])&gt;0;&quot; -s &quot;&amp;[.B48];&quot;&quot;)" office:value-type="string" office:string-value=" -s MT" calcext:value-type="string">
            <text:p><text:s/>-s MT</text:p>
          </table:table-cell>
          <table:table-cell table:formula="of:=IF(LEN([.C48])&gt;0;&quot; -f &quot;&amp;[.C48];&quot;&quot;)" office:value-type="string" office:string-value=" -f Greg" calcext:value-type="string">
            <text:p><text:s/>-f Greg</text:p>
          </table:table-cell>
          <table:table-cell table:formula="of:=IF(LEN([.D48])&gt;0;&quot; -m &quot;&amp;[.D48];&quot;&quot;)">
            <text:p/>
          </table:table-cell>
          <table:table-cell table:formula="of:=IF(LEN([.E48])&gt;0;&quot; -l &quot;&amp;[.E48];&quot;&quot;)" office:value-type="string" office:string-value=" -l Strandberg" calcext:value-type="string">
            <text:p><text:s/>-l Strandberg</text:p>
          </table:table-cell>
          <table:table-cell table:formula="of:=IF(LEN([.H48])&gt;0;&quot; -p &quot;&amp;[.H48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8]&amp;[.J48]&amp;[.K48]&amp;[.L48]&amp;[.M48]" office:value-type="string" office:string-value="/home/kevin/electionbuster/electionBuster.py -a /home/kevin/electionbuster/states.csv -e SENATE -y 2018  -s MT -f Greg -l Strandberg -p DEM" calcext:value-type="string">
            <text:p>/home/kevin/electionbuster/electionBuster.py -a /home/kevin/electionbuster/states.csv -e SENATE -y 2018 <text:s/>-s MT -f Greg -l Strandberg -p DEM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Test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49])&gt;0;&quot; -s &quot;&amp;[.B49];&quot;&quot;)" office:value-type="string" office:string-value=" -s MT" calcext:value-type="string">
            <text:p><text:s/>-s MT</text:p>
          </table:table-cell>
          <table:table-cell table:formula="of:=IF(LEN([.C49])&gt;0;&quot; -f &quot;&amp;[.C49];&quot;&quot;)" office:value-type="string" office:string-value=" -f Jon" calcext:value-type="string">
            <text:p><text:s/>-f Jon</text:p>
          </table:table-cell>
          <table:table-cell table:formula="of:=IF(LEN([.D49])&gt;0;&quot; -m &quot;&amp;[.D49];&quot;&quot;)">
            <text:p/>
          </table:table-cell>
          <table:table-cell table:formula="of:=IF(LEN([.E49])&gt;0;&quot; -l &quot;&amp;[.E49];&quot;&quot;)" office:value-type="string" office:string-value=" -l Tester" calcext:value-type="string">
            <text:p><text:s/>-l Tester</text:p>
          </table:table-cell>
          <table:table-cell table:formula="of:=IF(LEN([.H49])&gt;0;&quot; -p &quot;&amp;[.H49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49]&amp;[.J49]&amp;[.K49]&amp;[.L49]&amp;[.M49]" office:value-type="string" office:string-value="/home/kevin/electionbuster/electionBuster.py -a /home/kevin/electionbuster/states.csv -e SENATE -y 2018  -s MT -f Jon -l Tester -p DEM" calcext:value-type="string">
            <text:p>/home/kevin/electionbuster/electionBuster.py -a /home/kevin/electionbuster/states.csv -e SENATE -y 2018 <text:s/>-s MT -f Jon -l Tester -p DEM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Heitkamp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0])&gt;0;&quot; -s &quot;&amp;[.B50];&quot;&quot;)" office:value-type="string" office:string-value=" -s ND" calcext:value-type="string">
            <text:p><text:s/>-s ND</text:p>
          </table:table-cell>
          <table:table-cell table:formula="of:=IF(LEN([.C50])&gt;0;&quot; -f &quot;&amp;[.C50];&quot;&quot;)" office:value-type="string" office:string-value=" -f Heidi" calcext:value-type="string">
            <text:p><text:s/>-f Heidi</text:p>
          </table:table-cell>
          <table:table-cell table:formula="of:=IF(LEN([.D50])&gt;0;&quot; -m &quot;&amp;[.D50];&quot;&quot;)">
            <text:p/>
          </table:table-cell>
          <table:table-cell table:formula="of:=IF(LEN([.E50])&gt;0;&quot; -l &quot;&amp;[.E50];&quot;&quot;)" office:value-type="string" office:string-value=" -l Heitkamp" calcext:value-type="string">
            <text:p><text:s/>-l Heitkamp</text:p>
          </table:table-cell>
          <table:table-cell table:formula="of:=IF(LEN([.H50])&gt;0;&quot; -p &quot;&amp;[.H50];&quot;&quot;)" office:value-type="string" office:string-value=" -p DEM" calcext:value-type="string">
            <text:p><text:s/>-p DEM</text:p>
          </table:table-cell>
          <table:table-cell table:formula="of:=&quot;/home/kevin/electionbuster/electionBuster.py -a /home/kevin/electionbuster/states.csv -e SENATE -y 2018 &quot;&amp;[.I50]&amp;[.J50]&amp;[.K50]&amp;[.L50]&amp;[.M50]" office:value-type="string" office:string-value="/home/kevin/electionbuster/electionBuster.py -a /home/kevin/electionbuster/states.csv -e SENATE -y 2018  -s ND -f Heidi -l Heitkamp -p DEM" calcext:value-type="string">
            <text:p>/home/kevin/electionbuster/electionBuster.py -a /home/kevin/electionbuster/states.csv -e SENATE -y 2018 <text:s/>-s ND -f Heidi -l Heitkamp -p DEM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Dustin</text:p>
          </table:table-cell>
          <table:table-cell/>
          <table:table-cell office:value-type="string" calcext:value-type="string">
            <text:p>Pey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1])&gt;0;&quot; -s &quot;&amp;[.B51];&quot;&quot;)" office:value-type="string" office:string-value=" -s ND" calcext:value-type="string">
            <text:p><text:s/>-s ND</text:p>
          </table:table-cell>
          <table:table-cell table:formula="of:=IF(LEN([.C51])&gt;0;&quot; -f &quot;&amp;[.C51];&quot;&quot;)" office:value-type="string" office:string-value=" -f Dustin" calcext:value-type="string">
            <text:p><text:s/>-f Dustin</text:p>
          </table:table-cell>
          <table:table-cell table:formula="of:=IF(LEN([.D51])&gt;0;&quot; -m &quot;&amp;[.D51];&quot;&quot;)">
            <text:p/>
          </table:table-cell>
          <table:table-cell table:formula="of:=IF(LEN([.E51])&gt;0;&quot; -l &quot;&amp;[.E51];&quot;&quot;)" office:value-type="string" office:string-value=" -l Peyer" calcext:value-type="string">
            <text:p><text:s/>-l Peyer</text:p>
          </table:table-cell>
          <table:table-cell table:formula="of:=IF(LEN([.H51])&gt;0;&quot; -p &quot;&amp;[.H5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1]&amp;[.J51]&amp;[.K51]&amp;[.L51]&amp;[.M51]" office:value-type="string" office:string-value="/home/kevin/electionbuster/electionBuster.py -a /home/kevin/electionbuster/states.csv -e SENATE -y 2018  -s ND -f Dustin -l Peyer -p DEM" calcext:value-type="string">
            <text:p>/home/kevin/electionbuster/electionBuster.py -a /home/kevin/electionbuster/states.csv -e SENATE -y 2018 <text:s/>-s ND -f Dustin -l Peyer -p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arv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2])&gt;0;&quot; -s &quot;&amp;[.B52];&quot;&quot;)" office:value-type="string" office:string-value=" -s NE" calcext:value-type="string">
            <text:p><text:s/>-s NE</text:p>
          </table:table-cell>
          <table:table-cell table:formula="of:=IF(LEN([.C52])&gt;0;&quot; -f &quot;&amp;[.C52];&quot;&quot;)" office:value-type="string" office:string-value=" -f Larry" calcext:value-type="string">
            <text:p><text:s/>-f Larry</text:p>
          </table:table-cell>
          <table:table-cell table:formula="of:=IF(LEN([.D52])&gt;0;&quot; -m &quot;&amp;[.D52];&quot;&quot;)">
            <text:p/>
          </table:table-cell>
          <table:table-cell table:formula="of:=IF(LEN([.E52])&gt;0;&quot; -l &quot;&amp;[.E52];&quot;&quot;)" office:value-type="string" office:string-value=" -l Marvin" calcext:value-type="string">
            <text:p><text:s/>-l Marvin</text:p>
          </table:table-cell>
          <table:table-cell table:formula="of:=IF(LEN([.H52])&gt;0;&quot; -p &quot;&amp;[.H5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2]&amp;[.J52]&amp;[.K52]&amp;[.L52]&amp;[.M52]" office:value-type="string" office:string-value="/home/kevin/electionbuster/electionBuster.py -a /home/kevin/electionbuster/states.csv -e SENATE -y 2018  -s NE -f Larry -l Marvin -p DEM" calcext:value-type="string">
            <text:p>/home/kevin/electionbuster/electionBuster.py -a /home/kevin/electionbuster/states.csv -e SENATE -y 2018 <text:s/>-s NE -f Larry -l Marvin -p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Jane</text:p>
          </table:table-cell>
          <table:table-cell/>
          <table:table-cell office:value-type="string" calcext:value-type="string">
            <text:p>Rayboul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3])&gt;0;&quot; -s &quot;&amp;[.B53];&quot;&quot;)" office:value-type="string" office:string-value=" -s NE" calcext:value-type="string">
            <text:p><text:s/>-s NE</text:p>
          </table:table-cell>
          <table:table-cell table:formula="of:=IF(LEN([.C53])&gt;0;&quot; -f &quot;&amp;[.C53];&quot;&quot;)" office:value-type="string" office:string-value=" -f Jane" calcext:value-type="string">
            <text:p><text:s/>-f Jane</text:p>
          </table:table-cell>
          <table:table-cell table:formula="of:=IF(LEN([.D53])&gt;0;&quot; -m &quot;&amp;[.D53];&quot;&quot;)">
            <text:p/>
          </table:table-cell>
          <table:table-cell table:formula="of:=IF(LEN([.E53])&gt;0;&quot; -l &quot;&amp;[.E53];&quot;&quot;)" office:value-type="string" office:string-value=" -l Raybould" calcext:value-type="string">
            <text:p><text:s/>-l Raybould</text:p>
          </table:table-cell>
          <table:table-cell table:formula="of:=IF(LEN([.H53])&gt;0;&quot; -p &quot;&amp;[.H5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3]&amp;[.J53]&amp;[.K53]&amp;[.L53]&amp;[.M53]" office:value-type="string" office:string-value="/home/kevin/electionbuster/electionBuster.py -a /home/kevin/electionbuster/states.csv -e SENATE -y 2018  -s NE -f Jane -l Raybould -p DEM" calcext:value-type="string">
            <text:p>/home/kevin/electionbuster/electionBuster.py -a /home/kevin/electionbuster/states.csv -e SENATE -y 2018 <text:s/>-s NE -f Jane -l Raybould -p DE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Frank</text:p>
          </table:table-cell>
          <table:table-cell/>
          <table:table-cell office:value-type="string" calcext:value-type="string">
            <text:p>Svobod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4])&gt;0;&quot; -s &quot;&amp;[.B54];&quot;&quot;)" office:value-type="string" office:string-value=" -s NE" calcext:value-type="string">
            <text:p><text:s/>-s NE</text:p>
          </table:table-cell>
          <table:table-cell table:formula="of:=IF(LEN([.C54])&gt;0;&quot; -f &quot;&amp;[.C54];&quot;&quot;)" office:value-type="string" office:string-value=" -f Frank" calcext:value-type="string">
            <text:p><text:s/>-f Frank</text:p>
          </table:table-cell>
          <table:table-cell table:formula="of:=IF(LEN([.D54])&gt;0;&quot; -m &quot;&amp;[.D54];&quot;&quot;)">
            <text:p/>
          </table:table-cell>
          <table:table-cell table:formula="of:=IF(LEN([.E54])&gt;0;&quot; -l &quot;&amp;[.E54];&quot;&quot;)" office:value-type="string" office:string-value=" -l Svoboda" calcext:value-type="string">
            <text:p><text:s/>-l Svoboda</text:p>
          </table:table-cell>
          <table:table-cell table:formula="of:=IF(LEN([.H54])&gt;0;&quot; -p &quot;&amp;[.H5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4]&amp;[.J54]&amp;[.K54]&amp;[.L54]&amp;[.M54]" office:value-type="string" office:string-value="/home/kevin/electionbuster/electionBuster.py -a /home/kevin/electionbuster/states.csv -e SENATE -y 2018  -s NE -f Frank -l Svoboda -p DEM" calcext:value-type="string">
            <text:p>/home/kevin/electionbuster/electionBuster.py -a /home/kevin/electionbuster/states.csv -e SENATE -y 2018 <text:s/>-s NE -f Frank -l Svoboda -p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McCormick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5])&gt;0;&quot; -s &quot;&amp;[.B55];&quot;&quot;)" office:value-type="string" office:string-value=" -s NJ" calcext:value-type="string">
            <text:p><text:s/>-s NJ</text:p>
          </table:table-cell>
          <table:table-cell table:formula="of:=IF(LEN([.C55])&gt;0;&quot; -f &quot;&amp;[.C55];&quot;&quot;)" office:value-type="string" office:string-value=" -f Lisa" calcext:value-type="string">
            <text:p><text:s/>-f Lisa</text:p>
          </table:table-cell>
          <table:table-cell table:formula="of:=IF(LEN([.D55])&gt;0;&quot; -m &quot;&amp;[.D55];&quot;&quot;)">
            <text:p/>
          </table:table-cell>
          <table:table-cell table:formula="of:=IF(LEN([.E55])&gt;0;&quot; -l &quot;&amp;[.E55];&quot;&quot;)" office:value-type="string" office:string-value=" -l McCormick" calcext:value-type="string">
            <text:p><text:s/>-l McCormick</text:p>
          </table:table-cell>
          <table:table-cell table:formula="of:=IF(LEN([.H55])&gt;0;&quot; -p &quot;&amp;[.H5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5]&amp;[.J55]&amp;[.K55]&amp;[.L55]&amp;[.M55]" office:value-type="string" office:string-value="/home/kevin/electionbuster/electionBuster.py -a /home/kevin/electionbuster/states.csv -e SENATE -y 2018  -s NJ -f Lisa -l McCormick -p DEM" calcext:value-type="string">
            <text:p>/home/kevin/electionbuster/electionBuster.py -a /home/kevin/electionbuster/states.csv -e SENATE -y 2018 <text:s/>-s NJ -f Lisa -l McCormick -p DEM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Mene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6])&gt;0;&quot; -s &quot;&amp;[.B56];&quot;&quot;)" office:value-type="string" office:string-value=" -s NJ" calcext:value-type="string">
            <text:p><text:s/>-s NJ</text:p>
          </table:table-cell>
          <table:table-cell table:formula="of:=IF(LEN([.C56])&gt;0;&quot; -f &quot;&amp;[.C56];&quot;&quot;)" office:value-type="string" office:string-value=" -f Bob" calcext:value-type="string">
            <text:p><text:s/>-f Bob</text:p>
          </table:table-cell>
          <table:table-cell table:formula="of:=IF(LEN([.D56])&gt;0;&quot; -m &quot;&amp;[.D56];&quot;&quot;)">
            <text:p/>
          </table:table-cell>
          <table:table-cell table:formula="of:=IF(LEN([.E56])&gt;0;&quot; -l &quot;&amp;[.E56];&quot;&quot;)" office:value-type="string" office:string-value=" -l Menendez" calcext:value-type="string">
            <text:p><text:s/>-l Menendez</text:p>
          </table:table-cell>
          <table:table-cell table:formula="of:=IF(LEN([.H56])&gt;0;&quot; -p &quot;&amp;[.H5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6]&amp;[.J56]&amp;[.K56]&amp;[.L56]&amp;[.M56]" office:value-type="string" office:string-value="/home/kevin/electionbuster/electionBuster.py -a /home/kevin/electionbuster/states.csv -e SENATE -y 2018  -s NJ -f Bob -l Menendez -p DEM" calcext:value-type="string">
            <text:p>/home/kevin/electionbuster/electionBuster.py -a /home/kevin/electionbuster/states.csv -e SENATE -y 2018 <text:s/>-s NJ -f Bob -l Menendez -p DEM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7])&gt;0;&quot; -s &quot;&amp;[.B57];&quot;&quot;)" office:value-type="string" office:string-value=" -s NM" calcext:value-type="string">
            <text:p><text:s/>-s NM</text:p>
          </table:table-cell>
          <table:table-cell table:formula="of:=IF(LEN([.C57])&gt;0;&quot; -f &quot;&amp;[.C57];&quot;&quot;)" office:value-type="string" office:string-value=" -f Martin" calcext:value-type="string">
            <text:p><text:s/>-f Martin</text:p>
          </table:table-cell>
          <table:table-cell table:formula="of:=IF(LEN([.D57])&gt;0;&quot; -m &quot;&amp;[.D57];&quot;&quot;)">
            <text:p/>
          </table:table-cell>
          <table:table-cell table:formula="of:=IF(LEN([.E57])&gt;0;&quot; -l &quot;&amp;[.E57];&quot;&quot;)" office:value-type="string" office:string-value=" -l Heinrich" calcext:value-type="string">
            <text:p><text:s/>-l Heinrich</text:p>
          </table:table-cell>
          <table:table-cell table:formula="of:=IF(LEN([.H57])&gt;0;&quot; -p &quot;&amp;[.H5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7]&amp;[.J57]&amp;[.K57]&amp;[.L57]&amp;[.M57]" office:value-type="string" office:string-value="/home/kevin/electionbuster/electionBuster.py -a /home/kevin/electionbuster/states.csv -e SENATE -y 2018  -s NM -f Martin -l Heinrich -p DEM" calcext:value-type="string">
            <text:p>/home/kevin/electionbuster/electionBuster.py -a /home/kevin/electionbuster/states.csv -e SENATE -y 2018 <text:s/>-s NM -f Martin -l Heinrich -p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Mahendr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8])&gt;0;&quot; -s &quot;&amp;[.B58];&quot;&quot;)" office:value-type="string" office:string-value=" -s NV" calcext:value-type="string">
            <text:p><text:s/>-s NV</text:p>
          </table:table-cell>
          <table:table-cell table:formula="of:=IF(LEN([.C58])&gt;0;&quot; -f &quot;&amp;[.C58];&quot;&quot;)" office:value-type="string" office:string-value=" -f Bobby" calcext:value-type="string">
            <text:p><text:s/>-f Bobby</text:p>
          </table:table-cell>
          <table:table-cell table:formula="of:=IF(LEN([.D58])&gt;0;&quot; -m &quot;&amp;[.D58];&quot;&quot;)">
            <text:p/>
          </table:table-cell>
          <table:table-cell table:formula="of:=IF(LEN([.E58])&gt;0;&quot; -l &quot;&amp;[.E58];&quot;&quot;)" office:value-type="string" office:string-value=" -l Mahendra" calcext:value-type="string">
            <text:p><text:s/>-l Mahendra</text:p>
          </table:table-cell>
          <table:table-cell table:formula="of:=IF(LEN([.H58])&gt;0;&quot; -p &quot;&amp;[.H5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8]&amp;[.J58]&amp;[.K58]&amp;[.L58]&amp;[.M58]" office:value-type="string" office:string-value="/home/kevin/electionbuster/electionBuster.py -a /home/kevin/electionbuster/states.csv -e SENATE -y 2018  -s NV -f Bobby -l Mahendra -p DEM" calcext:value-type="string">
            <text:p>/home/kevin/electionbuster/electionBuster.py -a /home/kevin/electionbuster/states.csv -e SENATE -y 2018 <text:s/>-s NV -f Bobby -l Mahendra -p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Jacky</text:p>
          </table:table-cell>
          <table:table-cell/>
          <table:table-cell office:value-type="string" calcext:value-type="string">
            <text:p>Ro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59])&gt;0;&quot; -s &quot;&amp;[.B59];&quot;&quot;)" office:value-type="string" office:string-value=" -s NV" calcext:value-type="string">
            <text:p><text:s/>-s NV</text:p>
          </table:table-cell>
          <table:table-cell table:formula="of:=IF(LEN([.C59])&gt;0;&quot; -f &quot;&amp;[.C59];&quot;&quot;)" office:value-type="string" office:string-value=" -f Jacky" calcext:value-type="string">
            <text:p><text:s/>-f Jacky</text:p>
          </table:table-cell>
          <table:table-cell table:formula="of:=IF(LEN([.D59])&gt;0;&quot; -m &quot;&amp;[.D59];&quot;&quot;)">
            <text:p/>
          </table:table-cell>
          <table:table-cell table:formula="of:=IF(LEN([.E59])&gt;0;&quot; -l &quot;&amp;[.E59];&quot;&quot;)" office:value-type="string" office:string-value=" -l Rosen" calcext:value-type="string">
            <text:p><text:s/>-l Rosen</text:p>
          </table:table-cell>
          <table:table-cell table:formula="of:=IF(LEN([.H59])&gt;0;&quot; -p &quot;&amp;[.H5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59]&amp;[.J59]&amp;[.K59]&amp;[.L59]&amp;[.M59]" office:value-type="string" office:string-value="/home/kevin/electionbuster/electionBuster.py -a /home/kevin/electionbuster/states.csv -e SENATE -y 2018  -s NV -f Jacky -l Rosen -p DEM" calcext:value-type="string">
            <text:p>/home/kevin/electionbuster/electionBuster.py -a /home/kevin/electionbuster/states.csv -e SENATE -y 2018 <text:s/>-s NV -f Jacky -l Rosen -p DEM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Sbai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0])&gt;0;&quot; -s &quot;&amp;[.B60];&quot;&quot;)" office:value-type="string" office:string-value=" -s NV" calcext:value-type="string">
            <text:p><text:s/>-s NV</text:p>
          </table:table-cell>
          <table:table-cell table:formula="of:=IF(LEN([.C60])&gt;0;&quot; -f &quot;&amp;[.C60];&quot;&quot;)" office:value-type="string" office:string-value=" -f Jesse" calcext:value-type="string">
            <text:p><text:s/>-f Jesse</text:p>
          </table:table-cell>
          <table:table-cell table:formula="of:=IF(LEN([.D60])&gt;0;&quot; -m &quot;&amp;[.D60];&quot;&quot;)">
            <text:p/>
          </table:table-cell>
          <table:table-cell table:formula="of:=IF(LEN([.E60])&gt;0;&quot; -l &quot;&amp;[.E60];&quot;&quot;)" office:value-type="string" office:string-value=" -l Sbaih" calcext:value-type="string">
            <text:p><text:s/>-l Sbaih</text:p>
          </table:table-cell>
          <table:table-cell table:formula="of:=IF(LEN([.H60])&gt;0;&quot; -p &quot;&amp;[.H60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0]&amp;[.J60]&amp;[.K60]&amp;[.L60]&amp;[.M60]" office:value-type="string" office:string-value="/home/kevin/electionbuster/electionBuster.py -a /home/kevin/electionbuster/states.csv -e SENATE -y 2018  -s NV -f Jesse -l Sbaih -p DEM" calcext:value-type="string">
            <text:p>/home/kevin/electionbuster/electionBuster.py -a /home/kevin/electionbuster/states.csv -e SENATE -y 2018 <text:s/>-s NV -f Jesse -l Sbaih -p DEM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Kirsten</text:p>
          </table:table-cell>
          <table:table-cell/>
          <table:table-cell office:value-type="string" calcext:value-type="string">
            <text:p>Gillibrand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1])&gt;0;&quot; -s &quot;&amp;[.B61];&quot;&quot;)" office:value-type="string" office:string-value=" -s NY" calcext:value-type="string">
            <text:p><text:s/>-s NY</text:p>
          </table:table-cell>
          <table:table-cell table:formula="of:=IF(LEN([.C61])&gt;0;&quot; -f &quot;&amp;[.C61];&quot;&quot;)" office:value-type="string" office:string-value=" -f Kirsten" calcext:value-type="string">
            <text:p><text:s/>-f Kirsten</text:p>
          </table:table-cell>
          <table:table-cell table:formula="of:=IF(LEN([.D61])&gt;0;&quot; -m &quot;&amp;[.D61];&quot;&quot;)">
            <text:p/>
          </table:table-cell>
          <table:table-cell table:formula="of:=IF(LEN([.E61])&gt;0;&quot; -l &quot;&amp;[.E61];&quot;&quot;)" office:value-type="string" office:string-value=" -l Gillibrand" calcext:value-type="string">
            <text:p><text:s/>-l Gillibrand</text:p>
          </table:table-cell>
          <table:table-cell table:formula="of:=IF(LEN([.H61])&gt;0;&quot; -p &quot;&amp;[.H6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1]&amp;[.J61]&amp;[.K61]&amp;[.L61]&amp;[.M61]" office:value-type="string" office:string-value="/home/kevin/electionbuster/electionBuster.py -a /home/kevin/electionbuster/states.csv -e SENATE -y 2018  -s NY -f Kirsten -l Gillibrand -p DEM" calcext:value-type="string">
            <text:p>/home/kevin/electionbuster/electionBuster.py -a /home/kevin/electionbuster/states.csv -e SENATE -y 2018 <text:s/>-s NY -f Kirsten -l Gillibrand -p DEM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Sherrod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2])&gt;0;&quot; -s &quot;&amp;[.B62];&quot;&quot;)" office:value-type="string" office:string-value=" -s OH" calcext:value-type="string">
            <text:p><text:s/>-s OH</text:p>
          </table:table-cell>
          <table:table-cell table:formula="of:=IF(LEN([.C62])&gt;0;&quot; -f &quot;&amp;[.C62];&quot;&quot;)" office:value-type="string" office:string-value=" -f Sherrod" calcext:value-type="string">
            <text:p><text:s/>-f Sherrod</text:p>
          </table:table-cell>
          <table:table-cell table:formula="of:=IF(LEN([.D62])&gt;0;&quot; -m &quot;&amp;[.D62];&quot;&quot;)">
            <text:p/>
          </table:table-cell>
          <table:table-cell table:formula="of:=IF(LEN([.E62])&gt;0;&quot; -l &quot;&amp;[.E62];&quot;&quot;)" office:value-type="string" office:string-value=" -l Brown" calcext:value-type="string">
            <text:p><text:s/>-l Brown</text:p>
          </table:table-cell>
          <table:table-cell table:formula="of:=IF(LEN([.H62])&gt;0;&quot; -p &quot;&amp;[.H6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2]&amp;[.J62]&amp;[.K62]&amp;[.L62]&amp;[.M62]" office:value-type="string" office:string-value="/home/kevin/electionbuster/electionBuster.py -a /home/kevin/electionbuster/states.csv -e SENATE -y 2018  -s OH -f Sherrod -l Brown -p DEM" calcext:value-type="string">
            <text:p>/home/kevin/electionbuster/electionBuster.py -a /home/kevin/electionbuster/states.csv -e SENATE -y 2018 <text:s/>-s OH -f Sherrod -l Brown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Kell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3])&gt;0;&quot; -s &quot;&amp;[.B63];&quot;&quot;)" office:value-type="string" office:string-value=" -s PA" calcext:value-type="string">
            <text:p><text:s/>-s PA</text:p>
          </table:table-cell>
          <table:table-cell table:formula="of:=IF(LEN([.C63])&gt;0;&quot; -f &quot;&amp;[.C63];&quot;&quot;)" office:value-type="string" office:string-value=" -f Brian" calcext:value-type="string">
            <text:p><text:s/>-f Brian</text:p>
          </table:table-cell>
          <table:table-cell table:formula="of:=IF(LEN([.D63])&gt;0;&quot; -m &quot;&amp;[.D63];&quot;&quot;)">
            <text:p/>
          </table:table-cell>
          <table:table-cell table:formula="of:=IF(LEN([.E63])&gt;0;&quot; -l &quot;&amp;[.E63];&quot;&quot;)" office:value-type="string" office:string-value=" -l Kelly" calcext:value-type="string">
            <text:p><text:s/>-l Kelly</text:p>
          </table:table-cell>
          <table:table-cell table:formula="of:=IF(LEN([.H63])&gt;0;&quot; -p &quot;&amp;[.H6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3]&amp;[.J63]&amp;[.K63]&amp;[.L63]&amp;[.M63]" office:value-type="string" office:string-value="/home/kevin/electionbuster/electionBuster.py -a /home/kevin/electionbuster/states.csv -e SENATE -y 2018  -s PA -f Brian -l Kelly -p DEM" calcext:value-type="string">
            <text:p>/home/kevin/electionbuster/electionBuster.py -a /home/kevin/electionbuster/states.csv -e SENATE -y 2018 <text:s/>-s PA -f Brian -l Kelly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Uhric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4])&gt;0;&quot; -s &quot;&amp;[.B64];&quot;&quot;)" office:value-type="string" office:string-value=" -s PA" calcext:value-type="string">
            <text:p><text:s/>-s PA</text:p>
          </table:table-cell>
          <table:table-cell table:formula="of:=IF(LEN([.C64])&gt;0;&quot; -f &quot;&amp;[.C64];&quot;&quot;)" office:value-type="string" office:string-value=" -f Ray" calcext:value-type="string">
            <text:p><text:s/>-f Ray</text:p>
          </table:table-cell>
          <table:table-cell table:formula="of:=IF(LEN([.D64])&gt;0;&quot; -m &quot;&amp;[.D64];&quot;&quot;)">
            <text:p/>
          </table:table-cell>
          <table:table-cell table:formula="of:=IF(LEN([.E64])&gt;0;&quot; -l &quot;&amp;[.E64];&quot;&quot;)" office:value-type="string" office:string-value=" -l Uhric" calcext:value-type="string">
            <text:p><text:s/>-l Uhric</text:p>
          </table:table-cell>
          <table:table-cell table:formula="of:=IF(LEN([.H64])&gt;0;&quot; -p &quot;&amp;[.H6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4]&amp;[.J64]&amp;[.K64]&amp;[.L64]&amp;[.M64]" office:value-type="string" office:string-value="/home/kevin/electionbuster/electionBuster.py -a /home/kevin/electionbuster/states.csv -e SENATE -y 2018  -s PA -f Ray -l Uhric -p DEM" calcext:value-type="string">
            <text:p>/home/kevin/electionbuster/electionBuster.py -a /home/kevin/electionbuster/states.csv -e SENATE -y 2018 <text:s/>-s PA -f Ray -l Uhric -p DEM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Wright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5])&gt;0;&quot; -s &quot;&amp;[.B65];&quot;&quot;)" office:value-type="string" office:string-value=" -s PA" calcext:value-type="string">
            <text:p><text:s/>-s PA</text:p>
          </table:table-cell>
          <table:table-cell table:formula="of:=IF(LEN([.C65])&gt;0;&quot; -f &quot;&amp;[.C65];&quot;&quot;)" office:value-type="string" office:string-value=" -f Theresa" calcext:value-type="string">
            <text:p><text:s/>-f Theresa</text:p>
          </table:table-cell>
          <table:table-cell table:formula="of:=IF(LEN([.D65])&gt;0;&quot; -m &quot;&amp;[.D65];&quot;&quot;)">
            <text:p/>
          </table:table-cell>
          <table:table-cell table:formula="of:=IF(LEN([.E65])&gt;0;&quot; -l &quot;&amp;[.E65];&quot;&quot;)" office:value-type="string" office:string-value=" -l Wright" calcext:value-type="string">
            <text:p><text:s/>-l Wright</text:p>
          </table:table-cell>
          <table:table-cell table:formula="of:=IF(LEN([.H65])&gt;0;&quot; -p &quot;&amp;[.H6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5]&amp;[.J65]&amp;[.K65]&amp;[.L65]&amp;[.M65]" office:value-type="string" office:string-value="/home/kevin/electionbuster/electionBuster.py -a /home/kevin/electionbuster/states.csv -e SENATE -y 2018  -s PA -f Theresa -l Wright -p DEM" calcext:value-type="string">
            <text:p>/home/kevin/electionbuster/electionBuster.py -a /home/kevin/electionbuster/states.csv -e SENATE -y 2018 <text:s/>-s PA -f Theresa -l Wright -p DEM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Sheldon</text:p>
          </table:table-cell>
          <table:table-cell/>
          <table:table-cell office:value-type="string" calcext:value-type="string">
            <text:p>Whitehous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6])&gt;0;&quot; -s &quot;&amp;[.B66];&quot;&quot;)" office:value-type="string" office:string-value=" -s RI" calcext:value-type="string">
            <text:p><text:s/>-s RI</text:p>
          </table:table-cell>
          <table:table-cell table:formula="of:=IF(LEN([.C66])&gt;0;&quot; -f &quot;&amp;[.C66];&quot;&quot;)" office:value-type="string" office:string-value=" -f Sheldon" calcext:value-type="string">
            <text:p><text:s/>-f Sheldon</text:p>
          </table:table-cell>
          <table:table-cell table:formula="of:=IF(LEN([.D66])&gt;0;&quot; -m &quot;&amp;[.D66];&quot;&quot;)">
            <text:p/>
          </table:table-cell>
          <table:table-cell table:formula="of:=IF(LEN([.E66])&gt;0;&quot; -l &quot;&amp;[.E66];&quot;&quot;)" office:value-type="string" office:string-value=" -l Whitehouse" calcext:value-type="string">
            <text:p><text:s/>-l Whitehouse</text:p>
          </table:table-cell>
          <table:table-cell table:formula="of:=IF(LEN([.H66])&gt;0;&quot; -p &quot;&amp;[.H6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6]&amp;[.J66]&amp;[.K66]&amp;[.L66]&amp;[.M66]" office:value-type="string" office:string-value="/home/kevin/electionbuster/electionBuster.py -a /home/kevin/electionbuster/states.csv -e SENATE -y 2018  -s RI -f Sheldon -l Whitehouse -p DEM" calcext:value-type="string">
            <text:p>/home/kevin/electionbuster/electionBuster.py -a /home/kevin/electionbuster/states.csv -e SENATE -y 2018 <text:s/>-s RI -f Sheldon -l Whitehouse -p DEM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Phil</text:p>
          </table:table-cell>
          <table:table-cell/>
          <table:table-cell office:value-type="string" calcext:value-type="string">
            <text:p>Bredese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7])&gt;0;&quot; -s &quot;&amp;[.B67];&quot;&quot;)" office:value-type="string" office:string-value=" -s TN" calcext:value-type="string">
            <text:p><text:s/>-s TN</text:p>
          </table:table-cell>
          <table:table-cell table:formula="of:=IF(LEN([.C67])&gt;0;&quot; -f &quot;&amp;[.C67];&quot;&quot;)" office:value-type="string" office:string-value=" -f Phil" calcext:value-type="string">
            <text:p><text:s/>-f Phil</text:p>
          </table:table-cell>
          <table:table-cell table:formula="of:=IF(LEN([.D67])&gt;0;&quot; -m &quot;&amp;[.D67];&quot;&quot;)">
            <text:p/>
          </table:table-cell>
          <table:table-cell table:formula="of:=IF(LEN([.E67])&gt;0;&quot; -l &quot;&amp;[.E67];&quot;&quot;)" office:value-type="string" office:string-value=" -l Bredesen" calcext:value-type="string">
            <text:p><text:s/>-l Bredesen</text:p>
          </table:table-cell>
          <table:table-cell table:formula="of:=IF(LEN([.H67])&gt;0;&quot; -p &quot;&amp;[.H6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7]&amp;[.J67]&amp;[.K67]&amp;[.L67]&amp;[.M67]" office:value-type="string" office:string-value="/home/kevin/electionbuster/electionBuster.py -a /home/kevin/electionbuster/states.csv -e SENATE -y 2018  -s TN -f Phil -l Bredesen -p DEM" calcext:value-type="string">
            <text:p>/home/kevin/electionbuster/electionBuster.py -a /home/kevin/electionbuster/states.csv -e SENATE -y 2018 <text:s/>-s TN -f Phil -l Bredesen -p DEM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Baile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8])&gt;0;&quot; -s &quot;&amp;[.B68];&quot;&quot;)" office:value-type="string" office:string-value=" -s TN" calcext:value-type="string">
            <text:p><text:s/>-s TN</text:p>
          </table:table-cell>
          <table:table-cell table:formula="of:=IF(LEN([.C68])&gt;0;&quot; -f &quot;&amp;[.C68];&quot;&quot;)" office:value-type="string" office:string-value=" -f Bill" calcext:value-type="string">
            <text:p><text:s/>-f Bill</text:p>
          </table:table-cell>
          <table:table-cell table:formula="of:=IF(LEN([.D68])&gt;0;&quot; -m &quot;&amp;[.D68];&quot;&quot;)">
            <text:p/>
          </table:table-cell>
          <table:table-cell table:formula="of:=IF(LEN([.E68])&gt;0;&quot; -l &quot;&amp;[.E68];&quot;&quot;)" office:value-type="string" office:string-value=" -l Bailey" calcext:value-type="string">
            <text:p><text:s/>-l Bailey</text:p>
          </table:table-cell>
          <table:table-cell table:formula="of:=IF(LEN([.H68])&gt;0;&quot; -p &quot;&amp;[.H6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8]&amp;[.J68]&amp;[.K68]&amp;[.L68]&amp;[.M68]" office:value-type="string" office:string-value="/home/kevin/electionbuster/electionBuster.py -a /home/kevin/electionbuster/states.csv -e SENATE -y 2018  -s TN -f Bill -l Bailey -p DEM" calcext:value-type="string">
            <text:p>/home/kevin/electionbuster/electionBuster.py -a /home/kevin/electionbuster/states.csv -e SENATE -y 2018 <text:s/>-s TN -f Bill -l Bailey -p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Irasema</text:p>
          </table:table-cell>
          <table:table-cell/>
          <table:table-cell office:value-type="string" calcext:value-type="string">
            <text:p>Hernandez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69])&gt;0;&quot; -s &quot;&amp;[.B69];&quot;&quot;)" office:value-type="string" office:string-value=" -s TX" calcext:value-type="string">
            <text:p><text:s/>-s TX</text:p>
          </table:table-cell>
          <table:table-cell table:formula="of:=IF(LEN([.C69])&gt;0;&quot; -f &quot;&amp;[.C69];&quot;&quot;)" office:value-type="string" office:string-value=" -f Irasema" calcext:value-type="string">
            <text:p><text:s/>-f Irasema</text:p>
          </table:table-cell>
          <table:table-cell table:formula="of:=IF(LEN([.D69])&gt;0;&quot; -m &quot;&amp;[.D69];&quot;&quot;)">
            <text:p/>
          </table:table-cell>
          <table:table-cell table:formula="of:=IF(LEN([.E69])&gt;0;&quot; -l &quot;&amp;[.E69];&quot;&quot;)" office:value-type="string" office:string-value=" -l Hernandez" calcext:value-type="string">
            <text:p><text:s/>-l Hernandez</text:p>
          </table:table-cell>
          <table:table-cell table:formula="of:=IF(LEN([.H69])&gt;0;&quot; -p &quot;&amp;[.H6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69]&amp;[.J69]&amp;[.K69]&amp;[.L69]&amp;[.M69]" office:value-type="string" office:string-value="/home/kevin/electionbuster/electionBuster.py -a /home/kevin/electionbuster/states.csv -e SENATE -y 2018  -s TX -f Irasema -l Hernandez -p DEM" calcext:value-type="string">
            <text:p>/home/kevin/electionbuster/electionBuster.py -a /home/kevin/electionbuster/states.csv -e SENATE -y 2018 <text:s/>-s TX -f Irasema -l Hernandez -p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Kimbrough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0])&gt;0;&quot; -s &quot;&amp;[.B70];&quot;&quot;)" office:value-type="string" office:string-value=" -s TX" calcext:value-type="string">
            <text:p><text:s/>-s TX</text:p>
          </table:table-cell>
          <table:table-cell table:formula="of:=IF(LEN([.C70])&gt;0;&quot; -f &quot;&amp;[.C70];&quot;&quot;)" office:value-type="string" office:string-value=" -f Edward" calcext:value-type="string">
            <text:p><text:s/>-f Edward</text:p>
          </table:table-cell>
          <table:table-cell table:formula="of:=IF(LEN([.D70])&gt;0;&quot; -m &quot;&amp;[.D70];&quot;&quot;)">
            <text:p/>
          </table:table-cell>
          <table:table-cell table:formula="of:=IF(LEN([.E70])&gt;0;&quot; -l &quot;&amp;[.E70];&quot;&quot;)" office:value-type="string" office:string-value=" -l Kimbrough" calcext:value-type="string">
            <text:p><text:s/>-l Kimbrough</text:p>
          </table:table-cell>
          <table:table-cell table:formula="of:=IF(LEN([.H70])&gt;0;&quot; -p &quot;&amp;[.H70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0]&amp;[.J70]&amp;[.K70]&amp;[.L70]&amp;[.M70]" office:value-type="string" office:string-value="/home/kevin/electionbuster/electionBuster.py -a /home/kevin/electionbuster/states.csv -e SENATE -y 2018  -s TX -f Edward -l Kimbrough -p DEM" calcext:value-type="string">
            <text:p>/home/kevin/electionbuster/electionBuster.py -a /home/kevin/electionbuster/states.csv -e SENATE -y 2018 <text:s/>-s TX -f Edward -l Kimbrough -p DEM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eto</text:p>
          </table:table-cell>
          <table:table-cell/>
          <table:table-cell office:value-type="string" calcext:value-type="string">
            <text:p>Orourk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1])&gt;0;&quot; -s &quot;&amp;[.B71];&quot;&quot;)" office:value-type="string" office:string-value=" -s TX" calcext:value-type="string">
            <text:p><text:s/>-s TX</text:p>
          </table:table-cell>
          <table:table-cell table:formula="of:=IF(LEN([.C71])&gt;0;&quot; -f &quot;&amp;[.C71];&quot;&quot;)" office:value-type="string" office:string-value=" -f Beto" calcext:value-type="string">
            <text:p><text:s/>-f Beto</text:p>
          </table:table-cell>
          <table:table-cell table:formula="of:=IF(LEN([.D71])&gt;0;&quot; -m &quot;&amp;[.D71];&quot;&quot;)">
            <text:p/>
          </table:table-cell>
          <table:table-cell table:formula="of:=IF(LEN([.E71])&gt;0;&quot; -l &quot;&amp;[.E71];&quot;&quot;)" office:value-type="string" office:string-value=" -l Orourke" calcext:value-type="string">
            <text:p><text:s/>-l Orourke</text:p>
          </table:table-cell>
          <table:table-cell table:formula="of:=IF(LEN([.H71])&gt;0;&quot; -p &quot;&amp;[.H71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1]&amp;[.J71]&amp;[.K71]&amp;[.L71]&amp;[.M71]" office:value-type="string" office:string-value="/home/kevin/electionbuster/electionBuster.py -a /home/kevin/electionbuster/states.csv -e SENATE -y 2018  -s TX -f Beto -l Orourke -p DEM" calcext:value-type="string">
            <text:p>/home/kevin/electionbuster/electionBuster.py -a /home/kevin/electionbuster/states.csv -e SENATE -y 2018 <text:s/>-s TX -f Beto -l Orourke -p DEM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Jenny</text:p>
          </table:table-cell>
          <table:table-cell/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2])&gt;0;&quot; -s &quot;&amp;[.B72];&quot;&quot;)" office:value-type="string" office:string-value=" -s UT" calcext:value-type="string">
            <text:p><text:s/>-s UT</text:p>
          </table:table-cell>
          <table:table-cell table:formula="of:=IF(LEN([.C72])&gt;0;&quot; -f &quot;&amp;[.C72];&quot;&quot;)" office:value-type="string" office:string-value=" -f Jenny" calcext:value-type="string">
            <text:p><text:s/>-f Jenny</text:p>
          </table:table-cell>
          <table:table-cell table:formula="of:=IF(LEN([.D72])&gt;0;&quot; -m &quot;&amp;[.D72];&quot;&quot;)">
            <text:p/>
          </table:table-cell>
          <table:table-cell table:formula="of:=IF(LEN([.E72])&gt;0;&quot; -l &quot;&amp;[.E72];&quot;&quot;)" office:value-type="string" office:string-value=" -l Wilson" calcext:value-type="string">
            <text:p><text:s/>-l Wilson</text:p>
          </table:table-cell>
          <table:table-cell table:formula="of:=IF(LEN([.H72])&gt;0;&quot; -p &quot;&amp;[.H72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2]&amp;[.J72]&amp;[.K72]&amp;[.L72]&amp;[.M72]" office:value-type="string" office:string-value="/home/kevin/electionbuster/electionBuster.py -a /home/kevin/electionbuster/states.csv -e SENATE -y 2018  -s UT -f Jenny -l Wilson -p DEM" calcext:value-type="string">
            <text:p>/home/kevin/electionbuster/electionBuster.py -a /home/kevin/electionbuster/states.csv -e SENATE -y 2018 <text:s/>-s UT -f Jenny -l Wilson -p DEM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Kaine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3])&gt;0;&quot; -s &quot;&amp;[.B73];&quot;&quot;)" office:value-type="string" office:string-value=" -s VA" calcext:value-type="string">
            <text:p><text:s/>-s VA</text:p>
          </table:table-cell>
          <table:table-cell table:formula="of:=IF(LEN([.C73])&gt;0;&quot; -f &quot;&amp;[.C73];&quot;&quot;)" office:value-type="string" office:string-value=" -f Tim" calcext:value-type="string">
            <text:p><text:s/>-f Tim</text:p>
          </table:table-cell>
          <table:table-cell table:formula="of:=IF(LEN([.D73])&gt;0;&quot; -m &quot;&amp;[.D73];&quot;&quot;)">
            <text:p/>
          </table:table-cell>
          <table:table-cell table:formula="of:=IF(LEN([.E73])&gt;0;&quot; -l &quot;&amp;[.E73];&quot;&quot;)" office:value-type="string" office:string-value=" -l Kaine" calcext:value-type="string">
            <text:p><text:s/>-l Kaine</text:p>
          </table:table-cell>
          <table:table-cell table:formula="of:=IF(LEN([.H73])&gt;0;&quot; -p &quot;&amp;[.H73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3]&amp;[.J73]&amp;[.K73]&amp;[.L73]&amp;[.M73]" office:value-type="string" office:string-value="/home/kevin/electionbuster/electionBuster.py -a /home/kevin/electionbuster/states.csv -e SENATE -y 2018  -s VA -f Tim -l Kaine -p DEM" calcext:value-type="string">
            <text:p>/home/kevin/electionbuster/electionBuster.py -a /home/kevin/electionbuster/states.csv -e SENATE -y 2018 <text:s/>-s VA -f Tim -l Kaine -p DEM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Folasade</text:p>
          </table:table-cell>
          <table:table-cell/>
          <table:table-cell office:value-type="string" calcext:value-type="string">
            <text:p>Adeluola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4])&gt;0;&quot; -s &quot;&amp;[.B74];&quot;&quot;)" office:value-type="string" office:string-value=" -s VT" calcext:value-type="string">
            <text:p><text:s/>-s VT</text:p>
          </table:table-cell>
          <table:table-cell table:formula="of:=IF(LEN([.C74])&gt;0;&quot; -f &quot;&amp;[.C74];&quot;&quot;)" office:value-type="string" office:string-value=" -f Folasade" calcext:value-type="string">
            <text:p><text:s/>-f Folasade</text:p>
          </table:table-cell>
          <table:table-cell table:formula="of:=IF(LEN([.D74])&gt;0;&quot; -m &quot;&amp;[.D74];&quot;&quot;)">
            <text:p/>
          </table:table-cell>
          <table:table-cell table:formula="of:=IF(LEN([.E74])&gt;0;&quot; -l &quot;&amp;[.E74];&quot;&quot;)" office:value-type="string" office:string-value=" -l Adeluola" calcext:value-type="string">
            <text:p><text:s/>-l Adeluola</text:p>
          </table:table-cell>
          <table:table-cell table:formula="of:=IF(LEN([.H74])&gt;0;&quot; -p &quot;&amp;[.H74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4]&amp;[.J74]&amp;[.K74]&amp;[.L74]&amp;[.M74]" office:value-type="string" office:string-value="/home/kevin/electionbuster/electionBuster.py -a /home/kevin/electionbuster/states.csv -e SENATE -y 2018  -s VT -f Folasade -l Adeluola -p DEM" calcext:value-type="string">
            <text:p>/home/kevin/electionbuster/electionBuster.py -a /home/kevin/electionbuster/states.csv -e SENATE -y 2018 <text:s/>-s VT -f Folasade -l Adeluola -p DEM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Svitavsky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5])&gt;0;&quot; -s &quot;&amp;[.B75];&quot;&quot;)" office:value-type="string" office:string-value=" -s VT" calcext:value-type="string">
            <text:p><text:s/>-s VT</text:p>
          </table:table-cell>
          <table:table-cell table:formula="of:=IF(LEN([.C75])&gt;0;&quot; -f &quot;&amp;[.C75];&quot;&quot;)" office:value-type="string" office:string-value=" -f Jon" calcext:value-type="string">
            <text:p><text:s/>-f Jon</text:p>
          </table:table-cell>
          <table:table-cell table:formula="of:=IF(LEN([.D75])&gt;0;&quot; -m &quot;&amp;[.D75];&quot;&quot;)">
            <text:p/>
          </table:table-cell>
          <table:table-cell table:formula="of:=IF(LEN([.E75])&gt;0;&quot; -l &quot;&amp;[.E75];&quot;&quot;)" office:value-type="string" office:string-value=" -l Svitavsky" calcext:value-type="string">
            <text:p><text:s/>-l Svitavsky</text:p>
          </table:table-cell>
          <table:table-cell table:formula="of:=IF(LEN([.H75])&gt;0;&quot; -p &quot;&amp;[.H75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5]&amp;[.J75]&amp;[.K75]&amp;[.L75]&amp;[.M75]" office:value-type="string" office:string-value="/home/kevin/electionbuster/electionBuster.py -a /home/kevin/electionbuster/states.csv -e SENATE -y 2018  -s VT -f Jon -l Svitavsky -p DEM" calcext:value-type="string">
            <text:p>/home/kevin/electionbuster/electionBuster.py -a /home/kevin/electionbuster/states.csv -e SENATE -y 2018 <text:s/>-s VT -f Jon -l Svitavsky -p DEM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Cantwell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6])&gt;0;&quot; -s &quot;&amp;[.B76];&quot;&quot;)" office:value-type="string" office:string-value=" -s WA" calcext:value-type="string">
            <text:p><text:s/>-s WA</text:p>
          </table:table-cell>
          <table:table-cell table:formula="of:=IF(LEN([.C76])&gt;0;&quot; -f &quot;&amp;[.C76];&quot;&quot;)" office:value-type="string" office:string-value=" -f Maria" calcext:value-type="string">
            <text:p><text:s/>-f Maria</text:p>
          </table:table-cell>
          <table:table-cell table:formula="of:=IF(LEN([.D76])&gt;0;&quot; -m &quot;&amp;[.D76];&quot;&quot;)">
            <text:p/>
          </table:table-cell>
          <table:table-cell table:formula="of:=IF(LEN([.E76])&gt;0;&quot; -l &quot;&amp;[.E76];&quot;&quot;)" office:value-type="string" office:string-value=" -l Cantwell" calcext:value-type="string">
            <text:p><text:s/>-l Cantwell</text:p>
          </table:table-cell>
          <table:table-cell table:formula="of:=IF(LEN([.H76])&gt;0;&quot; -p &quot;&amp;[.H76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6]&amp;[.J76]&amp;[.K76]&amp;[.L76]&amp;[.M76]" office:value-type="string" office:string-value="/home/kevin/electionbuster/electionBuster.py -a /home/kevin/electionbuster/states.csv -e SENATE -y 2018  -s WA -f Maria -l Cantwell -p DEM" calcext:value-type="string">
            <text:p>/home/kevin/electionbuster/electionBuster.py -a /home/kevin/electionbuster/states.csv -e SENATE -y 2018 <text:s/>-s WA -f Maria -l Cantwell -p DEM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Tammy</text:p>
          </table:table-cell>
          <table:table-cell/>
          <table:table-cell office:value-type="string" calcext:value-type="string">
            <text:p>Baldw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7])&gt;0;&quot; -s &quot;&amp;[.B77];&quot;&quot;)" office:value-type="string" office:string-value=" -s WI" calcext:value-type="string">
            <text:p><text:s/>-s WI</text:p>
          </table:table-cell>
          <table:table-cell table:formula="of:=IF(LEN([.C77])&gt;0;&quot; -f &quot;&amp;[.C77];&quot;&quot;)" office:value-type="string" office:string-value=" -f Tammy" calcext:value-type="string">
            <text:p><text:s/>-f Tammy</text:p>
          </table:table-cell>
          <table:table-cell table:formula="of:=IF(LEN([.D77])&gt;0;&quot; -m &quot;&amp;[.D77];&quot;&quot;)">
            <text:p/>
          </table:table-cell>
          <table:table-cell table:formula="of:=IF(LEN([.E77])&gt;0;&quot; -l &quot;&amp;[.E77];&quot;&quot;)" office:value-type="string" office:string-value=" -l Baldwin" calcext:value-type="string">
            <text:p><text:s/>-l Baldwin</text:p>
          </table:table-cell>
          <table:table-cell table:formula="of:=IF(LEN([.H77])&gt;0;&quot; -p &quot;&amp;[.H77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7]&amp;[.J77]&amp;[.K77]&amp;[.L77]&amp;[.M77]" office:value-type="string" office:string-value="/home/kevin/electionbuster/electionBuster.py -a /home/kevin/electionbuster/states.csv -e SENATE -y 2018  -s WI -f Tammy -l Baldwin -p DEM" calcext:value-type="string">
            <text:p>/home/kevin/electionbuster/electionBuster.py -a /home/kevin/electionbuster/states.csv -e SENATE -y 2018 <text:s/>-s WI -f Tammy -l Baldwin -p DEM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Manchin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8])&gt;0;&quot; -s &quot;&amp;[.B78];&quot;&quot;)" office:value-type="string" office:string-value=" -s WV" calcext:value-type="string">
            <text:p><text:s/>-s WV</text:p>
          </table:table-cell>
          <table:table-cell table:formula="of:=IF(LEN([.C78])&gt;0;&quot; -f &quot;&amp;[.C78];&quot;&quot;)" office:value-type="string" office:string-value=" -f Joe" calcext:value-type="string">
            <text:p><text:s/>-f Joe</text:p>
          </table:table-cell>
          <table:table-cell table:formula="of:=IF(LEN([.D78])&gt;0;&quot; -m &quot;&amp;[.D78];&quot;&quot;)">
            <text:p/>
          </table:table-cell>
          <table:table-cell table:formula="of:=IF(LEN([.E78])&gt;0;&quot; -l &quot;&amp;[.E78];&quot;&quot;)" office:value-type="string" office:string-value=" -l Manchin" calcext:value-type="string">
            <text:p><text:s/>-l Manchin</text:p>
          </table:table-cell>
          <table:table-cell table:formula="of:=IF(LEN([.H78])&gt;0;&quot; -p &quot;&amp;[.H78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8]&amp;[.J78]&amp;[.K78]&amp;[.L78]&amp;[.M78]" office:value-type="string" office:string-value="/home/kevin/electionbuster/electionBuster.py -a /home/kevin/electionbuster/states.csv -e SENATE -y 2018  -s WV -f Joe -l Manchin -p DEM" calcext:value-type="string">
            <text:p>/home/kevin/electionbuster/electionBuster.py -a /home/kevin/electionbuster/states.csv -e SENATE -y 2018 <text:s/>-s WV -f Joe -l Manchin -p DEM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Trauner</text:p>
          </table:table-cell>
          <table:table-cell/>
          <table:table-cell office:value-type="string" calcext:value-type="string">
            <text:p>(Democratic)</text:p>
          </table:table-cell>
          <table:table-cell office:value-type="string" calcext:value-type="string">
            <text:p>DEM</text:p>
          </table:table-cell>
          <table:table-cell table:formula="of:=IF(LEN([.B79])&gt;0;&quot; -s &quot;&amp;[.B79];&quot;&quot;)" office:value-type="string" office:string-value=" -s WY" calcext:value-type="string">
            <text:p><text:s/>-s WY</text:p>
          </table:table-cell>
          <table:table-cell table:formula="of:=IF(LEN([.C79])&gt;0;&quot; -f &quot;&amp;[.C79];&quot;&quot;)" office:value-type="string" office:string-value=" -f Gary" calcext:value-type="string">
            <text:p><text:s/>-f Gary</text:p>
          </table:table-cell>
          <table:table-cell table:formula="of:=IF(LEN([.D79])&gt;0;&quot; -m &quot;&amp;[.D79];&quot;&quot;)">
            <text:p/>
          </table:table-cell>
          <table:table-cell table:formula="of:=IF(LEN([.E79])&gt;0;&quot; -l &quot;&amp;[.E79];&quot;&quot;)" office:value-type="string" office:string-value=" -l Trauner" calcext:value-type="string">
            <text:p><text:s/>-l Trauner</text:p>
          </table:table-cell>
          <table:table-cell table:formula="of:=IF(LEN([.H79])&gt;0;&quot; -p &quot;&amp;[.H79];&quot;&quot;)" office:value-type="string" office:string-value=" -p DEM" calcext:value-type="string">
            <text:p><text:s/>-p DEM</text:p>
          </table:table-cell>
          <table:table-cell table:style-name="ce3" table:formula="of:=&quot;/home/kevin/electionbuster/electionBuster.py -a /home/kevin/electionbuster/states.csv -e SENATE -y 2018 &quot;&amp;[.I79]&amp;[.J79]&amp;[.K79]&amp;[.L79]&amp;[.M79]" office:value-type="string" office:string-value="/home/kevin/electionbuster/electionBuster.py -a /home/kevin/electionbuster/states.csv -e SENATE -y 2018  -s WY -f Gary -l Trauner -p DEM" calcext:value-type="string">
            <text:p>/home/kevin/electionbuster/electionBuster.py -a /home/kevin/electionbuster/states.csv -e SENATE -y 2018 <text:s/>-s WY -f Gary -l Trauner -p DEM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Aguirre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0])&gt;0;&quot; -s &quot;&amp;[.B80];&quot;&quot;)" office:value-type="string" office:string-value=" -s AZ" calcext:value-type="string">
            <text:p><text:s/>-s AZ</text:p>
          </table:table-cell>
          <table:table-cell table:formula="of:=IF(LEN([.C80])&gt;0;&quot; -f &quot;&amp;[.C80];&quot;&quot;)" office:value-type="string" office:string-value=" -f Eve" calcext:value-type="string">
            <text:p><text:s/>-f Eve</text:p>
          </table:table-cell>
          <table:table-cell table:formula="of:=IF(LEN([.D80])&gt;0;&quot; -m &quot;&amp;[.D80];&quot;&quot;)" office:value-type="string" office:string-value=" -m Reyes" calcext:value-type="string">
            <text:p><text:s/>-m Reyes</text:p>
          </table:table-cell>
          <table:table-cell table:formula="of:=IF(LEN([.E80])&gt;0;&quot; -l &quot;&amp;[.E80];&quot;&quot;)" office:value-type="string" office:string-value=" -l Aguirre" calcext:value-type="string">
            <text:p><text:s/>-l Aguirre</text:p>
          </table:table-cell>
          <table:table-cell table:formula="of:=IF(LEN([.H80])&gt;0;&quot; -p &quot;&amp;[.H80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0]&amp;[.J80]&amp;[.K80]&amp;[.L80]&amp;[.M80]" office:value-type="string" office:string-value="/home/kevin/electionbuster/electionBuster.py -a /home/kevin/electionbuster/states.csv -e SENATE -y 2018  -s AZ -f Eve -m Reyes -l Aguirre -p GRE" calcext:value-type="string">
            <text:p>/home/kevin/electionbuster/electionBuster.py -a /home/kevin/electionbuster/states.csv -e SENATE -y 2018 <text:s/>-s AZ -f Eve -m Reyes -l Aguirre -p GRE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Ziesing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1])&gt;0;&quot; -s &quot;&amp;[.B81];&quot;&quot;)" office:value-type="string" office:string-value=" -s CA" calcext:value-type="string">
            <text:p><text:s/>-s CA</text:p>
          </table:table-cell>
          <table:table-cell table:formula="of:=IF(LEN([.C81])&gt;0;&quot; -f &quot;&amp;[.C81];&quot;&quot;)" office:value-type="string" office:string-value=" -f Michael" calcext:value-type="string">
            <text:p><text:s/>-f Michael</text:p>
          </table:table-cell>
          <table:table-cell table:formula="of:=IF(LEN([.D81])&gt;0;&quot; -m &quot;&amp;[.D81];&quot;&quot;)">
            <text:p/>
          </table:table-cell>
          <table:table-cell table:formula="of:=IF(LEN([.E81])&gt;0;&quot; -l &quot;&amp;[.E81];&quot;&quot;)" office:value-type="string" office:string-value=" -l Ziesing" calcext:value-type="string">
            <text:p><text:s/>-l Ziesing</text:p>
          </table:table-cell>
          <table:table-cell table:formula="of:=IF(LEN([.H81])&gt;0;&quot; -p &quot;&amp;[.H81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1]&amp;[.J81]&amp;[.K81]&amp;[.L81]&amp;[.M81]" office:value-type="string" office:string-value="/home/kevin/electionbuster/electionBuster.py -a /home/kevin/electionbuster/states.csv -e SENATE -y 2018  -s CA -f Michael -l Ziesing -p GRE" calcext:value-type="string">
            <text:p>/home/kevin/electionbuster/electionBuster.py -a /home/kevin/electionbuster/states.csv -e SENATE -y 2018 <text:s/>-s CA -f Michael -l Ziesing -p GRE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Overby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2])&gt;0;&quot; -s &quot;&amp;[.B82];&quot;&quot;)" office:value-type="string" office:string-value=" -s MN" calcext:value-type="string">
            <text:p><text:s/>-s MN</text:p>
          </table:table-cell>
          <table:table-cell table:formula="of:=IF(LEN([.C82])&gt;0;&quot; -f &quot;&amp;[.C82];&quot;&quot;)" office:value-type="string" office:string-value=" -f Paula" calcext:value-type="string">
            <text:p><text:s/>-f Paula</text:p>
          </table:table-cell>
          <table:table-cell table:formula="of:=IF(LEN([.D82])&gt;0;&quot; -m &quot;&amp;[.D82];&quot;&quot;)">
            <text:p/>
          </table:table-cell>
          <table:table-cell table:formula="of:=IF(LEN([.E82])&gt;0;&quot; -l &quot;&amp;[.E82];&quot;&quot;)" office:value-type="string" office:string-value=" -l Overby" calcext:value-type="string">
            <text:p><text:s/>-l Overby</text:p>
          </table:table-cell>
          <table:table-cell table:formula="of:=IF(LEN([.H82])&gt;0;&quot; -p &quot;&amp;[.H82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2]&amp;[.J82]&amp;[.K82]&amp;[.L82]&amp;[.M82]" office:value-type="string" office:string-value="/home/kevin/electionbuster/electionBuster.py -a /home/kevin/electionbuster/states.csv -e SENATE -y 2018  -s MN -f Paula -l Overby -p GRE" calcext:value-type="string">
            <text:p>/home/kevin/electionbuster/electionBuster.py -a /home/kevin/electionbuster/states.csv -e SENATE -y 2018 <text:s/>-s MN -f Paula -l Overby -p GRE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Breck</text:p>
          </table:table-cell>
          <table:table-cell/>
          <table:table-cell office:value-type="string" calcext:value-type="string">
            <text:p>(Green)</text:p>
          </table:table-cell>
          <table:table-cell office:value-type="string" calcext:value-type="string">
            <text:p>GRE</text:p>
          </table:table-cell>
          <table:table-cell table:formula="of:=IF(LEN([.B83])&gt;0;&quot; -s &quot;&amp;[.B83];&quot;&quot;)" office:value-type="string" office:string-value=" -s MT" calcext:value-type="string">
            <text:p><text:s/>-s MT</text:p>
          </table:table-cell>
          <table:table-cell table:formula="of:=IF(LEN([.C83])&gt;0;&quot; -f &quot;&amp;[.C83];&quot;&quot;)" office:value-type="string" office:string-value=" -f Thomas" calcext:value-type="string">
            <text:p><text:s/>-f Thomas</text:p>
          </table:table-cell>
          <table:table-cell table:formula="of:=IF(LEN([.D83])&gt;0;&quot; -m &quot;&amp;[.D83];&quot;&quot;)">
            <text:p/>
          </table:table-cell>
          <table:table-cell table:formula="of:=IF(LEN([.E83])&gt;0;&quot; -l &quot;&amp;[.E83];&quot;&quot;)" office:value-type="string" office:string-value=" -l Breck" calcext:value-type="string">
            <text:p><text:s/>-l Breck</text:p>
          </table:table-cell>
          <table:table-cell table:formula="of:=IF(LEN([.H83])&gt;0;&quot; -p &quot;&amp;[.H83];&quot;&quot;)" office:value-type="string" office:string-value=" -p GRE" calcext:value-type="string">
            <text:p><text:s/>-p GRE</text:p>
          </table:table-cell>
          <table:table-cell table:style-name="ce3" table:formula="of:=&quot;/home/kevin/electionbuster/electionBuster.py -a /home/kevin/electionbuster/states.csv -e SENATE -y 2018 &quot;&amp;[.I83]&amp;[.J83]&amp;[.K83]&amp;[.L83]&amp;[.M83]" office:value-type="string" office:string-value="/home/kevin/electionbuster/electionBuster.py -a /home/kevin/electionbuster/states.csv -e SENATE -y 2018  -s MT -f Thomas -l Breck -p GRE" calcext:value-type="string">
            <text:p>/home/kevin/electionbuster/electionBuster.py -a /home/kevin/electionbuster/states.csv -e SENATE -y 2018 <text:s/>-s MT -f Thomas -l Breck -p GRE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lifton</text:p>
          </table:table-cell>
          <table:table-cell/>
          <table:table-cell office:value-type="string" calcext:value-type="string">
            <text:p>Roberts</text:p>
          </table:table-cell>
          <table:table-cell/>
          <table:table-cell office:value-type="string" calcext:value-type="string">
            <text:p>(HumaneParty)</text:p>
          </table:table-cell>
          <table:table-cell office:value-type="string" calcext:value-type="string">
            <text:p>HUP</text:p>
          </table:table-cell>
          <table:table-cell table:formula="of:=IF(LEN([.B84])&gt;0;&quot; -s &quot;&amp;[.B84];&quot;&quot;)" office:value-type="string" office:string-value=" -s CA" calcext:value-type="string">
            <text:p><text:s/>-s CA</text:p>
          </table:table-cell>
          <table:table-cell table:formula="of:=IF(LEN([.C84])&gt;0;&quot; -f &quot;&amp;[.C84];&quot;&quot;)" office:value-type="string" office:string-value=" -f Clifton" calcext:value-type="string">
            <text:p><text:s/>-f Clifton</text:p>
          </table:table-cell>
          <table:table-cell table:formula="of:=IF(LEN([.D84])&gt;0;&quot; -m &quot;&amp;[.D84];&quot;&quot;)">
            <text:p/>
          </table:table-cell>
          <table:table-cell table:formula="of:=IF(LEN([.E84])&gt;0;&quot; -l &quot;&amp;[.E84];&quot;&quot;)" office:value-type="string" office:string-value=" -l Roberts" calcext:value-type="string">
            <text:p><text:s/>-l Roberts</text:p>
          </table:table-cell>
          <table:table-cell table:formula="of:=IF(LEN([.H84])&gt;0;&quot; -p &quot;&amp;[.H84];&quot;&quot;)" office:value-type="string" office:string-value=" -p HUP" calcext:value-type="string">
            <text:p><text:s/>-p HUP</text:p>
          </table:table-cell>
          <table:table-cell table:style-name="ce3" table:formula="of:=&quot;/home/kevin/electionbuster/electionBuster.py -a /home/kevin/electionbuster/states.csv -e SENATE -y 2018 &quot;&amp;[.I84]&amp;[.J84]&amp;[.K84]&amp;[.L84]&amp;[.M84]" office:value-type="string" office:string-value="/home/kevin/electionbuster/electionBuster.py -a /home/kevin/electionbuster/states.csv -e SENATE -y 2018  -s CA -f Clifton -l Roberts -p HUP" calcext:value-type="string">
            <text:p>/home/kevin/electionbuster/electionBuster.py -a /home/kevin/electionbuster/states.csv -e SENATE -y 2018 <text:s/>-s CA -f Clifton -l Roberts -p HU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Carroll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5])&gt;0;&quot; -s &quot;&amp;[.B85];&quot;&quot;)" office:value-type="string" office:string-value=" -s CA" calcext:value-type="string">
            <text:p><text:s/>-s CA</text:p>
          </table:table-cell>
          <table:table-cell table:formula="of:=IF(LEN([.C85])&gt;0;&quot; -f &quot;&amp;[.C85];&quot;&quot;)" office:value-type="string" office:string-value=" -f Jerry" calcext:value-type="string">
            <text:p><text:s/>-f Jerry</text:p>
          </table:table-cell>
          <table:table-cell table:formula="of:=IF(LEN([.D85])&gt;0;&quot; -m &quot;&amp;[.D85];&quot;&quot;)" office:value-type="string" office:string-value=" -m Leon" calcext:value-type="string">
            <text:p><text:s/>-m Leon</text:p>
          </table:table-cell>
          <table:table-cell table:formula="of:=IF(LEN([.E85])&gt;0;&quot; -l &quot;&amp;[.E85];&quot;&quot;)" office:value-type="string" office:string-value=" -l Carroll" calcext:value-type="string">
            <text:p><text:s/>-l Carroll</text:p>
          </table:table-cell>
          <table:table-cell table:formula="of:=IF(LEN([.H85])&gt;0;&quot; -p &quot;&amp;[.H85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5]&amp;[.J85]&amp;[.K85]&amp;[.L85]&amp;[.M85]" office:value-type="string" office:string-value="/home/kevin/electionbuster/electionBuster.py -a /home/kevin/electionbuster/states.csv -e SENATE -y 2018  -s CA -f Jerry -m Leon -l Carroll -p IND" calcext:value-type="string">
            <text:p>/home/kevin/electionbuster/electionBuster.py -a /home/kevin/electionbuster/states.csv -e SENATE -y 2018 <text:s/>-s CA -f Jerry -m Leon -l Carroll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Hodg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6])&gt;0;&quot; -s &quot;&amp;[.B86];&quot;&quot;)" office:value-type="string" office:string-value=" -s CA" calcext:value-type="string">
            <text:p><text:s/>-s CA</text:p>
          </table:table-cell>
          <table:table-cell table:formula="of:=IF(LEN([.C86])&gt;0;&quot; -f &quot;&amp;[.C86];&quot;&quot;)" office:value-type="string" office:string-value=" -f Charles" calcext:value-type="string">
            <text:p><text:s/>-f Charles</text:p>
          </table:table-cell>
          <table:table-cell table:formula="of:=IF(LEN([.D86])&gt;0;&quot; -m &quot;&amp;[.D86];&quot;&quot;)" office:value-type="string" office:string-value=" -m Junior" calcext:value-type="string">
            <text:p><text:s/>-m Junior</text:p>
          </table:table-cell>
          <table:table-cell table:formula="of:=IF(LEN([.E86])&gt;0;&quot; -l &quot;&amp;[.E86];&quot;&quot;)" office:value-type="string" office:string-value=" -l Hodge" calcext:value-type="string">
            <text:p><text:s/>-l Hodge</text:p>
          </table:table-cell>
          <table:table-cell table:formula="of:=IF(LEN([.H86])&gt;0;&quot; -p &quot;&amp;[.H86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6]&amp;[.J86]&amp;[.K86]&amp;[.L86]&amp;[.M86]" office:value-type="string" office:string-value="/home/kevin/electionbuster/electionBuster.py -a /home/kevin/electionbuster/states.csv -e SENATE -y 2018  -s CA -f Charles -m Junior -l Hodge -p IND" calcext:value-type="string">
            <text:p>/home/kevin/electionbuster/electionBuster.py -a /home/kevin/electionbuster/states.csv -e SENATE -y 2018 <text:s/>-s CA -f Charles -m Junior -l Hodge -p IND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ohnson,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7])&gt;0;&quot; -s &quot;&amp;[.B87];&quot;&quot;)" office:value-type="string" office:string-value=" -s IN" calcext:value-type="string">
            <text:p><text:s/>-s IN</text:p>
          </table:table-cell>
          <table:table-cell table:formula="of:=IF(LEN([.C87])&gt;0;&quot; -f &quot;&amp;[.C87];&quot;&quot;)" office:value-type="string" office:string-value=" -f James" calcext:value-type="string">
            <text:p><text:s/>-f James</text:p>
          </table:table-cell>
          <table:table-cell table:formula="of:=IF(LEN([.D87])&gt;0;&quot; -m &quot;&amp;[.D87];&quot;&quot;)" office:value-type="string" office:string-value=" -m L" calcext:value-type="string">
            <text:p><text:s/>-m L</text:p>
          </table:table-cell>
          <table:table-cell table:formula="of:=IF(LEN([.E87])&gt;0;&quot; -l &quot;&amp;[.E87];&quot;&quot;)" office:value-type="string" office:string-value=" -l Johnson," calcext:value-type="string">
            <text:p><text:s/>-l Johnson,</text:p>
          </table:table-cell>
          <table:table-cell table:formula="of:=IF(LEN([.H87])&gt;0;&quot; -p &quot;&amp;[.H87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7]&amp;[.J87]&amp;[.K87]&amp;[.L87]&amp;[.M87]" office:value-type="string" office:string-value="/home/kevin/electionbuster/electionBuster.py -a /home/kevin/electionbuster/states.csv -e SENATE -y 2018  -s IN -f James -m L -l Johnson, -p IND" calcext:value-type="string">
            <text:p>/home/kevin/electionbuster/electionBuster.py -a /home/kevin/electionbuster/states.csv -e SENATE -y 2018 <text:s/>-s IN -f James -m L -l Johnson,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a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8])&gt;0;&quot; -s &quot;&amp;[.B88];&quot;&quot;)" office:value-type="string" office:string-value=" -s CA" calcext:value-type="string">
            <text:p><text:s/>-s CA</text:p>
          </table:table-cell>
          <table:table-cell table:formula="of:=IF(LEN([.C88])&gt;0;&quot; -f &quot;&amp;[.C88];&quot;&quot;)" office:value-type="string" office:string-value=" -f Richard" calcext:value-type="string">
            <text:p><text:s/>-f Richard</text:p>
          </table:table-cell>
          <table:table-cell table:formula="of:=IF(LEN([.D88])&gt;0;&quot; -m &quot;&amp;[.D88];&quot;&quot;)" office:value-type="string" office:string-value=" -m Thomas" calcext:value-type="string">
            <text:p><text:s/>-m Thomas</text:p>
          </table:table-cell>
          <table:table-cell table:formula="of:=IF(LEN([.E88])&gt;0;&quot; -l &quot;&amp;[.E88];&quot;&quot;)" office:value-type="string" office:string-value=" -l Mead" calcext:value-type="string">
            <text:p><text:s/>-l Mead</text:p>
          </table:table-cell>
          <table:table-cell table:formula="of:=IF(LEN([.H88])&gt;0;&quot; -p &quot;&amp;[.H88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8]&amp;[.J88]&amp;[.K88]&amp;[.L88]&amp;[.M88]" office:value-type="string" office:string-value="/home/kevin/electionbuster/electionBuster.py -a /home/kevin/electionbuster/states.csv -e SENATE -y 2018  -s CA -f Richard -m Thomas -l Mead -p IND" calcext:value-type="string">
            <text:p>/home/kevin/electionbuster/electionBuster.py -a /home/kevin/electionbuster/states.csv -e SENATE -y 2018 <text:s/>-s CA -f Richard -m Thomas -l Mead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l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89])&gt;0;&quot; -s &quot;&amp;[.B89];&quot;&quot;)" office:value-type="string" office:string-value=" -s CA" calcext:value-type="string">
            <text:p><text:s/>-s CA</text:p>
          </table:table-cell>
          <table:table-cell table:formula="of:=IF(LEN([.C89])&gt;0;&quot; -f &quot;&amp;[.C89];&quot;&quot;)" office:value-type="string" office:string-value=" -f Lee" calcext:value-type="string">
            <text:p><text:s/>-f Lee</text:p>
          </table:table-cell>
          <table:table-cell table:formula="of:=IF(LEN([.D89])&gt;0;&quot; -m &quot;&amp;[.D89];&quot;&quot;)" office:value-type="string" office:string-value=" -m W" calcext:value-type="string">
            <text:p><text:s/>-m W</text:p>
          </table:table-cell>
          <table:table-cell table:formula="of:=IF(LEN([.E89])&gt;0;&quot; -l &quot;&amp;[.E89];&quot;&quot;)" office:value-type="string" office:string-value=" -l Olson" calcext:value-type="string">
            <text:p><text:s/>-l Olson</text:p>
          </table:table-cell>
          <table:table-cell table:formula="of:=IF(LEN([.H89])&gt;0;&quot; -p &quot;&amp;[.H89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89]&amp;[.J89]&amp;[.K89]&amp;[.L89]&amp;[.M89]" office:value-type="string" office:string-value="/home/kevin/electionbuster/electionBuster.py -a /home/kevin/electionbuster/states.csv -e SENATE -y 2018  -s CA -f Lee -m W -l Olson -p IND" calcext:value-type="string">
            <text:p>/home/kevin/electionbuster/electionBuster.py -a /home/kevin/electionbuster/states.csv -e SENATE -y 2018 <text:s/>-s CA -f Lee -m W -l Olson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ing</text:p>
          </table:table-cell>
          <table:table-cell office:value-type="string" calcext:value-type="string">
            <text:p>Sh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0])&gt;0;&quot; -s &quot;&amp;[.B90];&quot;&quot;)" office:value-type="string" office:string-value=" -s CA" calcext:value-type="string">
            <text:p><text:s/>-s CA</text:p>
          </table:table-cell>
          <table:table-cell table:formula="of:=IF(LEN([.C90])&gt;0;&quot; -f &quot;&amp;[.C90];&quot;&quot;)" office:value-type="string" office:string-value=" -f Ling" calcext:value-type="string">
            <text:p><text:s/>-f Ling</text:p>
          </table:table-cell>
          <table:table-cell table:formula="of:=IF(LEN([.D90])&gt;0;&quot; -m &quot;&amp;[.D90];&quot;&quot;)" office:value-type="string" office:string-value=" -m Ling" calcext:value-type="string">
            <text:p><text:s/>-m Ling</text:p>
          </table:table-cell>
          <table:table-cell table:formula="of:=IF(LEN([.E90])&gt;0;&quot; -l &quot;&amp;[.E90];&quot;&quot;)" office:value-type="string" office:string-value=" -l Shi" calcext:value-type="string">
            <text:p><text:s/>-l Shi</text:p>
          </table:table-cell>
          <table:table-cell table:formula="of:=IF(LEN([.H90])&gt;0;&quot; -p &quot;&amp;[.H90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0]&amp;[.J90]&amp;[.K90]&amp;[.L90]&amp;[.M90]" office:value-type="string" office:string-value="/home/kevin/electionbuster/electionBuster.py -a /home/kevin/electionbuster/states.csv -e SENATE -y 2018  -s CA -f Ling -m Ling -l Shi -p IND" calcext:value-type="string">
            <text:p>/home/kevin/electionbuster/electionBuster.py -a /home/kevin/electionbuster/states.csv -e SENATE -y 2018 <text:s/>-s CA -f Ling -m Ling -l Shi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Eis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1])&gt;0;&quot; -s &quot;&amp;[.B91];&quot;&quot;)" office:value-type="string" office:string-value=" -s CA" calcext:value-type="string">
            <text:p><text:s/>-s CA</text:p>
          </table:table-cell>
          <table:table-cell table:formula="of:=IF(LEN([.C91])&gt;0;&quot; -f &quot;&amp;[.C91];&quot;&quot;)" office:value-type="string" office:string-value=" -f Michael" calcext:value-type="string">
            <text:p><text:s/>-f Michael</text:p>
          </table:table-cell>
          <table:table-cell table:formula="of:=IF(LEN([.D91])&gt;0;&quot; -m &quot;&amp;[.D91];&quot;&quot;)">
            <text:p/>
          </table:table-cell>
          <table:table-cell table:formula="of:=IF(LEN([.E91])&gt;0;&quot; -l &quot;&amp;[.E91];&quot;&quot;)" office:value-type="string" office:string-value=" -l Eisen" calcext:value-type="string">
            <text:p><text:s/>-l Eisen</text:p>
          </table:table-cell>
          <table:table-cell table:formula="of:=IF(LEN([.H91])&gt;0;&quot; -p &quot;&amp;[.H91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1]&amp;[.J91]&amp;[.K91]&amp;[.L91]&amp;[.M91]" office:value-type="string" office:string-value="/home/kevin/electionbuster/electionBuster.py -a /home/kevin/electionbuster/states.csv -e SENATE -y 2018  -s CA -f Michael -l Eisen -p IND" calcext:value-type="string">
            <text:p>/home/kevin/electionbuster/electionBuster.py -a /home/kevin/electionbuster/states.csv -e SENATE -y 2018 <text:s/>-s CA -f Michael -l Eisen -p IND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Gildersleev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2])&gt;0;&quot; -s &quot;&amp;[.B92];&quot;&quot;)" office:value-type="string" office:string-value=" -s CA" calcext:value-type="string">
            <text:p><text:s/>-s CA</text:p>
          </table:table-cell>
          <table:table-cell table:formula="of:=IF(LEN([.C92])&gt;0;&quot; -f &quot;&amp;[.C92];&quot;&quot;)" office:value-type="string" office:string-value=" -f Tim" calcext:value-type="string">
            <text:p><text:s/>-f Tim</text:p>
          </table:table-cell>
          <table:table-cell table:formula="of:=IF(LEN([.D92])&gt;0;&quot; -m &quot;&amp;[.D92];&quot;&quot;)">
            <text:p/>
          </table:table-cell>
          <table:table-cell table:formula="of:=IF(LEN([.E92])&gt;0;&quot; -l &quot;&amp;[.E92];&quot;&quot;)" office:value-type="string" office:string-value=" -l Gildersleeve" calcext:value-type="string">
            <text:p><text:s/>-l Gildersleeve</text:p>
          </table:table-cell>
          <table:table-cell table:formula="of:=IF(LEN([.H92])&gt;0;&quot; -p &quot;&amp;[.H92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2]&amp;[.J92]&amp;[.K92]&amp;[.L92]&amp;[.M92]" office:value-type="string" office:string-value="/home/kevin/electionbuster/electionBuster.py -a /home/kevin/electionbuster/states.csv -e SENATE -y 2018  -s CA -f Tim -l Gildersleeve -p IND" calcext:value-type="string">
            <text:p>/home/kevin/electionbuster/electionBuster.py -a /home/kevin/electionbuster/states.csv -e SENATE -y 2018 <text:s/>-s CA -f Tim -l Gildersleeve -p IN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3])&gt;0;&quot; -s &quot;&amp;[.B93];&quot;&quot;)" office:value-type="string" office:string-value=" -s FL" calcext:value-type="string">
            <text:p><text:s/>-s FL</text:p>
          </table:table-cell>
          <table:table-cell table:formula="of:=IF(LEN([.C93])&gt;0;&quot; -f &quot;&amp;[.C93];&quot;&quot;)" office:value-type="string" office:string-value=" -f Joe" calcext:value-type="string">
            <text:p><text:s/>-f Joe</text:p>
          </table:table-cell>
          <table:table-cell table:formula="of:=IF(LEN([.D93])&gt;0;&quot; -m &quot;&amp;[.D93];&quot;&quot;)">
            <text:p/>
          </table:table-cell>
          <table:table-cell table:formula="of:=IF(LEN([.E93])&gt;0;&quot; -l &quot;&amp;[.E93];&quot;&quot;)" office:value-type="string" office:string-value=" -l Allen" calcext:value-type="string">
            <text:p><text:s/>-l Allen</text:p>
          </table:table-cell>
          <table:table-cell table:formula="of:=IF(LEN([.H93])&gt;0;&quot; -p &quot;&amp;[.H93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3]&amp;[.J93]&amp;[.K93]&amp;[.L93]&amp;[.M93]" office:value-type="string" office:string-value="/home/kevin/electionbuster/electionBuster.py -a /home/kevin/electionbuster/states.csv -e SENATE -y 2018  -s FL -f Joe -l Allen -p IND" calcext:value-type="string">
            <text:p>/home/kevin/electionbuster/electionBuster.py -a /home/kevin/electionbuster/states.csv -e SENATE -y 2018 <text:s/>-s FL -f Joe -l Allen -p IN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Janowsk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4])&gt;0;&quot; -s &quot;&amp;[.B94];&quot;&quot;)" office:value-type="string" office:string-value=" -s FL" calcext:value-type="string">
            <text:p><text:s/>-s FL</text:p>
          </table:table-cell>
          <table:table-cell table:formula="of:=IF(LEN([.C94])&gt;0;&quot; -f &quot;&amp;[.C94];&quot;&quot;)" office:value-type="string" office:string-value=" -f Edward" calcext:value-type="string">
            <text:p><text:s/>-f Edward</text:p>
          </table:table-cell>
          <table:table-cell table:formula="of:=IF(LEN([.D94])&gt;0;&quot; -m &quot;&amp;[.D94];&quot;&quot;)">
            <text:p/>
          </table:table-cell>
          <table:table-cell table:formula="of:=IF(LEN([.E94])&gt;0;&quot; -l &quot;&amp;[.E94];&quot;&quot;)" office:value-type="string" office:string-value=" -l Janowski" calcext:value-type="string">
            <text:p><text:s/>-l Janowski</text:p>
          </table:table-cell>
          <table:table-cell table:formula="of:=IF(LEN([.H94])&gt;0;&quot; -p &quot;&amp;[.H94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4]&amp;[.J94]&amp;[.K94]&amp;[.L94]&amp;[.M94]" office:value-type="string" office:string-value="/home/kevin/electionbuster/electionBuster.py -a /home/kevin/electionbuster/states.csv -e SENATE -y 2018  -s FL -f Edward -l Janowski -p IND" calcext:value-type="string">
            <text:p>/home/kevin/electionbuster/electionBuster.py -a /home/kevin/electionbuster/states.csv -e SENATE -y 2018 <text:s/>-s FL -f Edward -l Janowski -p IND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5])&gt;0;&quot; -s &quot;&amp;[.B95];&quot;&quot;)" office:value-type="string" office:string-value=" -s HI" calcext:value-type="string">
            <text:p><text:s/>-s HI</text:p>
          </table:table-cell>
          <table:table-cell table:formula="of:=IF(LEN([.C95])&gt;0;&quot; -f &quot;&amp;[.C95];&quot;&quot;)" office:value-type="string" office:string-value=" -f Crystal" calcext:value-type="string">
            <text:p><text:s/>-f Crystal</text:p>
          </table:table-cell>
          <table:table-cell table:formula="of:=IF(LEN([.D95])&gt;0;&quot; -m &quot;&amp;[.D95];&quot;&quot;)">
            <text:p/>
          </table:table-cell>
          <table:table-cell table:formula="of:=IF(LEN([.E95])&gt;0;&quot; -l &quot;&amp;[.E95];&quot;&quot;)" office:value-type="string" office:string-value=" -l Carpenter" calcext:value-type="string">
            <text:p><text:s/>-l Carpenter</text:p>
          </table:table-cell>
          <table:table-cell table:formula="of:=IF(LEN([.H95])&gt;0;&quot; -p &quot;&amp;[.H95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5]&amp;[.J95]&amp;[.K95]&amp;[.L95]&amp;[.M95]" office:value-type="string" office:string-value="/home/kevin/electionbuster/electionBuster.py -a /home/kevin/electionbuster/states.csv -e SENATE -y 2018  -s HI -f Crystal -l Carpenter -p IND" calcext:value-type="string">
            <text:p>/home/kevin/electionbuster/electionBuster.py -a /home/kevin/electionbuster/states.csv -e SENATE -y 2018 <text:s/>-s HI -f Crystal -l Carpenter -p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Ayyadurai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6])&gt;0;&quot; -s &quot;&amp;[.B96];&quot;&quot;)" office:value-type="string" office:string-value=" -s MA" calcext:value-type="string">
            <text:p><text:s/>-s MA</text:p>
          </table:table-cell>
          <table:table-cell table:formula="of:=IF(LEN([.C96])&gt;0;&quot; -f &quot;&amp;[.C96];&quot;&quot;)" office:value-type="string" office:string-value=" -f Shiva" calcext:value-type="string">
            <text:p><text:s/>-f Shiva</text:p>
          </table:table-cell>
          <table:table-cell table:formula="of:=IF(LEN([.D96])&gt;0;&quot; -m &quot;&amp;[.D96];&quot;&quot;)">
            <text:p/>
          </table:table-cell>
          <table:table-cell table:formula="of:=IF(LEN([.E96])&gt;0;&quot; -l &quot;&amp;[.E96];&quot;&quot;)" office:value-type="string" office:string-value=" -l Ayyadurai" calcext:value-type="string">
            <text:p><text:s/>-l Ayyadurai</text:p>
          </table:table-cell>
          <table:table-cell table:formula="of:=IF(LEN([.H96])&gt;0;&quot; -p &quot;&amp;[.H96];&quot;&quot;)" office:value-type="string" office:string-value=" -p IND" calcext:value-type="string">
            <text:p><text:s/>-p IND</text:p>
          </table:table-cell>
          <table:table-cell table:style-name="ce3" table:formula="of:=&quot;/home/kevin/electionbuster/electionBuster.py -a /home/kevin/electionbuster/states.csv -e SENATE -y 2018 &quot;&amp;[.I96]&amp;[.J96]&amp;[.K96]&amp;[.L96]&amp;[.M96]" office:value-type="string" office:string-value="/home/kevin/electionbuster/electionBuster.py -a /home/kevin/electionbuster/states.csv -e SENATE -y 2018  -s MA -f Shiva -l Ayyadurai -p IND" calcext:value-type="string">
            <text:p>/home/kevin/electionbuster/electionBuster.py -a /home/kevin/electionbuster/states.csv -e SENATE -y 2018 <text:s/>-s MA -f Shiva -l Ayyadurai -p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Devin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7])&gt;0;&quot; -s &quot;&amp;[.B97];&quot;&quot;)" office:value-type="string" office:string-value=" -s MA" calcext:value-type="string">
            <text:p><text:s/>-s MA</text:p>
          </table:table-cell>
          <table:table-cell table:formula="of:=IF(LEN([.C97])&gt;0;&quot; -f &quot;&amp;[.C97];&quot;&quot;)" office:value-type="string" office:string-value=" -f James" calcext:value-type="string">
            <text:p><text:s/>-f James</text:p>
          </table:table-cell>
          <table:table-cell table:formula="of:=IF(LEN([.D97])&gt;0;&quot; -m &quot;&amp;[.D97];&quot;&quot;)">
            <text:p/>
          </table:table-cell>
          <table:table-cell table:formula="of:=IF(LEN([.E97])&gt;0;&quot; -l &quot;&amp;[.E97];&quot;&quot;)" office:value-type="string" office:string-value=" -l Devine" calcext:value-type="string">
            <text:p><text:s/>-l Devine</text:p>
          </table:table-cell>
          <table:table-cell table:formula="of:=IF(LEN([.H97])&gt;0;&quot; -p &quot;&amp;[.H97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97]&amp;[.J97]&amp;[.K97]&amp;[.L97]&amp;[.M97]" office:value-type="string" office:string-value="/home/kevin/electionbuster/electionBuster.py -a /home/kevin/electionbuster/states.csv -e SENATE -y 2018  -s MA -f James -l Devine -p IND" calcext:value-type="string">
            <text:p>/home/kevin/electionbuster/electionBuster.py -a /home/kevin/electionbuster/states.csv -e SENATE -y 2018 <text:s/>-s MA -f James -l Devine -p I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8])&gt;0;&quot; -s &quot;&amp;[.B98];&quot;&quot;)" office:value-type="string" office:string-value=" -s MA" calcext:value-type="string">
            <text:p><text:s/>-s MA</text:p>
          </table:table-cell>
          <table:table-cell table:formula="of:=IF(LEN([.C98])&gt;0;&quot; -f &quot;&amp;[.C98];&quot;&quot;)" office:value-type="string" office:string-value=" -f Joshua" calcext:value-type="string">
            <text:p><text:s/>-f Joshua</text:p>
          </table:table-cell>
          <table:table-cell table:formula="of:=IF(LEN([.D98])&gt;0;&quot; -m &quot;&amp;[.D98];&quot;&quot;)">
            <text:p/>
          </table:table-cell>
          <table:table-cell table:formula="of:=IF(LEN([.E98])&gt;0;&quot; -l &quot;&amp;[.E98];&quot;&quot;)" office:value-type="string" office:string-value=" -l Ford" calcext:value-type="string">
            <text:p><text:s/>-l Ford</text:p>
          </table:table-cell>
          <table:table-cell table:formula="of:=IF(LEN([.H98])&gt;0;&quot; -p &quot;&amp;[.H98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98]&amp;[.J98]&amp;[.K98]&amp;[.L98]&amp;[.M98]" office:value-type="string" office:string-value="/home/kevin/electionbuster/electionBuster.py -a /home/kevin/electionbuster/states.csv -e SENATE -y 2018  -s MA -f Joshua -l Ford -p IND" calcext:value-type="string">
            <text:p>/home/kevin/electionbuster/electionBuster.py -a /home/kevin/electionbuster/states.csv -e SENATE -y 2018 <text:s/>-s MA -f Joshua -l Ford -p IND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Neal</text:p>
          </table:table-cell>
          <table:table-cell/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99])&gt;0;&quot; -s &quot;&amp;[.B99];&quot;&quot;)" office:value-type="string" office:string-value=" -s MD" calcext:value-type="string">
            <text:p><text:s/>-s MD</text:p>
          </table:table-cell>
          <table:table-cell table:formula="of:=IF(LEN([.C99])&gt;0;&quot; -f &quot;&amp;[.C99];&quot;&quot;)" office:value-type="string" office:string-value=" -f Neal" calcext:value-type="string">
            <text:p><text:s/>-f Neal</text:p>
          </table:table-cell>
          <table:table-cell table:formula="of:=IF(LEN([.D99])&gt;0;&quot; -m &quot;&amp;[.D99];&quot;&quot;)">
            <text:p/>
          </table:table-cell>
          <table:table-cell table:formula="of:=IF(LEN([.E99])&gt;0;&quot; -l &quot;&amp;[.E99];&quot;&quot;)" office:value-type="string" office:string-value=" -l Simon" calcext:value-type="string">
            <text:p><text:s/>-l Simon</text:p>
          </table:table-cell>
          <table:table-cell table:formula="of:=IF(LEN([.H99])&gt;0;&quot; -p &quot;&amp;[.H99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99]&amp;[.J99]&amp;[.K99]&amp;[.L99]&amp;[.M99]" office:value-type="string" office:string-value="/home/kevin/electionbuster/electionBuster.py -a /home/kevin/electionbuster/states.csv -e SENATE -y 2018  -s MD -f Neal -l Simon -p IND" calcext:value-type="string">
            <text:p>/home/kevin/electionbuster/electionBuster.py -a /home/kevin/electionbuster/states.csv -e SENATE -y 2018 <text:s/>-s MD -f Neal -l Simon -p IND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Shlika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0])&gt;0;&quot; -s &quot;&amp;[.B100];&quot;&quot;)" office:value-type="string" office:string-value=" -s MD" calcext:value-type="string">
            <text:p><text:s/>-s MD</text:p>
          </table:table-cell>
          <table:table-cell table:formula="of:=IF(LEN([.C100])&gt;0;&quot; -f &quot;&amp;[.C100];&quot;&quot;)" office:value-type="string" office:string-value=" -f Edward" calcext:value-type="string">
            <text:p><text:s/>-f Edward</text:p>
          </table:table-cell>
          <table:table-cell table:formula="of:=IF(LEN([.D100])&gt;0;&quot; -m &quot;&amp;[.D100];&quot;&quot;)">
            <text:p/>
          </table:table-cell>
          <table:table-cell table:formula="of:=IF(LEN([.E100])&gt;0;&quot; -l &quot;&amp;[.E100];&quot;&quot;)" office:value-type="string" office:string-value=" -l Shlikas" calcext:value-type="string">
            <text:p><text:s/>-l Shlikas</text:p>
          </table:table-cell>
          <table:table-cell table:formula="of:=IF(LEN([.H100])&gt;0;&quot; -p &quot;&amp;[.H100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0]&amp;[.J100]&amp;[.K100]&amp;[.L100]&amp;[.M100]" office:value-type="string" office:string-value="/home/kevin/electionbuster/electionBuster.py -a /home/kevin/electionbuster/states.csv -e SENATE -y 2018  -s MD -f Edward -l Shlikas -p IND" calcext:value-type="string">
            <text:p>/home/kevin/electionbuster/electionBuster.py -a /home/kevin/electionbuster/states.csv -e SENATE -y 2018 <text:s/>-s MD -f Edward -l Shlikas -p IND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Angus</text:p>
          </table:table-cell>
          <table:table-cell/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1])&gt;0;&quot; -s &quot;&amp;[.B101];&quot;&quot;)" office:value-type="string" office:string-value=" -s ME" calcext:value-type="string">
            <text:p><text:s/>-s ME</text:p>
          </table:table-cell>
          <table:table-cell table:formula="of:=IF(LEN([.C101])&gt;0;&quot; -f &quot;&amp;[.C101];&quot;&quot;)" office:value-type="string" office:string-value=" -f Angus" calcext:value-type="string">
            <text:p><text:s/>-f Angus</text:p>
          </table:table-cell>
          <table:table-cell table:formula="of:=IF(LEN([.D101])&gt;0;&quot; -m &quot;&amp;[.D101];&quot;&quot;)">
            <text:p/>
          </table:table-cell>
          <table:table-cell table:formula="of:=IF(LEN([.E101])&gt;0;&quot; -l &quot;&amp;[.E101];&quot;&quot;)" office:value-type="string" office:string-value=" -l King" calcext:value-type="string">
            <text:p><text:s/>-l King</text:p>
          </table:table-cell>
          <table:table-cell table:formula="of:=IF(LEN([.H101])&gt;0;&quot; -p &quot;&amp;[.H101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1]&amp;[.J101]&amp;[.K101]&amp;[.L101]&amp;[.M101]" office:value-type="string" office:string-value="/home/kevin/electionbuster/electionBuster.py -a /home/kevin/electionbuster/states.csv -e SENATE -y 2018  -s ME -f Angus -l King -p IND" calcext:value-type="string">
            <text:p>/home/kevin/electionbuster/electionBuster.py -a /home/kevin/electionbuster/states.csv -e SENATE -y 2018 <text:s/>-s ME -f Angus -l King -p IND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Squi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2])&gt;0;&quot; -s &quot;&amp;[.B102];&quot;&quot;)" office:value-type="string" office:string-value=" -s MI" calcext:value-type="string">
            <text:p><text:s/>-s MI</text:p>
          </table:table-cell>
          <table:table-cell table:formula="of:=IF(LEN([.C102])&gt;0;&quot; -f &quot;&amp;[.C102];&quot;&quot;)" office:value-type="string" office:string-value=" -f Marcia" calcext:value-type="string">
            <text:p><text:s/>-f Marcia</text:p>
          </table:table-cell>
          <table:table-cell table:formula="of:=IF(LEN([.D102])&gt;0;&quot; -m &quot;&amp;[.D102];&quot;&quot;)">
            <text:p/>
          </table:table-cell>
          <table:table-cell table:formula="of:=IF(LEN([.E102])&gt;0;&quot; -l &quot;&amp;[.E102];&quot;&quot;)" office:value-type="string" office:string-value=" -l Squier" calcext:value-type="string">
            <text:p><text:s/>-l Squier</text:p>
          </table:table-cell>
          <table:table-cell table:formula="of:=IF(LEN([.H102])&gt;0;&quot; -p &quot;&amp;[.H102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2]&amp;[.J102]&amp;[.K102]&amp;[.L102]&amp;[.M102]" office:value-type="string" office:string-value="/home/kevin/electionbuster/electionBuster.py -a /home/kevin/electionbuster/states.csv -e SENATE -y 2018  -s MI -f Marcia -l Squier -p IND" calcext:value-type="string">
            <text:p>/home/kevin/electionbuster/electionBuster.py -a /home/kevin/electionbuster/states.csv -e SENATE -y 2018 <text:s/>-s MI -f Marcia -l Squier -p IND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Muhammad</text:p>
          </table:table-cell>
          <table:table-cell/>
          <table:table-cell office:value-type="string" calcext:value-type="string">
            <text:p>Usma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3])&gt;0;&quot; -s &quot;&amp;[.B103];&quot;&quot;)" office:value-type="string" office:string-value=" -s NJ" calcext:value-type="string">
            <text:p><text:s/>-s NJ</text:p>
          </table:table-cell>
          <table:table-cell table:formula="of:=IF(LEN([.C103])&gt;0;&quot; -f &quot;&amp;[.C103];&quot;&quot;)" office:value-type="string" office:string-value=" -f Muhammad" calcext:value-type="string">
            <text:p><text:s/>-f Muhammad</text:p>
          </table:table-cell>
          <table:table-cell table:formula="of:=IF(LEN([.D103])&gt;0;&quot; -m &quot;&amp;[.D103];&quot;&quot;)">
            <text:p/>
          </table:table-cell>
          <table:table-cell table:formula="of:=IF(LEN([.E103])&gt;0;&quot; -l &quot;&amp;[.E103];&quot;&quot;)" office:value-type="string" office:string-value=" -l Usman" calcext:value-type="string">
            <text:p><text:s/>-l Usman</text:p>
          </table:table-cell>
          <table:table-cell table:formula="of:=IF(LEN([.H103])&gt;0;&quot; -p &quot;&amp;[.H103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3]&amp;[.J103]&amp;[.K103]&amp;[.L103]&amp;[.M103]" office:value-type="string" office:string-value="/home/kevin/electionbuster/electionBuster.py -a /home/kevin/electionbuster/states.csv -e SENATE -y 2018  -s NJ -f Muhammad -l Usman -p IND" calcext:value-type="string">
            <text:p>/home/kevin/electionbuster/electionBuster.py -a /home/kevin/electionbuster/states.csv -e SENATE -y 2018 <text:s/>-s NJ -f Muhammad -l Usman -p IND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Carl</text:p>
          </table:table-cell>
          <table:table-cell/>
          <table:table-cell office:value-type="string" calcext:value-type="string">
            <text:p>Bible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4])&gt;0;&quot; -s &quot;&amp;[.B104];&quot;&quot;)" office:value-type="string" office:string-value=" -s TX" calcext:value-type="string">
            <text:p><text:s/>-s TX</text:p>
          </table:table-cell>
          <table:table-cell table:formula="of:=IF(LEN([.C104])&gt;0;&quot; -f &quot;&amp;[.C104];&quot;&quot;)" office:value-type="string" office:string-value=" -f Carl" calcext:value-type="string">
            <text:p><text:s/>-f Carl</text:p>
          </table:table-cell>
          <table:table-cell table:formula="of:=IF(LEN([.D104])&gt;0;&quot; -m &quot;&amp;[.D104];&quot;&quot;)">
            <text:p/>
          </table:table-cell>
          <table:table-cell table:formula="of:=IF(LEN([.E104])&gt;0;&quot; -l &quot;&amp;[.E104];&quot;&quot;)" office:value-type="string" office:string-value=" -l Bible" calcext:value-type="string">
            <text:p><text:s/>-l Bible</text:p>
          </table:table-cell>
          <table:table-cell table:formula="of:=IF(LEN([.H104])&gt;0;&quot; -p &quot;&amp;[.H104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4]&amp;[.J104]&amp;[.K104]&amp;[.L104]&amp;[.M104]" office:value-type="string" office:string-value="/home/kevin/electionbuster/electionBuster.py -a /home/kevin/electionbuster/states.csv -e SENATE -y 2018  -s TX -f Carl -l Bible -p IND" calcext:value-type="string">
            <text:p>/home/kevin/electionbuster/electionBuster.py -a /home/kevin/electionbuster/states.csv -e SENATE -y 2018 <text:s/>-s TX -f Carl -l Bible -p IND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ernie</text:p>
          </table:table-cell>
          <table:table-cell/>
          <table:table-cell office:value-type="string" calcext:value-type="string">
            <text:p>Sanders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5])&gt;0;&quot; -s &quot;&amp;[.B105];&quot;&quot;)" office:value-type="string" office:string-value=" -s VT" calcext:value-type="string">
            <text:p><text:s/>-s VT</text:p>
          </table:table-cell>
          <table:table-cell table:formula="of:=IF(LEN([.C105])&gt;0;&quot; -f &quot;&amp;[.C105];&quot;&quot;)" office:value-type="string" office:string-value=" -f Bernie" calcext:value-type="string">
            <text:p><text:s/>-f Bernie</text:p>
          </table:table-cell>
          <table:table-cell table:formula="of:=IF(LEN([.D105])&gt;0;&quot; -m &quot;&amp;[.D105];&quot;&quot;)">
            <text:p/>
          </table:table-cell>
          <table:table-cell table:formula="of:=IF(LEN([.E105])&gt;0;&quot; -l &quot;&amp;[.E105];&quot;&quot;)" office:value-type="string" office:string-value=" -l Sanders" calcext:value-type="string">
            <text:p><text:s/>-l Sanders</text:p>
          </table:table-cell>
          <table:table-cell table:formula="of:=IF(LEN([.H105])&gt;0;&quot; -p &quot;&amp;[.H105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5]&amp;[.J105]&amp;[.K105]&amp;[.L105]&amp;[.M105]" office:value-type="string" office:string-value="/home/kevin/electionbuster/electionBuster.py -a /home/kevin/electionbuster/states.csv -e SENATE -y 2018  -s VT -f Bernie -l Sanders -p IND" calcext:value-type="string">
            <text:p>/home/kevin/electionbuster/electionBuster.py -a /home/kevin/electionbuster/states.csv -e SENATE -y 2018 <text:s/>-s VT -f Bernie -l Sanders -p IN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6])&gt;0;&quot; -s &quot;&amp;[.B106];&quot;&quot;)" office:value-type="string" office:string-value=" -s WA" calcext:value-type="string">
            <text:p><text:s/>-s WA</text:p>
          </table:table-cell>
          <table:table-cell table:formula="of:=IF(LEN([.C106])&gt;0;&quot; -f &quot;&amp;[.C106];&quot;&quot;)" office:value-type="string" office:string-value=" -f Clay" calcext:value-type="string">
            <text:p><text:s/>-f Clay</text:p>
          </table:table-cell>
          <table:table-cell table:formula="of:=IF(LEN([.D106])&gt;0;&quot; -m &quot;&amp;[.D106];&quot;&quot;)">
            <text:p/>
          </table:table-cell>
          <table:table-cell table:formula="of:=IF(LEN([.E106])&gt;0;&quot; -l &quot;&amp;[.E106];&quot;&quot;)" office:value-type="string" office:string-value=" -l Johnson" calcext:value-type="string">
            <text:p><text:s/>-l Johnson</text:p>
          </table:table-cell>
          <table:table-cell table:formula="of:=IF(LEN([.H106])&gt;0;&quot; -p &quot;&amp;[.H106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6]&amp;[.J106]&amp;[.K106]&amp;[.L106]&amp;[.M106]" office:value-type="string" office:string-value="/home/kevin/electionbuster/electionBuster.py -a /home/kevin/electionbuster/states.csv -e SENATE -y 2018  -s WA -f Clay -l Johnson -p IND" calcext:value-type="string">
            <text:p>/home/kevin/electionbuster/electionBuster.py -a /home/kevin/electionbuster/states.csv -e SENATE -y 2018 <text:s/>-s WA -f Clay -l Johnson -p IN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Strider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7])&gt;0;&quot; -s &quot;&amp;[.B107];&quot;&quot;)" office:value-type="string" office:string-value=" -s WA" calcext:value-type="string">
            <text:p><text:s/>-s WA</text:p>
          </table:table-cell>
          <table:table-cell table:formula="of:=IF(LEN([.C107])&gt;0;&quot; -f &quot;&amp;[.C107];&quot;&quot;)" office:value-type="string" office:string-value=" -f Dave" calcext:value-type="string">
            <text:p><text:s/>-f Dave</text:p>
          </table:table-cell>
          <table:table-cell table:formula="of:=IF(LEN([.D107])&gt;0;&quot; -m &quot;&amp;[.D107];&quot;&quot;)">
            <text:p/>
          </table:table-cell>
          <table:table-cell table:formula="of:=IF(LEN([.E107])&gt;0;&quot; -l &quot;&amp;[.E107];&quot;&quot;)" office:value-type="string" office:string-value=" -l Strider" calcext:value-type="string">
            <text:p><text:s/>-l Strider</text:p>
          </table:table-cell>
          <table:table-cell table:formula="of:=IF(LEN([.H107])&gt;0;&quot; -p &quot;&amp;[.H107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7]&amp;[.J107]&amp;[.K107]&amp;[.L107]&amp;[.M107]" office:value-type="string" office:string-value="/home/kevin/electionbuster/electionBuster.py -a /home/kevin/electionbuster/states.csv -e SENATE -y 2018  -s WA -f Dave -l Strider -p IND" calcext:value-type="string">
            <text:p>/home/kevin/electionbuster/electionBuster.py -a /home/kevin/electionbuster/states.csv -e SENATE -y 2018 <text:s/>-s WA -f Dave -l Strider -p IND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Dodson</text:p>
          </table:table-cell>
          <table:table-cell/>
          <table:table-cell office:value-type="string" calcext:value-type="string">
            <text:p>(Independent)</text:p>
          </table:table-cell>
          <table:table-cell office:value-type="string" calcext:value-type="string">
            <text:p>IND</text:p>
          </table:table-cell>
          <table:table-cell table:formula="of:=IF(LEN([.B108])&gt;0;&quot; -s &quot;&amp;[.B108];&quot;&quot;)" office:value-type="string" office:string-value=" -s WY" calcext:value-type="string">
            <text:p><text:s/>-s WY</text:p>
          </table:table-cell>
          <table:table-cell table:formula="of:=IF(LEN([.C108])&gt;0;&quot; -f &quot;&amp;[.C108];&quot;&quot;)" office:value-type="string" office:string-value=" -f Dave" calcext:value-type="string">
            <text:p><text:s/>-f Dave</text:p>
          </table:table-cell>
          <table:table-cell table:formula="of:=IF(LEN([.D108])&gt;0;&quot; -m &quot;&amp;[.D108];&quot;&quot;)">
            <text:p/>
          </table:table-cell>
          <table:table-cell table:formula="of:=IF(LEN([.E108])&gt;0;&quot; -l &quot;&amp;[.E108];&quot;&quot;)" office:value-type="string" office:string-value=" -l Dodson" calcext:value-type="string">
            <text:p><text:s/>-l Dodson</text:p>
          </table:table-cell>
          <table:table-cell table:formula="of:=IF(LEN([.H108])&gt;0;&quot; -p &quot;&amp;[.H108];&quot;&quot;)" office:value-type="string" office:string-value=" -p IND" calcext:value-type="string">
            <text:p><text:s/>-p IND</text:p>
          </table:table-cell>
          <table:table-cell table:style-name="ce4" table:formula="of:=&quot;/home/kevin/electionbuster/electionBuster.py -a /home/kevin/electionbuster/states.csv -e SENATE -y 2018 &quot;&amp;[.I108]&amp;[.J108]&amp;[.K108]&amp;[.L108]&amp;[.M108]" office:value-type="string" office:string-value="/home/kevin/electionbuster/electionBuster.py -a /home/kevin/electionbuster/states.csv -e SENATE -y 2018  -s WY -f Dave -l Dodson -p IND" calcext:value-type="string">
            <text:p>/home/kevin/electionbuster/electionBuster.py -a /home/kevin/electionbuster/states.csv -e SENATE -y 2018 <text:s/>-s WY -f Dave -l Dodson -p IND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Aubrey</text:p>
          </table:table-cell>
          <table:table-cell/>
          <table:table-cell office:value-type="string" calcext:value-type="string">
            <text:p>Dunn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09])&gt;0;&quot; -s &quot;&amp;[.B109];&quot;&quot;)" office:value-type="string" office:string-value=" -s NM" calcext:value-type="string">
            <text:p><text:s/>-s NM</text:p>
          </table:table-cell>
          <table:table-cell table:formula="of:=IF(LEN([.C109])&gt;0;&quot; -f &quot;&amp;[.C109];&quot;&quot;)" office:value-type="string" office:string-value=" -f Aubrey" calcext:value-type="string">
            <text:p><text:s/>-f Aubrey</text:p>
          </table:table-cell>
          <table:table-cell table:formula="of:=IF(LEN([.D109])&gt;0;&quot; -m &quot;&amp;[.D109];&quot;&quot;)">
            <text:p/>
          </table:table-cell>
          <table:table-cell table:formula="of:=IF(LEN([.E109])&gt;0;&quot; -l &quot;&amp;[.E109];&quot;&quot;)" office:value-type="string" office:string-value=" -l Dunn" calcext:value-type="string">
            <text:p><text:s/>-l Dunn</text:p>
          </table:table-cell>
          <table:table-cell table:formula="of:=IF(LEN([.H109])&gt;0;&quot; -p &quot;&amp;[.H109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09]&amp;[.J109]&amp;[.K109]&amp;[.L109]&amp;[.M109]" office:value-type="string" office:string-value="/home/kevin/electionbuster/electionBuster.py -a /home/kevin/electionbuster/states.csv -e SENATE -y 2018  -s NM -f Aubrey -l Dunn -p LIB" calcext:value-type="string">
            <text:p>/home/kevin/electionbuster/electionBuster.py -a /home/kevin/electionbuster/states.csv -e SENATE -y 2018 <text:s/>-s NM -f Aubrey -l Dunn -p LIB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Mark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0])&gt;0;&quot; -s &quot;&amp;[.B110];&quot;&quot;)" office:value-type="string" office:string-value=" -s AZ" calcext:value-type="string">
            <text:p><text:s/>-s AZ</text:p>
          </table:table-cell>
          <table:table-cell table:formula="of:=IF(LEN([.C110])&gt;0;&quot; -f &quot;&amp;[.C110];&quot;&quot;)" office:value-type="string" office:string-value=" -f Doug" calcext:value-type="string">
            <text:p><text:s/>-f Doug</text:p>
          </table:table-cell>
          <table:table-cell table:formula="of:=IF(LEN([.D110])&gt;0;&quot; -m &quot;&amp;[.D110];&quot;&quot;)">
            <text:p/>
          </table:table-cell>
          <table:table-cell table:formula="of:=IF(LEN([.E110])&gt;0;&quot; -l &quot;&amp;[.E110];&quot;&quot;)" office:value-type="string" office:string-value=" -l Marks" calcext:value-type="string">
            <text:p><text:s/>-l Marks</text:p>
          </table:table-cell>
          <table:table-cell table:formula="of:=IF(LEN([.H110])&gt;0;&quot; -p &quot;&amp;[.H110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0]&amp;[.J110]&amp;[.K110]&amp;[.L110]&amp;[.M110]" office:value-type="string" office:string-value="/home/kevin/electionbuster/electionBuster.py -a /home/kevin/electionbuster/states.csv -e SENATE -y 2018  -s AZ -f Doug -l Marks -p LIB" calcext:value-type="string">
            <text:p>/home/kevin/electionbuster/electionBuster.py -a /home/kevin/electionbuster/states.csv -e SENATE -y 2018 <text:s/>-s AZ -f Doug -l Marks -p LIB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d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1])&gt;0;&quot; -s &quot;&amp;[.B111];&quot;&quot;)" office:value-type="string" office:string-value=" -s CA" calcext:value-type="string">
            <text:p><text:s/>-s CA</text:p>
          </table:table-cell>
          <table:table-cell table:formula="of:=IF(LEN([.C111])&gt;0;&quot; -f &quot;&amp;[.C111];&quot;&quot;)" office:value-type="string" office:string-value=" -f Derrick" calcext:value-type="string">
            <text:p><text:s/>-f Derrick</text:p>
          </table:table-cell>
          <table:table-cell table:formula="of:=IF(LEN([.D111])&gt;0;&quot; -m &quot;&amp;[.D111];&quot;&quot;)" office:value-type="string" office:string-value=" -m Michael" calcext:value-type="string">
            <text:p><text:s/>-m Michael</text:p>
          </table:table-cell>
          <table:table-cell table:formula="of:=IF(LEN([.E111])&gt;0;&quot; -l &quot;&amp;[.E111];&quot;&quot;)" office:value-type="string" office:string-value=" -l Reid" calcext:value-type="string">
            <text:p><text:s/>-l Reid</text:p>
          </table:table-cell>
          <table:table-cell table:formula="of:=IF(LEN([.H111])&gt;0;&quot; -p &quot;&amp;[.H111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1]&amp;[.J111]&amp;[.K111]&amp;[.L111]&amp;[.M111]" office:value-type="string" office:string-value="/home/kevin/electionbuster/electionBuster.py -a /home/kevin/electionbuster/states.csv -e SENATE -y 2018  -s CA -f Derrick -m Michael -l Reid -p LIB" calcext:value-type="string">
            <text:p>/home/kevin/electionbuster/electionBuster.py -a /home/kevin/electionbuster/states.csv -e SENATE -y 2018 <text:s/>-s CA -f Derrick -m Michael -l Reid -p LIB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Arvin</text:p>
          </table:table-cell>
          <table:table-cell/>
          <table:table-cell office:value-type="string" calcext:value-type="string">
            <text:p>Vohra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2])&gt;0;&quot; -s &quot;&amp;[.B112];&quot;&quot;)" office:value-type="string" office:string-value=" -s MD" calcext:value-type="string">
            <text:p><text:s/>-s MD</text:p>
          </table:table-cell>
          <table:table-cell table:formula="of:=IF(LEN([.C112])&gt;0;&quot; -f &quot;&amp;[.C112];&quot;&quot;)" office:value-type="string" office:string-value=" -f Arvin" calcext:value-type="string">
            <text:p><text:s/>-f Arvin</text:p>
          </table:table-cell>
          <table:table-cell table:formula="of:=IF(LEN([.D112])&gt;0;&quot; -m &quot;&amp;[.D112];&quot;&quot;)">
            <text:p/>
          </table:table-cell>
          <table:table-cell table:formula="of:=IF(LEN([.E112])&gt;0;&quot; -l &quot;&amp;[.E112];&quot;&quot;)" office:value-type="string" office:string-value=" -l Vohra" calcext:value-type="string">
            <text:p><text:s/>-l Vohra</text:p>
          </table:table-cell>
          <table:table-cell table:formula="of:=IF(LEN([.H112])&gt;0;&quot; -p &quot;&amp;[.H112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2]&amp;[.J112]&amp;[.K112]&amp;[.L112]&amp;[.M112]" office:value-type="string" office:string-value="/home/kevin/electionbuster/electionBuster.py -a /home/kevin/electionbuster/states.csv -e SENATE -y 2018  -s MD -f Arvin -l Vohra -p LIB" calcext:value-type="string">
            <text:p>/home/kevin/electionbuster/electionBuster.py -a /home/kevin/electionbuster/states.csv -e SENATE -y 2018 <text:s/>-s MD -f Arvin -l Vohra -p LIB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Lyo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3])&gt;0;&quot; -s &quot;&amp;[.B113];&quot;&quot;)" office:value-type="string" office:string-value=" -s ME" calcext:value-type="string">
            <text:p><text:s/>-s ME</text:p>
          </table:table-cell>
          <table:table-cell table:formula="of:=IF(LEN([.C113])&gt;0;&quot; -f &quot;&amp;[.C113];&quot;&quot;)" office:value-type="string" office:string-value=" -f Chris" calcext:value-type="string">
            <text:p><text:s/>-f Chris</text:p>
          </table:table-cell>
          <table:table-cell table:formula="of:=IF(LEN([.D113])&gt;0;&quot; -m &quot;&amp;[.D113];&quot;&quot;)">
            <text:p/>
          </table:table-cell>
          <table:table-cell table:formula="of:=IF(LEN([.E113])&gt;0;&quot; -l &quot;&amp;[.E113];&quot;&quot;)" office:value-type="string" office:string-value=" -l Lyons" calcext:value-type="string">
            <text:p><text:s/>-l Lyons</text:p>
          </table:table-cell>
          <table:table-cell table:formula="of:=IF(LEN([.H113])&gt;0;&quot; -p &quot;&amp;[.H113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3]&amp;[.J113]&amp;[.K113]&amp;[.L113]&amp;[.M113]" office:value-type="string" office:string-value="/home/kevin/electionbuster/electionBuster.py -a /home/kevin/electionbuster/states.csv -e SENATE -y 2018  -s ME -f Chris -l Lyons -p LIB" calcext:value-type="string">
            <text:p>/home/kevin/electionbuster/electionBuster.py -a /home/kevin/electionbuster/states.csv -e SENATE -y 2018 <text:s/>-s ME -f Chris -l Lyons -p LIB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4])&gt;0;&quot; -s &quot;&amp;[.B114];&quot;&quot;)" office:value-type="string" office:string-value=" -s MO" calcext:value-type="string">
            <text:p><text:s/>-s MO</text:p>
          </table:table-cell>
          <table:table-cell table:formula="of:=IF(LEN([.C114])&gt;0;&quot; -f &quot;&amp;[.C114];&quot;&quot;)" office:value-type="string" office:string-value=" -f Japheth" calcext:value-type="string">
            <text:p><text:s/>-f Japheth</text:p>
          </table:table-cell>
          <table:table-cell table:formula="of:=IF(LEN([.D114])&gt;0;&quot; -m &quot;&amp;[.D114];&quot;&quot;)">
            <text:p/>
          </table:table-cell>
          <table:table-cell table:formula="of:=IF(LEN([.E114])&gt;0;&quot; -l &quot;&amp;[.E114];&quot;&quot;)" office:value-type="string" office:string-value=" -l Campbell" calcext:value-type="string">
            <text:p><text:s/>-l Campbell</text:p>
          </table:table-cell>
          <table:table-cell table:formula="of:=IF(LEN([.H114])&gt;0;&quot; -p &quot;&amp;[.H114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4]&amp;[.J114]&amp;[.K114]&amp;[.L114]&amp;[.M114]" office:value-type="string" office:string-value="/home/kevin/electionbuster/electionBuster.py -a /home/kevin/electionbuster/states.csv -e SENATE -y 2018  -s MO -f Japheth -l Campbell -p LIB" calcext:value-type="string">
            <text:p>/home/kevin/electionbuster/electionBuster.py -a /home/kevin/electionbuster/states.csv -e SENATE -y 2018 <text:s/>-s MO -f Japheth -l Campbell -p LIB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llsworth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5])&gt;0;&quot; -s &quot;&amp;[.B115];&quot;&quot;)" office:value-type="string" office:string-value=" -s NE" calcext:value-type="string">
            <text:p><text:s/>-s NE</text:p>
          </table:table-cell>
          <table:table-cell table:formula="of:=IF(LEN([.C115])&gt;0;&quot; -f &quot;&amp;[.C115];&quot;&quot;)" office:value-type="string" office:string-value=" -f Mark" calcext:value-type="string">
            <text:p><text:s/>-f Mark</text:p>
          </table:table-cell>
          <table:table-cell table:formula="of:=IF(LEN([.D115])&gt;0;&quot; -m &quot;&amp;[.D115];&quot;&quot;)">
            <text:p/>
          </table:table-cell>
          <table:table-cell table:formula="of:=IF(LEN([.E115])&gt;0;&quot; -l &quot;&amp;[.E115];&quot;&quot;)" office:value-type="string" office:string-value=" -l Ellsworth" calcext:value-type="string">
            <text:p><text:s/>-l Ellsworth</text:p>
          </table:table-cell>
          <table:table-cell table:formula="of:=IF(LEN([.H115])&gt;0;&quot; -p &quot;&amp;[.H115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5]&amp;[.J115]&amp;[.K115]&amp;[.L115]&amp;[.M115]" office:value-type="string" office:string-value="/home/kevin/electionbuster/electionBuster.py -a /home/kevin/electionbuster/states.csv -e SENATE -y 2018  -s NE -f Mark -l Ellsworth -p LIB" calcext:value-type="string">
            <text:p>/home/kevin/electionbuster/electionBuster.py -a /home/kevin/electionbuster/states.csv -e SENATE -y 2018 <text:s/>-s NE -f Mark -l Ellsworth -p LIB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Kerns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6])&gt;0;&quot; -s &quot;&amp;[.B116];&quot;&quot;)" office:value-type="string" office:string-value=" -s PA" calcext:value-type="string">
            <text:p><text:s/>-s PA</text:p>
          </table:table-cell>
          <table:table-cell table:formula="of:=IF(LEN([.C116])&gt;0;&quot; -f &quot;&amp;[.C116];&quot;&quot;)" office:value-type="string" office:string-value=" -f Dale" calcext:value-type="string">
            <text:p><text:s/>-f Dale</text:p>
          </table:table-cell>
          <table:table-cell table:formula="of:=IF(LEN([.D116])&gt;0;&quot; -m &quot;&amp;[.D116];&quot;&quot;)">
            <text:p/>
          </table:table-cell>
          <table:table-cell table:formula="of:=IF(LEN([.E116])&gt;0;&quot; -l &quot;&amp;[.E116];&quot;&quot;)" office:value-type="string" office:string-value=" -l Kerns" calcext:value-type="string">
            <text:p><text:s/>-l Kerns</text:p>
          </table:table-cell>
          <table:table-cell table:formula="of:=IF(LEN([.H116])&gt;0;&quot; -p &quot;&amp;[.H116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6]&amp;[.J116]&amp;[.K116]&amp;[.L116]&amp;[.M116]" office:value-type="string" office:string-value="/home/kevin/electionbuster/electionBuster.py -a /home/kevin/electionbuster/states.csv -e SENATE -y 2018  -s PA -f Dale -l Kerns -p LIB" calcext:value-type="string">
            <text:p>/home/kevin/electionbuster/electionBuster.py -a /home/kevin/electionbuster/states.csv -e SENATE -y 2018 <text:s/>-s PA -f Dale -l Kerns -p LIB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owden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7])&gt;0;&quot; -s &quot;&amp;[.B117];&quot;&quot;)" office:value-type="string" office:string-value=" -s UT" calcext:value-type="string">
            <text:p><text:s/>-s UT</text:p>
          </table:table-cell>
          <table:table-cell table:formula="of:=IF(LEN([.C117])&gt;0;&quot; -f &quot;&amp;[.C117];&quot;&quot;)" office:value-type="string" office:string-value=" -f Craig" calcext:value-type="string">
            <text:p><text:s/>-f Craig</text:p>
          </table:table-cell>
          <table:table-cell table:formula="of:=IF(LEN([.D117])&gt;0;&quot; -m &quot;&amp;[.D117];&quot;&quot;)">
            <text:p/>
          </table:table-cell>
          <table:table-cell table:formula="of:=IF(LEN([.E117])&gt;0;&quot; -l &quot;&amp;[.E117];&quot;&quot;)" office:value-type="string" office:string-value=" -l Bowden" calcext:value-type="string">
            <text:p><text:s/>-l Bowden</text:p>
          </table:table-cell>
          <table:table-cell table:formula="of:=IF(LEN([.H117])&gt;0;&quot; -p &quot;&amp;[.H117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7]&amp;[.J117]&amp;[.K117]&amp;[.L117]&amp;[.M117]" office:value-type="string" office:string-value="/home/kevin/electionbuster/electionBuster.py -a /home/kevin/electionbuster/states.csv -e SENATE -y 2018  -s UT -f Craig -l Bowden -p LIB" calcext:value-type="string">
            <text:p>/home/kevin/electionbuster/electionBuster.py -a /home/kevin/electionbuster/states.csv -e SENATE -y 2018 <text:s/>-s UT -f Craig -l Bowden -p LIB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(Libertarian)</text:p>
          </table:table-cell>
          <table:table-cell office:value-type="string" calcext:value-type="string">
            <text:p>LIB</text:p>
          </table:table-cell>
          <table:table-cell table:formula="of:=IF(LEN([.B118])&gt;0;&quot; -s &quot;&amp;[.B118];&quot;&quot;)" office:value-type="string" office:string-value=" -s WA" calcext:value-type="string">
            <text:p><text:s/>-s WA</text:p>
          </table:table-cell>
          <table:table-cell table:formula="of:=IF(LEN([.C118])&gt;0;&quot; -f &quot;&amp;[.C118];&quot;&quot;)" office:value-type="string" office:string-value=" -f Mike" calcext:value-type="string">
            <text:p><text:s/>-f Mike</text:p>
          </table:table-cell>
          <table:table-cell table:formula="of:=IF(LEN([.D118])&gt;0;&quot; -m &quot;&amp;[.D118];&quot;&quot;)">
            <text:p/>
          </table:table-cell>
          <table:table-cell table:formula="of:=IF(LEN([.E118])&gt;0;&quot; -l &quot;&amp;[.E118];&quot;&quot;)" office:value-type="string" office:string-value=" -l Luke" calcext:value-type="string">
            <text:p><text:s/>-l Luke</text:p>
          </table:table-cell>
          <table:table-cell table:formula="of:=IF(LEN([.H118])&gt;0;&quot; -p &quot;&amp;[.H118];&quot;&quot;)" office:value-type="string" office:string-value=" -p LIB" calcext:value-type="string">
            <text:p><text:s/>-p LIB</text:p>
          </table:table-cell>
          <table:table-cell table:style-name="ce4" table:formula="of:=&quot;/home/kevin/electionbuster/electionBuster.py -a /home/kevin/electionbuster/states.csv -e SENATE -y 2018 &quot;&amp;[.I118]&amp;[.J118]&amp;[.K118]&amp;[.L118]&amp;[.M118]" office:value-type="string" office:string-value="/home/kevin/electionbuster/electionBuster.py -a /home/kevin/electionbuster/states.csv -e SENATE -y 2018  -s WA -f Mike -l Luke -p LIB" calcext:value-type="string">
            <text:p>/home/kevin/electionbuster/electionBuster.py -a /home/kevin/electionbuster/states.csv -e SENATE -y 2018 <text:s/>-s WA -f Mike -l Luke -p LIB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am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19])&gt;0;&quot; -s &quot;&amp;[.B119];&quot;&quot;)" office:value-type="string" office:string-value=" -s CA" calcext:value-type="string">
            <text:p><text:s/>-s CA</text:p>
          </table:table-cell>
          <table:table-cell table:formula="of:=IF(LEN([.C119])&gt;0;&quot; -f &quot;&amp;[.C119];&quot;&quot;)" office:value-type="string" office:string-value=" -f Donald" calcext:value-type="string">
            <text:p><text:s/>-f Donald</text:p>
          </table:table-cell>
          <table:table-cell table:formula="of:=IF(LEN([.D119])&gt;0;&quot; -m &quot;&amp;[.D119];&quot;&quot;)" office:value-type="string" office:string-value=" -m R" calcext:value-type="string">
            <text:p><text:s/>-m R</text:p>
          </table:table-cell>
          <table:table-cell table:formula="of:=IF(LEN([.E119])&gt;0;&quot; -l &quot;&amp;[.E119];&quot;&quot;)" office:value-type="string" office:string-value=" -l Adams" calcext:value-type="string">
            <text:p><text:s/>-l Adams</text:p>
          </table:table-cell>
          <table:table-cell table:formula="of:=IF(LEN([.H119])&gt;0;&quot; -p &quot;&amp;[.H11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19]&amp;[.J119]&amp;[.K119]&amp;[.L119]&amp;[.M119]" office:value-type="string" office:string-value="/home/kevin/electionbuster/electionBuster.py -a /home/kevin/electionbuster/states.csv -e SENATE -y 2018  -s CA -f Donald -m R -l Adams -p REP" calcext:value-type="string">
            <text:p>/home/kevin/electionbuster/electionBuster.py -a /home/kevin/electionbuster/states.csv -e SENATE -y 2018 <text:s/>-s CA -f Donald -m R -l Adams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Arpai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0])&gt;0;&quot; -s &quot;&amp;[.B120];&quot;&quot;)" office:value-type="string" office:string-value=" -s AZ" calcext:value-type="string">
            <text:p><text:s/>-s AZ</text:p>
          </table:table-cell>
          <table:table-cell table:formula="of:=IF(LEN([.C120])&gt;0;&quot; -f &quot;&amp;[.C120];&quot;&quot;)" office:value-type="string" office:string-value=" -f Joe" calcext:value-type="string">
            <text:p><text:s/>-f Joe</text:p>
          </table:table-cell>
          <table:table-cell table:formula="of:=IF(LEN([.D120])&gt;0;&quot; -m &quot;&amp;[.D120];&quot;&quot;)">
            <text:p/>
          </table:table-cell>
          <table:table-cell table:formula="of:=IF(LEN([.E120])&gt;0;&quot; -l &quot;&amp;[.E120];&quot;&quot;)" office:value-type="string" office:string-value=" -l Arpaio" calcext:value-type="string">
            <text:p><text:s/>-l Arpaio</text:p>
          </table:table-cell>
          <table:table-cell table:formula="of:=IF(LEN([.H120])&gt;0;&quot; -p &quot;&amp;[.H12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0]&amp;[.J120]&amp;[.K120]&amp;[.L120]&amp;[.M120]" office:value-type="string" office:string-value="/home/kevin/electionbuster/electionBuster.py -a /home/kevin/electionbuster/states.csv -e SENATE -y 2018  -s AZ -f Joe -l Arpaio -p REP" calcext:value-type="string">
            <text:p>/home/kevin/electionbuster/electionBuster.py -a /home/kevin/electionbuster/states.csv -e SENATE -y 2018 <text:s/>-s AZ -f Joe -l Arpaio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raig</text:p>
          </table:table-cell>
          <table:table-cell/>
          <table:table-cell office:value-type="string" calcext:value-type="string">
            <text:p>Britta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1])&gt;0;&quot; -s &quot;&amp;[.B121];&quot;&quot;)" office:value-type="string" office:string-value=" -s AZ" calcext:value-type="string">
            <text:p><text:s/>-s AZ</text:p>
          </table:table-cell>
          <table:table-cell table:formula="of:=IF(LEN([.C121])&gt;0;&quot; -f &quot;&amp;[.C121];&quot;&quot;)" office:value-type="string" office:string-value=" -f Craig" calcext:value-type="string">
            <text:p><text:s/>-f Craig</text:p>
          </table:table-cell>
          <table:table-cell table:formula="of:=IF(LEN([.D121])&gt;0;&quot; -m &quot;&amp;[.D121];&quot;&quot;)">
            <text:p/>
          </table:table-cell>
          <table:table-cell table:formula="of:=IF(LEN([.E121])&gt;0;&quot; -l &quot;&amp;[.E121];&quot;&quot;)" office:value-type="string" office:string-value=" -l Brittain" calcext:value-type="string">
            <text:p><text:s/>-l Brittain</text:p>
          </table:table-cell>
          <table:table-cell table:formula="of:=IF(LEN([.H121])&gt;0;&quot; -p &quot;&amp;[.H12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1]&amp;[.J121]&amp;[.K121]&amp;[.L121]&amp;[.M121]" office:value-type="string" office:string-value="/home/kevin/electionbuster/electionBuster.py -a /home/kevin/electionbuster/states.csv -e SENATE -y 2018  -s AZ -f Craig -l Brittain -p REP" calcext:value-type="string">
            <text:p>/home/kevin/electionbuster/electionBuster.py -a /home/kevin/electionbuster/states.csv -e SENATE -y 2018 <text:s/>-s AZ -f Craig -l Brittain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Co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2])&gt;0;&quot; -s &quot;&amp;[.B122];&quot;&quot;)" office:value-type="string" office:string-value=" -s CA" calcext:value-type="string">
            <text:p><text:s/>-s CA</text:p>
          </table:table-cell>
          <table:table-cell table:formula="of:=IF(LEN([.C122])&gt;0;&quot; -f &quot;&amp;[.C122];&quot;&quot;)" office:value-type="string" office:string-value=" -f Gary" calcext:value-type="string">
            <text:p><text:s/>-f Gary</text:p>
          </table:table-cell>
          <table:table-cell table:formula="of:=IF(LEN([.D122])&gt;0;&quot; -m &quot;&amp;[.D122];&quot;&quot;)">
            <text:p/>
          </table:table-cell>
          <table:table-cell table:formula="of:=IF(LEN([.E122])&gt;0;&quot; -l &quot;&amp;[.E122];&quot;&quot;)" office:value-type="string" office:string-value=" -l Coson" calcext:value-type="string">
            <text:p><text:s/>-l Coson</text:p>
          </table:table-cell>
          <table:table-cell table:formula="of:=IF(LEN([.H122])&gt;0;&quot; -p &quot;&amp;[.H12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2]&amp;[.J122]&amp;[.K122]&amp;[.L122]&amp;[.M122]" office:value-type="string" office:string-value="/home/kevin/electionbuster/electionBuster.py -a /home/kevin/electionbuster/states.csv -e SENATE -y 2018  -s CA -f Gary -l Coson -p REP" calcext:value-type="string">
            <text:p>/home/kevin/electionbuster/electionBuster.py -a /home/kevin/electionbuster/states.csv -e SENATE -y 2018 <text:s/>-s CA -f Gary -l Coson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Erin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3])&gt;0;&quot; -s &quot;&amp;[.B123];&quot;&quot;)" office:value-type="string" office:string-value=" -s CA" calcext:value-type="string">
            <text:p><text:s/>-s CA</text:p>
          </table:table-cell>
          <table:table-cell table:formula="of:=IF(LEN([.C123])&gt;0;&quot; -f &quot;&amp;[.C123];&quot;&quot;)" office:value-type="string" office:string-value=" -f Erin" calcext:value-type="string">
            <text:p><text:s/>-f Erin</text:p>
          </table:table-cell>
          <table:table-cell table:formula="of:=IF(LEN([.D123])&gt;0;&quot; -m &quot;&amp;[.D123];&quot;&quot;)">
            <text:p/>
          </table:table-cell>
          <table:table-cell table:formula="of:=IF(LEN([.E123])&gt;0;&quot; -l &quot;&amp;[.E123];&quot;&quot;)" office:value-type="string" office:string-value=" -l Cruz" calcext:value-type="string">
            <text:p><text:s/>-l Cruz</text:p>
          </table:table-cell>
          <table:table-cell table:formula="of:=IF(LEN([.H123])&gt;0;&quot; -p &quot;&amp;[.H123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3]&amp;[.J123]&amp;[.K123]&amp;[.L123]&amp;[.M123]" office:value-type="string" office:string-value="/home/kevin/electionbuster/electionBuster.py -a /home/kevin/electionbuster/states.csv -e SENATE -y 2018  -s CA -f Erin -l Cruz -p REP" calcext:value-type="string">
            <text:p>/home/kevin/electionbuster/electionBuster.py -a /home/kevin/electionbuster/states.csv -e SENATE -y 2018 <text:s/>-s CA -f Erin -l Cruz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ieg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4])&gt;0;&quot; -s &quot;&amp;[.B124];&quot;&quot;)" office:value-type="string" office:string-value=" -s AZ" calcext:value-type="string">
            <text:p><text:s/>-s AZ</text:p>
          </table:table-cell>
          <table:table-cell table:formula="of:=IF(LEN([.C124])&gt;0;&quot; -f &quot;&amp;[.C124];&quot;&quot;)" office:value-type="string" office:string-value=" -f Christian" calcext:value-type="string">
            <text:p><text:s/>-f Christian</text:p>
          </table:table-cell>
          <table:table-cell table:formula="of:=IF(LEN([.D124])&gt;0;&quot; -m &quot;&amp;[.D124];&quot;&quot;)" office:value-type="string" office:string-value=" -m CJ" calcext:value-type="string">
            <text:p><text:s/>-m CJ</text:p>
          </table:table-cell>
          <table:table-cell table:formula="of:=IF(LEN([.E124])&gt;0;&quot; -l &quot;&amp;[.E124];&quot;&quot;)" office:value-type="string" office:string-value=" -l Diegel" calcext:value-type="string">
            <text:p><text:s/>-l Diegel</text:p>
          </table:table-cell>
          <table:table-cell table:formula="of:=IF(LEN([.H124])&gt;0;&quot; -p &quot;&amp;[.H124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4]&amp;[.J124]&amp;[.K124]&amp;[.L124]&amp;[.M124]" office:value-type="string" office:string-value="/home/kevin/electionbuster/electionBuster.py -a /home/kevin/electionbuster/states.csv -e SENATE -y 2018  -s AZ -f Christian -m CJ -l Diegel -p REP" calcext:value-type="string">
            <text:p>/home/kevin/electionbuster/electionBuster.py -a /home/kevin/electionbuster/states.csv -e SENATE -y 2018 <text:s/>-s AZ -f Christian -m CJ -l Diegel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ckh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5])&gt;0;&quot; -s &quot;&amp;[.B125];&quot;&quot;)" office:value-type="string" office:string-value=" -s OH" calcext:value-type="string">
            <text:p><text:s/>-s OH</text:p>
          </table:table-cell>
          <table:table-cell table:formula="of:=IF(LEN([.C125])&gt;0;&quot; -f &quot;&amp;[.C125];&quot;&quot;)" office:value-type="string" office:string-value=" -f Don" calcext:value-type="string">
            <text:p><text:s/>-f Don</text:p>
          </table:table-cell>
          <table:table-cell table:formula="of:=IF(LEN([.D125])&gt;0;&quot; -m &quot;&amp;[.D125];&quot;&quot;)" office:value-type="string" office:string-value=" -m Elijah" calcext:value-type="string">
            <text:p><text:s/>-m Elijah</text:p>
          </table:table-cell>
          <table:table-cell table:formula="of:=IF(LEN([.E125])&gt;0;&quot; -l &quot;&amp;[.E125];&quot;&quot;)" office:value-type="string" office:string-value=" -l Eckhart" calcext:value-type="string">
            <text:p><text:s/>-l Eckhart</text:p>
          </table:table-cell>
          <table:table-cell table:formula="of:=IF(LEN([.H125])&gt;0;&quot; -p &quot;&amp;[.H125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5]&amp;[.J125]&amp;[.K125]&amp;[.L125]&amp;[.M125]" office:value-type="string" office:string-value="/home/kevin/electionbuster/electionBuster.py -a /home/kevin/electionbuster/states.csv -e SENATE -y 2018  -s OH -f Don -m Elijah -l Eckhart -p REP" calcext:value-type="string">
            <text:p>/home/kevin/electionbuster/electionBuster.py -a /home/kevin/electionbuster/states.csv -e SENATE -y 2018 <text:s/>-s OH -f Don -m Elijah -l Eckhart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ele</text:p>
          </table:table-cell>
          <table:table-cell office:value-type="string" calcext:value-type="string">
            <text:p>Chiavacci</text:p>
          </table:table-cell>
          <table:table-cell office:value-type="string" calcext:value-type="string">
            <text:p>Far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6])&gt;0;&quot; -s &quot;&amp;[.B126];&quot;&quot;)" office:value-type="string" office:string-value=" -s NY" calcext:value-type="string">
            <text:p><text:s/>-s NY</text:p>
          </table:table-cell>
          <table:table-cell table:formula="of:=IF(LEN([.C126])&gt;0;&quot; -f &quot;&amp;[.C126];&quot;&quot;)" office:value-type="string" office:string-value=" -f Chele" calcext:value-type="string">
            <text:p><text:s/>-f Chele</text:p>
          </table:table-cell>
          <table:table-cell table:formula="of:=IF(LEN([.D126])&gt;0;&quot; -m &quot;&amp;[.D126];&quot;&quot;)" office:value-type="string" office:string-value=" -m Chiavacci" calcext:value-type="string">
            <text:p><text:s/>-m Chiavacci</text:p>
          </table:table-cell>
          <table:table-cell table:formula="of:=IF(LEN([.E126])&gt;0;&quot; -l &quot;&amp;[.E126];&quot;&quot;)" office:value-type="string" office:string-value=" -l Farley" calcext:value-type="string">
            <text:p><text:s/>-l Farley</text:p>
          </table:table-cell>
          <table:table-cell table:formula="of:=IF(LEN([.H126])&gt;0;&quot; -p &quot;&amp;[.H126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6]&amp;[.J126]&amp;[.K126]&amp;[.L126]&amp;[.M126]" office:value-type="string" office:string-value="/home/kevin/electionbuster/electionBuster.py -a /home/kevin/electionbuster/states.csv -e SENATE -y 2018  -s NY -f Chele -m Chiavacci -l Farley -p REP" calcext:value-type="string">
            <text:p>/home/kevin/electionbuster/electionBuster.py -a /home/kevin/electionbuster/states.csv -e SENATE -y 2018 <text:s/>-s NY -f Chele -m Chiavacci -l Farley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Michelle</text:p>
          </table:table-cell>
          <table:table-cell/>
          <table:table-cell office:value-type="string" calcext:value-type="string">
            <text:p>Griff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7])&gt;0;&quot; -s &quot;&amp;[.B127];&quot;&quot;)" office:value-type="string" office:string-value=" -s AZ" calcext:value-type="string">
            <text:p><text:s/>-s AZ</text:p>
          </table:table-cell>
          <table:table-cell table:formula="of:=IF(LEN([.C127])&gt;0;&quot; -f &quot;&amp;[.C127];&quot;&quot;)" office:value-type="string" office:string-value=" -f Michelle" calcext:value-type="string">
            <text:p><text:s/>-f Michelle</text:p>
          </table:table-cell>
          <table:table-cell table:formula="of:=IF(LEN([.D127])&gt;0;&quot; -m &quot;&amp;[.D127];&quot;&quot;)">
            <text:p/>
          </table:table-cell>
          <table:table-cell table:formula="of:=IF(LEN([.E127])&gt;0;&quot; -l &quot;&amp;[.E127];&quot;&quot;)" office:value-type="string" office:string-value=" -l Griffin" calcext:value-type="string">
            <text:p><text:s/>-l Griffin</text:p>
          </table:table-cell>
          <table:table-cell table:formula="of:=IF(LEN([.H127])&gt;0;&quot; -p &quot;&amp;[.H127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7]&amp;[.J127]&amp;[.K127]&amp;[.L127]&amp;[.M127]" office:value-type="string" office:string-value="/home/kevin/electionbuster/electionBuster.py -a /home/kevin/electionbuster/states.csv -e SENATE -y 2018  -s AZ -f Michelle -l Griffin -p REP" calcext:value-type="string">
            <text:p>/home/kevin/electionbuster/electionBuster.py -a /home/kevin/electionbuster/states.csv -e SENATE -y 2018 <text:s/>-s AZ -f Michelle -l Griffin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h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8])&gt;0;&quot; -s &quot;&amp;[.B128];&quot;&quot;)" office:value-type="string" office:string-value=" -s NY" calcext:value-type="string">
            <text:p><text:s/>-s NY</text:p>
          </table:table-cell>
          <table:table-cell table:formula="of:=IF(LEN([.C128])&gt;0;&quot; -f &quot;&amp;[.C128];&quot;&quot;)" office:value-type="string" office:string-value=" -f Patrick" calcext:value-type="string">
            <text:p><text:s/>-f Patrick</text:p>
          </table:table-cell>
          <table:table-cell table:formula="of:=IF(LEN([.D128])&gt;0;&quot; -m &quot;&amp;[.D128];&quot;&quot;)" office:value-type="string" office:string-value=" -m John" calcext:value-type="string">
            <text:p><text:s/>-m John</text:p>
          </table:table-cell>
          <table:table-cell table:formula="of:=IF(LEN([.E128])&gt;0;&quot; -l &quot;&amp;[.E128];&quot;&quot;)" office:value-type="string" office:string-value=" -l Hahn" calcext:value-type="string">
            <text:p><text:s/>-l Hahn</text:p>
          </table:table-cell>
          <table:table-cell table:formula="of:=IF(LEN([.H128])&gt;0;&quot; -p &quot;&amp;[.H128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8]&amp;[.J128]&amp;[.K128]&amp;[.L128]&amp;[.M128]" office:value-type="string" office:string-value="/home/kevin/electionbuster/electionBuster.py -a /home/kevin/electionbuster/states.csv -e SENATE -y 2018  -s NY -f Patrick -m John -l Hahn -p REP" calcext:value-type="string">
            <text:p>/home/kevin/electionbuster/electionBuster.py -a /home/kevin/electionbuster/states.csv -e SENATE -y 2018 <text:s/>-s NY -f Patrick -m John -l Hahn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imene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29])&gt;0;&quot; -s &quot;&amp;[.B129];&quot;&quot;)" office:value-type="string" office:string-value=" -s UT" calcext:value-type="string">
            <text:p><text:s/>-s UT</text:p>
          </table:table-cell>
          <table:table-cell table:formula="of:=IF(LEN([.C129])&gt;0;&quot; -f &quot;&amp;[.C129];&quot;&quot;)" office:value-type="string" office:string-value=" -f Timothy" calcext:value-type="string">
            <text:p><text:s/>-f Timothy</text:p>
          </table:table-cell>
          <table:table-cell table:formula="of:=IF(LEN([.D129])&gt;0;&quot; -m &quot;&amp;[.D129];&quot;&quot;)" office:value-type="string" office:string-value=" -m Adrian" calcext:value-type="string">
            <text:p><text:s/>-m Adrian</text:p>
          </table:table-cell>
          <table:table-cell table:formula="of:=IF(LEN([.E129])&gt;0;&quot; -l &quot;&amp;[.E129];&quot;&quot;)" office:value-type="string" office:string-value=" -l Jimenez" calcext:value-type="string">
            <text:p><text:s/>-l Jimenez</text:p>
          </table:table-cell>
          <table:table-cell table:formula="of:=IF(LEN([.H129])&gt;0;&quot; -p &quot;&amp;[.H12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29]&amp;[.J129]&amp;[.K129]&amp;[.L129]&amp;[.M129]" office:value-type="string" office:string-value="/home/kevin/electionbuster/electionBuster.py -a /home/kevin/electionbuster/states.csv -e SENATE -y 2018  -s UT -f Timothy -m Adrian -l Jimenez -p REP" calcext:value-type="string">
            <text:p>/home/kevin/electionbuster/electionBuster.py -a /home/kevin/electionbuster/states.csv -e SENATE -y 2018 <text:s/>-s UT -f Timothy -m Adrian -l Jimenez -p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Lateres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Jon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0])&gt;0;&quot; -s &quot;&amp;[.B130];&quot;&quot;)" office:value-type="string" office:string-value=" -s FL" calcext:value-type="string">
            <text:p><text:s/>-s FL</text:p>
          </table:table-cell>
          <table:table-cell table:formula="of:=IF(LEN([.C130])&gt;0;&quot; -f &quot;&amp;[.C130];&quot;&quot;)" office:value-type="string" office:string-value=" -f Lateresa" calcext:value-type="string">
            <text:p><text:s/>-f Lateresa</text:p>
          </table:table-cell>
          <table:table-cell table:formula="of:=IF(LEN([.D130])&gt;0;&quot; -m &quot;&amp;[.D130];&quot;&quot;)" office:value-type="string" office:string-value=" -m Ann" calcext:value-type="string">
            <text:p><text:s/>-m Ann</text:p>
          </table:table-cell>
          <table:table-cell table:formula="of:=IF(LEN([.E130])&gt;0;&quot; -l &quot;&amp;[.E130];&quot;&quot;)" office:value-type="string" office:string-value=" -l Jones" calcext:value-type="string">
            <text:p><text:s/>-l Jones</text:p>
          </table:table-cell>
          <table:table-cell table:formula="of:=IF(LEN([.H130])&gt;0;&quot; -p &quot;&amp;[.H13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0]&amp;[.J130]&amp;[.K130]&amp;[.L130]&amp;[.M130]" office:value-type="string" office:string-value="/home/kevin/electionbuster/electionBuster.py -a /home/kevin/electionbuster/states.csv -e SENATE -y 2018  -s FL -f Lateresa -m Ann -l Jones -p REP" calcext:value-type="string">
            <text:p>/home/kevin/electionbuster/electionBuster.py -a /home/kevin/electionbuster/states.csv -e SENATE -y 2018 <text:s/>-s FL -f Lateresa -m Ann -l Jones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1])&gt;0;&quot; -s &quot;&amp;[.B131];&quot;&quot;)" office:value-type="string" office:string-value=" -s NY" calcext:value-type="string">
            <text:p><text:s/>-s NY</text:p>
          </table:table-cell>
          <table:table-cell table:formula="of:=IF(LEN([.C131])&gt;0;&quot; -f &quot;&amp;[.C131];&quot;&quot;)" office:value-type="string" office:string-value=" -f Rafael" calcext:value-type="string">
            <text:p><text:s/>-f Rafael</text:p>
          </table:table-cell>
          <table:table-cell table:formula="of:=IF(LEN([.D131])&gt;0;&quot; -m &quot;&amp;[.D131];&quot;&quot;)" office:value-type="string" office:string-value=" -m Arden" calcext:value-type="string">
            <text:p><text:s/>-m Arden</text:p>
          </table:table-cell>
          <table:table-cell table:formula="of:=IF(LEN([.E131])&gt;0;&quot; -l &quot;&amp;[.E131];&quot;&quot;)" office:value-type="string" office:string-value=" -l Jones" calcext:value-type="string">
            <text:p><text:s/>-l Jones</text:p>
          </table:table-cell>
          <table:table-cell table:formula="of:=IF(LEN([.H131])&gt;0;&quot; -p &quot;&amp;[.H13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1]&amp;[.J131]&amp;[.K131]&amp;[.L131]&amp;[.M131]" office:value-type="string" office:string-value="/home/kevin/electionbuster/electionBuster.py -a /home/kevin/electionbuster/states.csv -e SENATE -y 2018  -s NY -f Rafael -m Arden -l Jones -p REP" calcext:value-type="string">
            <text:p>/home/kevin/electionbuster/electionBuster.py -a /home/kevin/electionbuster/states.csv -e SENATE -y 2018 <text:s/>-s NY -f Rafael -m Arden -l Jones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lemkar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2])&gt;0;&quot; -s &quot;&amp;[.B132];&quot;&quot;)" office:value-type="string" office:string-value=" -s CA" calcext:value-type="string">
            <text:p><text:s/>-s CA</text:p>
          </table:table-cell>
          <table:table-cell table:formula="of:=IF(LEN([.C132])&gt;0;&quot; -f &quot;&amp;[.C132];&quot;&quot;)" office:value-type="string" office:string-value=" -f Timothy" calcext:value-type="string">
            <text:p><text:s/>-f Timothy</text:p>
          </table:table-cell>
          <table:table-cell table:formula="of:=IF(LEN([.D132])&gt;0;&quot; -m &quot;&amp;[.D132];&quot;&quot;)" office:value-type="string" office:string-value=" -m Charles" calcext:value-type="string">
            <text:p><text:s/>-m Charles</text:p>
          </table:table-cell>
          <table:table-cell table:formula="of:=IF(LEN([.E132])&gt;0;&quot; -l &quot;&amp;[.E132];&quot;&quot;)" office:value-type="string" office:string-value=" -l Kalemkarian" calcext:value-type="string">
            <text:p><text:s/>-l Kalemkarian</text:p>
          </table:table-cell>
          <table:table-cell table:formula="of:=IF(LEN([.H132])&gt;0;&quot; -p &quot;&amp;[.H13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2]&amp;[.J132]&amp;[.K132]&amp;[.L132]&amp;[.M132]" office:value-type="string" office:string-value="/home/kevin/electionbuster/electionBuster.py -a /home/kevin/electionbuster/states.csv -e SENATE -y 2018  -s CA -f Timothy -m Charles -l Kalemkarian -p REP" calcext:value-type="string">
            <text:p>/home/kevin/electionbuster/electionBuster.py -a /home/kevin/electionbuster/states.csv -e SENATE -y 2018 <text:s/>-s CA -f Timothy -m Charles -l Kalemkarian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cek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3])&gt;0;&quot; -s &quot;&amp;[.B133];&quot;&quot;)" office:value-type="string" office:string-value=" -s NE" calcext:value-type="string">
            <text:p><text:s/>-s NE</text:p>
          </table:table-cell>
          <table:table-cell table:formula="of:=IF(LEN([.C133])&gt;0;&quot; -f &quot;&amp;[.C133];&quot;&quot;)" office:value-type="string" office:string-value=" -f Dennis" calcext:value-type="string">
            <text:p><text:s/>-f Dennis</text:p>
          </table:table-cell>
          <table:table-cell table:formula="of:=IF(LEN([.D133])&gt;0;&quot; -m &quot;&amp;[.D133];&quot;&quot;)" office:value-type="string" office:string-value=" -m Frank" calcext:value-type="string">
            <text:p><text:s/>-m Frank</text:p>
          </table:table-cell>
          <table:table-cell table:formula="of:=IF(LEN([.E133])&gt;0;&quot; -l &quot;&amp;[.E133];&quot;&quot;)" office:value-type="string" office:string-value=" -l Macek" calcext:value-type="string">
            <text:p><text:s/>-l Macek</text:p>
          </table:table-cell>
          <table:table-cell table:formula="of:=IF(LEN([.H133])&gt;0;&quot; -p &quot;&amp;[.H133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3]&amp;[.J133]&amp;[.K133]&amp;[.L133]&amp;[.M133]" office:value-type="string" office:string-value="/home/kevin/electionbuster/electionBuster.py -a /home/kevin/electionbuster/states.csv -e SENATE -y 2018  -s NE -f Dennis -m Frank -l Macek -p REP" calcext:value-type="string">
            <text:p>/home/kevin/electionbuster/electionBuster.py -a /home/kevin/electionbuster/states.csv -e SENATE -y 2018 <text:s/>-s NE -f Dennis -m Frank -l Macek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McSall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4])&gt;0;&quot; -s &quot;&amp;[.B134];&quot;&quot;)" office:value-type="string" office:string-value=" -s AZ" calcext:value-type="string">
            <text:p><text:s/>-s AZ</text:p>
          </table:table-cell>
          <table:table-cell table:formula="of:=IF(LEN([.C134])&gt;0;&quot; -f &quot;&amp;[.C134];&quot;&quot;)" office:value-type="string" office:string-value=" -f Martha" calcext:value-type="string">
            <text:p><text:s/>-f Martha</text:p>
          </table:table-cell>
          <table:table-cell table:formula="of:=IF(LEN([.D134])&gt;0;&quot; -m &quot;&amp;[.D134];&quot;&quot;)">
            <text:p/>
          </table:table-cell>
          <table:table-cell table:formula="of:=IF(LEN([.E134])&gt;0;&quot; -l &quot;&amp;[.E134];&quot;&quot;)" office:value-type="string" office:string-value=" -l McSally" calcext:value-type="string">
            <text:p><text:s/>-l McSally</text:p>
          </table:table-cell>
          <table:table-cell table:formula="of:=IF(LEN([.H134])&gt;0;&quot; -p &quot;&amp;[.H134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4]&amp;[.J134]&amp;[.K134]&amp;[.L134]&amp;[.M134]" office:value-type="string" office:string-value="/home/kevin/electionbuster/electionBuster.py -a /home/kevin/electionbuster/states.csv -e SENATE -y 2018  -s AZ -f Martha -l McSally -p REP" calcext:value-type="string">
            <text:p>/home/kevin/electionbuster/electionBuster.py -a /home/kevin/electionbuster/states.csv -e SENATE -y 2018 <text:s/>-s AZ -f Martha -l McSally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chrad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5])&gt;0;&quot; -s &quot;&amp;[.B135];&quot;&quot;)" office:value-type="string" office:string-value=" -s CA" calcext:value-type="string">
            <text:p><text:s/>-s CA</text:p>
          </table:table-cell>
          <table:table-cell table:formula="of:=IF(LEN([.C135])&gt;0;&quot; -f &quot;&amp;[.C135];&quot;&quot;)" office:value-type="string" office:string-value=" -f Stephen" calcext:value-type="string">
            <text:p><text:s/>-f Stephen</text:p>
          </table:table-cell>
          <table:table-cell table:formula="of:=IF(LEN([.D135])&gt;0;&quot; -m &quot;&amp;[.D135];&quot;&quot;)" office:value-type="string" office:string-value=" -m James" calcext:value-type="string">
            <text:p><text:s/>-m James</text:p>
          </table:table-cell>
          <table:table-cell table:formula="of:=IF(LEN([.E135])&gt;0;&quot; -l &quot;&amp;[.E135];&quot;&quot;)" office:value-type="string" office:string-value=" -l Schrader" calcext:value-type="string">
            <text:p><text:s/>-l Schrader</text:p>
          </table:table-cell>
          <table:table-cell table:formula="of:=IF(LEN([.H135])&gt;0;&quot; -p &quot;&amp;[.H135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5]&amp;[.J135]&amp;[.K135]&amp;[.L135]&amp;[.M135]" office:value-type="string" office:string-value="/home/kevin/electionbuster/electionBuster.py -a /home/kevin/electionbuster/states.csv -e SENATE -y 2018  -s CA -f Stephen -m James -l Schrader -p REP" calcext:value-type="string">
            <text:p>/home/kevin/electionbuster/electionBuster.py -a /home/kevin/electionbuster/states.csv -e SENATE -y 2018 <text:s/>-s CA -f Stephen -m James -l Schrader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efan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6])&gt;0;&quot; -s &quot;&amp;[.B136];&quot;&quot;)" office:value-type="string" office:string-value=" -s TX" calcext:value-type="string">
            <text:p><text:s/>-s TX</text:p>
          </table:table-cell>
          <table:table-cell table:formula="of:=IF(LEN([.C136])&gt;0;&quot; -f &quot;&amp;[.C136];&quot;&quot;)" office:value-type="string" office:string-value=" -f Stefano" calcext:value-type="string">
            <text:p><text:s/>-f Stefano</text:p>
          </table:table-cell>
          <table:table-cell table:formula="of:=IF(LEN([.D136])&gt;0;&quot; -m &quot;&amp;[.D136];&quot;&quot;)" office:value-type="string" office:string-value=" -m de" calcext:value-type="string">
            <text:p><text:s/>-m de</text:p>
          </table:table-cell>
          <table:table-cell table:formula="of:=IF(LEN([.E136])&gt;0;&quot; -l &quot;&amp;[.E136];&quot;&quot;)" office:value-type="string" office:string-value=" -l Stefano" calcext:value-type="string">
            <text:p><text:s/>-l Stefano</text:p>
          </table:table-cell>
          <table:table-cell table:formula="of:=IF(LEN([.H136])&gt;0;&quot; -p &quot;&amp;[.H136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6]&amp;[.J136]&amp;[.K136]&amp;[.L136]&amp;[.M136]" office:value-type="string" office:string-value="/home/kevin/electionbuster/electionBuster.py -a /home/kevin/electionbuster/states.csv -e SENATE -y 2018  -s TX -f Stefano -m de -l Stefano -p REP" calcext:value-type="string">
            <text:p>/home/kevin/electionbuster/electionBuster.py -a /home/kevin/electionbuster/states.csv -e SENATE -y 2018 <text:s/>-s TX -f Stefano -m de -l Stefano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7])&gt;0;&quot; -s &quot;&amp;[.B137];&quot;&quot;)" office:value-type="string" office:string-value=" -s CA" calcext:value-type="string">
            <text:p><text:s/>-s CA</text:p>
          </table:table-cell>
          <table:table-cell table:formula="of:=IF(LEN([.C137])&gt;0;&quot; -f &quot;&amp;[.C137];&quot;&quot;)" office:value-type="string" office:string-value=" -f Paul" calcext:value-type="string">
            <text:p><text:s/>-f Paul</text:p>
          </table:table-cell>
          <table:table-cell table:formula="of:=IF(LEN([.D137])&gt;0;&quot; -m &quot;&amp;[.D137];&quot;&quot;)" office:value-type="string" office:string-value=" -m Allen" calcext:value-type="string">
            <text:p><text:s/>-m Allen</text:p>
          </table:table-cell>
          <table:table-cell table:formula="of:=IF(LEN([.E137])&gt;0;&quot; -l &quot;&amp;[.E137];&quot;&quot;)" office:value-type="string" office:string-value=" -l Taylor" calcext:value-type="string">
            <text:p><text:s/>-l Taylor</text:p>
          </table:table-cell>
          <table:table-cell table:formula="of:=IF(LEN([.H137])&gt;0;&quot; -p &quot;&amp;[.H137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7]&amp;[.J137]&amp;[.K137]&amp;[.L137]&amp;[.M137]" office:value-type="string" office:string-value="/home/kevin/electionbuster/electionBuster.py -a /home/kevin/electionbuster/states.csv -e SENATE -y 2018  -s CA -f Paul -m Allen -l Taylor -p REP" calcext:value-type="string">
            <text:p>/home/kevin/electionbuster/electionBuster.py -a /home/kevin/electionbuster/states.csv -e SENATE -y 2018 <text:s/>-s CA -f Paul -m Allen -l Taylor -p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Thorn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8])&gt;0;&quot; -s &quot;&amp;[.B138];&quot;&quot;)" office:value-type="string" office:string-value=" -s FL" calcext:value-type="string">
            <text:p><text:s/>-s FL</text:p>
          </table:table-cell>
          <table:table-cell table:formula="of:=IF(LEN([.C138])&gt;0;&quot; -f &quot;&amp;[.C138];&quot;&quot;)" office:value-type="string" office:string-value=" -f Marcia" calcext:value-type="string">
            <text:p><text:s/>-f Marcia</text:p>
          </table:table-cell>
          <table:table-cell table:formula="of:=IF(LEN([.D138])&gt;0;&quot; -m &quot;&amp;[.D138];&quot;&quot;)" office:value-type="string" office:string-value=" -m Roberta" calcext:value-type="string">
            <text:p><text:s/>-m Roberta</text:p>
          </table:table-cell>
          <table:table-cell table:formula="of:=IF(LEN([.E138])&gt;0;&quot; -l &quot;&amp;[.E138];&quot;&quot;)" office:value-type="string" office:string-value=" -l Thorne" calcext:value-type="string">
            <text:p><text:s/>-l Thorne</text:p>
          </table:table-cell>
          <table:table-cell table:formula="of:=IF(LEN([.H138])&gt;0;&quot; -p &quot;&amp;[.H138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8]&amp;[.J138]&amp;[.K138]&amp;[.L138]&amp;[.M138]" office:value-type="string" office:string-value="/home/kevin/electionbuster/electionBuster.py -a /home/kevin/electionbuster/states.csv -e SENATE -y 2018  -s FL -f Marcia -m Roberta -l Thorne -p REP" calcext:value-type="string">
            <text:p>/home/kevin/electionbuster/electionBuster.py -a /home/kevin/electionbuster/states.csv -e SENATE -y 2018 <text:s/>-s FL -f Marcia -m Roberta -l Thorne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Nicolas</text:p>
          </table:table-cell>
          <table:table-cell/>
          <table:table-cell office:value-type="string" calcext:value-type="string">
            <text:p>Tuto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39])&gt;0;&quot; -s &quot;&amp;[.B139];&quot;&quot;)" office:value-type="string" office:string-value=" -s AZ" calcext:value-type="string">
            <text:p><text:s/>-s AZ</text:p>
          </table:table-cell>
          <table:table-cell table:formula="of:=IF(LEN([.C139])&gt;0;&quot; -f &quot;&amp;[.C139];&quot;&quot;)" office:value-type="string" office:string-value=" -f Nicolas" calcext:value-type="string">
            <text:p><text:s/>-f Nicolas</text:p>
          </table:table-cell>
          <table:table-cell table:formula="of:=IF(LEN([.D139])&gt;0;&quot; -m &quot;&amp;[.D139];&quot;&quot;)">
            <text:p/>
          </table:table-cell>
          <table:table-cell table:formula="of:=IF(LEN([.E139])&gt;0;&quot; -l &quot;&amp;[.E139];&quot;&quot;)" office:value-type="string" office:string-value=" -l Tutora" calcext:value-type="string">
            <text:p><text:s/>-l Tutora</text:p>
          </table:table-cell>
          <table:table-cell table:formula="of:=IF(LEN([.H139])&gt;0;&quot; -p &quot;&amp;[.H139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39]&amp;[.J139]&amp;[.K139]&amp;[.L139]&amp;[.M139]" office:value-type="string" office:string-value="/home/kevin/electionbuster/electionBuster.py -a /home/kevin/electionbuster/states.csv -e SENATE -y 2018  -s AZ -f Nicolas -l Tutora -p REP" calcext:value-type="string">
            <text:p>/home/kevin/electionbuster/electionBuster.py -a /home/kevin/electionbuster/states.csv -e SENATE -y 2018 <text:s/>-s AZ -f Nicolas -l Tutora -p REP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Kelli</text:p>
          </table:table-cell>
          <table:table-cell/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0])&gt;0;&quot; -s &quot;&amp;[.B140];&quot;&quot;)" office:value-type="string" office:string-value=" -s AZ" calcext:value-type="string">
            <text:p><text:s/>-s AZ</text:p>
          </table:table-cell>
          <table:table-cell table:formula="of:=IF(LEN([.C140])&gt;0;&quot; -f &quot;&amp;[.C140];&quot;&quot;)" office:value-type="string" office:string-value=" -f Kelli" calcext:value-type="string">
            <text:p><text:s/>-f Kelli</text:p>
          </table:table-cell>
          <table:table-cell table:formula="of:=IF(LEN([.D140])&gt;0;&quot; -m &quot;&amp;[.D140];&quot;&quot;)">
            <text:p/>
          </table:table-cell>
          <table:table-cell table:formula="of:=IF(LEN([.E140])&gt;0;&quot; -l &quot;&amp;[.E140];&quot;&quot;)" office:value-type="string" office:string-value=" -l Ward" calcext:value-type="string">
            <text:p><text:s/>-l Ward</text:p>
          </table:table-cell>
          <table:table-cell table:formula="of:=IF(LEN([.H140])&gt;0;&quot; -p &quot;&amp;[.H140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40]&amp;[.J140]&amp;[.K140]&amp;[.L140]&amp;[.M140]" office:value-type="string" office:string-value="/home/kevin/electionbuster/electionBuster.py -a /home/kevin/electionbuster/states.csv -e SENATE -y 2018  -s AZ -f Kelli -l Ward -p REP" calcext:value-type="string">
            <text:p>/home/kevin/electionbuster/electionBuster.py -a /home/kevin/electionbuster/states.csv -e SENATE -y 2018 <text:s/>-s AZ -f Kelli -l Ward -p REP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b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1])&gt;0;&quot; -s &quot;&amp;[.B141];&quot;&quot;)" office:value-type="string" office:string-value=" -s NY" calcext:value-type="string">
            <text:p><text:s/>-s NY</text:p>
          </table:table-cell>
          <table:table-cell table:formula="of:=IF(LEN([.C141])&gt;0;&quot; -f &quot;&amp;[.C141];&quot;&quot;)" office:value-type="string" office:string-value=" -f David" calcext:value-type="string">
            <text:p><text:s/>-f David</text:p>
          </table:table-cell>
          <table:table-cell table:formula="of:=IF(LEN([.D141])&gt;0;&quot; -m &quot;&amp;[.D141];&quot;&quot;)" office:value-type="string" office:string-value=" -m A" calcext:value-type="string">
            <text:p><text:s/>-m A</text:p>
          </table:table-cell>
          <table:table-cell table:formula="of:=IF(LEN([.E141])&gt;0;&quot; -l &quot;&amp;[.E141];&quot;&quot;)" office:value-type="string" office:string-value=" -l Webber" calcext:value-type="string">
            <text:p><text:s/>-l Webber</text:p>
          </table:table-cell>
          <table:table-cell table:formula="of:=IF(LEN([.H141])&gt;0;&quot; -p &quot;&amp;[.H141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41]&amp;[.J141]&amp;[.K141]&amp;[.L141]&amp;[.M141]" office:value-type="string" office:string-value="/home/kevin/electionbuster/electionBuster.py -a /home/kevin/electionbuster/states.csv -e SENATE -y 2018  -s NY -f David -m A -l Webber -p REP" calcext:value-type="string">
            <text:p>/home/kevin/electionbuster/electionBuster.py -a /home/kevin/electionbuster/states.csv -e SENATE -y 2018 <text:s/>-s NY -f David -m A -l Webber -p REP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indhau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2])&gt;0;&quot; -s &quot;&amp;[.B142];&quot;&quot;)" office:value-type="string" office:string-value=" -s FL" calcext:value-type="string">
            <text:p><text:s/>-s FL</text:p>
          </table:table-cell>
          <table:table-cell table:formula="of:=IF(LEN([.C142])&gt;0;&quot; -f &quot;&amp;[.C142];&quot;&quot;)" office:value-type="string" office:string-value=" -f Angie" calcext:value-type="string">
            <text:p><text:s/>-f Angie</text:p>
          </table:table-cell>
          <table:table-cell table:formula="of:=IF(LEN([.D142])&gt;0;&quot; -m &quot;&amp;[.D142];&quot;&quot;)" office:value-type="string" office:string-value=" -m Walls" calcext:value-type="string">
            <text:p><text:s/>-m Walls</text:p>
          </table:table-cell>
          <table:table-cell table:formula="of:=IF(LEN([.E142])&gt;0;&quot; -l &quot;&amp;[.E142];&quot;&quot;)" office:value-type="string" office:string-value=" -l Windhauser" calcext:value-type="string">
            <text:p><text:s/>-l Windhauser</text:p>
          </table:table-cell>
          <table:table-cell table:formula="of:=IF(LEN([.H142])&gt;0;&quot; -p &quot;&amp;[.H142];&quot;&quot;)" office:value-type="string" office:string-value=" -p REP" calcext:value-type="string">
            <text:p><text:s/>-p REP</text:p>
          </table:table-cell>
          <table:table-cell table:style-name="ce4" table:formula="of:=&quot;/home/kevin/electionbuster/electionBuster.py -a /home/kevin/electionbuster/states.csv -e SENATE -y 2018 &quot;&amp;[.I142]&amp;[.J142]&amp;[.K142]&amp;[.L142]&amp;[.M142]" office:value-type="string" office:string-value="/home/kevin/electionbuster/electionBuster.py -a /home/kevin/electionbuster/states.csv -e SENATE -y 2018  -s FL -f Angie -m Walls -l Windhauser -p REP" calcext:value-type="string">
            <text:p>/home/kevin/electionbuster/electionBuster.py -a /home/kevin/electionbuster/states.csv -e SENATE -y 2018 <text:s/>-s FL -f Angie -m Walls -l Windhauser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Estrad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3])&gt;0;&quot; -s &quot;&amp;[.B143];&quot;&quot;)" office:value-type="string" office:string-value=" -s CA" calcext:value-type="string">
            <text:p><text:s/>-s CA</text:p>
          </table:table-cell>
          <table:table-cell table:formula="of:=IF(LEN([.C143])&gt;0;&quot; -f &quot;&amp;[.C143];&quot;&quot;)" office:value-type="string" office:string-value=" -f John" calcext:value-type="string">
            <text:p><text:s/>-f John</text:p>
          </table:table-cell>
          <table:table-cell table:formula="of:=IF(LEN([.D143])&gt;0;&quot; -m &quot;&amp;[.D143];&quot;&quot;)">
            <text:p/>
          </table:table-cell>
          <table:table-cell table:formula="of:=IF(LEN([.E143])&gt;0;&quot; -l &quot;&amp;[.E143];&quot;&quot;)" office:value-type="string" office:string-value=" -l Estrada" calcext:value-type="string">
            <text:p><text:s/>-l Estrada</text:p>
          </table:table-cell>
          <table:table-cell table:formula="of:=IF(LEN([.H143])&gt;0;&quot; -p &quot;&amp;[.H14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3]&amp;[.J143]&amp;[.K143]&amp;[.L143]&amp;[.M143]" office:value-type="string" office:string-value="/home/kevin/electionbuster/electionBuster.py -a /home/kevin/electionbuster/states.csv -e SENATE -y 2018  -s CA -f John -l Estrada -p REP" calcext:value-type="string">
            <text:p>/home/kevin/electionbuster/electionBuster.py -a /home/kevin/electionbuster/states.csv -e SENATE -y 2018 <text:s/>-s CA -f John -l Estrada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ren</text:p>
          </table:table-cell>
          <table:table-cell/>
          <table:table-cell office:value-type="string" calcext:value-type="string">
            <text:p>Lanco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4])&gt;0;&quot; -s &quot;&amp;[.B144];&quot;&quot;)" office:value-type="string" office:string-value=" -s CA" calcext:value-type="string">
            <text:p><text:s/>-s CA</text:p>
          </table:table-cell>
          <table:table-cell table:formula="of:=IF(LEN([.C144])&gt;0;&quot; -f &quot;&amp;[.C144];&quot;&quot;)" office:value-type="string" office:string-value=" -f Caren" calcext:value-type="string">
            <text:p><text:s/>-f Caren</text:p>
          </table:table-cell>
          <table:table-cell table:formula="of:=IF(LEN([.D144])&gt;0;&quot; -m &quot;&amp;[.D144];&quot;&quot;)">
            <text:p/>
          </table:table-cell>
          <table:table-cell table:formula="of:=IF(LEN([.E144])&gt;0;&quot; -l &quot;&amp;[.E144];&quot;&quot;)" office:value-type="string" office:string-value=" -l Lancona" calcext:value-type="string">
            <text:p><text:s/>-l Lancona</text:p>
          </table:table-cell>
          <table:table-cell table:formula="of:=IF(LEN([.H144])&gt;0;&quot; -p &quot;&amp;[.H14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4]&amp;[.J144]&amp;[.K144]&amp;[.L144]&amp;[.M144]" office:value-type="string" office:string-value="/home/kevin/electionbuster/electionBuster.py -a /home/kevin/electionbuster/states.csv -e SENATE -y 2018  -s CA -f Caren -l Lancona -p REP" calcext:value-type="string">
            <text:p>/home/kevin/electionbuster/electionBuster.py -a /home/kevin/electionbuster/states.csv -e SENATE -y 2018 <text:s/>-s CA -f Caren -l Lancona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5])&gt;0;&quot; -s &quot;&amp;[.B145];&quot;&quot;)" office:value-type="string" office:string-value=" -s CA" calcext:value-type="string">
            <text:p><text:s/>-s CA</text:p>
          </table:table-cell>
          <table:table-cell table:formula="of:=IF(LEN([.C145])&gt;0;&quot; -f &quot;&amp;[.C145];&quot;&quot;)" office:value-type="string" office:string-value=" -f Patrick" calcext:value-type="string">
            <text:p><text:s/>-f Patrick</text:p>
          </table:table-cell>
          <table:table-cell table:formula="of:=IF(LEN([.D145])&gt;0;&quot; -m &quot;&amp;[.D145];&quot;&quot;)">
            <text:p/>
          </table:table-cell>
          <table:table-cell table:formula="of:=IF(LEN([.E145])&gt;0;&quot; -l &quot;&amp;[.E145];&quot;&quot;)" office:value-type="string" office:string-value=" -l Little" calcext:value-type="string">
            <text:p><text:s/>-l Little</text:p>
          </table:table-cell>
          <table:table-cell table:formula="of:=IF(LEN([.H145])&gt;0;&quot; -p &quot;&amp;[.H14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5]&amp;[.J145]&amp;[.K145]&amp;[.L145]&amp;[.M145]" office:value-type="string" office:string-value="/home/kevin/electionbuster/electionBuster.py -a /home/kevin/electionbuster/states.csv -e SENATE -y 2018  -s CA -f Patrick -l Little -p REP" calcext:value-type="string">
            <text:p>/home/kevin/electionbuster/electionBuster.py -a /home/kevin/electionbuster/states.csv -e SENATE -y 2018 <text:s/>-s CA -f Patrick -l Little -p REP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Jazmina</text:p>
          </table:table-cell>
          <table:table-cell/>
          <table:table-cell office:value-type="string" calcext:value-type="string">
            <text:p>Saavedr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6])&gt;0;&quot; -s &quot;&amp;[.B146];&quot;&quot;)" office:value-type="string" office:string-value=" -s CA" calcext:value-type="string">
            <text:p><text:s/>-s CA</text:p>
          </table:table-cell>
          <table:table-cell table:formula="of:=IF(LEN([.C146])&gt;0;&quot; -f &quot;&amp;[.C146];&quot;&quot;)" office:value-type="string" office:string-value=" -f Jazmina" calcext:value-type="string">
            <text:p><text:s/>-f Jazmina</text:p>
          </table:table-cell>
          <table:table-cell table:formula="of:=IF(LEN([.D146])&gt;0;&quot; -m &quot;&amp;[.D146];&quot;&quot;)">
            <text:p/>
          </table:table-cell>
          <table:table-cell table:formula="of:=IF(LEN([.E146])&gt;0;&quot; -l &quot;&amp;[.E146];&quot;&quot;)" office:value-type="string" office:string-value=" -l Saavedra" calcext:value-type="string">
            <text:p><text:s/>-l Saavedra</text:p>
          </table:table-cell>
          <table:table-cell table:formula="of:=IF(LEN([.H146])&gt;0;&quot; -p &quot;&amp;[.H14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6]&amp;[.J146]&amp;[.K146]&amp;[.L146]&amp;[.M146]" office:value-type="string" office:string-value="/home/kevin/electionbuster/electionBuster.py -a /home/kevin/electionbuster/states.csv -e SENATE -y 2018  -s CA -f Jazmina -l Saavedra -p REP" calcext:value-type="string">
            <text:p>/home/kevin/electionbuster/electionBuster.py -a /home/kevin/electionbuster/states.csv -e SENATE -y 2018 <text:s/>-s CA -f Jazmina -l Saavedra -p REP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7])&gt;0;&quot; -s &quot;&amp;[.B147];&quot;&quot;)" office:value-type="string" office:string-value=" -s CT" calcext:value-type="string">
            <text:p><text:s/>-s CT</text:p>
          </table:table-cell>
          <table:table-cell table:formula="of:=IF(LEN([.C147])&gt;0;&quot; -f &quot;&amp;[.C147];&quot;&quot;)" office:value-type="string" office:string-value=" -f Matthew" calcext:value-type="string">
            <text:p><text:s/>-f Matthew</text:p>
          </table:table-cell>
          <table:table-cell table:formula="of:=IF(LEN([.D147])&gt;0;&quot; -m &quot;&amp;[.D147];&quot;&quot;)">
            <text:p/>
          </table:table-cell>
          <table:table-cell table:formula="of:=IF(LEN([.E147])&gt;0;&quot; -l &quot;&amp;[.E147];&quot;&quot;)" office:value-type="string" office:string-value=" -l Corey" calcext:value-type="string">
            <text:p><text:s/>-l Corey</text:p>
          </table:table-cell>
          <table:table-cell table:formula="of:=IF(LEN([.H147])&gt;0;&quot; -p &quot;&amp;[.H14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7]&amp;[.J147]&amp;[.K147]&amp;[.L147]&amp;[.M147]" office:value-type="string" office:string-value="/home/kevin/electionbuster/electionBuster.py -a /home/kevin/electionbuster/states.csv -e SENATE -y 2018  -s CT -f Matthew -l Corey -p REP" calcext:value-type="string">
            <text:p>/home/kevin/electionbuster/electionBuster.py -a /home/kevin/electionbuster/states.csv -e SENATE -y 2018 <text:s/>-s CT -f Matthew -l Corey -p REP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Dominic</text:p>
          </table:table-cell>
          <table:table-cell/>
          <table:table-cell office:value-type="string" calcext:value-type="string">
            <text:p>Rapin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8])&gt;0;&quot; -s &quot;&amp;[.B148];&quot;&quot;)" office:value-type="string" office:string-value=" -s CT" calcext:value-type="string">
            <text:p><text:s/>-s CT</text:p>
          </table:table-cell>
          <table:table-cell table:formula="of:=IF(LEN([.C148])&gt;0;&quot; -f &quot;&amp;[.C148];&quot;&quot;)" office:value-type="string" office:string-value=" -f Dominic" calcext:value-type="string">
            <text:p><text:s/>-f Dominic</text:p>
          </table:table-cell>
          <table:table-cell table:formula="of:=IF(LEN([.D148])&gt;0;&quot; -m &quot;&amp;[.D148];&quot;&quot;)">
            <text:p/>
          </table:table-cell>
          <table:table-cell table:formula="of:=IF(LEN([.E148])&gt;0;&quot; -l &quot;&amp;[.E148];&quot;&quot;)" office:value-type="string" office:string-value=" -l Rapini" calcext:value-type="string">
            <text:p><text:s/>-l Rapini</text:p>
          </table:table-cell>
          <table:table-cell table:formula="of:=IF(LEN([.H148])&gt;0;&quot; -p &quot;&amp;[.H14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8]&amp;[.J148]&amp;[.K148]&amp;[.L148]&amp;[.M148]" office:value-type="string" office:string-value="/home/kevin/electionbuster/electionBuster.py -a /home/kevin/electionbuster/states.csv -e SENATE -y 2018  -s CT -f Dominic -l Rapini -p REP" calcext:value-type="string">
            <text:p>/home/kevin/electionbuster/electionBuster.py -a /home/kevin/electionbuster/states.csv -e SENATE -y 2018 <text:s/>-s CT -f Dominic -l Rapini -p REP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Boy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49])&gt;0;&quot; -s &quot;&amp;[.B149];&quot;&quot;)" office:value-type="string" office:string-value=" -s DE" calcext:value-type="string">
            <text:p><text:s/>-s DE</text:p>
          </table:table-cell>
          <table:table-cell table:formula="of:=IF(LEN([.C149])&gt;0;&quot; -f &quot;&amp;[.C149];&quot;&quot;)" office:value-type="string" office:string-value=" -f Chuck" calcext:value-type="string">
            <text:p><text:s/>-f Chuck</text:p>
          </table:table-cell>
          <table:table-cell table:formula="of:=IF(LEN([.D149])&gt;0;&quot; -m &quot;&amp;[.D149];&quot;&quot;)">
            <text:p/>
          </table:table-cell>
          <table:table-cell table:formula="of:=IF(LEN([.E149])&gt;0;&quot; -l &quot;&amp;[.E149];&quot;&quot;)" office:value-type="string" office:string-value=" -l Boyce" calcext:value-type="string">
            <text:p><text:s/>-l Boyce</text:p>
          </table:table-cell>
          <table:table-cell table:formula="of:=IF(LEN([.H149])&gt;0;&quot; -p &quot;&amp;[.H14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49]&amp;[.J149]&amp;[.K149]&amp;[.L149]&amp;[.M149]" office:value-type="string" office:string-value="/home/kevin/electionbuster/electionBuster.py -a /home/kevin/electionbuster/states.csv -e SENATE -y 2018  -s DE -f Chuck -l Boyce -p REP" calcext:value-type="string">
            <text:p>/home/kevin/electionbuster/electionBuster.py -a /home/kevin/electionbuster/states.csv -e SENATE -y 2018 <text:s/>-s DE -f Chuck -l Boyce -p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0])&gt;0;&quot; -s &quot;&amp;[.B150];&quot;&quot;)" office:value-type="string" office:string-value=" -s IN" calcext:value-type="string">
            <text:p><text:s/>-s IN</text:p>
          </table:table-cell>
          <table:table-cell table:formula="of:=IF(LEN([.C150])&gt;0;&quot; -f &quot;&amp;[.C150];&quot;&quot;)" office:value-type="string" office:string-value=" -f Mike" calcext:value-type="string">
            <text:p><text:s/>-f Mike</text:p>
          </table:table-cell>
          <table:table-cell table:formula="of:=IF(LEN([.D150])&gt;0;&quot; -m &quot;&amp;[.D150];&quot;&quot;)">
            <text:p/>
          </table:table-cell>
          <table:table-cell table:formula="of:=IF(LEN([.E150])&gt;0;&quot; -l &quot;&amp;[.E150];&quot;&quot;)" office:value-type="string" office:string-value=" -l Braun" calcext:value-type="string">
            <text:p><text:s/>-l Braun</text:p>
          </table:table-cell>
          <table:table-cell table:formula="of:=IF(LEN([.H150])&gt;0;&quot; -p &quot;&amp;[.H15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0]&amp;[.J150]&amp;[.K150]&amp;[.L150]&amp;[.M150]" office:value-type="string" office:string-value="/home/kevin/electionbuster/electionBuster.py -a /home/kevin/electionbuster/states.csv -e SENATE -y 2018  -s IN -f Mike -l Braun -p REP" calcext:value-type="string">
            <text:p>/home/kevin/electionbuster/electionBuster.py -a /home/kevin/electionbuster/states.csv -e SENATE -y 2018 <text:s/>-s IN -f Mike -l Braun -p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Mes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1])&gt;0;&quot; -s &quot;&amp;[.B151];&quot;&quot;)" office:value-type="string" office:string-value=" -s IN" calcext:value-type="string">
            <text:p><text:s/>-s IN</text:p>
          </table:table-cell>
          <table:table-cell table:formula="of:=IF(LEN([.C151])&gt;0;&quot; -f &quot;&amp;[.C151];&quot;&quot;)" office:value-type="string" office:string-value=" -f Luke" calcext:value-type="string">
            <text:p><text:s/>-f Luke</text:p>
          </table:table-cell>
          <table:table-cell table:formula="of:=IF(LEN([.D151])&gt;0;&quot; -m &quot;&amp;[.D151];&quot;&quot;)">
            <text:p/>
          </table:table-cell>
          <table:table-cell table:formula="of:=IF(LEN([.E151])&gt;0;&quot; -l &quot;&amp;[.E151];&quot;&quot;)" office:value-type="string" office:string-value=" -l Messer" calcext:value-type="string">
            <text:p><text:s/>-l Messer</text:p>
          </table:table-cell>
          <table:table-cell table:formula="of:=IF(LEN([.H151])&gt;0;&quot; -p &quot;&amp;[.H15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1]&amp;[.J151]&amp;[.K151]&amp;[.L151]&amp;[.M151]" office:value-type="string" office:string-value="/home/kevin/electionbuster/electionBuster.py -a /home/kevin/electionbuster/states.csv -e SENATE -y 2018  -s IN -f Luke -l Messer -p REP" calcext:value-type="string">
            <text:p>/home/kevin/electionbuster/electionBuster.py -a /home/kevin/electionbuster/states.csv -e SENATE -y 2018 <text:s/>-s IN -f Luke -l Messer -p REP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Roki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2])&gt;0;&quot; -s &quot;&amp;[.B152];&quot;&quot;)" office:value-type="string" office:string-value=" -s IN" calcext:value-type="string">
            <text:p><text:s/>-s IN</text:p>
          </table:table-cell>
          <table:table-cell table:formula="of:=IF(LEN([.C152])&gt;0;&quot; -f &quot;&amp;[.C152];&quot;&quot;)" office:value-type="string" office:string-value=" -f Todd" calcext:value-type="string">
            <text:p><text:s/>-f Todd</text:p>
          </table:table-cell>
          <table:table-cell table:formula="of:=IF(LEN([.D152])&gt;0;&quot; -m &quot;&amp;[.D152];&quot;&quot;)">
            <text:p/>
          </table:table-cell>
          <table:table-cell table:formula="of:=IF(LEN([.E152])&gt;0;&quot; -l &quot;&amp;[.E152];&quot;&quot;)" office:value-type="string" office:string-value=" -l Rokita" calcext:value-type="string">
            <text:p><text:s/>-l Rokita</text:p>
          </table:table-cell>
          <table:table-cell table:formula="of:=IF(LEN([.H152])&gt;0;&quot; -p &quot;&amp;[.H15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2]&amp;[.J152]&amp;[.K152]&amp;[.L152]&amp;[.M152]" office:value-type="string" office:string-value="/home/kevin/electionbuster/electionBuster.py -a /home/kevin/electionbuster/states.csv -e SENATE -y 2018  -s IN -f Todd -l Rokita -p REP" calcext:value-type="string">
            <text:p>/home/kevin/electionbuster/electionBuster.py -a /home/kevin/electionbuster/states.csv -e SENATE -y 2018 <text:s/>-s IN -f Todd -l Rokita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Geoff</text:p>
          </table:table-cell>
          <table:table-cell/>
          <table:table-cell office:value-type="string" calcext:value-type="string">
            <text:p>Dieh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3])&gt;0;&quot; -s &quot;&amp;[.B153];&quot;&quot;)" office:value-type="string" office:string-value=" -s MA" calcext:value-type="string">
            <text:p><text:s/>-s MA</text:p>
          </table:table-cell>
          <table:table-cell table:formula="of:=IF(LEN([.C153])&gt;0;&quot; -f &quot;&amp;[.C153];&quot;&quot;)" office:value-type="string" office:string-value=" -f Geoff" calcext:value-type="string">
            <text:p><text:s/>-f Geoff</text:p>
          </table:table-cell>
          <table:table-cell table:formula="of:=IF(LEN([.D153])&gt;0;&quot; -m &quot;&amp;[.D153];&quot;&quot;)">
            <text:p/>
          </table:table-cell>
          <table:table-cell table:formula="of:=IF(LEN([.E153])&gt;0;&quot; -l &quot;&amp;[.E153];&quot;&quot;)" office:value-type="string" office:string-value=" -l Diehl" calcext:value-type="string">
            <text:p><text:s/>-l Diehl</text:p>
          </table:table-cell>
          <table:table-cell table:formula="of:=IF(LEN([.H153])&gt;0;&quot; -p &quot;&amp;[.H15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3]&amp;[.J153]&amp;[.K153]&amp;[.L153]&amp;[.M153]" office:value-type="string" office:string-value="/home/kevin/electionbuster/electionBuster.py -a /home/kevin/electionbuster/states.csv -e SENATE -y 2018  -s MA -f Geoff -l Diehl -p REP" calcext:value-type="string">
            <text:p>/home/kevin/electionbuster/electionBuster.py -a /home/kevin/electionbuster/states.csv -e SENATE -y 2018 <text:s/>-s MA -f Geoff -l Diehl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ingst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4])&gt;0;&quot; -s &quot;&amp;[.B154];&quot;&quot;)" office:value-type="string" office:string-value=" -s MA" calcext:value-type="string">
            <text:p><text:s/>-s MA</text:p>
          </table:table-cell>
          <table:table-cell table:formula="of:=IF(LEN([.C154])&gt;0;&quot; -f &quot;&amp;[.C154];&quot;&quot;)" office:value-type="string" office:string-value=" -f John" calcext:value-type="string">
            <text:p><text:s/>-f John</text:p>
          </table:table-cell>
          <table:table-cell table:formula="of:=IF(LEN([.D154])&gt;0;&quot; -m &quot;&amp;[.D154];&quot;&quot;)">
            <text:p/>
          </table:table-cell>
          <table:table-cell table:formula="of:=IF(LEN([.E154])&gt;0;&quot; -l &quot;&amp;[.E154];&quot;&quot;)" office:value-type="string" office:string-value=" -l Kingston" calcext:value-type="string">
            <text:p><text:s/>-l Kingston</text:p>
          </table:table-cell>
          <table:table-cell table:formula="of:=IF(LEN([.H154])&gt;0;&quot; -p &quot;&amp;[.H15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4]&amp;[.J154]&amp;[.K154]&amp;[.L154]&amp;[.M154]" office:value-type="string" office:string-value="/home/kevin/electionbuster/electionBuster.py -a /home/kevin/electionbuster/states.csv -e SENATE -y 2018  -s MA -f John -l Kingston -p REP" calcext:value-type="string">
            <text:p>/home/kevin/electionbuster/electionBuster.py -a /home/kevin/electionbuster/states.csv -e SENATE -y 2018 <text:s/>-s MA -f John -l Kingston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eth</text:p>
          </table:table-cell>
          <table:table-cell/>
          <table:table-cell office:value-type="string" calcext:value-type="string">
            <text:p>Lindstro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5])&gt;0;&quot; -s &quot;&amp;[.B155];&quot;&quot;)" office:value-type="string" office:string-value=" -s MA" calcext:value-type="string">
            <text:p><text:s/>-s MA</text:p>
          </table:table-cell>
          <table:table-cell table:formula="of:=IF(LEN([.C155])&gt;0;&quot; -f &quot;&amp;[.C155];&quot;&quot;)" office:value-type="string" office:string-value=" -f Beth" calcext:value-type="string">
            <text:p><text:s/>-f Beth</text:p>
          </table:table-cell>
          <table:table-cell table:formula="of:=IF(LEN([.D155])&gt;0;&quot; -m &quot;&amp;[.D155];&quot;&quot;)">
            <text:p/>
          </table:table-cell>
          <table:table-cell table:formula="of:=IF(LEN([.E155])&gt;0;&quot; -l &quot;&amp;[.E155];&quot;&quot;)" office:value-type="string" office:string-value=" -l Lindstrom" calcext:value-type="string">
            <text:p><text:s/>-l Lindstrom</text:p>
          </table:table-cell>
          <table:table-cell table:formula="of:=IF(LEN([.H155])&gt;0;&quot; -p &quot;&amp;[.H15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5]&amp;[.J155]&amp;[.K155]&amp;[.L155]&amp;[.M155]" office:value-type="string" office:string-value="/home/kevin/electionbuster/electionBuster.py -a /home/kevin/electionbuster/states.csv -e SENATE -y 2018  -s MA -f Beth -l Lindstrom -p REP" calcext:value-type="string">
            <text:p>/home/kevin/electionbuster/electionBuster.py -a /home/kevin/electionbuster/states.csv -e SENATE -y 2018 <text:s/>-s MA -f Beth -l Lindstrom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Darius</text:p>
          </table:table-cell>
          <table:table-cell/>
          <table:table-cell office:value-type="string" calcext:value-type="string">
            <text:p>Mitch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6])&gt;0;&quot; -s &quot;&amp;[.B156];&quot;&quot;)" office:value-type="string" office:string-value=" -s MA" calcext:value-type="string">
            <text:p><text:s/>-s MA</text:p>
          </table:table-cell>
          <table:table-cell table:formula="of:=IF(LEN([.C156])&gt;0;&quot; -f &quot;&amp;[.C156];&quot;&quot;)" office:value-type="string" office:string-value=" -f Darius" calcext:value-type="string">
            <text:p><text:s/>-f Darius</text:p>
          </table:table-cell>
          <table:table-cell table:formula="of:=IF(LEN([.D156])&gt;0;&quot; -m &quot;&amp;[.D156];&quot;&quot;)">
            <text:p/>
          </table:table-cell>
          <table:table-cell table:formula="of:=IF(LEN([.E156])&gt;0;&quot; -l &quot;&amp;[.E156];&quot;&quot;)" office:value-type="string" office:string-value=" -l Mitchell" calcext:value-type="string">
            <text:p><text:s/>-l Mitchell</text:p>
          </table:table-cell>
          <table:table-cell table:formula="of:=IF(LEN([.H156])&gt;0;&quot; -p &quot;&amp;[.H15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6]&amp;[.J156]&amp;[.K156]&amp;[.L156]&amp;[.M156]" office:value-type="string" office:string-value="/home/kevin/electionbuster/electionBuster.py -a /home/kevin/electionbuster/states.csv -e SENATE -y 2018  -s MA -f Darius -l Mitchell -p REP" calcext:value-type="string">
            <text:p>/home/kevin/electionbuster/electionBuster.py -a /home/kevin/electionbuster/states.csv -e SENATE -y 2018 <text:s/>-s MA -f Darius -l Mitchell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Wat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7])&gt;0;&quot; -s &quot;&amp;[.B157];&quot;&quot;)" office:value-type="string" office:string-value=" -s MA" calcext:value-type="string">
            <text:p><text:s/>-s MA</text:p>
          </table:table-cell>
          <table:table-cell table:formula="of:=IF(LEN([.C157])&gt;0;&quot; -f &quot;&amp;[.C157];&quot;&quot;)" office:value-type="string" office:string-value=" -f Allen" calcext:value-type="string">
            <text:p><text:s/>-f Allen</text:p>
          </table:table-cell>
          <table:table-cell table:formula="of:=IF(LEN([.D157])&gt;0;&quot; -m &quot;&amp;[.D157];&quot;&quot;)">
            <text:p/>
          </table:table-cell>
          <table:table-cell table:formula="of:=IF(LEN([.E157])&gt;0;&quot; -l &quot;&amp;[.E157];&quot;&quot;)" office:value-type="string" office:string-value=" -l Waters" calcext:value-type="string">
            <text:p><text:s/>-l Waters</text:p>
          </table:table-cell>
          <table:table-cell table:formula="of:=IF(LEN([.H157])&gt;0;&quot; -p &quot;&amp;[.H15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7]&amp;[.J157]&amp;[.K157]&amp;[.L157]&amp;[.M157]" office:value-type="string" office:string-value="/home/kevin/electionbuster/electionBuster.py -a /home/kevin/electionbuster/states.csv -e SENATE -y 2018  -s MA -f Allen -l Waters -p REP" calcext:value-type="string">
            <text:p>/home/kevin/electionbuster/electionBuster.py -a /home/kevin/electionbuster/states.csv -e SENATE -y 2018 <text:s/>-s MA -f Allen -l Waters -p REP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Heidi</text:p>
          </table:table-cell>
          <table:table-cell/>
          <table:table-cell office:value-type="string" calcext:value-type="string">
            <text:p>Wellm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8])&gt;0;&quot; -s &quot;&amp;[.B158];&quot;&quot;)" office:value-type="string" office:string-value=" -s MA" calcext:value-type="string">
            <text:p><text:s/>-s MA</text:p>
          </table:table-cell>
          <table:table-cell table:formula="of:=IF(LEN([.C158])&gt;0;&quot; -f &quot;&amp;[.C158];&quot;&quot;)" office:value-type="string" office:string-value=" -f Heidi" calcext:value-type="string">
            <text:p><text:s/>-f Heidi</text:p>
          </table:table-cell>
          <table:table-cell table:formula="of:=IF(LEN([.D158])&gt;0;&quot; -m &quot;&amp;[.D158];&quot;&quot;)">
            <text:p/>
          </table:table-cell>
          <table:table-cell table:formula="of:=IF(LEN([.E158])&gt;0;&quot; -l &quot;&amp;[.E158];&quot;&quot;)" office:value-type="string" office:string-value=" -l Wellman" calcext:value-type="string">
            <text:p><text:s/>-l Wellman</text:p>
          </table:table-cell>
          <table:table-cell table:formula="of:=IF(LEN([.H158])&gt;0;&quot; -p &quot;&amp;[.H15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8]&amp;[.J158]&amp;[.K158]&amp;[.L158]&amp;[.M158]" office:value-type="string" office:string-value="/home/kevin/electionbuster/electionBuster.py -a /home/kevin/electionbuster/states.csv -e SENATE -y 2018  -s MA -f Heidi -l Wellman -p REP" calcext:value-type="string">
            <text:p>/home/kevin/electionbuster/electionBuster.py -a /home/kevin/electionbuster/states.csv -e SENATE -y 2018 <text:s/>-s MA -f Heidi -l Wellman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59])&gt;0;&quot; -s &quot;&amp;[.B159];&quot;&quot;)" office:value-type="string" office:string-value=" -s MD" calcext:value-type="string">
            <text:p><text:s/>-s MD</text:p>
          </table:table-cell>
          <table:table-cell table:formula="of:=IF(LEN([.C159])&gt;0;&quot; -f &quot;&amp;[.C159];&quot;&quot;)" office:value-type="string" office:string-value=" -f Tony" calcext:value-type="string">
            <text:p><text:s/>-f Tony</text:p>
          </table:table-cell>
          <table:table-cell table:formula="of:=IF(LEN([.D159])&gt;0;&quot; -m &quot;&amp;[.D159];&quot;&quot;)">
            <text:p/>
          </table:table-cell>
          <table:table-cell table:formula="of:=IF(LEN([.E159])&gt;0;&quot; -l &quot;&amp;[.E159];&quot;&quot;)" office:value-type="string" office:string-value=" -l Campbell" calcext:value-type="string">
            <text:p><text:s/>-l Campbell</text:p>
          </table:table-cell>
          <table:table-cell table:formula="of:=IF(LEN([.H159])&gt;0;&quot; -p &quot;&amp;[.H15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59]&amp;[.J159]&amp;[.K159]&amp;[.L159]&amp;[.M159]" office:value-type="string" office:string-value="/home/kevin/electionbuster/electionBuster.py -a /home/kevin/electionbuster/states.csv -e SENATE -y 2018  -s MD -f Tony -l Campbell -p REP" calcext:value-type="string">
            <text:p>/home/kevin/electionbuster/electionBuster.py -a /home/kevin/electionbuster/states.csv -e SENATE -y 2018 <text:s/>-s MD -f Tony -l Campbell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Cronhard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0])&gt;0;&quot; -s &quot;&amp;[.B160];&quot;&quot;)" office:value-type="string" office:string-value=" -s MD" calcext:value-type="string">
            <text:p><text:s/>-s MD</text:p>
          </table:table-cell>
          <table:table-cell table:formula="of:=IF(LEN([.C160])&gt;0;&quot; -f &quot;&amp;[.C160];&quot;&quot;)" office:value-type="string" office:string-value=" -f Evan" calcext:value-type="string">
            <text:p><text:s/>-f Evan</text:p>
          </table:table-cell>
          <table:table-cell table:formula="of:=IF(LEN([.D160])&gt;0;&quot; -m &quot;&amp;[.D160];&quot;&quot;)">
            <text:p/>
          </table:table-cell>
          <table:table-cell table:formula="of:=IF(LEN([.E160])&gt;0;&quot; -l &quot;&amp;[.E160];&quot;&quot;)" office:value-type="string" office:string-value=" -l Cronhardt" calcext:value-type="string">
            <text:p><text:s/>-l Cronhardt</text:p>
          </table:table-cell>
          <table:table-cell table:formula="of:=IF(LEN([.H160])&gt;0;&quot; -p &quot;&amp;[.H16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0]&amp;[.J160]&amp;[.K160]&amp;[.L160]&amp;[.M160]" office:value-type="string" office:string-value="/home/kevin/electionbuster/electionBuster.py -a /home/kevin/electionbuster/states.csv -e SENATE -y 2018  -s MD -f Evan -l Cronhardt -p REP" calcext:value-type="string">
            <text:p>/home/kevin/electionbuster/electionBuster.py -a /home/kevin/electionbuster/states.csv -e SENATE -y 2018 <text:s/>-s MD -f Evan -l Cronhardt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Nnabu</text:p>
          </table:table-cell>
          <table:table-cell/>
          <table:table-cell office:value-type="string" calcext:value-type="string">
            <text:p>Ez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1])&gt;0;&quot; -s &quot;&amp;[.B161];&quot;&quot;)" office:value-type="string" office:string-value=" -s MD" calcext:value-type="string">
            <text:p><text:s/>-s MD</text:p>
          </table:table-cell>
          <table:table-cell table:formula="of:=IF(LEN([.C161])&gt;0;&quot; -f &quot;&amp;[.C161];&quot;&quot;)" office:value-type="string" office:string-value=" -f Nnabu" calcext:value-type="string">
            <text:p><text:s/>-f Nnabu</text:p>
          </table:table-cell>
          <table:table-cell table:formula="of:=IF(LEN([.D161])&gt;0;&quot; -m &quot;&amp;[.D161];&quot;&quot;)">
            <text:p/>
          </table:table-cell>
          <table:table-cell table:formula="of:=IF(LEN([.E161])&gt;0;&quot; -l &quot;&amp;[.E161];&quot;&quot;)" office:value-type="string" office:string-value=" -l Eze" calcext:value-type="string">
            <text:p><text:s/>-l Eze</text:p>
          </table:table-cell>
          <table:table-cell table:formula="of:=IF(LEN([.H161])&gt;0;&quot; -p &quot;&amp;[.H16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1]&amp;[.J161]&amp;[.K161]&amp;[.L161]&amp;[.M161]" office:value-type="string" office:string-value="/home/kevin/electionbuster/electionBuster.py -a /home/kevin/electionbuster/states.csv -e SENATE -y 2018  -s MD -f Nnabu -l Eze -p REP" calcext:value-type="string">
            <text:p>/home/kevin/electionbuster/electionBuster.py -a /home/kevin/electionbuster/states.csv -e SENATE -y 2018 <text:s/>-s MD -f Nnabu -l Eze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F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2])&gt;0;&quot; -s &quot;&amp;[.B162];&quot;&quot;)" office:value-type="string" office:string-value=" -s MD" calcext:value-type="string">
            <text:p><text:s/>-s MD</text:p>
          </table:table-cell>
          <table:table-cell table:formula="of:=IF(LEN([.C162])&gt;0;&quot; -f &quot;&amp;[.C162];&quot;&quot;)" office:value-type="string" office:string-value=" -f Sam" calcext:value-type="string">
            <text:p><text:s/>-f Sam</text:p>
          </table:table-cell>
          <table:table-cell table:formula="of:=IF(LEN([.D162])&gt;0;&quot; -m &quot;&amp;[.D162];&quot;&quot;)">
            <text:p/>
          </table:table-cell>
          <table:table-cell table:formula="of:=IF(LEN([.E162])&gt;0;&quot; -l &quot;&amp;[.E162];&quot;&quot;)" office:value-type="string" office:string-value=" -l Faddis" calcext:value-type="string">
            <text:p><text:s/>-l Faddis</text:p>
          </table:table-cell>
          <table:table-cell table:formula="of:=IF(LEN([.H162])&gt;0;&quot; -p &quot;&amp;[.H16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2]&amp;[.J162]&amp;[.K162]&amp;[.L162]&amp;[.M162]" office:value-type="string" office:string-value="/home/kevin/electionbuster/electionBuster.py -a /home/kevin/electionbuster/states.csv -e SENATE -y 2018  -s MD -f Sam -l Faddis -p REP" calcext:value-type="string">
            <text:p>/home/kevin/electionbuster/electionBuster.py -a /home/kevin/electionbuster/states.csv -e SENATE -y 2018 <text:s/>-s MD -f Sam -l Faddis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3])&gt;0;&quot; -s &quot;&amp;[.B163];&quot;&quot;)" office:value-type="string" office:string-value=" -s MD" calcext:value-type="string">
            <text:p><text:s/>-s MD</text:p>
          </table:table-cell>
          <table:table-cell table:formula="of:=IF(LEN([.C163])&gt;0;&quot; -f &quot;&amp;[.C163];&quot;&quot;)" office:value-type="string" office:string-value=" -f Gerald" calcext:value-type="string">
            <text:p><text:s/>-f Gerald</text:p>
          </table:table-cell>
          <table:table-cell table:formula="of:=IF(LEN([.D163])&gt;0;&quot; -m &quot;&amp;[.D163];&quot;&quot;)">
            <text:p/>
          </table:table-cell>
          <table:table-cell table:formula="of:=IF(LEN([.E163])&gt;0;&quot; -l &quot;&amp;[.E163];&quot;&quot;)" office:value-type="string" office:string-value=" -l Smith" calcext:value-type="string">
            <text:p><text:s/>-l Smith</text:p>
          </table:table-cell>
          <table:table-cell table:formula="of:=IF(LEN([.H163])&gt;0;&quot; -p &quot;&amp;[.H16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3]&amp;[.J163]&amp;[.K163]&amp;[.L163]&amp;[.M163]" office:value-type="string" office:string-value="/home/kevin/electionbuster/electionBuster.py -a /home/kevin/electionbuster/states.csv -e SENATE -y 2018  -s MD -f Gerald -l Smith -p REP" calcext:value-type="string">
            <text:p>/home/kevin/electionbuster/electionBuster.py -a /home/kevin/electionbuster/states.csv -e SENATE -y 2018 <text:s/>-s MD -f Gerald -l Smith -p REP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Blaine</text:p>
          </table:table-cell>
          <table:table-cell/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4])&gt;0;&quot; -s &quot;&amp;[.B164];&quot;&quot;)" office:value-type="string" office:string-value=" -s MD" calcext:value-type="string">
            <text:p><text:s/>-s MD</text:p>
          </table:table-cell>
          <table:table-cell table:formula="of:=IF(LEN([.C164])&gt;0;&quot; -f &quot;&amp;[.C164];&quot;&quot;)" office:value-type="string" office:string-value=" -f Blaine" calcext:value-type="string">
            <text:p><text:s/>-f Blaine</text:p>
          </table:table-cell>
          <table:table-cell table:formula="of:=IF(LEN([.D164])&gt;0;&quot; -m &quot;&amp;[.D164];&quot;&quot;)">
            <text:p/>
          </table:table-cell>
          <table:table-cell table:formula="of:=IF(LEN([.E164])&gt;0;&quot; -l &quot;&amp;[.E164];&quot;&quot;)" office:value-type="string" office:string-value=" -l Taylor" calcext:value-type="string">
            <text:p><text:s/>-l Taylor</text:p>
          </table:table-cell>
          <table:table-cell table:formula="of:=IF(LEN([.H164])&gt;0;&quot; -p &quot;&amp;[.H16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4]&amp;[.J164]&amp;[.K164]&amp;[.L164]&amp;[.M164]" office:value-type="string" office:string-value="/home/kevin/electionbuster/electionBuster.py -a /home/kevin/electionbuster/states.csv -e SENATE -y 2018  -s MD -f Blaine -l Taylor -p REP" calcext:value-type="string">
            <text:p>/home/kevin/electionbuster/electionBuster.py -a /home/kevin/electionbuster/states.csv -e SENATE -y 2018 <text:s/>-s MD -f Blaine -l Taylor -p REP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Brak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5])&gt;0;&quot; -s &quot;&amp;[.B165];&quot;&quot;)" office:value-type="string" office:string-value=" -s ME" calcext:value-type="string">
            <text:p><text:s/>-s ME</text:p>
          </table:table-cell>
          <table:table-cell table:formula="of:=IF(LEN([.C165])&gt;0;&quot; -f &quot;&amp;[.C165];&quot;&quot;)" office:value-type="string" office:string-value=" -f Eric" calcext:value-type="string">
            <text:p><text:s/>-f Eric</text:p>
          </table:table-cell>
          <table:table-cell table:formula="of:=IF(LEN([.D165])&gt;0;&quot; -m &quot;&amp;[.D165];&quot;&quot;)">
            <text:p/>
          </table:table-cell>
          <table:table-cell table:formula="of:=IF(LEN([.E165])&gt;0;&quot; -l &quot;&amp;[.E165];&quot;&quot;)" office:value-type="string" office:string-value=" -l Brakey" calcext:value-type="string">
            <text:p><text:s/>-l Brakey</text:p>
          </table:table-cell>
          <table:table-cell table:formula="of:=IF(LEN([.H165])&gt;0;&quot; -p &quot;&amp;[.H16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5]&amp;[.J165]&amp;[.K165]&amp;[.L165]&amp;[.M165]" office:value-type="string" office:string-value="/home/kevin/electionbuster/electionBuster.py -a /home/kevin/electionbuster/states.csv -e SENATE -y 2018  -s ME -f Eric -l Brakey -p REP" calcext:value-type="string">
            <text:p>/home/kevin/electionbuster/electionBuster.py -a /home/kevin/electionbuster/states.csv -e SENATE -y 2018 <text:s/>-s ME -f Eric -l Brakey -p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ar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6])&gt;0;&quot; -s &quot;&amp;[.B166];&quot;&quot;)" office:value-type="string" office:string-value=" -s MI" calcext:value-type="string">
            <text:p><text:s/>-s MI</text:p>
          </table:table-cell>
          <table:table-cell table:formula="of:=IF(LEN([.C166])&gt;0;&quot; -f &quot;&amp;[.C166];&quot;&quot;)" office:value-type="string" office:string-value=" -f Bob" calcext:value-type="string">
            <text:p><text:s/>-f Bob</text:p>
          </table:table-cell>
          <table:table-cell table:formula="of:=IF(LEN([.D166])&gt;0;&quot; -m &quot;&amp;[.D166];&quot;&quot;)">
            <text:p/>
          </table:table-cell>
          <table:table-cell table:formula="of:=IF(LEN([.E166])&gt;0;&quot; -l &quot;&amp;[.E166];&quot;&quot;)" office:value-type="string" office:string-value=" -l Carr" calcext:value-type="string">
            <text:p><text:s/>-l Carr</text:p>
          </table:table-cell>
          <table:table-cell table:formula="of:=IF(LEN([.H166])&gt;0;&quot; -p &quot;&amp;[.H16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6]&amp;[.J166]&amp;[.K166]&amp;[.L166]&amp;[.M166]" office:value-type="string" office:string-value="/home/kevin/electionbuster/electionBuster.py -a /home/kevin/electionbuster/states.csv -e SENATE -y 2018  -s MI -f Bob -l Carr -p REP" calcext:value-type="string">
            <text:p>/home/kevin/electionbuster/electionBuster.py -a /home/kevin/electionbuster/states.csv -e SENATE -y 2018 <text:s/>-s MI -f Bob -l Carr -p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7])&gt;0;&quot; -s &quot;&amp;[.B167];&quot;&quot;)" office:value-type="string" office:string-value=" -s MI" calcext:value-type="string">
            <text:p><text:s/>-s MI</text:p>
          </table:table-cell>
          <table:table-cell table:formula="of:=IF(LEN([.C167])&gt;0;&quot; -f &quot;&amp;[.C167];&quot;&quot;)" office:value-type="string" office:string-value=" -f John" calcext:value-type="string">
            <text:p><text:s/>-f John</text:p>
          </table:table-cell>
          <table:table-cell table:formula="of:=IF(LEN([.D167])&gt;0;&quot; -m &quot;&amp;[.D167];&quot;&quot;)">
            <text:p/>
          </table:table-cell>
          <table:table-cell table:formula="of:=IF(LEN([.E167])&gt;0;&quot; -l &quot;&amp;[.E167];&quot;&quot;)" office:value-type="string" office:string-value=" -l James" calcext:value-type="string">
            <text:p><text:s/>-l James</text:p>
          </table:table-cell>
          <table:table-cell table:formula="of:=IF(LEN([.H167])&gt;0;&quot; -p &quot;&amp;[.H16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7]&amp;[.J167]&amp;[.K167]&amp;[.L167]&amp;[.M167]" office:value-type="string" office:string-value="/home/kevin/electionbuster/electionBuster.py -a /home/kevin/electionbuster/states.csv -e SENATE -y 2018  -s MI -f John -l James -p REP" calcext:value-type="string">
            <text:p>/home/kevin/electionbuster/electionBuster.py -a /home/kevin/electionbuster/states.csv -e SENATE -y 2018 <text:s/>-s MI -f John -l James -p REP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Pens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8])&gt;0;&quot; -s &quot;&amp;[.B168];&quot;&quot;)" office:value-type="string" office:string-value=" -s MI" calcext:value-type="string">
            <text:p><text:s/>-s MI</text:p>
          </table:table-cell>
          <table:table-cell table:formula="of:=IF(LEN([.C168])&gt;0;&quot; -f &quot;&amp;[.C168];&quot;&quot;)" office:value-type="string" office:string-value=" -f Sandy" calcext:value-type="string">
            <text:p><text:s/>-f Sandy</text:p>
          </table:table-cell>
          <table:table-cell table:formula="of:=IF(LEN([.D168])&gt;0;&quot; -m &quot;&amp;[.D168];&quot;&quot;)">
            <text:p/>
          </table:table-cell>
          <table:table-cell table:formula="of:=IF(LEN([.E168])&gt;0;&quot; -l &quot;&amp;[.E168];&quot;&quot;)" office:value-type="string" office:string-value=" -l Pensler" calcext:value-type="string">
            <text:p><text:s/>-l Pensler</text:p>
          </table:table-cell>
          <table:table-cell table:formula="of:=IF(LEN([.H168])&gt;0;&quot; -p &quot;&amp;[.H16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8]&amp;[.J168]&amp;[.K168]&amp;[.L168]&amp;[.M168]" office:value-type="string" office:string-value="/home/kevin/electionbuster/electionBuster.py -a /home/kevin/electionbuster/states.csv -e SENATE -y 2018  -s MI -f Sandy -l Pensler -p REP" calcext:value-type="string">
            <text:p>/home/kevin/electionbuster/electionBuster.py -a /home/kevin/electionbuster/states.csv -e SENATE -y 2018 <text:s/>-s MI -f Sandy -l Pensler -p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Bamheis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69])&gt;0;&quot; -s &quot;&amp;[.B169];&quot;&quot;)" office:value-type="string" office:string-value=" -s MN" calcext:value-type="string">
            <text:p><text:s/>-s MN</text:p>
          </table:table-cell>
          <table:table-cell table:formula="of:=IF(LEN([.C169])&gt;0;&quot; -f &quot;&amp;[.C169];&quot;&quot;)" office:value-type="string" office:string-value=" -f Robert" calcext:value-type="string">
            <text:p><text:s/>-f Robert</text:p>
          </table:table-cell>
          <table:table-cell table:formula="of:=IF(LEN([.D169])&gt;0;&quot; -m &quot;&amp;[.D169];&quot;&quot;)">
            <text:p/>
          </table:table-cell>
          <table:table-cell table:formula="of:=IF(LEN([.E169])&gt;0;&quot; -l &quot;&amp;[.E169];&quot;&quot;)" office:value-type="string" office:string-value=" -l Bamheiser" calcext:value-type="string">
            <text:p><text:s/>-l Bamheiser</text:p>
          </table:table-cell>
          <table:table-cell table:formula="of:=IF(LEN([.H169])&gt;0;&quot; -p &quot;&amp;[.H16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69]&amp;[.J169]&amp;[.K169]&amp;[.L169]&amp;[.M169]" office:value-type="string" office:string-value="/home/kevin/electionbuster/electionBuster.py -a /home/kevin/electionbuster/states.csv -e SENATE -y 2018  -s MN -f Robert -l Bamheiser -p REP" calcext:value-type="string">
            <text:p>/home/kevin/electionbuster/electionBuster.py -a /home/kevin/electionbuster/states.csv -e SENATE -y 2018 <text:s/>-s MN -f Robert -l Bamheiser -p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Newberg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0])&gt;0;&quot; -s &quot;&amp;[.B170];&quot;&quot;)" office:value-type="string" office:string-value=" -s MN" calcext:value-type="string">
            <text:p><text:s/>-s MN</text:p>
          </table:table-cell>
          <table:table-cell table:formula="of:=IF(LEN([.C170])&gt;0;&quot; -f &quot;&amp;[.C170];&quot;&quot;)" office:value-type="string" office:string-value=" -f Jim" calcext:value-type="string">
            <text:p><text:s/>-f Jim</text:p>
          </table:table-cell>
          <table:table-cell table:formula="of:=IF(LEN([.D170])&gt;0;&quot; -m &quot;&amp;[.D170];&quot;&quot;)">
            <text:p/>
          </table:table-cell>
          <table:table-cell table:formula="of:=IF(LEN([.E170])&gt;0;&quot; -l &quot;&amp;[.E170];&quot;&quot;)" office:value-type="string" office:string-value=" -l Newberger" calcext:value-type="string">
            <text:p><text:s/>-l Newberger</text:p>
          </table:table-cell>
          <table:table-cell table:formula="of:=IF(LEN([.H170])&gt;0;&quot; -p &quot;&amp;[.H17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0]&amp;[.J170]&amp;[.K170]&amp;[.L170]&amp;[.M170]" office:value-type="string" office:string-value="/home/kevin/electionbuster/electionBuster.py -a /home/kevin/electionbuster/states.csv -e SENATE -y 2018  -s MN -f Jim -l Newberger -p REP" calcext:value-type="string">
            <text:p>/home/kevin/electionbuster/electionBuster.py -a /home/kevin/electionbuster/states.csv -e SENATE -y 2018 <text:s/>-s MN -f Jim -l Newberger -p REP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Shepard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1])&gt;0;&quot; -s &quot;&amp;[.B171];&quot;&quot;)" office:value-type="string" office:string-value=" -s MN" calcext:value-type="string">
            <text:p><text:s/>-s MN</text:p>
          </table:table-cell>
          <table:table-cell table:formula="of:=IF(LEN([.C171])&gt;0;&quot; -f &quot;&amp;[.C171];&quot;&quot;)" office:value-type="string" office:string-value=" -f Jack" calcext:value-type="string">
            <text:p><text:s/>-f Jack</text:p>
          </table:table-cell>
          <table:table-cell table:formula="of:=IF(LEN([.D171])&gt;0;&quot; -m &quot;&amp;[.D171];&quot;&quot;)">
            <text:p/>
          </table:table-cell>
          <table:table-cell table:formula="of:=IF(LEN([.E171])&gt;0;&quot; -l &quot;&amp;[.E171];&quot;&quot;)" office:value-type="string" office:string-value=" -l Shepard" calcext:value-type="string">
            <text:p><text:s/>-l Shepard</text:p>
          </table:table-cell>
          <table:table-cell table:formula="of:=IF(LEN([.H171])&gt;0;&quot; -p &quot;&amp;[.H17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1]&amp;[.J171]&amp;[.K171]&amp;[.L171]&amp;[.M171]" office:value-type="string" office:string-value="/home/kevin/electionbuster/electionBuster.py -a /home/kevin/electionbuster/states.csv -e SENATE -y 2018  -s MN -f Jack -l Shepard -p REP" calcext:value-type="string">
            <text:p>/home/kevin/electionbuster/electionBuster.py -a /home/kevin/electionbuster/states.csv -e SENATE -y 2018 <text:s/>-s MN -f Jack -l Shepard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Josh</text:p>
          </table:table-cell>
          <table:table-cell/>
          <table:table-cell office:value-type="string" calcext:value-type="string">
            <text:p>Haw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2])&gt;0;&quot; -s &quot;&amp;[.B172];&quot;&quot;)" office:value-type="string" office:string-value=" -s MO" calcext:value-type="string">
            <text:p><text:s/>-s MO</text:p>
          </table:table-cell>
          <table:table-cell table:formula="of:=IF(LEN([.C172])&gt;0;&quot; -f &quot;&amp;[.C172];&quot;&quot;)" office:value-type="string" office:string-value=" -f Josh" calcext:value-type="string">
            <text:p><text:s/>-f Josh</text:p>
          </table:table-cell>
          <table:table-cell table:formula="of:=IF(LEN([.D172])&gt;0;&quot; -m &quot;&amp;[.D172];&quot;&quot;)">
            <text:p/>
          </table:table-cell>
          <table:table-cell table:formula="of:=IF(LEN([.E172])&gt;0;&quot; -l &quot;&amp;[.E172];&quot;&quot;)" office:value-type="string" office:string-value=" -l Hawley" calcext:value-type="string">
            <text:p><text:s/>-l Hawley</text:p>
          </table:table-cell>
          <table:table-cell table:formula="of:=IF(LEN([.H172])&gt;0;&quot; -p &quot;&amp;[.H17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2]&amp;[.J172]&amp;[.K172]&amp;[.L172]&amp;[.M172]" office:value-type="string" office:string-value="/home/kevin/electionbuster/electionBuster.py -a /home/kevin/electionbuster/states.csv -e SENATE -y 2018  -s MO -f Josh -l Hawley -p REP" calcext:value-type="string">
            <text:p>/home/kevin/electionbuster/electionBuster.py -a /home/kevin/electionbuster/states.csv -e SENATE -y 2018 <text:s/>-s MO -f Josh -l Hawley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Monett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3])&gt;0;&quot; -s &quot;&amp;[.B173];&quot;&quot;)" office:value-type="string" office:string-value=" -s MO" calcext:value-type="string">
            <text:p><text:s/>-s MO</text:p>
          </table:table-cell>
          <table:table-cell table:formula="of:=IF(LEN([.C173])&gt;0;&quot; -f &quot;&amp;[.C173];&quot;&quot;)" office:value-type="string" office:string-value=" -f Tony" calcext:value-type="string">
            <text:p><text:s/>-f Tony</text:p>
          </table:table-cell>
          <table:table-cell table:formula="of:=IF(LEN([.D173])&gt;0;&quot; -m &quot;&amp;[.D173];&quot;&quot;)">
            <text:p/>
          </table:table-cell>
          <table:table-cell table:formula="of:=IF(LEN([.E173])&gt;0;&quot; -l &quot;&amp;[.E173];&quot;&quot;)" office:value-type="string" office:string-value=" -l Monetti" calcext:value-type="string">
            <text:p><text:s/>-l Monetti</text:p>
          </table:table-cell>
          <table:table-cell table:formula="of:=IF(LEN([.H173])&gt;0;&quot; -p &quot;&amp;[.H17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3]&amp;[.J173]&amp;[.K173]&amp;[.L173]&amp;[.M173]" office:value-type="string" office:string-value="/home/kevin/electionbuster/electionBuster.py -a /home/kevin/electionbuster/states.csv -e SENATE -y 2018  -s MO -f Tony -l Monetti -p REP" calcext:value-type="string">
            <text:p>/home/kevin/electionbuster/electionBuster.py -a /home/kevin/electionbuster/states.csv -e SENATE -y 2018 <text:s/>-s MO -f Tony -l Monetti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Austin</text:p>
          </table:table-cell>
          <table:table-cell/>
          <table:table-cell office:value-type="string" calcext:value-type="string">
            <text:p>Peterse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4])&gt;0;&quot; -s &quot;&amp;[.B174];&quot;&quot;)" office:value-type="string" office:string-value=" -s MO" calcext:value-type="string">
            <text:p><text:s/>-s MO</text:p>
          </table:table-cell>
          <table:table-cell table:formula="of:=IF(LEN([.C174])&gt;0;&quot; -f &quot;&amp;[.C174];&quot;&quot;)" office:value-type="string" office:string-value=" -f Austin" calcext:value-type="string">
            <text:p><text:s/>-f Austin</text:p>
          </table:table-cell>
          <table:table-cell table:formula="of:=IF(LEN([.D174])&gt;0;&quot; -m &quot;&amp;[.D174];&quot;&quot;)">
            <text:p/>
          </table:table-cell>
          <table:table-cell table:formula="of:=IF(LEN([.E174])&gt;0;&quot; -l &quot;&amp;[.E174];&quot;&quot;)" office:value-type="string" office:string-value=" -l Petersen" calcext:value-type="string">
            <text:p><text:s/>-l Petersen</text:p>
          </table:table-cell>
          <table:table-cell table:formula="of:=IF(LEN([.H174])&gt;0;&quot; -p &quot;&amp;[.H17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4]&amp;[.J174]&amp;[.K174]&amp;[.L174]&amp;[.M174]" office:value-type="string" office:string-value="/home/kevin/electionbuster/electionBuster.py -a /home/kevin/electionbuster/states.csv -e SENATE -y 2018  -s MO -f Austin -l Petersen -p REP" calcext:value-type="string">
            <text:p>/home/kevin/electionbuster/electionBuster.py -a /home/kevin/electionbuster/states.csv -e SENATE -y 2018 <text:s/>-s MO -f Austin -l Petersen -p REP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Courtland</text:p>
          </table:table-cell>
          <table:table-cell/>
          <table:table-cell office:value-type="string" calcext:value-type="string">
            <text:p>Syk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5])&gt;0;&quot; -s &quot;&amp;[.B175];&quot;&quot;)" office:value-type="string" office:string-value=" -s MO" calcext:value-type="string">
            <text:p><text:s/>-s MO</text:p>
          </table:table-cell>
          <table:table-cell table:formula="of:=IF(LEN([.C175])&gt;0;&quot; -f &quot;&amp;[.C175];&quot;&quot;)" office:value-type="string" office:string-value=" -f Courtland" calcext:value-type="string">
            <text:p><text:s/>-f Courtland</text:p>
          </table:table-cell>
          <table:table-cell table:formula="of:=IF(LEN([.D175])&gt;0;&quot; -m &quot;&amp;[.D175];&quot;&quot;)">
            <text:p/>
          </table:table-cell>
          <table:table-cell table:formula="of:=IF(LEN([.E175])&gt;0;&quot; -l &quot;&amp;[.E175];&quot;&quot;)" office:value-type="string" office:string-value=" -l Sykes" calcext:value-type="string">
            <text:p><text:s/>-l Sykes</text:p>
          </table:table-cell>
          <table:table-cell table:formula="of:=IF(LEN([.H175])&gt;0;&quot; -p &quot;&amp;[.H17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5]&amp;[.J175]&amp;[.K175]&amp;[.L175]&amp;[.M175]" office:value-type="string" office:string-value="/home/kevin/electionbuster/electionBuster.py -a /home/kevin/electionbuster/states.csv -e SENATE -y 2018  -s MO -f Courtland -l Sykes -p REP" calcext:value-type="string">
            <text:p>/home/kevin/electionbuster/electionBuster.py -a /home/kevin/electionbuster/states.csv -e SENATE -y 2018 <text:s/>-s MO -f Courtland -l Sykes -p REP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Wick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6])&gt;0;&quot; -s &quot;&amp;[.B176];&quot;&quot;)" office:value-type="string" office:string-value=" -s MS" calcext:value-type="string">
            <text:p><text:s/>-s MS</text:p>
          </table:table-cell>
          <table:table-cell table:formula="of:=IF(LEN([.C176])&gt;0;&quot; -f &quot;&amp;[.C176];&quot;&quot;)" office:value-type="string" office:string-value=" -f Roger" calcext:value-type="string">
            <text:p><text:s/>-f Roger</text:p>
          </table:table-cell>
          <table:table-cell table:formula="of:=IF(LEN([.D176])&gt;0;&quot; -m &quot;&amp;[.D176];&quot;&quot;)">
            <text:p/>
          </table:table-cell>
          <table:table-cell table:formula="of:=IF(LEN([.E176])&gt;0;&quot; -l &quot;&amp;[.E176];&quot;&quot;)" office:value-type="string" office:string-value=" -l Wicker" calcext:value-type="string">
            <text:p><text:s/>-l Wicker</text:p>
          </table:table-cell>
          <table:table-cell table:formula="of:=IF(LEN([.H176])&gt;0;&quot; -p &quot;&amp;[.H17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6]&amp;[.J176]&amp;[.K176]&amp;[.L176]&amp;[.M176]" office:value-type="string" office:string-value="/home/kevin/electionbuster/electionBuster.py -a /home/kevin/electionbuster/states.csv -e SENATE -y 2018  -s MS -f Roger -l Wicker -p REP" calcext:value-type="string">
            <text:p>/home/kevin/electionbuster/electionBuster.py -a /home/kevin/electionbuster/states.csv -e SENATE -y 2018 <text:s/>-s MS -f Roger -l Wicker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7])&gt;0;&quot; -s &quot;&amp;[.B177];&quot;&quot;)" office:value-type="string" office:string-value=" -s MT" calcext:value-type="string">
            <text:p><text:s/>-s MT</text:p>
          </table:table-cell>
          <table:table-cell table:formula="of:=IF(LEN([.C177])&gt;0;&quot; -f &quot;&amp;[.C177];&quot;&quot;)" office:value-type="string" office:string-value=" -f William" calcext:value-type="string">
            <text:p><text:s/>-f William</text:p>
          </table:table-cell>
          <table:table-cell table:formula="of:=IF(LEN([.D177])&gt;0;&quot; -m &quot;&amp;[.D177];&quot;&quot;)">
            <text:p/>
          </table:table-cell>
          <table:table-cell table:formula="of:=IF(LEN([.E177])&gt;0;&quot; -l &quot;&amp;[.E177];&quot;&quot;)" office:value-type="string" office:string-value=" -l Dean" calcext:value-type="string">
            <text:p><text:s/>-l Dean</text:p>
          </table:table-cell>
          <table:table-cell table:formula="of:=IF(LEN([.H177])&gt;0;&quot; -p &quot;&amp;[.H17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7]&amp;[.J177]&amp;[.K177]&amp;[.L177]&amp;[.M177]" office:value-type="string" office:string-value="/home/kevin/electionbuster/electionBuster.py -a /home/kevin/electionbuster/states.csv -e SENATE -y 2018  -s MT -f William -l Dean -p REP" calcext:value-type="string">
            <text:p>/home/kevin/electionbuster/electionBuster.py -a /home/kevin/electionbuster/states.csv -e SENATE -y 2018 <text:s/>-s MT -f William -l Dean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Troy</text:p>
          </table:table-cell>
          <table:table-cell/>
          <table:table-cell office:value-type="string" calcext:value-type="string">
            <text:p>Downi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8])&gt;0;&quot; -s &quot;&amp;[.B178];&quot;&quot;)" office:value-type="string" office:string-value=" -s MT" calcext:value-type="string">
            <text:p><text:s/>-s MT</text:p>
          </table:table-cell>
          <table:table-cell table:formula="of:=IF(LEN([.C178])&gt;0;&quot; -f &quot;&amp;[.C178];&quot;&quot;)" office:value-type="string" office:string-value=" -f Troy" calcext:value-type="string">
            <text:p><text:s/>-f Troy</text:p>
          </table:table-cell>
          <table:table-cell table:formula="of:=IF(LEN([.D178])&gt;0;&quot; -m &quot;&amp;[.D178];&quot;&quot;)">
            <text:p/>
          </table:table-cell>
          <table:table-cell table:formula="of:=IF(LEN([.E178])&gt;0;&quot; -l &quot;&amp;[.E178];&quot;&quot;)" office:value-type="string" office:string-value=" -l Downing" calcext:value-type="string">
            <text:p><text:s/>-l Downing</text:p>
          </table:table-cell>
          <table:table-cell table:formula="of:=IF(LEN([.H178])&gt;0;&quot; -p &quot;&amp;[.H17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8]&amp;[.J178]&amp;[.K178]&amp;[.L178]&amp;[.M178]" office:value-type="string" office:string-value="/home/kevin/electionbuster/electionBuster.py -a /home/kevin/electionbuster/states.csv -e SENATE -y 2018  -s MT -f Troy -l Downing -p REP" calcext:value-type="string">
            <text:p>/home/kevin/electionbuster/electionBuster.py -a /home/kevin/electionbuster/states.csv -e SENATE -y 2018 <text:s/>-s MT -f Troy -l Downing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Russell</text:p>
          </table:table-cell>
          <table:table-cell/>
          <table:table-cell office:value-type="string" calcext:value-type="string">
            <text:p>Fag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79])&gt;0;&quot; -s &quot;&amp;[.B179];&quot;&quot;)" office:value-type="string" office:string-value=" -s MT" calcext:value-type="string">
            <text:p><text:s/>-s MT</text:p>
          </table:table-cell>
          <table:table-cell table:formula="of:=IF(LEN([.C179])&gt;0;&quot; -f &quot;&amp;[.C179];&quot;&quot;)" office:value-type="string" office:string-value=" -f Russell" calcext:value-type="string">
            <text:p><text:s/>-f Russell</text:p>
          </table:table-cell>
          <table:table-cell table:formula="of:=IF(LEN([.D179])&gt;0;&quot; -m &quot;&amp;[.D179];&quot;&quot;)">
            <text:p/>
          </table:table-cell>
          <table:table-cell table:formula="of:=IF(LEN([.E179])&gt;0;&quot; -l &quot;&amp;[.E179];&quot;&quot;)" office:value-type="string" office:string-value=" -l Fagg" calcext:value-type="string">
            <text:p><text:s/>-l Fagg</text:p>
          </table:table-cell>
          <table:table-cell table:formula="of:=IF(LEN([.H179])&gt;0;&quot; -p &quot;&amp;[.H179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79]&amp;[.J179]&amp;[.K179]&amp;[.L179]&amp;[.M179]" office:value-type="string" office:string-value="/home/kevin/electionbuster/electionBuster.py -a /home/kevin/electionbuster/states.csv -e SENATE -y 2018  -s MT -f Russell -l Fagg -p REP" calcext:value-type="string">
            <text:p>/home/kevin/electionbuster/electionBuster.py -a /home/kevin/electionbuster/states.csv -e SENATE -y 2018 <text:s/>-s MT -f Russell -l Fagg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Albert</text:p>
          </table:table-cell>
          <table:table-cell/>
          <table:table-cell office:value-type="string" calcext:value-type="string">
            <text:p>Olszewsk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0])&gt;0;&quot; -s &quot;&amp;[.B180];&quot;&quot;)" office:value-type="string" office:string-value=" -s MT" calcext:value-type="string">
            <text:p><text:s/>-s MT</text:p>
          </table:table-cell>
          <table:table-cell table:formula="of:=IF(LEN([.C180])&gt;0;&quot; -f &quot;&amp;[.C180];&quot;&quot;)" office:value-type="string" office:string-value=" -f Albert" calcext:value-type="string">
            <text:p><text:s/>-f Albert</text:p>
          </table:table-cell>
          <table:table-cell table:formula="of:=IF(LEN([.D180])&gt;0;&quot; -m &quot;&amp;[.D180];&quot;&quot;)">
            <text:p/>
          </table:table-cell>
          <table:table-cell table:formula="of:=IF(LEN([.E180])&gt;0;&quot; -l &quot;&amp;[.E180];&quot;&quot;)" office:value-type="string" office:string-value=" -l Olszewski" calcext:value-type="string">
            <text:p><text:s/>-l Olszewski</text:p>
          </table:table-cell>
          <table:table-cell table:formula="of:=IF(LEN([.H180])&gt;0;&quot; -p &quot;&amp;[.H180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0]&amp;[.J180]&amp;[.K180]&amp;[.L180]&amp;[.M180]" office:value-type="string" office:string-value="/home/kevin/electionbuster/electionBuster.py -a /home/kevin/electionbuster/states.csv -e SENATE -y 2018  -s MT -f Albert -l Olszewski -p REP" calcext:value-type="string">
            <text:p>/home/kevin/electionbuster/electionBuster.py -a /home/kevin/electionbuster/states.csv -e SENATE -y 2018 <text:s/>-s MT -f Albert -l Olszewski -p REP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Rosendal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1])&gt;0;&quot; -s &quot;&amp;[.B181];&quot;&quot;)" office:value-type="string" office:string-value=" -s MT" calcext:value-type="string">
            <text:p><text:s/>-s MT</text:p>
          </table:table-cell>
          <table:table-cell table:formula="of:=IF(LEN([.C181])&gt;0;&quot; -f &quot;&amp;[.C181];&quot;&quot;)" office:value-type="string" office:string-value=" -f Matthew" calcext:value-type="string">
            <text:p><text:s/>-f Matthew</text:p>
          </table:table-cell>
          <table:table-cell table:formula="of:=IF(LEN([.D181])&gt;0;&quot; -m &quot;&amp;[.D181];&quot;&quot;)">
            <text:p/>
          </table:table-cell>
          <table:table-cell table:formula="of:=IF(LEN([.E181])&gt;0;&quot; -l &quot;&amp;[.E181];&quot;&quot;)" office:value-type="string" office:string-value=" -l Rosendale" calcext:value-type="string">
            <text:p><text:s/>-l Rosendale</text:p>
          </table:table-cell>
          <table:table-cell table:formula="of:=IF(LEN([.H181])&gt;0;&quot; -p &quot;&amp;[.H181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1]&amp;[.J181]&amp;[.K181]&amp;[.L181]&amp;[.M181]" office:value-type="string" office:string-value="/home/kevin/electionbuster/electionBuster.py -a /home/kevin/electionbuster/states.csv -e SENATE -y 2018  -s MT -f Matthew -l Rosendale -p REP" calcext:value-type="string">
            <text:p>/home/kevin/electionbuster/electionBuster.py -a /home/kevin/electionbuster/states.csv -e SENATE -y 2018 <text:s/>-s MT -f Matthew -l Rosendale -p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Cram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2])&gt;0;&quot; -s &quot;&amp;[.B182];&quot;&quot;)" office:value-type="string" office:string-value=" -s ND" calcext:value-type="string">
            <text:p><text:s/>-s ND</text:p>
          </table:table-cell>
          <table:table-cell table:formula="of:=IF(LEN([.C182])&gt;0;&quot; -f &quot;&amp;[.C182];&quot;&quot;)" office:value-type="string" office:string-value=" -f Kevin" calcext:value-type="string">
            <text:p><text:s/>-f Kevin</text:p>
          </table:table-cell>
          <table:table-cell table:formula="of:=IF(LEN([.D182])&gt;0;&quot; -m &quot;&amp;[.D182];&quot;&quot;)">
            <text:p/>
          </table:table-cell>
          <table:table-cell table:formula="of:=IF(LEN([.E182])&gt;0;&quot; -l &quot;&amp;[.E182];&quot;&quot;)" office:value-type="string" office:string-value=" -l Cramer" calcext:value-type="string">
            <text:p><text:s/>-l Cramer</text:p>
          </table:table-cell>
          <table:table-cell table:formula="of:=IF(LEN([.H182])&gt;0;&quot; -p &quot;&amp;[.H182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2]&amp;[.J182]&amp;[.K182]&amp;[.L182]&amp;[.M182]" office:value-type="string" office:string-value="/home/kevin/electionbuster/electionBuster.py -a /home/kevin/electionbuster/states.csv -e SENATE -y 2018  -s ND -f Kevin -l Cramer -p REP" calcext:value-type="string">
            <text:p>/home/kevin/electionbuster/electionBuster.py -a /home/kevin/electionbuster/states.csv -e SENATE -y 2018 <text:s/>-s ND -f Kevin -l Cramer -p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Onei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3])&gt;0;&quot; -s &quot;&amp;[.B183];&quot;&quot;)" office:value-type="string" office:string-value=" -s ND" calcext:value-type="string">
            <text:p><text:s/>-s ND</text:p>
          </table:table-cell>
          <table:table-cell table:formula="of:=IF(LEN([.C183])&gt;0;&quot; -f &quot;&amp;[.C183];&quot;&quot;)" office:value-type="string" office:string-value=" -f Thomas" calcext:value-type="string">
            <text:p><text:s/>-f Thomas</text:p>
          </table:table-cell>
          <table:table-cell table:formula="of:=IF(LEN([.D183])&gt;0;&quot; -m &quot;&amp;[.D183];&quot;&quot;)">
            <text:p/>
          </table:table-cell>
          <table:table-cell table:formula="of:=IF(LEN([.E183])&gt;0;&quot; -l &quot;&amp;[.E183];&quot;&quot;)" office:value-type="string" office:string-value=" -l Oneill" calcext:value-type="string">
            <text:p><text:s/>-l Oneill</text:p>
          </table:table-cell>
          <table:table-cell table:formula="of:=IF(LEN([.H183])&gt;0;&quot; -p &quot;&amp;[.H183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3]&amp;[.J183]&amp;[.K183]&amp;[.L183]&amp;[.M183]" office:value-type="string" office:string-value="/home/kevin/electionbuster/electionBuster.py -a /home/kevin/electionbuster/states.csv -e SENATE -y 2018  -s ND -f Thomas -l Oneill -p REP" calcext:value-type="string">
            <text:p>/home/kevin/electionbuster/electionBuster.py -a /home/kevin/electionbuster/states.csv -e SENATE -y 2018 <text:s/>-s ND -f Thomas -l Oneill -p REP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chaffn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4])&gt;0;&quot; -s &quot;&amp;[.B184];&quot;&quot;)" office:value-type="string" office:string-value=" -s ND" calcext:value-type="string">
            <text:p><text:s/>-s ND</text:p>
          </table:table-cell>
          <table:table-cell table:formula="of:=IF(LEN([.C184])&gt;0;&quot; -f &quot;&amp;[.C184];&quot;&quot;)" office:value-type="string" office:string-value=" -f Paul" calcext:value-type="string">
            <text:p><text:s/>-f Paul</text:p>
          </table:table-cell>
          <table:table-cell table:formula="of:=IF(LEN([.D184])&gt;0;&quot; -m &quot;&amp;[.D184];&quot;&quot;)">
            <text:p/>
          </table:table-cell>
          <table:table-cell table:formula="of:=IF(LEN([.E184])&gt;0;&quot; -l &quot;&amp;[.E184];&quot;&quot;)" office:value-type="string" office:string-value=" -l Schaffner" calcext:value-type="string">
            <text:p><text:s/>-l Schaffner</text:p>
          </table:table-cell>
          <table:table-cell table:formula="of:=IF(LEN([.H184])&gt;0;&quot; -p &quot;&amp;[.H184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4]&amp;[.J184]&amp;[.K184]&amp;[.L184]&amp;[.M184]" office:value-type="string" office:string-value="/home/kevin/electionbuster/electionBuster.py -a /home/kevin/electionbuster/states.csv -e SENATE -y 2018  -s ND -f Paul -l Schaffner -p REP" calcext:value-type="string">
            <text:p>/home/kevin/electionbuster/electionBuster.py -a /home/kevin/electionbuster/states.csv -e SENATE -y 2018 <text:s/>-s ND -f Paul -l Schaffner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Fisch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5])&gt;0;&quot; -s &quot;&amp;[.B185];&quot;&quot;)" office:value-type="string" office:string-value=" -s NE" calcext:value-type="string">
            <text:p><text:s/>-s NE</text:p>
          </table:table-cell>
          <table:table-cell table:formula="of:=IF(LEN([.C185])&gt;0;&quot; -f &quot;&amp;[.C185];&quot;&quot;)" office:value-type="string" office:string-value=" -f Deb" calcext:value-type="string">
            <text:p><text:s/>-f Deb</text:p>
          </table:table-cell>
          <table:table-cell table:formula="of:=IF(LEN([.D185])&gt;0;&quot; -m &quot;&amp;[.D185];&quot;&quot;)">
            <text:p/>
          </table:table-cell>
          <table:table-cell table:formula="of:=IF(LEN([.E185])&gt;0;&quot; -l &quot;&amp;[.E185];&quot;&quot;)" office:value-type="string" office:string-value=" -l Fischer" calcext:value-type="string">
            <text:p><text:s/>-l Fischer</text:p>
          </table:table-cell>
          <table:table-cell table:formula="of:=IF(LEN([.H185])&gt;0;&quot; -p &quot;&amp;[.H185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5]&amp;[.J185]&amp;[.K185]&amp;[.L185]&amp;[.M185]" office:value-type="string" office:string-value="/home/kevin/electionbuster/electionBuster.py -a /home/kevin/electionbuster/states.csv -e SENATE -y 2018  -s NE -f Deb -l Fischer -p REP" calcext:value-type="string">
            <text:p>/home/kevin/electionbuster/electionBuster.py -a /home/kevin/electionbuster/states.csv -e SENATE -y 2018 <text:s/>-s NE -f Deb -l Fischer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Heide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6])&gt;0;&quot; -s &quot;&amp;[.B186];&quot;&quot;)" office:value-type="string" office:string-value=" -s NE" calcext:value-type="string">
            <text:p><text:s/>-s NE</text:p>
          </table:table-cell>
          <table:table-cell table:formula="of:=IF(LEN([.C186])&gt;0;&quot; -f &quot;&amp;[.C186];&quot;&quot;)" office:value-type="string" office:string-value=" -f Jack" calcext:value-type="string">
            <text:p><text:s/>-f Jack</text:p>
          </table:table-cell>
          <table:table-cell table:formula="of:=IF(LEN([.D186])&gt;0;&quot; -m &quot;&amp;[.D186];&quot;&quot;)">
            <text:p/>
          </table:table-cell>
          <table:table-cell table:formula="of:=IF(LEN([.E186])&gt;0;&quot; -l &quot;&amp;[.E186];&quot;&quot;)" office:value-type="string" office:string-value=" -l Heidel" calcext:value-type="string">
            <text:p><text:s/>-l Heidel</text:p>
          </table:table-cell>
          <table:table-cell table:formula="of:=IF(LEN([.H186])&gt;0;&quot; -p &quot;&amp;[.H186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6]&amp;[.J186]&amp;[.K186]&amp;[.L186]&amp;[.M186]" office:value-type="string" office:string-value="/home/kevin/electionbuster/electionBuster.py -a /home/kevin/electionbuster/states.csv -e SENATE -y 2018  -s NE -f Jack -l Heidel -p REP" calcext:value-type="string">
            <text:p>/home/kevin/electionbuster/electionBuster.py -a /home/kevin/electionbuster/states.csv -e SENATE -y 2018 <text:s/>-s NE -f Jack -l Heidel -p RE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7])&gt;0;&quot; -s &quot;&amp;[.B187];&quot;&quot;)" office:value-type="string" office:string-value=" -s NE" calcext:value-type="string">
            <text:p><text:s/>-s NE</text:p>
          </table:table-cell>
          <table:table-cell table:formula="of:=IF(LEN([.C187])&gt;0;&quot; -f &quot;&amp;[.C187];&quot;&quot;)" office:value-type="string" office:string-value=" -f Todd" calcext:value-type="string">
            <text:p><text:s/>-f Todd</text:p>
          </table:table-cell>
          <table:table-cell table:formula="of:=IF(LEN([.D187])&gt;0;&quot; -m &quot;&amp;[.D187];&quot;&quot;)">
            <text:p/>
          </table:table-cell>
          <table:table-cell table:formula="of:=IF(LEN([.E187])&gt;0;&quot; -l &quot;&amp;[.E187];&quot;&quot;)" office:value-type="string" office:string-value=" -l Watson" calcext:value-type="string">
            <text:p><text:s/>-l Watson</text:p>
          </table:table-cell>
          <table:table-cell table:formula="of:=IF(LEN([.H187])&gt;0;&quot; -p &quot;&amp;[.H187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7]&amp;[.J187]&amp;[.K187]&amp;[.L187]&amp;[.M187]" office:value-type="string" office:string-value="/home/kevin/electionbuster/electionBuster.py -a /home/kevin/electionbuster/states.csv -e SENATE -y 2018  -s NE -f Todd -l Watson -p REP" calcext:value-type="string">
            <text:p>/home/kevin/electionbuster/electionBuster.py -a /home/kevin/electionbuster/states.csv -e SENATE -y 2018 <text:s/>-s NE -f Todd -l Watson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8])&gt;0;&quot; -s &quot;&amp;[.B188];&quot;&quot;)" office:value-type="string" office:string-value=" -s NJ" calcext:value-type="string">
            <text:p><text:s/>-s NJ</text:p>
          </table:table-cell>
          <table:table-cell table:formula="of:=IF(LEN([.C188])&gt;0;&quot; -f &quot;&amp;[.C188];&quot;&quot;)" office:value-type="string" office:string-value=" -f Jeff" calcext:value-type="string">
            <text:p><text:s/>-f Jeff</text:p>
          </table:table-cell>
          <table:table-cell table:formula="of:=IF(LEN([.D188])&gt;0;&quot; -m &quot;&amp;[.D188];&quot;&quot;)">
            <text:p/>
          </table:table-cell>
          <table:table-cell table:formula="of:=IF(LEN([.E188])&gt;0;&quot; -l &quot;&amp;[.E188];&quot;&quot;)" office:value-type="string" office:string-value=" -l Bell" calcext:value-type="string">
            <text:p><text:s/>-l Bell</text:p>
          </table:table-cell>
          <table:table-cell table:formula="of:=IF(LEN([.H188])&gt;0;&quot; -p &quot;&amp;[.H188];&quot;&quot;)" office:value-type="string" office:string-value=" -p REP" calcext:value-type="string">
            <text:p><text:s/>-p REP</text:p>
          </table:table-cell>
          <table:table-cell table:style-name="ce5" table:formula="of:=&quot;/home/kevin/electionbuster/electionBuster.py -a /home/kevin/electionbuster/states.csv -e SENATE -y 2018 &quot;&amp;[.I188]&amp;[.J188]&amp;[.K188]&amp;[.L188]&amp;[.M188]" office:value-type="string" office:string-value="/home/kevin/electionbuster/electionBuster.py -a /home/kevin/electionbuster/states.csv -e SENATE -y 2018  -s NJ -f Jeff -l Bell -p REP" calcext:value-type="string">
            <text:p>/home/kevin/electionbuster/electionBuster.py -a /home/kevin/electionbuster/states.csv -e SENATE -y 2018 <text:s/>-s NJ -f Jeff -l Bell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Hug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89])&gt;0;&quot; -s &quot;&amp;[.B189];&quot;&quot;)" office:value-type="string" office:string-value=" -s NJ" calcext:value-type="string">
            <text:p><text:s/>-s NJ</text:p>
          </table:table-cell>
          <table:table-cell table:formula="of:=IF(LEN([.C189])&gt;0;&quot; -f &quot;&amp;[.C189];&quot;&quot;)" office:value-type="string" office:string-value=" -f Bob" calcext:value-type="string">
            <text:p><text:s/>-f Bob</text:p>
          </table:table-cell>
          <table:table-cell table:formula="of:=IF(LEN([.D189])&gt;0;&quot; -m &quot;&amp;[.D189];&quot;&quot;)">
            <text:p/>
          </table:table-cell>
          <table:table-cell table:formula="of:=IF(LEN([.E189])&gt;0;&quot; -l &quot;&amp;[.E189];&quot;&quot;)" office:value-type="string" office:string-value=" -l Hugin" calcext:value-type="string">
            <text:p><text:s/>-l Hugin</text:p>
          </table:table-cell>
          <table:table-cell table:formula="of:=IF(LEN([.H189])&gt;0;&quot; -p &quot;&amp;[.H18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89]&amp;[.J189]&amp;[.K189]&amp;[.L189]&amp;[.M189]" office:value-type="string" office:string-value="/home/kevin/electionbuster/electionBuster.py -a /home/kevin/electionbuster/states.csv -e SENATE -y 2018  -s NJ -f Bob -l Hugin -p REP" calcext:value-type="string">
            <text:p>/home/kevin/electionbuster/electionBuster.py -a /home/kevin/electionbuster/states.csv -e SENATE -y 2018 <text:s/>-s NJ -f Bob -l Hugin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Pezzu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0])&gt;0;&quot; -s &quot;&amp;[.B190];&quot;&quot;)" office:value-type="string" office:string-value=" -s NJ" calcext:value-type="string">
            <text:p><text:s/>-s NJ</text:p>
          </table:table-cell>
          <table:table-cell table:formula="of:=IF(LEN([.C190])&gt;0;&quot; -f &quot;&amp;[.C190];&quot;&quot;)" office:value-type="string" office:string-value=" -f Rich" calcext:value-type="string">
            <text:p><text:s/>-f Rich</text:p>
          </table:table-cell>
          <table:table-cell table:formula="of:=IF(LEN([.D190])&gt;0;&quot; -m &quot;&amp;[.D190];&quot;&quot;)">
            <text:p/>
          </table:table-cell>
          <table:table-cell table:formula="of:=IF(LEN([.E190])&gt;0;&quot; -l &quot;&amp;[.E190];&quot;&quot;)" office:value-type="string" office:string-value=" -l Pezzullo" calcext:value-type="string">
            <text:p><text:s/>-l Pezzullo</text:p>
          </table:table-cell>
          <table:table-cell table:formula="of:=IF(LEN([.H190])&gt;0;&quot; -p &quot;&amp;[.H19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0]&amp;[.J190]&amp;[.K190]&amp;[.L190]&amp;[.M190]" office:value-type="string" office:string-value="/home/kevin/electionbuster/electionBuster.py -a /home/kevin/electionbuster/states.csv -e SENATE -y 2018  -s NJ -f Rich -l Pezzullo -p REP" calcext:value-type="string">
            <text:p>/home/kevin/electionbuster/electionBuster.py -a /home/kevin/electionbuster/states.csv -e SENATE -y 2018 <text:s/>-s NJ -f Rich -l Pezzullo -p REP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Wat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1])&gt;0;&quot; -s &quot;&amp;[.B191];&quot;&quot;)" office:value-type="string" office:string-value=" -s NJ" calcext:value-type="string">
            <text:p><text:s/>-s NJ</text:p>
          </table:table-cell>
          <table:table-cell table:formula="of:=IF(LEN([.C191])&gt;0;&quot; -f &quot;&amp;[.C191];&quot;&quot;)" office:value-type="string" office:string-value=" -f Jerry" calcext:value-type="string">
            <text:p><text:s/>-f Jerry</text:p>
          </table:table-cell>
          <table:table-cell table:formula="of:=IF(LEN([.D191])&gt;0;&quot; -m &quot;&amp;[.D191];&quot;&quot;)">
            <text:p/>
          </table:table-cell>
          <table:table-cell table:formula="of:=IF(LEN([.E191])&gt;0;&quot; -l &quot;&amp;[.E191];&quot;&quot;)" office:value-type="string" office:string-value=" -l Watson" calcext:value-type="string">
            <text:p><text:s/>-l Watson</text:p>
          </table:table-cell>
          <table:table-cell table:formula="of:=IF(LEN([.H191])&gt;0;&quot; -p &quot;&amp;[.H19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1]&amp;[.J191]&amp;[.K191]&amp;[.L191]&amp;[.M191]" office:value-type="string" office:string-value="/home/kevin/electionbuster/electionBuster.py -a /home/kevin/electionbuster/states.csv -e SENATE -y 2018  -s NJ -f Jerry -l Watson -p REP" calcext:value-type="string">
            <text:p>/home/kevin/electionbuster/electionBuster.py -a /home/kevin/electionbuster/states.csv -e SENATE -y 2018 <text:s/>-s NJ -f Jerry -l Watson -p REP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Mick</text:p>
          </table:table-cell>
          <table:table-cell/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2])&gt;0;&quot; -s &quot;&amp;[.B192];&quot;&quot;)" office:value-type="string" office:string-value=" -s NM" calcext:value-type="string">
            <text:p><text:s/>-s NM</text:p>
          </table:table-cell>
          <table:table-cell table:formula="of:=IF(LEN([.C192])&gt;0;&quot; -f &quot;&amp;[.C192];&quot;&quot;)" office:value-type="string" office:string-value=" -f Mick" calcext:value-type="string">
            <text:p><text:s/>-f Mick</text:p>
          </table:table-cell>
          <table:table-cell table:formula="of:=IF(LEN([.D192])&gt;0;&quot; -m &quot;&amp;[.D192];&quot;&quot;)">
            <text:p/>
          </table:table-cell>
          <table:table-cell table:formula="of:=IF(LEN([.E192])&gt;0;&quot; -l &quot;&amp;[.E192];&quot;&quot;)" office:value-type="string" office:string-value=" -l Rich" calcext:value-type="string">
            <text:p><text:s/>-l Rich</text:p>
          </table:table-cell>
          <table:table-cell table:formula="of:=IF(LEN([.H192])&gt;0;&quot; -p &quot;&amp;[.H19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2]&amp;[.J192]&amp;[.K192]&amp;[.L192]&amp;[.M192]" office:value-type="string" office:string-value="/home/kevin/electionbuster/electionBuster.py -a /home/kevin/electionbuster/states.csv -e SENATE -y 2018  -s NM -f Mick -l Rich -p REP" calcext:value-type="string">
            <text:p>/home/kevin/electionbuster/electionBuster.py -a /home/kevin/electionbuster/states.csv -e SENATE -y 2018 <text:s/>-s NM -f Mick -l Rich -p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Gazal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3])&gt;0;&quot; -s &quot;&amp;[.B193];&quot;&quot;)" office:value-type="string" office:string-value=" -s NV" calcext:value-type="string">
            <text:p><text:s/>-s NV</text:p>
          </table:table-cell>
          <table:table-cell table:formula="of:=IF(LEN([.C193])&gt;0;&quot; -f &quot;&amp;[.C193];&quot;&quot;)" office:value-type="string" office:string-value=" -f Sarah" calcext:value-type="string">
            <text:p><text:s/>-f Sarah</text:p>
          </table:table-cell>
          <table:table-cell table:formula="of:=IF(LEN([.D193])&gt;0;&quot; -m &quot;&amp;[.D193];&quot;&quot;)">
            <text:p/>
          </table:table-cell>
          <table:table-cell table:formula="of:=IF(LEN([.E193])&gt;0;&quot; -l &quot;&amp;[.E193];&quot;&quot;)" office:value-type="string" office:string-value=" -l Gazala" calcext:value-type="string">
            <text:p><text:s/>-l Gazala</text:p>
          </table:table-cell>
          <table:table-cell table:formula="of:=IF(LEN([.H193])&gt;0;&quot; -p &quot;&amp;[.H19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3]&amp;[.J193]&amp;[.K193]&amp;[.L193]&amp;[.M193]" office:value-type="string" office:string-value="/home/kevin/electionbuster/electionBuster.py -a /home/kevin/electionbuster/states.csv -e SENATE -y 2018  -s NV -f Sarah -l Gazala -p REP" calcext:value-type="string">
            <text:p>/home/kevin/electionbuster/electionBuster.py -a /home/kevin/electionbuster/states.csv -e SENATE -y 2018 <text:s/>-s NV -f Sarah -l Gazala -p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He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4])&gt;0;&quot; -s &quot;&amp;[.B194];&quot;&quot;)" office:value-type="string" office:string-value=" -s NV" calcext:value-type="string">
            <text:p><text:s/>-s NV</text:p>
          </table:table-cell>
          <table:table-cell table:formula="of:=IF(LEN([.C194])&gt;0;&quot; -f &quot;&amp;[.C194];&quot;&quot;)" office:value-type="string" office:string-value=" -f Dean" calcext:value-type="string">
            <text:p><text:s/>-f Dean</text:p>
          </table:table-cell>
          <table:table-cell table:formula="of:=IF(LEN([.D194])&gt;0;&quot; -m &quot;&amp;[.D194];&quot;&quot;)">
            <text:p/>
          </table:table-cell>
          <table:table-cell table:formula="of:=IF(LEN([.E194])&gt;0;&quot; -l &quot;&amp;[.E194];&quot;&quot;)" office:value-type="string" office:string-value=" -l Heller" calcext:value-type="string">
            <text:p><text:s/>-l Heller</text:p>
          </table:table-cell>
          <table:table-cell table:formula="of:=IF(LEN([.H194])&gt;0;&quot; -p &quot;&amp;[.H19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4]&amp;[.J194]&amp;[.K194]&amp;[.L194]&amp;[.M194]" office:value-type="string" office:string-value="/home/kevin/electionbuster/electionBuster.py -a /home/kevin/electionbuster/states.csv -e SENATE -y 2018  -s NV -f Dean -l Heller -p REP" calcext:value-type="string">
            <text:p>/home/kevin/electionbuster/electionBuster.py -a /home/kevin/electionbuster/states.csv -e SENATE -y 2018 <text:s/>-s NV -f Dean -l Heller -p REP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Danny</text:p>
          </table:table-cell>
          <table:table-cell/>
          <table:table-cell office:value-type="string" calcext:value-type="string">
            <text:p>Tarkania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5])&gt;0;&quot; -s &quot;&amp;[.B195];&quot;&quot;)" office:value-type="string" office:string-value=" -s NV" calcext:value-type="string">
            <text:p><text:s/>-s NV</text:p>
          </table:table-cell>
          <table:table-cell table:formula="of:=IF(LEN([.C195])&gt;0;&quot; -f &quot;&amp;[.C195];&quot;&quot;)" office:value-type="string" office:string-value=" -f Danny" calcext:value-type="string">
            <text:p><text:s/>-f Danny</text:p>
          </table:table-cell>
          <table:table-cell table:formula="of:=IF(LEN([.D195])&gt;0;&quot; -m &quot;&amp;[.D195];&quot;&quot;)">
            <text:p/>
          </table:table-cell>
          <table:table-cell table:formula="of:=IF(LEN([.E195])&gt;0;&quot; -l &quot;&amp;[.E195];&quot;&quot;)" office:value-type="string" office:string-value=" -l Tarkanian" calcext:value-type="string">
            <text:p><text:s/>-l Tarkanian</text:p>
          </table:table-cell>
          <table:table-cell table:formula="of:=IF(LEN([.H195])&gt;0;&quot; -p &quot;&amp;[.H19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5]&amp;[.J195]&amp;[.K195]&amp;[.L195]&amp;[.M195]" office:value-type="string" office:string-value="/home/kevin/electionbuster/electionBuster.py -a /home/kevin/electionbuster/states.csv -e SENATE -y 2018  -s NV -f Danny -l Tarkanian -p REP" calcext:value-type="string">
            <text:p>/home/kevin/electionbuster/electionBuster.py -a /home/kevin/electionbuster/states.csv -e SENATE -y 2018 <text:s/>-s NV -f Danny -l Tarkanian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Acki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6])&gt;0;&quot; -s &quot;&amp;[.B196];&quot;&quot;)" office:value-type="string" office:string-value=" -s OH" calcext:value-type="string">
            <text:p><text:s/>-s OH</text:p>
          </table:table-cell>
          <table:table-cell table:formula="of:=IF(LEN([.C196])&gt;0;&quot; -f &quot;&amp;[.C196];&quot;&quot;)" office:value-type="string" office:string-value=" -f Melissa" calcext:value-type="string">
            <text:p><text:s/>-f Melissa</text:p>
          </table:table-cell>
          <table:table-cell table:formula="of:=IF(LEN([.D196])&gt;0;&quot; -m &quot;&amp;[.D196];&quot;&quot;)">
            <text:p/>
          </table:table-cell>
          <table:table-cell table:formula="of:=IF(LEN([.E196])&gt;0;&quot; -l &quot;&amp;[.E196];&quot;&quot;)" office:value-type="string" office:string-value=" -l Ackison" calcext:value-type="string">
            <text:p><text:s/>-l Ackison</text:p>
          </table:table-cell>
          <table:table-cell table:formula="of:=IF(LEN([.H196])&gt;0;&quot; -p &quot;&amp;[.H19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6]&amp;[.J196]&amp;[.K196]&amp;[.L196]&amp;[.M196]" office:value-type="string" office:string-value="/home/kevin/electionbuster/electionBuster.py -a /home/kevin/electionbuster/states.csv -e SENATE -y 2018  -s OH -f Melissa -l Ackison -p REP" calcext:value-type="string">
            <text:p>/home/kevin/electionbuster/electionBuster.py -a /home/kevin/electionbuster/states.csv -e SENATE -y 2018 <text:s/>-s OH -f Melissa -l Ackison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Gibbo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7])&gt;0;&quot; -s &quot;&amp;[.B197];&quot;&quot;)" office:value-type="string" office:string-value=" -s OH" calcext:value-type="string">
            <text:p><text:s/>-s OH</text:p>
          </table:table-cell>
          <table:table-cell table:formula="of:=IF(LEN([.C197])&gt;0;&quot; -f &quot;&amp;[.C197];&quot;&quot;)" office:value-type="string" office:string-value=" -f Michael" calcext:value-type="string">
            <text:p><text:s/>-f Michael</text:p>
          </table:table-cell>
          <table:table-cell table:formula="of:=IF(LEN([.D197])&gt;0;&quot; -m &quot;&amp;[.D197];&quot;&quot;)">
            <text:p/>
          </table:table-cell>
          <table:table-cell table:formula="of:=IF(LEN([.E197])&gt;0;&quot; -l &quot;&amp;[.E197];&quot;&quot;)" office:value-type="string" office:string-value=" -l Gibbons" calcext:value-type="string">
            <text:p><text:s/>-l Gibbons</text:p>
          </table:table-cell>
          <table:table-cell table:formula="of:=IF(LEN([.H197])&gt;0;&quot; -p &quot;&amp;[.H19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7]&amp;[.J197]&amp;[.K197]&amp;[.L197]&amp;[.M197]" office:value-type="string" office:string-value="/home/kevin/electionbuster/electionBuster.py -a /home/kevin/electionbuster/states.csv -e SENATE -y 2018  -s OH -f Michael -l Gibbons -p REP" calcext:value-type="string">
            <text:p>/home/kevin/electionbuster/electionBuster.py -a /home/kevin/electionbuster/states.csv -e SENATE -y 2018 <text:s/>-s OH -f Michael -l Gibbons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Ki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8])&gt;0;&quot; -s &quot;&amp;[.B198];&quot;&quot;)" office:value-type="string" office:string-value=" -s OH" calcext:value-type="string">
            <text:p><text:s/>-s OH</text:p>
          </table:table-cell>
          <table:table-cell table:formula="of:=IF(LEN([.C198])&gt;0;&quot; -f &quot;&amp;[.C198];&quot;&quot;)" office:value-type="string" office:string-value=" -f Dan" calcext:value-type="string">
            <text:p><text:s/>-f Dan</text:p>
          </table:table-cell>
          <table:table-cell table:formula="of:=IF(LEN([.D198])&gt;0;&quot; -m &quot;&amp;[.D198];&quot;&quot;)">
            <text:p/>
          </table:table-cell>
          <table:table-cell table:formula="of:=IF(LEN([.E198])&gt;0;&quot; -l &quot;&amp;[.E198];&quot;&quot;)" office:value-type="string" office:string-value=" -l Kiley" calcext:value-type="string">
            <text:p><text:s/>-l Kiley</text:p>
          </table:table-cell>
          <table:table-cell table:formula="of:=IF(LEN([.H198])&gt;0;&quot; -p &quot;&amp;[.H19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8]&amp;[.J198]&amp;[.K198]&amp;[.L198]&amp;[.M198]" office:value-type="string" office:string-value="/home/kevin/electionbuster/electionBuster.py -a /home/kevin/electionbuster/states.csv -e SENATE -y 2018  -s OH -f Dan -l Kiley -p REP" calcext:value-type="string">
            <text:p>/home/kevin/electionbuster/electionBuster.py -a /home/kevin/electionbuster/states.csv -e SENATE -y 2018 <text:s/>-s OH -f Dan -l Kiley -p REP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Renacci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199])&gt;0;&quot; -s &quot;&amp;[.B199];&quot;&quot;)" office:value-type="string" office:string-value=" -s OH" calcext:value-type="string">
            <text:p><text:s/>-s OH</text:p>
          </table:table-cell>
          <table:table-cell table:formula="of:=IF(LEN([.C199])&gt;0;&quot; -f &quot;&amp;[.C199];&quot;&quot;)" office:value-type="string" office:string-value=" -f Jim" calcext:value-type="string">
            <text:p><text:s/>-f Jim</text:p>
          </table:table-cell>
          <table:table-cell table:formula="of:=IF(LEN([.D199])&gt;0;&quot; -m &quot;&amp;[.D199];&quot;&quot;)">
            <text:p/>
          </table:table-cell>
          <table:table-cell table:formula="of:=IF(LEN([.E199])&gt;0;&quot; -l &quot;&amp;[.E199];&quot;&quot;)" office:value-type="string" office:string-value=" -l Renacci" calcext:value-type="string">
            <text:p><text:s/>-l Renacci</text:p>
          </table:table-cell>
          <table:table-cell table:formula="of:=IF(LEN([.H199])&gt;0;&quot; -p &quot;&amp;[.H19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199]&amp;[.J199]&amp;[.K199]&amp;[.L199]&amp;[.M199]" office:value-type="string" office:string-value="/home/kevin/electionbuster/electionBuster.py -a /home/kevin/electionbuster/states.csv -e SENATE -y 2018  -s OH -f Jim -l Renacci -p REP" calcext:value-type="string">
            <text:p>/home/kevin/electionbuster/electionBuster.py -a /home/kevin/electionbuster/states.csv -e SENATE -y 2018 <text:s/>-s OH -f Jim -l Renacci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Add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0])&gt;0;&quot; -s &quot;&amp;[.B200];&quot;&quot;)" office:value-type="string" office:string-value=" -s PA" calcext:value-type="string">
            <text:p><text:s/>-s PA</text:p>
          </table:table-cell>
          <table:table-cell table:formula="of:=IF(LEN([.C200])&gt;0;&quot; -f &quot;&amp;[.C200];&quot;&quot;)" office:value-type="string" office:string-value=" -f Paul" calcext:value-type="string">
            <text:p><text:s/>-f Paul</text:p>
          </table:table-cell>
          <table:table-cell table:formula="of:=IF(LEN([.D200])&gt;0;&quot; -m &quot;&amp;[.D200];&quot;&quot;)">
            <text:p/>
          </table:table-cell>
          <table:table-cell table:formula="of:=IF(LEN([.E200])&gt;0;&quot; -l &quot;&amp;[.E200];&quot;&quot;)" office:value-type="string" office:string-value=" -l Addis" calcext:value-type="string">
            <text:p><text:s/>-l Addis</text:p>
          </table:table-cell>
          <table:table-cell table:formula="of:=IF(LEN([.H200])&gt;0;&quot; -p &quot;&amp;[.H20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0]&amp;[.J200]&amp;[.K200]&amp;[.L200]&amp;[.M200]" office:value-type="string" office:string-value="/home/kevin/electionbuster/electionBuster.py -a /home/kevin/electionbuster/states.csv -e SENATE -y 2018  -s PA -f Paul -l Addis -p REP" calcext:value-type="string">
            <text:p>/home/kevin/electionbuster/electionBuster.py -a /home/kevin/electionbuster/states.csv -e SENATE -y 2018 <text:s/>-s PA -f Paul -l Addis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ynthia</text:p>
          </table:table-cell>
          <table:table-cell/>
          <table:table-cell office:value-type="string" calcext:value-type="string">
            <text:p>A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1])&gt;0;&quot; -s &quot;&amp;[.B201];&quot;&quot;)" office:value-type="string" office:string-value=" -s PA" calcext:value-type="string">
            <text:p><text:s/>-s PA</text:p>
          </table:table-cell>
          <table:table-cell table:formula="of:=IF(LEN([.C201])&gt;0;&quot; -f &quot;&amp;[.C201];&quot;&quot;)" office:value-type="string" office:string-value=" -f Cynthia" calcext:value-type="string">
            <text:p><text:s/>-f Cynthia</text:p>
          </table:table-cell>
          <table:table-cell table:formula="of:=IF(LEN([.D201])&gt;0;&quot; -m &quot;&amp;[.D201];&quot;&quot;)">
            <text:p/>
          </table:table-cell>
          <table:table-cell table:formula="of:=IF(LEN([.E201])&gt;0;&quot; -l &quot;&amp;[.E201];&quot;&quot;)" office:value-type="string" office:string-value=" -l Ayers" calcext:value-type="string">
            <text:p><text:s/>-l Ayers</text:p>
          </table:table-cell>
          <table:table-cell table:formula="of:=IF(LEN([.H201])&gt;0;&quot; -p &quot;&amp;[.H20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1]&amp;[.J201]&amp;[.K201]&amp;[.L201]&amp;[.M201]" office:value-type="string" office:string-value="/home/kevin/electionbuster/electionBuster.py -a /home/kevin/electionbuster/states.csv -e SENATE -y 2018  -s PA -f Cynthia -l Ayers -p REP" calcext:value-type="string">
            <text:p>/home/kevin/electionbuster/electionBuster.py -a /home/kevin/electionbuster/states.csv -e SENATE -y 2018 <text:s/>-s PA -f Cynthia -l Ayers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Lou</text:p>
          </table:table-cell>
          <table:table-cell/>
          <table:table-cell office:value-type="string" calcext:value-type="string">
            <text:p>Barlett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2])&gt;0;&quot; -s &quot;&amp;[.B202];&quot;&quot;)" office:value-type="string" office:string-value=" -s PA" calcext:value-type="string">
            <text:p><text:s/>-s PA</text:p>
          </table:table-cell>
          <table:table-cell table:formula="of:=IF(LEN([.C202])&gt;0;&quot; -f &quot;&amp;[.C202];&quot;&quot;)" office:value-type="string" office:string-value=" -f Lou" calcext:value-type="string">
            <text:p><text:s/>-f Lou</text:p>
          </table:table-cell>
          <table:table-cell table:formula="of:=IF(LEN([.D202])&gt;0;&quot; -m &quot;&amp;[.D202];&quot;&quot;)">
            <text:p/>
          </table:table-cell>
          <table:table-cell table:formula="of:=IF(LEN([.E202])&gt;0;&quot; -l &quot;&amp;[.E202];&quot;&quot;)" office:value-type="string" office:string-value=" -l Barletta" calcext:value-type="string">
            <text:p><text:s/>-l Barletta</text:p>
          </table:table-cell>
          <table:table-cell table:formula="of:=IF(LEN([.H202])&gt;0;&quot; -p &quot;&amp;[.H20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2]&amp;[.J202]&amp;[.K202]&amp;[.L202]&amp;[.M202]" office:value-type="string" office:string-value="/home/kevin/electionbuster/electionBuster.py -a /home/kevin/electionbuster/states.csv -e SENATE -y 2018  -s PA -f Lou -l Barletta -p REP" calcext:value-type="string">
            <text:p>/home/kevin/electionbuster/electionBuster.py -a /home/kevin/electionbuster/states.csv -e SENATE -y 2018 <text:s/>-s PA -f Lou -l Barletta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Christian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3])&gt;0;&quot; -s &quot;&amp;[.B203];&quot;&quot;)" office:value-type="string" office:string-value=" -s PA" calcext:value-type="string">
            <text:p><text:s/>-s PA</text:p>
          </table:table-cell>
          <table:table-cell table:formula="of:=IF(LEN([.C203])&gt;0;&quot; -f &quot;&amp;[.C203];&quot;&quot;)" office:value-type="string" office:string-value=" -f Jim" calcext:value-type="string">
            <text:p><text:s/>-f Jim</text:p>
          </table:table-cell>
          <table:table-cell table:formula="of:=IF(LEN([.D203])&gt;0;&quot; -m &quot;&amp;[.D203];&quot;&quot;)">
            <text:p/>
          </table:table-cell>
          <table:table-cell table:formula="of:=IF(LEN([.E203])&gt;0;&quot; -l &quot;&amp;[.E203];&quot;&quot;)" office:value-type="string" office:string-value=" -l Christiana" calcext:value-type="string">
            <text:p><text:s/>-l Christiana</text:p>
          </table:table-cell>
          <table:table-cell table:formula="of:=IF(LEN([.H203])&gt;0;&quot; -p &quot;&amp;[.H20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3]&amp;[.J203]&amp;[.K203]&amp;[.L203]&amp;[.M203]" office:value-type="string" office:string-value="/home/kevin/electionbuster/electionBuster.py -a /home/kevin/electionbuster/states.csv -e SENATE -y 2018  -s PA -f Jim -l Christiana -p REP" calcext:value-type="string">
            <text:p>/home/kevin/electionbuster/electionBuster.py -a /home/kevin/electionbuster/states.csv -e SENATE -y 2018 <text:s/>-s PA -f Jim -l Christiana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DeLong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4])&gt;0;&quot; -s &quot;&amp;[.B204];&quot;&quot;)" office:value-type="string" office:string-value=" -s PA" calcext:value-type="string">
            <text:p><text:s/>-s PA</text:p>
          </table:table-cell>
          <table:table-cell table:formula="of:=IF(LEN([.C204])&gt;0;&quot; -f &quot;&amp;[.C204];&quot;&quot;)" office:value-type="string" office:string-value=" -f Paul" calcext:value-type="string">
            <text:p><text:s/>-f Paul</text:p>
          </table:table-cell>
          <table:table-cell table:formula="of:=IF(LEN([.D204])&gt;0;&quot; -m &quot;&amp;[.D204];&quot;&quot;)">
            <text:p/>
          </table:table-cell>
          <table:table-cell table:formula="of:=IF(LEN([.E204])&gt;0;&quot; -l &quot;&amp;[.E204];&quot;&quot;)" office:value-type="string" office:string-value=" -l DeLong" calcext:value-type="string">
            <text:p><text:s/>-l DeLong</text:p>
          </table:table-cell>
          <table:table-cell table:formula="of:=IF(LEN([.H204])&gt;0;&quot; -p &quot;&amp;[.H20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4]&amp;[.J204]&amp;[.K204]&amp;[.L204]&amp;[.M204]" office:value-type="string" office:string-value="/home/kevin/electionbuster/electionBuster.py -a /home/kevin/electionbuster/states.csv -e SENATE -y 2018  -s PA -f Paul -l DeLong -p REP" calcext:value-type="string">
            <text:p>/home/kevin/electionbuster/electionBuster.py -a /home/kevin/electionbuster/states.csv -e SENATE -y 2018 <text:s/>-s PA -f Paul -l DeLong -p REP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Lawrence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5])&gt;0;&quot; -s &quot;&amp;[.B205];&quot;&quot;)" office:value-type="string" office:string-value=" -s PA" calcext:value-type="string">
            <text:p><text:s/>-s PA</text:p>
          </table:table-cell>
          <table:table-cell table:formula="of:=IF(LEN([.C205])&gt;0;&quot; -f &quot;&amp;[.C205];&quot;&quot;)" office:value-type="string" office:string-value=" -f Bobby" calcext:value-type="string">
            <text:p><text:s/>-f Bobby</text:p>
          </table:table-cell>
          <table:table-cell table:formula="of:=IF(LEN([.D205])&gt;0;&quot; -m &quot;&amp;[.D205];&quot;&quot;)">
            <text:p/>
          </table:table-cell>
          <table:table-cell table:formula="of:=IF(LEN([.E205])&gt;0;&quot; -l &quot;&amp;[.E205];&quot;&quot;)" office:value-type="string" office:string-value=" -l Lawrence" calcext:value-type="string">
            <text:p><text:s/>-l Lawrence</text:p>
          </table:table-cell>
          <table:table-cell table:formula="of:=IF(LEN([.H205])&gt;0;&quot; -p &quot;&amp;[.H20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5]&amp;[.J205]&amp;[.K205]&amp;[.L205]&amp;[.M205]" office:value-type="string" office:string-value="/home/kevin/electionbuster/electionBuster.py -a /home/kevin/electionbuster/states.csv -e SENATE -y 2018  -s PA -f Bobby -l Lawrence -p REP" calcext:value-type="string">
            <text:p>/home/kevin/electionbuster/electionBuster.py -a /home/kevin/electionbuster/states.csv -e SENATE -y 2018 <text:s/>-s PA -f Bobby -l Lawrence -p REP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6])&gt;0;&quot; -s &quot;&amp;[.B206];&quot;&quot;)" office:value-type="string" office:string-value=" -s RI" calcext:value-type="string">
            <text:p><text:s/>-s RI</text:p>
          </table:table-cell>
          <table:table-cell table:formula="of:=IF(LEN([.C206])&gt;0;&quot; -f &quot;&amp;[.C206];&quot;&quot;)" office:value-type="string" office:string-value=" -f Robert" calcext:value-type="string">
            <text:p><text:s/>-f Robert</text:p>
          </table:table-cell>
          <table:table-cell table:formula="of:=IF(LEN([.D206])&gt;0;&quot; -m &quot;&amp;[.D206];&quot;&quot;)">
            <text:p/>
          </table:table-cell>
          <table:table-cell table:formula="of:=IF(LEN([.E206])&gt;0;&quot; -l &quot;&amp;[.E206];&quot;&quot;)" office:value-type="string" office:string-value=" -l Flanders" calcext:value-type="string">
            <text:p><text:s/>-l Flanders</text:p>
          </table:table-cell>
          <table:table-cell table:formula="of:=IF(LEN([.H206])&gt;0;&quot; -p &quot;&amp;[.H20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6]&amp;[.J206]&amp;[.K206]&amp;[.L206]&amp;[.M206]" office:value-type="string" office:string-value="/home/kevin/electionbuster/electionBuster.py -a /home/kevin/electionbuster/states.csv -e SENATE -y 2018  -s RI -f Robert -l Flanders -p REP" calcext:value-type="string">
            <text:p>/home/kevin/electionbuster/electionBuster.py -a /home/kevin/electionbuster/states.csv -e SENATE -y 2018 <text:s/>-s RI -f Robert -l Flanders -p REP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Nardolill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7])&gt;0;&quot; -s &quot;&amp;[.B207];&quot;&quot;)" office:value-type="string" office:string-value=" -s RI" calcext:value-type="string">
            <text:p><text:s/>-s RI</text:p>
          </table:table-cell>
          <table:table-cell table:formula="of:=IF(LEN([.C207])&gt;0;&quot; -f &quot;&amp;[.C207];&quot;&quot;)" office:value-type="string" office:string-value=" -f Robert" calcext:value-type="string">
            <text:p><text:s/>-f Robert</text:p>
          </table:table-cell>
          <table:table-cell table:formula="of:=IF(LEN([.D207])&gt;0;&quot; -m &quot;&amp;[.D207];&quot;&quot;)">
            <text:p/>
          </table:table-cell>
          <table:table-cell table:formula="of:=IF(LEN([.E207])&gt;0;&quot; -l &quot;&amp;[.E207];&quot;&quot;)" office:value-type="string" office:string-value=" -l Nardolillo" calcext:value-type="string">
            <text:p><text:s/>-l Nardolillo</text:p>
          </table:table-cell>
          <table:table-cell table:formula="of:=IF(LEN([.H207])&gt;0;&quot; -p &quot;&amp;[.H20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7]&amp;[.J207]&amp;[.K207]&amp;[.L207]&amp;[.M207]" office:value-type="string" office:string-value="/home/kevin/electionbuster/electionBuster.py -a /home/kevin/electionbuster/states.csv -e SENATE -y 2018  -s RI -f Robert -l Nardolillo -p REP" calcext:value-type="string">
            <text:p>/home/kevin/electionbuster/electionBuster.py -a /home/kevin/electionbuster/states.csv -e SENATE -y 2018 <text:s/>-s RI -f Robert -l Nardolillo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Blackbur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8])&gt;0;&quot; -s &quot;&amp;[.B208];&quot;&quot;)" office:value-type="string" office:string-value=" -s TN" calcext:value-type="string">
            <text:p><text:s/>-s TN</text:p>
          </table:table-cell>
          <table:table-cell table:formula="of:=IF(LEN([.C208])&gt;0;&quot; -f &quot;&amp;[.C208];&quot;&quot;)" office:value-type="string" office:string-value=" -f Marsha" calcext:value-type="string">
            <text:p><text:s/>-f Marsha</text:p>
          </table:table-cell>
          <table:table-cell table:formula="of:=IF(LEN([.D208])&gt;0;&quot; -m &quot;&amp;[.D208];&quot;&quot;)">
            <text:p/>
          </table:table-cell>
          <table:table-cell table:formula="of:=IF(LEN([.E208])&gt;0;&quot; -l &quot;&amp;[.E208];&quot;&quot;)" office:value-type="string" office:string-value=" -l Blackburn" calcext:value-type="string">
            <text:p><text:s/>-l Blackburn</text:p>
          </table:table-cell>
          <table:table-cell table:formula="of:=IF(LEN([.H208])&gt;0;&quot; -p &quot;&amp;[.H20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8]&amp;[.J208]&amp;[.K208]&amp;[.L208]&amp;[.M208]" office:value-type="string" office:string-value="/home/kevin/electionbuster/electionBuster.py -a /home/kevin/electionbuster/states.csv -e SENATE -y 2018  -s TN -f Marsha -l Blackburn -p REP" calcext:value-type="string">
            <text:p>/home/kevin/electionbuster/electionBuster.py -a /home/kevin/electionbuster/states.csv -e SENATE -y 2018 <text:s/>-s TN -f Marsha -l Blackburn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Cri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09])&gt;0;&quot; -s &quot;&amp;[.B209];&quot;&quot;)" office:value-type="string" office:string-value=" -s TN" calcext:value-type="string">
            <text:p><text:s/>-s TN</text:p>
          </table:table-cell>
          <table:table-cell table:formula="of:=IF(LEN([.C209])&gt;0;&quot; -f &quot;&amp;[.C209];&quot;&quot;)" office:value-type="string" office:string-value=" -f Larry" calcext:value-type="string">
            <text:p><text:s/>-f Larry</text:p>
          </table:table-cell>
          <table:table-cell table:formula="of:=IF(LEN([.D209])&gt;0;&quot; -m &quot;&amp;[.D209];&quot;&quot;)">
            <text:p/>
          </table:table-cell>
          <table:table-cell table:formula="of:=IF(LEN([.E209])&gt;0;&quot; -l &quot;&amp;[.E209];&quot;&quot;)" office:value-type="string" office:string-value=" -l Crim" calcext:value-type="string">
            <text:p><text:s/>-l Crim</text:p>
          </table:table-cell>
          <table:table-cell table:formula="of:=IF(LEN([.H209])&gt;0;&quot; -p &quot;&amp;[.H20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09]&amp;[.J209]&amp;[.K209]&amp;[.L209]&amp;[.M209]" office:value-type="string" office:string-value="/home/kevin/electionbuster/electionBuster.py -a /home/kevin/electionbuster/states.csv -e SENATE -y 2018  -s TN -f Larry -l Crim -p REP" calcext:value-type="string">
            <text:p>/home/kevin/electionbuster/electionBuster.py -a /home/kevin/electionbuster/states.csv -e SENATE -y 2018 <text:s/>-s TN -f Larry -l Crim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Hughe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0])&gt;0;&quot; -s &quot;&amp;[.B210];&quot;&quot;)" office:value-type="string" office:string-value=" -s TN" calcext:value-type="string">
            <text:p><text:s/>-s TN</text:p>
          </table:table-cell>
          <table:table-cell table:formula="of:=IF(LEN([.C210])&gt;0;&quot; -f &quot;&amp;[.C210];&quot;&quot;)" office:value-type="string" office:string-value=" -f Steven" calcext:value-type="string">
            <text:p><text:s/>-f Steven</text:p>
          </table:table-cell>
          <table:table-cell table:formula="of:=IF(LEN([.D210])&gt;0;&quot; -m &quot;&amp;[.D210];&quot;&quot;)">
            <text:p/>
          </table:table-cell>
          <table:table-cell table:formula="of:=IF(LEN([.E210])&gt;0;&quot; -l &quot;&amp;[.E210];&quot;&quot;)" office:value-type="string" office:string-value=" -l Hughes" calcext:value-type="string">
            <text:p><text:s/>-l Hughes</text:p>
          </table:table-cell>
          <table:table-cell table:formula="of:=IF(LEN([.H210])&gt;0;&quot; -p &quot;&amp;[.H21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0]&amp;[.J210]&amp;[.K210]&amp;[.L210]&amp;[.M210]" office:value-type="string" office:string-value="/home/kevin/electionbuster/electionBuster.py -a /home/kevin/electionbuster/states.csv -e SENATE -y 2018  -s TN -f Steven -l Hughes -p REP" calcext:value-type="string">
            <text:p>/home/kevin/electionbuster/electionBuster.py -a /home/kevin/electionbuster/states.csv -e SENATE -y 2018 <text:s/>-s TN -f Steven -l Hughes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Pettigrew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1])&gt;0;&quot; -s &quot;&amp;[.B211];&quot;&quot;)" office:value-type="string" office:string-value=" -s TN" calcext:value-type="string">
            <text:p><text:s/>-s TN</text:p>
          </table:table-cell>
          <table:table-cell table:formula="of:=IF(LEN([.C211])&gt;0;&quot; -f &quot;&amp;[.C211];&quot;&quot;)" office:value-type="string" office:string-value=" -f Aaron" calcext:value-type="string">
            <text:p><text:s/>-f Aaron</text:p>
          </table:table-cell>
          <table:table-cell table:formula="of:=IF(LEN([.D211])&gt;0;&quot; -m &quot;&amp;[.D211];&quot;&quot;)">
            <text:p/>
          </table:table-cell>
          <table:table-cell table:formula="of:=IF(LEN([.E211])&gt;0;&quot; -l &quot;&amp;[.E211];&quot;&quot;)" office:value-type="string" office:string-value=" -l Pettigrew" calcext:value-type="string">
            <text:p><text:s/>-l Pettigrew</text:p>
          </table:table-cell>
          <table:table-cell table:formula="of:=IF(LEN([.H211])&gt;0;&quot; -p &quot;&amp;[.H21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1]&amp;[.J211]&amp;[.K211]&amp;[.L211]&amp;[.M211]" office:value-type="string" office:string-value="/home/kevin/electionbuster/electionBuster.py -a /home/kevin/electionbuster/states.csv -e SENATE -y 2018  -s TN -f Aaron -l Pettigrew -p REP" calcext:value-type="string">
            <text:p>/home/kevin/electionbuster/electionBuster.py -a /home/kevin/electionbuster/states.csv -e SENATE -y 2018 <text:s/>-s TN -f Aaron -l Pettigrew -p REP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Rolando</text:p>
          </table:table-cell>
          <table:table-cell/>
          <table:table-cell office:value-type="string" calcext:value-type="string">
            <text:p>Toyo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2])&gt;0;&quot; -s &quot;&amp;[.B212];&quot;&quot;)" office:value-type="string" office:string-value=" -s TN" calcext:value-type="string">
            <text:p><text:s/>-s TN</text:p>
          </table:table-cell>
          <table:table-cell table:formula="of:=IF(LEN([.C212])&gt;0;&quot; -f &quot;&amp;[.C212];&quot;&quot;)" office:value-type="string" office:string-value=" -f Rolando" calcext:value-type="string">
            <text:p><text:s/>-f Rolando</text:p>
          </table:table-cell>
          <table:table-cell table:formula="of:=IF(LEN([.D212])&gt;0;&quot; -m &quot;&amp;[.D212];&quot;&quot;)">
            <text:p/>
          </table:table-cell>
          <table:table-cell table:formula="of:=IF(LEN([.E212])&gt;0;&quot; -l &quot;&amp;[.E212];&quot;&quot;)" office:value-type="string" office:string-value=" -l Toyos" calcext:value-type="string">
            <text:p><text:s/>-l Toyos</text:p>
          </table:table-cell>
          <table:table-cell table:formula="of:=IF(LEN([.H212])&gt;0;&quot; -p &quot;&amp;[.H21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2]&amp;[.J212]&amp;[.K212]&amp;[.L212]&amp;[.M212]" office:value-type="string" office:string-value="/home/kevin/electionbuster/electionBuster.py -a /home/kevin/electionbuster/states.csv -e SENATE -y 2018  -s TN -f Rolando -l Toyos -p REP" calcext:value-type="string">
            <text:p>/home/kevin/electionbuster/electionBuster.py -a /home/kevin/electionbuster/states.csv -e SENATE -y 2018 <text:s/>-s TN -f Rolando -l Toyos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ed</text:p>
          </table:table-cell>
          <table:table-cell/>
          <table:table-cell office:value-type="string" calcext:value-type="string">
            <text:p>Cruz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3])&gt;0;&quot; -s &quot;&amp;[.B213];&quot;&quot;)" office:value-type="string" office:string-value=" -s TX" calcext:value-type="string">
            <text:p><text:s/>-s TX</text:p>
          </table:table-cell>
          <table:table-cell table:formula="of:=IF(LEN([.C213])&gt;0;&quot; -f &quot;&amp;[.C213];&quot;&quot;)" office:value-type="string" office:string-value=" -f Ted" calcext:value-type="string">
            <text:p><text:s/>-f Ted</text:p>
          </table:table-cell>
          <table:table-cell table:formula="of:=IF(LEN([.D213])&gt;0;&quot; -m &quot;&amp;[.D213];&quot;&quot;)">
            <text:p/>
          </table:table-cell>
          <table:table-cell table:formula="of:=IF(LEN([.E213])&gt;0;&quot; -l &quot;&amp;[.E213];&quot;&quot;)" office:value-type="string" office:string-value=" -l Cruz" calcext:value-type="string">
            <text:p><text:s/>-l Cruz</text:p>
          </table:table-cell>
          <table:table-cell table:formula="of:=IF(LEN([.H213])&gt;0;&quot; -p &quot;&amp;[.H21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3]&amp;[.J213]&amp;[.K213]&amp;[.L213]&amp;[.M213]" office:value-type="string" office:string-value="/home/kevin/electionbuster/electionBuster.py -a /home/kevin/electionbuster/states.csv -e SENATE -y 2018  -s TX -f Ted -l Cruz -p REP" calcext:value-type="string">
            <text:p>/home/kevin/electionbuster/electionBuster.py -a /home/kevin/electionbuster/states.csv -e SENATE -y 2018 <text:s/>-s TX -f Ted -l Cruz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4])&gt;0;&quot; -s &quot;&amp;[.B214];&quot;&quot;)" office:value-type="string" office:string-value=" -s TX" calcext:value-type="string">
            <text:p><text:s/>-s TX</text:p>
          </table:table-cell>
          <table:table-cell table:formula="of:=IF(LEN([.C214])&gt;0;&quot; -f &quot;&amp;[.C214];&quot;&quot;)" office:value-type="string" office:string-value=" -f Bruce" calcext:value-type="string">
            <text:p><text:s/>-f Bruce</text:p>
          </table:table-cell>
          <table:table-cell table:formula="of:=IF(LEN([.D214])&gt;0;&quot; -m &quot;&amp;[.D214];&quot;&quot;)">
            <text:p/>
          </table:table-cell>
          <table:table-cell table:formula="of:=IF(LEN([.E214])&gt;0;&quot; -l &quot;&amp;[.E214];&quot;&quot;)" office:value-type="string" office:string-value=" -l Jacobson" calcext:value-type="string">
            <text:p><text:s/>-l Jacobson</text:p>
          </table:table-cell>
          <table:table-cell table:formula="of:=IF(LEN([.H214])&gt;0;&quot; -p &quot;&amp;[.H21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4]&amp;[.J214]&amp;[.K214]&amp;[.L214]&amp;[.M214]" office:value-type="string" office:string-value="/home/kevin/electionbuster/electionBuster.py -a /home/kevin/electionbuster/states.csv -e SENATE -y 2018  -s TX -f Bruce -l Jacobson -p REP" calcext:value-type="string">
            <text:p>/home/kevin/electionbuster/electionBuster.py -a /home/kevin/electionbuster/states.csv -e SENATE -y 2018 <text:s/>-s TX -f Bruce -l Jacobson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Mary</text:p>
          </table:table-cell>
          <table:table-cell/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5])&gt;0;&quot; -s &quot;&amp;[.B215];&quot;&quot;)" office:value-type="string" office:string-value=" -s TX" calcext:value-type="string">
            <text:p><text:s/>-s TX</text:p>
          </table:table-cell>
          <table:table-cell table:formula="of:=IF(LEN([.C215])&gt;0;&quot; -f &quot;&amp;[.C215];&quot;&quot;)" office:value-type="string" office:string-value=" -f Mary" calcext:value-type="string">
            <text:p><text:s/>-f Mary</text:p>
          </table:table-cell>
          <table:table-cell table:formula="of:=IF(LEN([.D215])&gt;0;&quot; -m &quot;&amp;[.D215];&quot;&quot;)">
            <text:p/>
          </table:table-cell>
          <table:table-cell table:formula="of:=IF(LEN([.E215])&gt;0;&quot; -l &quot;&amp;[.E215];&quot;&quot;)" office:value-type="string" office:string-value=" -l Miller" calcext:value-type="string">
            <text:p><text:s/>-l Miller</text:p>
          </table:table-cell>
          <table:table-cell table:formula="of:=IF(LEN([.H215])&gt;0;&quot; -p &quot;&amp;[.H21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5]&amp;[.J215]&amp;[.K215]&amp;[.L215]&amp;[.M215]" office:value-type="string" office:string-value="/home/kevin/electionbuster/electionBuster.py -a /home/kevin/electionbuster/states.csv -e SENATE -y 2018  -s TX -f Mary -l Miller -p REP" calcext:value-type="string">
            <text:p>/home/kevin/electionbuster/electionBuster.py -a /home/kevin/electionbuster/states.csv -e SENATE -y 2018 <text:s/>-s TX -f Mary -l Miller -p REP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Geraldine</text:p>
          </table:table-cell>
          <table:table-cell/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6])&gt;0;&quot; -s &quot;&amp;[.B216];&quot;&quot;)" office:value-type="string" office:string-value=" -s TX" calcext:value-type="string">
            <text:p><text:s/>-s TX</text:p>
          </table:table-cell>
          <table:table-cell table:formula="of:=IF(LEN([.C216])&gt;0;&quot; -f &quot;&amp;[.C216];&quot;&quot;)" office:value-type="string" office:string-value=" -f Geraldine" calcext:value-type="string">
            <text:p><text:s/>-f Geraldine</text:p>
          </table:table-cell>
          <table:table-cell table:formula="of:=IF(LEN([.D216])&gt;0;&quot; -m &quot;&amp;[.D216];&quot;&quot;)">
            <text:p/>
          </table:table-cell>
          <table:table-cell table:formula="of:=IF(LEN([.E216])&gt;0;&quot; -l &quot;&amp;[.E216];&quot;&quot;)" office:value-type="string" office:string-value=" -l Sam" calcext:value-type="string">
            <text:p><text:s/>-l Sam</text:p>
          </table:table-cell>
          <table:table-cell table:formula="of:=IF(LEN([.H216])&gt;0;&quot; -p &quot;&amp;[.H21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6]&amp;[.J216]&amp;[.K216]&amp;[.L216]&amp;[.M216]" office:value-type="string" office:string-value="/home/kevin/electionbuster/electionBuster.py -a /home/kevin/electionbuster/states.csv -e SENATE -y 2018  -s TX -f Geraldine -l Sam -p REP" calcext:value-type="string">
            <text:p>/home/kevin/electionbuster/electionBuster.py -a /home/kevin/electionbuster/states.csv -e SENATE -y 2018 <text:s/>-s TX -f Geraldine -l Sam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Forbus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7])&gt;0;&quot; -s &quot;&amp;[.B217];&quot;&quot;)" office:value-type="string" office:string-value=" -s UT" calcext:value-type="string">
            <text:p><text:s/>-s UT</text:p>
          </table:table-cell>
          <table:table-cell table:formula="of:=IF(LEN([.C217])&gt;0;&quot; -f &quot;&amp;[.C217];&quot;&quot;)" office:value-type="string" office:string-value=" -f Chris" calcext:value-type="string">
            <text:p><text:s/>-f Chris</text:p>
          </table:table-cell>
          <table:table-cell table:formula="of:=IF(LEN([.D217])&gt;0;&quot; -m &quot;&amp;[.D217];&quot;&quot;)">
            <text:p/>
          </table:table-cell>
          <table:table-cell table:formula="of:=IF(LEN([.E217])&gt;0;&quot; -l &quot;&amp;[.E217];&quot;&quot;)" office:value-type="string" office:string-value=" -l Forbush" calcext:value-type="string">
            <text:p><text:s/>-l Forbush</text:p>
          </table:table-cell>
          <table:table-cell table:formula="of:=IF(LEN([.H217])&gt;0;&quot; -p &quot;&amp;[.H21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7]&amp;[.J217]&amp;[.K217]&amp;[.L217]&amp;[.M217]" office:value-type="string" office:string-value="/home/kevin/electionbuster/electionBuster.py -a /home/kevin/electionbuster/states.csv -e SENATE -y 2018  -s UT -f Chris -l Forbush -p REP" calcext:value-type="string">
            <text:p>/home/kevin/electionbuster/electionBuster.py -a /home/kevin/electionbuster/states.csv -e SENATE -y 2018 <text:s/>-s UT -f Chris -l Forbush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Meyer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8])&gt;0;&quot; -s &quot;&amp;[.B218];&quot;&quot;)" office:value-type="string" office:string-value=" -s UT" calcext:value-type="string">
            <text:p><text:s/>-s UT</text:p>
          </table:table-cell>
          <table:table-cell table:formula="of:=IF(LEN([.C218])&gt;0;&quot; -f &quot;&amp;[.C218];&quot;&quot;)" office:value-type="string" office:string-value=" -f Larry" calcext:value-type="string">
            <text:p><text:s/>-f Larry</text:p>
          </table:table-cell>
          <table:table-cell table:formula="of:=IF(LEN([.D218])&gt;0;&quot; -m &quot;&amp;[.D218];&quot;&quot;)">
            <text:p/>
          </table:table-cell>
          <table:table-cell table:formula="of:=IF(LEN([.E218])&gt;0;&quot; -l &quot;&amp;[.E218];&quot;&quot;)" office:value-type="string" office:string-value=" -l Meyers" calcext:value-type="string">
            <text:p><text:s/>-l Meyers</text:p>
          </table:table-cell>
          <table:table-cell table:formula="of:=IF(LEN([.H218])&gt;0;&quot; -p &quot;&amp;[.H21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8]&amp;[.J218]&amp;[.K218]&amp;[.L218]&amp;[.M218]" office:value-type="string" office:string-value="/home/kevin/electionbuster/electionBuster.py -a /home/kevin/electionbuster/states.csv -e SENATE -y 2018  -s UT -f Larry -l Meyers -p REP" calcext:value-type="string">
            <text:p>/home/kevin/electionbuster/electionBuster.py -a /home/kevin/electionbuster/states.csv -e SENATE -y 2018 <text:s/>-s UT -f Larry -l Meyers -p REP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19])&gt;0;&quot; -s &quot;&amp;[.B219];&quot;&quot;)" office:value-type="string" office:string-value=" -s UT" calcext:value-type="string">
            <text:p><text:s/>-s UT</text:p>
          </table:table-cell>
          <table:table-cell table:formula="of:=IF(LEN([.C219])&gt;0;&quot; -f &quot;&amp;[.C219];&quot;&quot;)" office:value-type="string" office:string-value=" -f Mitt" calcext:value-type="string">
            <text:p><text:s/>-f Mitt</text:p>
          </table:table-cell>
          <table:table-cell table:formula="of:=IF(LEN([.D219])&gt;0;&quot; -m &quot;&amp;[.D219];&quot;&quot;)">
            <text:p/>
          </table:table-cell>
          <table:table-cell table:formula="of:=IF(LEN([.E219])&gt;0;&quot; -l &quot;&amp;[.E219];&quot;&quot;)" office:value-type="string" office:string-value=" -l Romney" calcext:value-type="string">
            <text:p><text:s/>-l Romney</text:p>
          </table:table-cell>
          <table:table-cell table:formula="of:=IF(LEN([.H219])&gt;0;&quot; -p &quot;&amp;[.H21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19]&amp;[.J219]&amp;[.K219]&amp;[.L219]&amp;[.M219]" office:value-type="string" office:string-value="/home/kevin/electionbuster/electionBuster.py -a /home/kevin/electionbuster/states.csv -e SENATE -y 2018  -s UT -f Mitt -l Romney -p REP" calcext:value-type="string">
            <text:p>/home/kevin/electionbuster/electionBuster.py -a /home/kevin/electionbuster/states.csv -e SENATE -y 2018 <text:s/>-s UT -f Mitt -l Romney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Nicholas</text:p>
          </table:table-cell>
          <table:table-cell/>
          <table:table-cell office:value-type="string" calcext:value-type="string">
            <text:p>Freita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0])&gt;0;&quot; -s &quot;&amp;[.B220];&quot;&quot;)" office:value-type="string" office:string-value=" -s VA" calcext:value-type="string">
            <text:p><text:s/>-s VA</text:p>
          </table:table-cell>
          <table:table-cell table:formula="of:=IF(LEN([.C220])&gt;0;&quot; -f &quot;&amp;[.C220];&quot;&quot;)" office:value-type="string" office:string-value=" -f Nicholas" calcext:value-type="string">
            <text:p><text:s/>-f Nicholas</text:p>
          </table:table-cell>
          <table:table-cell table:formula="of:=IF(LEN([.D220])&gt;0;&quot; -m &quot;&amp;[.D220];&quot;&quot;)">
            <text:p/>
          </table:table-cell>
          <table:table-cell table:formula="of:=IF(LEN([.E220])&gt;0;&quot; -l &quot;&amp;[.E220];&quot;&quot;)" office:value-type="string" office:string-value=" -l Freitas" calcext:value-type="string">
            <text:p><text:s/>-l Freitas</text:p>
          </table:table-cell>
          <table:table-cell table:formula="of:=IF(LEN([.H220])&gt;0;&quot; -p &quot;&amp;[.H22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0]&amp;[.J220]&amp;[.K220]&amp;[.L220]&amp;[.M220]" office:value-type="string" office:string-value="/home/kevin/electionbuster/electionBuster.py -a /home/kevin/electionbuster/states.csv -e SENATE -y 2018  -s VA -f Nicholas -l Freitas -p REP" calcext:value-type="string">
            <text:p>/home/kevin/electionbuster/electionBuster.py -a /home/kevin/electionbuster/states.csv -e SENATE -y 2018 <text:s/>-s VA -f Nicholas -l Freitas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EW</text:p>
          </table:table-cell>
          <table:table-cell/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1])&gt;0;&quot; -s &quot;&amp;[.B221];&quot;&quot;)" office:value-type="string" office:string-value=" -s VA" calcext:value-type="string">
            <text:p><text:s/>-s VA</text:p>
          </table:table-cell>
          <table:table-cell table:formula="of:=IF(LEN([.C221])&gt;0;&quot; -f &quot;&amp;[.C221];&quot;&quot;)" office:value-type="string" office:string-value=" -f EW" calcext:value-type="string">
            <text:p><text:s/>-f EW</text:p>
          </table:table-cell>
          <table:table-cell table:formula="of:=IF(LEN([.D221])&gt;0;&quot; -m &quot;&amp;[.D221];&quot;&quot;)">
            <text:p/>
          </table:table-cell>
          <table:table-cell table:formula="of:=IF(LEN([.E221])&gt;0;&quot; -l &quot;&amp;[.E221];&quot;&quot;)" office:value-type="string" office:string-value=" -l Jackson" calcext:value-type="string">
            <text:p><text:s/>-l Jackson</text:p>
          </table:table-cell>
          <table:table-cell table:formula="of:=IF(LEN([.H221])&gt;0;&quot; -p &quot;&amp;[.H22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1]&amp;[.J221]&amp;[.K221]&amp;[.L221]&amp;[.M221]" office:value-type="string" office:string-value="/home/kevin/electionbuster/electionBuster.py -a /home/kevin/electionbuster/states.csv -e SENATE -y 2018  -s VA -f EW -l Jackson -p REP" calcext:value-type="string">
            <text:p>/home/kevin/electionbuster/electionBuster.py -a /home/kevin/electionbuster/states.csv -e SENATE -y 2018 <text:s/>-s VA -f EW -l Jackson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Bert</text:p>
          </table:table-cell>
          <table:table-cell/>
          <table:table-cell office:value-type="string" calcext:value-type="string">
            <text:p>Mizusawa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2])&gt;0;&quot; -s &quot;&amp;[.B222];&quot;&quot;)" office:value-type="string" office:string-value=" -s VA" calcext:value-type="string">
            <text:p><text:s/>-s VA</text:p>
          </table:table-cell>
          <table:table-cell table:formula="of:=IF(LEN([.C222])&gt;0;&quot; -f &quot;&amp;[.C222];&quot;&quot;)" office:value-type="string" office:string-value=" -f Bert" calcext:value-type="string">
            <text:p><text:s/>-f Bert</text:p>
          </table:table-cell>
          <table:table-cell table:formula="of:=IF(LEN([.D222])&gt;0;&quot; -m &quot;&amp;[.D222];&quot;&quot;)">
            <text:p/>
          </table:table-cell>
          <table:table-cell table:formula="of:=IF(LEN([.E222])&gt;0;&quot; -l &quot;&amp;[.E222];&quot;&quot;)" office:value-type="string" office:string-value=" -l Mizusawa" calcext:value-type="string">
            <text:p><text:s/>-l Mizusawa</text:p>
          </table:table-cell>
          <table:table-cell table:formula="of:=IF(LEN([.H222])&gt;0;&quot; -p &quot;&amp;[.H22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2]&amp;[.J222]&amp;[.K222]&amp;[.L222]&amp;[.M222]" office:value-type="string" office:string-value="/home/kevin/electionbuster/electionBuster.py -a /home/kevin/electionbuster/states.csv -e SENATE -y 2018  -s VA -f Bert -l Mizusawa -p REP" calcext:value-type="string">
            <text:p>/home/kevin/electionbuster/electionBuster.py -a /home/kevin/electionbuster/states.csv -e SENATE -y 2018 <text:s/>-s VA -f Bert -l Mizusawa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Ivan</text:p>
          </table:table-cell>
          <table:table-cell/>
          <table:table-cell office:value-type="string" calcext:value-type="string">
            <text:p>Raikli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3])&gt;0;&quot; -s &quot;&amp;[.B223];&quot;&quot;)" office:value-type="string" office:string-value=" -s VA" calcext:value-type="string">
            <text:p><text:s/>-s VA</text:p>
          </table:table-cell>
          <table:table-cell table:formula="of:=IF(LEN([.C223])&gt;0;&quot; -f &quot;&amp;[.C223];&quot;&quot;)" office:value-type="string" office:string-value=" -f Ivan" calcext:value-type="string">
            <text:p><text:s/>-f Ivan</text:p>
          </table:table-cell>
          <table:table-cell table:formula="of:=IF(LEN([.D223])&gt;0;&quot; -m &quot;&amp;[.D223];&quot;&quot;)">
            <text:p/>
          </table:table-cell>
          <table:table-cell table:formula="of:=IF(LEN([.E223])&gt;0;&quot; -l &quot;&amp;[.E223];&quot;&quot;)" office:value-type="string" office:string-value=" -l Raiklin" calcext:value-type="string">
            <text:p><text:s/>-l Raiklin</text:p>
          </table:table-cell>
          <table:table-cell table:formula="of:=IF(LEN([.H223])&gt;0;&quot; -p &quot;&amp;[.H22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3]&amp;[.J223]&amp;[.K223]&amp;[.L223]&amp;[.M223]" office:value-type="string" office:string-value="/home/kevin/electionbuster/electionBuster.py -a /home/kevin/electionbuster/states.csv -e SENATE -y 2018  -s VA -f Ivan -l Raiklin -p REP" calcext:value-type="string">
            <text:p>/home/kevin/electionbuster/electionBuster.py -a /home/kevin/electionbuster/states.csv -e SENATE -y 2018 <text:s/>-s VA -f Ivan -l Raiklin -p REP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Corey</text:p>
          </table:table-cell>
          <table:table-cell/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4])&gt;0;&quot; -s &quot;&amp;[.B224];&quot;&quot;)" office:value-type="string" office:string-value=" -s VA" calcext:value-type="string">
            <text:p><text:s/>-s VA</text:p>
          </table:table-cell>
          <table:table-cell table:formula="of:=IF(LEN([.C224])&gt;0;&quot; -f &quot;&amp;[.C224];&quot;&quot;)" office:value-type="string" office:string-value=" -f Corey" calcext:value-type="string">
            <text:p><text:s/>-f Corey</text:p>
          </table:table-cell>
          <table:table-cell table:formula="of:=IF(LEN([.D224])&gt;0;&quot; -m &quot;&amp;[.D224];&quot;&quot;)">
            <text:p/>
          </table:table-cell>
          <table:table-cell table:formula="of:=IF(LEN([.E224])&gt;0;&quot; -l &quot;&amp;[.E224];&quot;&quot;)" office:value-type="string" office:string-value=" -l Stewart" calcext:value-type="string">
            <text:p><text:s/>-l Stewart</text:p>
          </table:table-cell>
          <table:table-cell table:formula="of:=IF(LEN([.H224])&gt;0;&quot; -p &quot;&amp;[.H22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4]&amp;[.J224]&amp;[.K224]&amp;[.L224]&amp;[.M224]" office:value-type="string" office:string-value="/home/kevin/electionbuster/electionBuster.py -a /home/kevin/electionbuster/states.csv -e SENATE -y 2018  -s VA -f Corey -l Stewart -p REP" calcext:value-type="string">
            <text:p>/home/kevin/electionbuster/electionBuster.py -a /home/kevin/electionbuster/states.csv -e SENATE -y 2018 <text:s/>-s VA -f Corey -l Stewart -p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5])&gt;0;&quot; -s &quot;&amp;[.B225];&quot;&quot;)" office:value-type="string" office:string-value=" -s WI" calcext:value-type="string">
            <text:p><text:s/>-s WI</text:p>
          </table:table-cell>
          <table:table-cell table:formula="of:=IF(LEN([.C225])&gt;0;&quot; -f &quot;&amp;[.C225];&quot;&quot;)" office:value-type="string" office:string-value=" -f Kevin" calcext:value-type="string">
            <text:p><text:s/>-f Kevin</text:p>
          </table:table-cell>
          <table:table-cell table:formula="of:=IF(LEN([.D225])&gt;0;&quot; -m &quot;&amp;[.D225];&quot;&quot;)">
            <text:p/>
          </table:table-cell>
          <table:table-cell table:formula="of:=IF(LEN([.E225])&gt;0;&quot; -l &quot;&amp;[.E225];&quot;&quot;)" office:value-type="string" office:string-value=" -l Nicholson" calcext:value-type="string">
            <text:p><text:s/>-l Nicholson</text:p>
          </table:table-cell>
          <table:table-cell table:formula="of:=IF(LEN([.H225])&gt;0;&quot; -p &quot;&amp;[.H225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5]&amp;[.J225]&amp;[.K225]&amp;[.L225]&amp;[.M225]" office:value-type="string" office:string-value="/home/kevin/electionbuster/electionBuster.py -a /home/kevin/electionbuster/states.csv -e SENATE -y 2018  -s WI -f Kevin -l Nicholson -p REP" calcext:value-type="string">
            <text:p>/home/kevin/electionbuster/electionBuster.py -a /home/kevin/electionbuster/states.csv -e SENATE -y 2018 <text:s/>-s WI -f Kevin -l Nicholson -p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Schies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6])&gt;0;&quot; -s &quot;&amp;[.B226];&quot;&quot;)" office:value-type="string" office:string-value=" -s WI" calcext:value-type="string">
            <text:p><text:s/>-s WI</text:p>
          </table:table-cell>
          <table:table-cell table:formula="of:=IF(LEN([.C226])&gt;0;&quot; -f &quot;&amp;[.C226];&quot;&quot;)" office:value-type="string" office:string-value=" -f John" calcext:value-type="string">
            <text:p><text:s/>-f John</text:p>
          </table:table-cell>
          <table:table-cell table:formula="of:=IF(LEN([.D226])&gt;0;&quot; -m &quot;&amp;[.D226];&quot;&quot;)">
            <text:p/>
          </table:table-cell>
          <table:table-cell table:formula="of:=IF(LEN([.E226])&gt;0;&quot; -l &quot;&amp;[.E226];&quot;&quot;)" office:value-type="string" office:string-value=" -l Schiess" calcext:value-type="string">
            <text:p><text:s/>-l Schiess</text:p>
          </table:table-cell>
          <table:table-cell table:formula="of:=IF(LEN([.H226])&gt;0;&quot; -p &quot;&amp;[.H226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6]&amp;[.J226]&amp;[.K226]&amp;[.L226]&amp;[.M226]" office:value-type="string" office:string-value="/home/kevin/electionbuster/electionBuster.py -a /home/kevin/electionbuster/states.csv -e SENATE -y 2018  -s WI -f John -l Schiess -p REP" calcext:value-type="string">
            <text:p>/home/kevin/electionbuster/electionBuster.py -a /home/kevin/electionbuster/states.csv -e SENATE -y 2018 <text:s/>-s WI -f John -l Schiess -p REP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Vukmir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7])&gt;0;&quot; -s &quot;&amp;[.B227];&quot;&quot;)" office:value-type="string" office:string-value=" -s WI" calcext:value-type="string">
            <text:p><text:s/>-s WI</text:p>
          </table:table-cell>
          <table:table-cell table:formula="of:=IF(LEN([.C227])&gt;0;&quot; -f &quot;&amp;[.C227];&quot;&quot;)" office:value-type="string" office:string-value=" -f Leah" calcext:value-type="string">
            <text:p><text:s/>-f Leah</text:p>
          </table:table-cell>
          <table:table-cell table:formula="of:=IF(LEN([.D227])&gt;0;&quot; -m &quot;&amp;[.D227];&quot;&quot;)">
            <text:p/>
          </table:table-cell>
          <table:table-cell table:formula="of:=IF(LEN([.E227])&gt;0;&quot; -l &quot;&amp;[.E227];&quot;&quot;)" office:value-type="string" office:string-value=" -l Vukmir" calcext:value-type="string">
            <text:p><text:s/>-l Vukmir</text:p>
          </table:table-cell>
          <table:table-cell table:formula="of:=IF(LEN([.H227])&gt;0;&quot; -p &quot;&amp;[.H227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7]&amp;[.J227]&amp;[.K227]&amp;[.L227]&amp;[.M227]" office:value-type="string" office:string-value="/home/kevin/electionbuster/electionBuster.py -a /home/kevin/electionbuster/states.csv -e SENATE -y 2018  -s WI -f Leah -l Vukmir -p REP" calcext:value-type="string">
            <text:p>/home/kevin/electionbuster/electionBuster.py -a /home/kevin/electionbuster/states.csv -e SENATE -y 2018 <text:s/>-s WI -f Leah -l Vukmir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Blankenship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8])&gt;0;&quot; -s &quot;&amp;[.B228];&quot;&quot;)" office:value-type="string" office:string-value=" -s WV" calcext:value-type="string">
            <text:p><text:s/>-s WV</text:p>
          </table:table-cell>
          <table:table-cell table:formula="of:=IF(LEN([.C228])&gt;0;&quot; -f &quot;&amp;[.C228];&quot;&quot;)" office:value-type="string" office:string-value=" -f Don" calcext:value-type="string">
            <text:p><text:s/>-f Don</text:p>
          </table:table-cell>
          <table:table-cell table:formula="of:=IF(LEN([.D228])&gt;0;&quot; -m &quot;&amp;[.D228];&quot;&quot;)">
            <text:p/>
          </table:table-cell>
          <table:table-cell table:formula="of:=IF(LEN([.E228])&gt;0;&quot; -l &quot;&amp;[.E228];&quot;&quot;)" office:value-type="string" office:string-value=" -l Blankenship" calcext:value-type="string">
            <text:p><text:s/>-l Blankenship</text:p>
          </table:table-cell>
          <table:table-cell table:formula="of:=IF(LEN([.H228])&gt;0;&quot; -p &quot;&amp;[.H228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8]&amp;[.J228]&amp;[.K228]&amp;[.L228]&amp;[.M228]" office:value-type="string" office:string-value="/home/kevin/electionbuster/electionBuster.py -a /home/kevin/electionbuster/states.csv -e SENATE -y 2018  -s WV -f Don -l Blankenship -p REP" calcext:value-type="string">
            <text:p>/home/kevin/electionbuster/electionBuster.py -a /home/kevin/electionbuster/states.csv -e SENATE -y 2018 <text:s/>-s WV -f Don -l Blankenship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Copl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29])&gt;0;&quot; -s &quot;&amp;[.B229];&quot;&quot;)" office:value-type="string" office:string-value=" -s WV" calcext:value-type="string">
            <text:p><text:s/>-s WV</text:p>
          </table:table-cell>
          <table:table-cell table:formula="of:=IF(LEN([.C229])&gt;0;&quot; -f &quot;&amp;[.C229];&quot;&quot;)" office:value-type="string" office:string-value=" -f Bo" calcext:value-type="string">
            <text:p><text:s/>-f Bo</text:p>
          </table:table-cell>
          <table:table-cell table:formula="of:=IF(LEN([.D229])&gt;0;&quot; -m &quot;&amp;[.D229];&quot;&quot;)">
            <text:p/>
          </table:table-cell>
          <table:table-cell table:formula="of:=IF(LEN([.E229])&gt;0;&quot; -l &quot;&amp;[.E229];&quot;&quot;)" office:value-type="string" office:string-value=" -l Copley" calcext:value-type="string">
            <text:p><text:s/>-l Copley</text:p>
          </table:table-cell>
          <table:table-cell table:formula="of:=IF(LEN([.H229])&gt;0;&quot; -p &quot;&amp;[.H229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29]&amp;[.J229]&amp;[.K229]&amp;[.L229]&amp;[.M229]" office:value-type="string" office:string-value="/home/kevin/electionbuster/electionBuster.py -a /home/kevin/electionbuster/states.csv -e SENATE -y 2018  -s WV -f Bo -l Copley -p REP" calcext:value-type="string">
            <text:p>/home/kevin/electionbuster/electionBuster.py -a /home/kevin/electionbuster/states.csv -e SENATE -y 2018 <text:s/>-s WV -f Bo -l Copley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0])&gt;0;&quot; -s &quot;&amp;[.B230];&quot;&quot;)" office:value-type="string" office:string-value=" -s WV" calcext:value-type="string">
            <text:p><text:s/>-s WV</text:p>
          </table:table-cell>
          <table:table-cell table:formula="of:=IF(LEN([.C230])&gt;0;&quot; -f &quot;&amp;[.C230];&quot;&quot;)" office:value-type="string" office:string-value=" -f Evan" calcext:value-type="string">
            <text:p><text:s/>-f Evan</text:p>
          </table:table-cell>
          <table:table-cell table:formula="of:=IF(LEN([.D230])&gt;0;&quot; -m &quot;&amp;[.D230];&quot;&quot;)">
            <text:p/>
          </table:table-cell>
          <table:table-cell table:formula="of:=IF(LEN([.E230])&gt;0;&quot; -l &quot;&amp;[.E230];&quot;&quot;)" office:value-type="string" office:string-value=" -l Jenkins" calcext:value-type="string">
            <text:p><text:s/>-l Jenkins</text:p>
          </table:table-cell>
          <table:table-cell table:formula="of:=IF(LEN([.H230])&gt;0;&quot; -p &quot;&amp;[.H230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0]&amp;[.J230]&amp;[.K230]&amp;[.L230]&amp;[.M230]" office:value-type="string" office:string-value="/home/kevin/electionbuster/electionBuster.py -a /home/kevin/electionbuster/states.csv -e SENATE -y 2018  -s WV -f Evan -l Jenkins -p REP" calcext:value-type="string">
            <text:p>/home/kevin/electionbuster/electionBuster.py -a /home/kevin/electionbuster/states.csv -e SENATE -y 2018 <text:s/>-s WV -f Evan -l Jenkins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Morrisey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1])&gt;0;&quot; -s &quot;&amp;[.B231];&quot;&quot;)" office:value-type="string" office:string-value=" -s WV" calcext:value-type="string">
            <text:p><text:s/>-s WV</text:p>
          </table:table-cell>
          <table:table-cell table:formula="of:=IF(LEN([.C231])&gt;0;&quot; -f &quot;&amp;[.C231];&quot;&quot;)" office:value-type="string" office:string-value=" -f Patrick" calcext:value-type="string">
            <text:p><text:s/>-f Patrick</text:p>
          </table:table-cell>
          <table:table-cell table:formula="of:=IF(LEN([.D231])&gt;0;&quot; -m &quot;&amp;[.D231];&quot;&quot;)">
            <text:p/>
          </table:table-cell>
          <table:table-cell table:formula="of:=IF(LEN([.E231])&gt;0;&quot; -l &quot;&amp;[.E231];&quot;&quot;)" office:value-type="string" office:string-value=" -l Morrisey" calcext:value-type="string">
            <text:p><text:s/>-l Morrisey</text:p>
          </table:table-cell>
          <table:table-cell table:formula="of:=IF(LEN([.H231])&gt;0;&quot; -p &quot;&amp;[.H231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1]&amp;[.J231]&amp;[.K231]&amp;[.L231]&amp;[.M231]" office:value-type="string" office:string-value="/home/kevin/electionbuster/electionBuster.py -a /home/kevin/electionbuster/states.csv -e SENATE -y 2018  -s WV -f Patrick -l Morrisey -p REP" calcext:value-type="string">
            <text:p>/home/kevin/electionbuster/electionBuster.py -a /home/kevin/electionbuster/states.csv -e SENATE -y 2018 <text:s/>-s WV -f Patrick -l Morrisey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Newbrough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2])&gt;0;&quot; -s &quot;&amp;[.B232];&quot;&quot;)" office:value-type="string" office:string-value=" -s WV" calcext:value-type="string">
            <text:p><text:s/>-s WV</text:p>
          </table:table-cell>
          <table:table-cell table:formula="of:=IF(LEN([.C232])&gt;0;&quot; -f &quot;&amp;[.C232];&quot;&quot;)" office:value-type="string" office:string-value=" -f Jack" calcext:value-type="string">
            <text:p><text:s/>-f Jack</text:p>
          </table:table-cell>
          <table:table-cell table:formula="of:=IF(LEN([.D232])&gt;0;&quot; -m &quot;&amp;[.D232];&quot;&quot;)">
            <text:p/>
          </table:table-cell>
          <table:table-cell table:formula="of:=IF(LEN([.E232])&gt;0;&quot; -l &quot;&amp;[.E232];&quot;&quot;)" office:value-type="string" office:string-value=" -l Newbrough" calcext:value-type="string">
            <text:p><text:s/>-l Newbrough</text:p>
          </table:table-cell>
          <table:table-cell table:formula="of:=IF(LEN([.H232])&gt;0;&quot; -p &quot;&amp;[.H232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2]&amp;[.J232]&amp;[.K232]&amp;[.L232]&amp;[.M232]" office:value-type="string" office:string-value="/home/kevin/electionbuster/electionBuster.py -a /home/kevin/electionbuster/states.csv -e SENATE -y 2018  -s WV -f Jack -l Newbrough -p REP" calcext:value-type="string">
            <text:p>/home/kevin/electionbuster/electionBuster.py -a /home/kevin/electionbuster/states.csv -e SENATE -y 2018 <text:s/>-s WV -f Jack -l Newbrough -p REP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Willis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3])&gt;0;&quot; -s &quot;&amp;[.B233];&quot;&quot;)" office:value-type="string" office:string-value=" -s WV" calcext:value-type="string">
            <text:p><text:s/>-s WV</text:p>
          </table:table-cell>
          <table:table-cell table:formula="of:=IF(LEN([.C233])&gt;0;&quot; -f &quot;&amp;[.C233];&quot;&quot;)" office:value-type="string" office:string-value=" -f Tom" calcext:value-type="string">
            <text:p><text:s/>-f Tom</text:p>
          </table:table-cell>
          <table:table-cell table:formula="of:=IF(LEN([.D233])&gt;0;&quot; -m &quot;&amp;[.D233];&quot;&quot;)">
            <text:p/>
          </table:table-cell>
          <table:table-cell table:formula="of:=IF(LEN([.E233])&gt;0;&quot; -l &quot;&amp;[.E233];&quot;&quot;)" office:value-type="string" office:string-value=" -l Willis" calcext:value-type="string">
            <text:p><text:s/>-l Willis</text:p>
          </table:table-cell>
          <table:table-cell table:formula="of:=IF(LEN([.H233])&gt;0;&quot; -p &quot;&amp;[.H233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3]&amp;[.J233]&amp;[.K233]&amp;[.L233]&amp;[.M233]" office:value-type="string" office:string-value="/home/kevin/electionbuster/electionBuster.py -a /home/kevin/electionbuster/states.csv -e SENATE -y 2018  -s WV -f Tom -l Willis -p REP" calcext:value-type="string">
            <text:p>/home/kevin/electionbuster/electionBuster.py -a /home/kevin/electionbuster/states.csv -e SENATE -y 2018 <text:s/>-s WV -f Tom -l Willis -p REP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Barrasso</text:p>
          </table:table-cell>
          <table:table-cell/>
          <table:table-cell office:value-type="string" calcext:value-type="string">
            <text:p>(Republican)</text:p>
          </table:table-cell>
          <table:table-cell office:value-type="string" calcext:value-type="string">
            <text:p>REP</text:p>
          </table:table-cell>
          <table:table-cell table:formula="of:=IF(LEN([.B234])&gt;0;&quot; -s &quot;&amp;[.B234];&quot;&quot;)" office:value-type="string" office:string-value=" -s WY" calcext:value-type="string">
            <text:p><text:s/>-s WY</text:p>
          </table:table-cell>
          <table:table-cell table:formula="of:=IF(LEN([.C234])&gt;0;&quot; -f &quot;&amp;[.C234];&quot;&quot;)" office:value-type="string" office:string-value=" -f John" calcext:value-type="string">
            <text:p><text:s/>-f John</text:p>
          </table:table-cell>
          <table:table-cell table:formula="of:=IF(LEN([.D234])&gt;0;&quot; -m &quot;&amp;[.D234];&quot;&quot;)">
            <text:p/>
          </table:table-cell>
          <table:table-cell table:formula="of:=IF(LEN([.E234])&gt;0;&quot; -l &quot;&amp;[.E234];&quot;&quot;)" office:value-type="string" office:string-value=" -l Barrasso" calcext:value-type="string">
            <text:p><text:s/>-l Barrasso</text:p>
          </table:table-cell>
          <table:table-cell table:formula="of:=IF(LEN([.H234])&gt;0;&quot; -p &quot;&amp;[.H234];&quot;&quot;)" office:value-type="string" office:string-value=" -p REP" calcext:value-type="string">
            <text:p><text:s/>-p REP</text:p>
          </table:table-cell>
          <table:table-cell table:style-name="ce6" table:formula="of:=&quot;/home/kevin/electionbuster/electionBuster.py -a /home/kevin/electionbuster/states.csv -e SENATE -y 2018 &quot;&amp;[.I234]&amp;[.J234]&amp;[.K234]&amp;[.L234]&amp;[.M234]" office:value-type="string" office:string-value="/home/kevin/electionbuster/electionBuster.py -a /home/kevin/electionbuster/states.csv -e SENATE -y 2018  -s WY -f John -l Barrasso -p REP" calcext:value-type="string">
            <text:p>/home/kevin/electionbuster/electionBuster.py -a /home/kevin/electionbuster/states.csv -e SENATE -y 2018 <text:s/>-s WY -f John -l Barrasso -p REP</text:p>
          </table:table-cell>
        </table:table-row>
      </table:table>
      <table:named-expressions/>
      <table:database-ranges>
        <table:database-range table:name="__Anonymous_Sheet_DB__0" table:target-range-address="Sheet1.B5:Sheet1.G23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06:24:29.983129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08:50:40.972549646</meta:creation-date>
    <dc:date>2018-02-27T06:41:20.399524454</dc:date>
    <meta:editing-duration>PT23M19S</meta:editing-duration>
    <meta:editing-cycles>4</meta:editing-cycles>
    <meta:generator>LibreOffice/5.1.6.2$Linux_X86_64 LibreOffice_project/10m0$Build-2</meta:generator>
    <meta:document-statistic meta:table-count="1" meta:cell-count="2578" meta:object-count="0"/>
  </office:meta>
</office:document-meta>
</file>